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0.5917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LeagueId</text:p>
          </table:table-cell>
          <table:table-cell office:value-type="string">
            <text:p>NoData</text:p>
          </table:table-cell>
          <table:table-cell office:value-type="string">
            <text:p>Bet</text:p>
          </table:table-cell>
          <table:table-cell office:value-type="string">
            <text:p>Score</text:p>
          </table:table-cell>
          <table:table-cell office:value-type="string">
            <text:p>AvgOdd</text:p>
          </table:table-cell>
        </table:table-row>
        <table:table-row table:style-name="ro2" table:visibility="filter">
          <table:table-cell office:value-type="float" office:value="1932">
            <text:p>193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8">
            <text:p>1.348</text:p>
          </table:table-cell>
        </table:table-row>
        <table:table-row table:style-name="ro2" table:visibility="filter">
          <table:table-cell office:value-type="float" office:value="1934">
            <text:p>193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1937">
            <text:p>193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1937">
            <text:p>193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1938">
            <text:p>193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25">
            <text:p>1.4225</text:p>
          </table:table-cell>
        </table:table-row>
        <table:table-row table:style-name="ro2" table:visibility="filter">
          <table:table-cell office:value-type="float" office:value="1943">
            <text:p>194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1945">
            <text:p>194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1948">
            <text:p>1948</text:p>
          </table:table-cell>
          <table:table-cell table:number-columns-repeated="3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1948">
            <text:p>194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1952">
            <text:p>19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1958">
            <text:p>195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1958">
            <text:p>19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1973">
            <text:p>197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1975">
            <text:p>19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1977">
            <text:p>197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1977">
            <text:p>19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1978">
            <text:p>1978</text:p>
          </table:table-cell>
          <table:table-cell table:number-columns-repeated="3"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1980">
            <text:p>1980</text:p>
          </table:table-cell>
          <table:table-cell table:number-columns-repeated="3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1982">
            <text:p>1982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1984">
            <text:p>19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1997">
            <text:p>19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001">
            <text:p>200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38285714285714">
            <text:p>1.3828571429</text:p>
          </table:table-cell>
        </table:table-row>
        <table:table-row table:style-name="ro2" table:visibility="filter">
          <table:table-cell office:value-type="float" office:value="2020">
            <text:p>20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031">
            <text:p>203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034">
            <text:p>2034</text:p>
          </table:table-cell>
          <table:table-cell table:number-columns-repeated="3"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038">
            <text:p>203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039">
            <text:p>203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45">
            <text:p>1.445</text:p>
          </table:table-cell>
        </table:table-row>
        <table:table-row table:style-name="ro2" table:visibility="filter">
          <table:table-cell office:value-type="float" office:value="2041">
            <text:p>20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044">
            <text:p>204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05">
            <text:p>1.405</text:p>
          </table:table-cell>
        </table:table-row>
        <table:table-row table:style-name="ro2" table:visibility="filter">
          <table:table-cell office:value-type="float" office:value="2046">
            <text:p>204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047">
            <text:p>204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333333333333">
            <text:p>1.3733333333</text:p>
          </table:table-cell>
        </table:table-row>
        <table:table-row table:style-name="ro2" table:visibility="filter">
          <table:table-cell office:value-type="float" office:value="2054">
            <text:p>205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057">
            <text:p>205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2058">
            <text:p>205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062">
            <text:p>20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066">
            <text:p>20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068">
            <text:p>2068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1.36230769230769">
            <text:p>1.3623076923</text:p>
          </table:table-cell>
        </table:table-row>
        <table:table-row table:style-name="ro2" table:visibility="filter">
          <table:table-cell office:value-type="float" office:value="2069">
            <text:p>20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072">
            <text:p>207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079">
            <text:p>2079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079">
            <text:p>20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080">
            <text:p>208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2081">
            <text:p>208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356">
            <text:p>1.356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181818181818">
            <text:p>1.3818181818</text:p>
          </table:table-cell>
        </table:table-row>
        <table:table-row table:style-name="ro2" table:visibility="filter">
          <table:table-cell office:value-type="float" office:value="2096">
            <text:p>2096</text:p>
          </table:table-cell>
          <table:table-cell table:number-columns-repeated="3"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098">
            <text:p>209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435">
            <text:p>1.435</text:p>
          </table:table-cell>
        </table:table-row>
        <table:table-row table:style-name="ro2" table:visibility="filter">
          <table:table-cell office:value-type="float" office:value="2098">
            <text:p>209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2106">
            <text:p>210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5">
            <text:p>1.445</text:p>
          </table:table-cell>
        </table:table-row>
        <table:table-row table:style-name="ro2" table:visibility="filter">
          <table:table-cell office:value-type="float" office:value="2116">
            <text:p>211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118">
            <text:p>21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120">
            <text:p>2120</text:p>
          </table:table-cell>
          <table:table-cell table:number-columns-repeated="3"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140">
            <text:p>21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333333333333">
            <text:p>1.3233333333</text:p>
          </table:table-cell>
        </table:table-row>
        <table:table-row table:style-name="ro2" table:visibility="filter">
          <table:table-cell office:value-type="float" office:value="2145">
            <text:p>21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147">
            <text:p>214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148">
            <text:p>214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75">
            <text:p>1.4275</text:p>
          </table:table-cell>
        </table:table-row>
        <table:table-row table:style-name="ro2" table:visibility="filter">
          <table:table-cell office:value-type="float" office:value="2149">
            <text:p>214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6142857142857">
            <text:p>1.4614285714</text:p>
          </table:table-cell>
        </table:table-row>
        <table:table-row table:style-name="ro2" table:visibility="filter">
          <table:table-cell office:value-type="float" office:value="3865">
            <text:p>3865</text:p>
          </table:table-cell>
          <table:table-cell table:number-columns-repeated="3"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163">
            <text:p>21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163">
            <text:p>21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173">
            <text:p>2173</text:p>
          </table:table-cell>
          <table:table-cell table:number-columns-repeated="3"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178">
            <text:p>217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333333333333">
            <text:p>1.3933333333</text:p>
          </table:table-cell>
        </table:table-row>
        <table:table-row table:style-name="ro2" table:visibility="filter">
          <table:table-cell office:value-type="float" office:value="2190">
            <text:p>2190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192">
            <text:p>2192</text:p>
          </table:table-cell>
          <table:table-cell table:number-columns-repeated="3"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192">
            <text:p>21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194">
            <text:p>2194</text:p>
          </table:table-cell>
          <table:table-cell table:number-columns-repeated="3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208">
            <text:p>2208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208">
            <text:p>22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2224">
            <text:p>22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4">
            <text:p>1.384</text:p>
          </table:table-cell>
        </table:table-row>
        <table:table-row table:style-name="ro2" table:visibility="filter">
          <table:table-cell office:value-type="float" office:value="2229">
            <text:p>22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230">
            <text:p>22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232">
            <text:p>223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55">
            <text:p>1.455</text:p>
          </table:table-cell>
        </table:table-row>
        <table:table-row table:style-name="ro2" table:visibility="filter">
          <table:table-cell office:value-type="float" office:value="2234">
            <text:p>2234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234">
            <text:p>22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238">
            <text:p>2238</text:p>
          </table:table-cell>
          <table:table-cell table:number-columns-repeated="3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240">
            <text:p>22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241">
            <text:p>22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267">
            <text:p>22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280">
            <text:p>228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2282">
            <text:p>2282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284">
            <text:p>22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872">
            <text:p>38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874">
            <text:p>387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875">
            <text:p>387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75">
            <text:p>1.3775</text:p>
          </table:table-cell>
        </table:table-row>
        <table:table-row table:style-name="ro2" table:visibility="filter">
          <table:table-cell office:value-type="float" office:value="2295">
            <text:p>229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296">
            <text:p>229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297">
            <text:p>22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301">
            <text:p>2301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317">
            <text:p>23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319">
            <text:p>2319</text:p>
          </table:table-cell>
          <table:table-cell table:number-columns-repeated="3"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2323">
            <text:p>23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327">
            <text:p>232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2330">
            <text:p>23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341">
            <text:p>23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343">
            <text:p>234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37625">
            <text:p>1.37625</text:p>
          </table:table-cell>
        </table:table-row>
        <table:table-row table:style-name="ro2" table:visibility="filter">
          <table:table-cell office:value-type="float" office:value="2345">
            <text:p>23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347">
            <text:p>234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41333333333333">
            <text:p>1.4133333333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349">
            <text:p>23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350">
            <text:p>23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351">
            <text:p>23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351">
            <text:p>235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285714285714">
            <text:p>1.3828571429</text:p>
          </table:table-cell>
        </table:table-row>
        <table:table-row table:style-name="ro2" table:visibility="filter">
          <table:table-cell office:value-type="float" office:value="2352">
            <text:p>23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353">
            <text:p>23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353">
            <text:p>235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354">
            <text:p>23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354">
            <text:p>235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355">
            <text:p>23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356">
            <text:p>23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357">
            <text:p>2357</text:p>
          </table:table-cell>
          <table:table-cell table:number-columns-repeated="3"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2358">
            <text:p>23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362">
            <text:p>2362</text:p>
          </table:table-cell>
          <table:table-cell table:number-columns-repeated="3"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2376">
            <text:p>2376</text:p>
          </table:table-cell>
          <table:table-cell table:number-columns-repeated="3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382">
            <text:p>23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384">
            <text:p>23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390">
            <text:p>2390</text:p>
          </table:table-cell>
          <table:table-cell table:number-columns-repeated="3"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390">
            <text:p>23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396">
            <text:p>23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414">
            <text:p>241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414">
            <text:p>24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421">
            <text:p>242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426">
            <text:p>2426</text:p>
          </table:table-cell>
          <table:table-cell table:number-columns-repeated="3"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435">
            <text:p>243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442">
            <text:p>24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458">
            <text:p>24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461">
            <text:p>246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2464">
            <text:p>2464</text:p>
          </table:table-cell>
          <table:table-cell table:number-columns-repeated="3"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2466">
            <text:p>24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2482">
            <text:p>248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489">
            <text:p>248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2490">
            <text:p>24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499">
            <text:p>24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500">
            <text:p>25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501">
            <text:p>25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502">
            <text:p>2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521">
            <text:p>2521</text:p>
          </table:table-cell>
          <table:table-cell table:number-columns-repeated="3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526">
            <text:p>252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298">
            <text:p>1.298</text:p>
          </table:table-cell>
        </table:table-row>
        <table:table-row table:style-name="ro2" table:visibility="filter">
          <table:table-cell office:value-type="float" office:value="2533">
            <text:p>25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544">
            <text:p>2544</text:p>
          </table:table-cell>
          <table:table-cell table:number-columns-repeated="3"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2548">
            <text:p>2548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36125">
            <text:p>1.36125</text:p>
          </table:table-cell>
        </table:table-row>
        <table:table-row table:style-name="ro2" table:visibility="filter">
          <table:table-cell office:value-type="float" office:value="2558">
            <text:p>2558</text:p>
          </table:table-cell>
          <table:table-cell table:number-columns-repeated="3"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558">
            <text:p>25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566">
            <text:p>25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2578">
            <text:p>2578</text:p>
          </table:table-cell>
          <table:table-cell table:number-columns-repeated="3"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2579">
            <text:p>257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581">
            <text:p>258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666666666667">
            <text:p>1.2966666667</text:p>
          </table:table-cell>
        </table:table-row>
        <table:table-row table:style-name="ro2" table:visibility="filter">
          <table:table-cell office:value-type="float" office:value="2584">
            <text:p>2584</text:p>
          </table:table-cell>
          <table:table-cell table:number-columns-repeated="3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589">
            <text:p>258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595">
            <text:p>259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2606">
            <text:p>260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611">
            <text:p>26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615">
            <text:p>26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619">
            <text:p>261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75">
            <text:p>1.475</text:p>
          </table:table-cell>
        </table:table-row>
        <table:table-row table:style-name="ro2" table:visibility="filter">
          <table:table-cell office:value-type="float" office:value="2628">
            <text:p>2628</text:p>
          </table:table-cell>
          <table:table-cell table:number-columns-repeated="3"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628">
            <text:p>262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634">
            <text:p>2634</text:p>
          </table:table-cell>
          <table:table-cell table:number-columns-repeated="3"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2655">
            <text:p>2655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655">
            <text:p>26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660">
            <text:p>266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661">
            <text:p>266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5">
            <text:p>1.445</text:p>
          </table:table-cell>
        </table:table-row>
        <table:table-row table:style-name="ro2" table:visibility="filter">
          <table:table-cell office:value-type="float" office:value="2663">
            <text:p>2663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684">
            <text:p>268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687">
            <text:p>2687</text:p>
          </table:table-cell>
          <table:table-cell table:number-columns-repeated="3"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688">
            <text:p>268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703">
            <text:p>2703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711">
            <text:p>2711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725">
            <text:p>27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2729">
            <text:p>27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0666666666667">
            <text:p>1.4066666667</text:p>
          </table:table-cell>
        </table:table-row>
        <table:table-row table:style-name="ro2" table:visibility="filter">
          <table:table-cell office:value-type="float" office:value="2734">
            <text:p>273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2736">
            <text:p>273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2736">
            <text:p>27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2741">
            <text:p>27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746">
            <text:p>274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2747">
            <text:p>2747</text:p>
          </table:table-cell>
          <table:table-cell table:number-columns-repeated="3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749">
            <text:p>2749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754">
            <text:p>2754</text:p>
          </table:table-cell>
          <table:table-cell table:number-columns-repeated="3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754">
            <text:p>27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758">
            <text:p>27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760">
            <text:p>276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762">
            <text:p>27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776">
            <text:p>2776</text:p>
          </table:table-cell>
          <table:table-cell table:number-columns-repeated="3"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777">
            <text:p>2777</text:p>
          </table:table-cell>
          <table:table-cell table:number-columns-repeated="3"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780">
            <text:p>2780</text:p>
          </table:table-cell>
          <table:table-cell table:number-columns-repeated="3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781">
            <text:p>27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787">
            <text:p>278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2788">
            <text:p>27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796">
            <text:p>279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877">
            <text:p>387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800">
            <text:p>280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2807">
            <text:p>2807</text:p>
          </table:table-cell>
          <table:table-cell table:number-columns-repeated="3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807">
            <text:p>28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809">
            <text:p>28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810">
            <text:p>28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820">
            <text:p>2820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.39818181818182">
            <text:p>1.3981818182</text:p>
          </table:table-cell>
        </table:table-row>
        <table:table-row table:style-name="ro2" table:visibility="filter">
          <table:table-cell office:value-type="float" office:value="2838">
            <text:p>283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34166666666667">
            <text:p>1.3416666667</text:p>
          </table:table-cell>
        </table:table-row>
        <table:table-row table:style-name="ro2" table:visibility="filter">
          <table:table-cell office:value-type="float" office:value="2847">
            <text:p>28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849">
            <text:p>28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855">
            <text:p>28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879">
            <text:p>287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880">
            <text:p>2880</text:p>
          </table:table-cell>
          <table:table-cell table:number-columns-repeated="3"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883">
            <text:p>288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4666666666667">
            <text:p>1.3466666667</text:p>
          </table:table-cell>
        </table:table-row>
        <table:table-row table:style-name="ro2" table:visibility="filter">
          <table:table-cell office:value-type="float" office:value="2883">
            <text:p>288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895">
            <text:p>289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75">
            <text:p>1.275</text:p>
          </table:table-cell>
        </table:table-row>
        <table:table-row table:style-name="ro2" table:visibility="filter">
          <table:table-cell office:value-type="float" office:value="2896">
            <text:p>289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899">
            <text:p>289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902">
            <text:p>29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879">
            <text:p>387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3879">
            <text:p>38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2905">
            <text:p>2905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906">
            <text:p>2906</text:p>
          </table:table-cell>
          <table:table-cell table:number-columns-repeated="3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920">
            <text:p>2920</text:p>
          </table:table-cell>
          <table:table-cell table:number-columns-repeated="3"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926">
            <text:p>2926</text:p>
          </table:table-cell>
          <table:table-cell table:number-columns-repeated="3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928">
            <text:p>2928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932">
            <text:p>2932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932">
            <text:p>293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2934">
            <text:p>2934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32857142857143">
            <text:p>1.3285714286</text:p>
          </table:table-cell>
        </table:table-row>
        <table:table-row table:style-name="ro2" table:visibility="filter">
          <table:table-cell office:value-type="float" office:value="2949">
            <text:p>294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412">
            <text:p>1.412</text:p>
          </table:table-cell>
        </table:table-row>
        <table:table-row table:style-name="ro2" table:visibility="filter">
          <table:table-cell office:value-type="float" office:value="2956">
            <text:p>295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960">
            <text:p>2960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963">
            <text:p>2963</text:p>
          </table:table-cell>
          <table:table-cell table:number-columns-repeated="3"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967">
            <text:p>296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967">
            <text:p>296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2975">
            <text:p>297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976">
            <text:p>29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978">
            <text:p>297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05">
            <text:p>1.405</text:p>
          </table:table-cell>
        </table:table-row>
        <table:table-row table:style-name="ro2" table:visibility="filter">
          <table:table-cell office:value-type="float" office:value="2980">
            <text:p>298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857142857143">
            <text:p>1.3585714286</text:p>
          </table:table-cell>
        </table:table-row>
        <table:table-row table:style-name="ro2" table:visibility="filter">
          <table:table-cell office:value-type="float" office:value="2990">
            <text:p>299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2990">
            <text:p>299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2">
            <text:p>1.352</text:p>
          </table:table-cell>
        </table:table-row>
        <table:table-row table:style-name="ro2" table:visibility="filter">
          <table:table-cell office:value-type="float" office:value="2994">
            <text:p>299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75">
            <text:p>1.3975</text:p>
          </table:table-cell>
        </table:table-row>
        <table:table-row table:style-name="ro2" table:visibility="filter">
          <table:table-cell office:value-type="float" office:value="3005">
            <text:p>3005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005">
            <text:p>30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022">
            <text:p>3022</text:p>
          </table:table-cell>
          <table:table-cell table:number-columns-repeated="3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025">
            <text:p>30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029">
            <text:p>302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032">
            <text:p>303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04">
            <text:p>1.404</text:p>
          </table:table-cell>
        </table:table-row>
        <table:table-row table:style-name="ro2" table:visibility="filter">
          <table:table-cell office:value-type="float" office:value="3035">
            <text:p>303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296">
            <text:p>1.296</text:p>
          </table:table-cell>
        </table:table-row>
        <table:table-row table:style-name="ro2" table:visibility="filter">
          <table:table-cell office:value-type="float" office:value="3038">
            <text:p>303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825">
            <text:p>1.3825</text:p>
          </table:table-cell>
        </table:table-row>
        <table:table-row table:style-name="ro2" table:visibility="filter">
          <table:table-cell office:value-type="float" office:value="3057">
            <text:p>30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061">
            <text:p>30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062">
            <text:p>306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062">
            <text:p>306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3069">
            <text:p>3069</text:p>
          </table:table-cell>
          <table:table-cell table:number-columns-repeated="3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072">
            <text:p>30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074">
            <text:p>3074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37285714285714">
            <text:p>1.3728571429</text:p>
          </table:table-cell>
        </table:table-row>
        <table:table-row table:style-name="ro2" table:visibility="filter">
          <table:table-cell office:value-type="float" office:value="3081">
            <text:p>308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35">
            <text:p>1.435</text:p>
          </table:table-cell>
        </table:table-row>
        <table:table-row table:style-name="ro2" table:visibility="filter">
          <table:table-cell office:value-type="float" office:value="3081">
            <text:p>308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3083">
            <text:p>30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085">
            <text:p>30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086">
            <text:p>3086</text:p>
          </table:table-cell>
          <table:table-cell table:number-columns-repeated="3"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090">
            <text:p>309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3092">
            <text:p>309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096">
            <text:p>309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099">
            <text:p>309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101">
            <text:p>3101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101">
            <text:p>31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25">
            <text:p>1.3225</text:p>
          </table:table-cell>
        </table:table-row>
        <table:table-row table:style-name="ro2" table:visibility="filter">
          <table:table-cell office:value-type="float" office:value="3108">
            <text:p>310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40333333333333">
            <text:p>1.4033333333</text:p>
          </table:table-cell>
        </table:table-row>
        <table:table-row table:style-name="ro2" table:visibility="filter">
          <table:table-cell office:value-type="float" office:value="3108">
            <text:p>31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112">
            <text:p>31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122">
            <text:p>31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124">
            <text:p>312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3133">
            <text:p>31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135">
            <text:p>31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137">
            <text:p>313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144">
            <text:p>31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150">
            <text:p>315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156">
            <text:p>31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3161">
            <text:p>316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3169">
            <text:p>31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169">
            <text:p>31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171">
            <text:p>3171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178">
            <text:p>317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306">
            <text:p>1.306</text:p>
          </table:table-cell>
        </table:table-row>
        <table:table-row table:style-name="ro2" table:visibility="filter">
          <table:table-cell office:value-type="float" office:value="3184">
            <text:p>31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193">
            <text:p>3193</text:p>
          </table:table-cell>
          <table:table-cell table:number-columns-repeated="3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193">
            <text:p>31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195">
            <text:p>319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210">
            <text:p>32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212">
            <text:p>32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3227">
            <text:p>322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229">
            <text:p>322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230">
            <text:p>32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3231">
            <text:p>32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232">
            <text:p>323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234">
            <text:p>32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235">
            <text:p>323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3237">
            <text:p>323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3239">
            <text:p>323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325">
            <text:p>1.3325</text:p>
          </table:table-cell>
        </table:table-row>
        <table:table-row table:style-name="ro2" table:visibility="filter">
          <table:table-cell office:value-type="float" office:value="3242">
            <text:p>3242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242">
            <text:p>32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254">
            <text:p>3254</text:p>
          </table:table-cell>
          <table:table-cell table:number-columns-repeated="3"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271">
            <text:p>3271</text:p>
          </table:table-cell>
          <table:table-cell table:number-columns-repeated="3"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276">
            <text:p>3276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277">
            <text:p>327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278">
            <text:p>327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279">
            <text:p>327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279">
            <text:p>32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280">
            <text:p>328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282">
            <text:p>3282</text:p>
          </table:table-cell>
          <table:table-cell table:number-columns-repeated="3"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282">
            <text:p>32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283">
            <text:p>328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3284">
            <text:p>32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286">
            <text:p>328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287">
            <text:p>3287</text:p>
          </table:table-cell>
          <table:table-cell table:number-columns-repeated="3"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289">
            <text:p>32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292">
            <text:p>3292</text:p>
          </table:table-cell>
          <table:table-cell table:number-columns-repeated="3"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293">
            <text:p>3293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293">
            <text:p>32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295">
            <text:p>3295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295">
            <text:p>32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297">
            <text:p>32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300">
            <text:p>3300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301">
            <text:p>330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302">
            <text:p>330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3304">
            <text:p>33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312">
            <text:p>331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38285714285714">
            <text:p>1.3828571429</text:p>
          </table:table-cell>
        </table:table-row>
        <table:table-row table:style-name="ro2" table:visibility="filter">
          <table:table-cell office:value-type="float" office:value="3328">
            <text:p>3328</text:p>
          </table:table-cell>
          <table:table-cell table:number-columns-repeated="3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330">
            <text:p>333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333">
            <text:p>3333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333">
            <text:p>33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337">
            <text:p>33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339">
            <text:p>333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9666666666667">
            <text:p>1.2966666667</text:p>
          </table:table-cell>
        </table:table-row>
        <table:table-row table:style-name="ro2" table:visibility="filter">
          <table:table-cell office:value-type="float" office:value="3339">
            <text:p>33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349">
            <text:p>3349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350">
            <text:p>335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5">
            <text:p>1.435</text:p>
          </table:table-cell>
        </table:table-row>
        <table:table-row table:style-name="ro2" table:visibility="filter">
          <table:table-cell office:value-type="float" office:value="3352">
            <text:p>3352</text:p>
          </table:table-cell>
          <table:table-cell table:number-columns-repeated="3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363">
            <text:p>336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365">
            <text:p>336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365">
            <text:p>33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378">
            <text:p>337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382">
            <text:p>338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383">
            <text:p>338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388">
            <text:p>3388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396">
            <text:p>3396</text:p>
          </table:table-cell>
          <table:table-cell table:number-columns-repeated="3"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399">
            <text:p>3399</text:p>
          </table:table-cell>
          <table:table-cell table:number-columns-repeated="3"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404">
            <text:p>340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75">
            <text:p>1.3175</text:p>
          </table:table-cell>
        </table:table-row>
        <table:table-row table:style-name="ro2" table:visibility="filter">
          <table:table-cell office:value-type="float" office:value="3408">
            <text:p>340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410">
            <text:p>3410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1.34222222222222">
            <text:p>1.3422222222</text:p>
          </table:table-cell>
        </table:table-row>
        <table:table-row table:style-name="ro2" table:visibility="filter">
          <table:table-cell office:value-type="float" office:value="3417">
            <text:p>3417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417">
            <text:p>341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423">
            <text:p>342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424">
            <text:p>3424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424">
            <text:p>34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425">
            <text:p>342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275">
            <text:p>1.3275</text:p>
          </table:table-cell>
        </table:table-row>
        <table:table-row table:style-name="ro2" table:visibility="filter">
          <table:table-cell office:value-type="float" office:value="3425">
            <text:p>342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3432">
            <text:p>34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433">
            <text:p>343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434">
            <text:p>3434</text:p>
          </table:table-cell>
          <table:table-cell table:number-columns-repeated="3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437">
            <text:p>34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438">
            <text:p>34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450">
            <text:p>34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457">
            <text:p>345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466">
            <text:p>34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479">
            <text:p>347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6">
            <text:p>1.336</text:p>
          </table:table-cell>
        </table:table-row>
        <table:table-row table:style-name="ro2" table:visibility="filter">
          <table:table-cell office:value-type="float" office:value="3498">
            <text:p>3498</text:p>
          </table:table-cell>
          <table:table-cell table:number-columns-repeated="3"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503">
            <text:p>35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666666666667">
            <text:p>1.3266666667</text:p>
          </table:table-cell>
        </table:table-row>
        <table:table-row table:style-name="ro2" table:visibility="filter">
          <table:table-cell office:value-type="float" office:value="3507">
            <text:p>3507</text:p>
          </table:table-cell>
          <table:table-cell table:number-columns-repeated="3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509">
            <text:p>350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510">
            <text:p>351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3523">
            <text:p>35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524">
            <text:p>352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525">
            <text:p>352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525">
            <text:p>352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533">
            <text:p>353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535">
            <text:p>353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536">
            <text:p>35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539">
            <text:p>3539</text:p>
          </table:table-cell>
          <table:table-cell table:number-columns-repeated="3"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540">
            <text:p>35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544">
            <text:p>3544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546">
            <text:p>354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9666666666667">
            <text:p>1.2966666667</text:p>
          </table:table-cell>
        </table:table-row>
        <table:table-row table:style-name="ro2" table:visibility="filter">
          <table:table-cell office:value-type="float" office:value="3549">
            <text:p>35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551">
            <text:p>35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555">
            <text:p>3555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555">
            <text:p>355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568">
            <text:p>35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571">
            <text:p>357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3572">
            <text:p>357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575">
            <text:p>35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583">
            <text:p>358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8">
            <text:p>1.358</text:p>
          </table:table-cell>
        </table:table-row>
        <table:table-row table:style-name="ro2" table:visibility="filter">
          <table:table-cell office:value-type="float" office:value="3586">
            <text:p>3586</text:p>
          </table:table-cell>
          <table:table-cell table:number-columns-repeated="3"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594">
            <text:p>359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3595">
            <text:p>35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606">
            <text:p>36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607">
            <text:p>360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609">
            <text:p>360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3610">
            <text:p>36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610">
            <text:p>36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615">
            <text:p>3615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617">
            <text:p>361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620">
            <text:p>36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3621">
            <text:p>3621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621">
            <text:p>362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3622">
            <text:p>362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075">
            <text:p>1.3075</text:p>
          </table:table-cell>
        </table:table-row>
        <table:table-row table:style-name="ro2" table:visibility="filter">
          <table:table-cell office:value-type="float" office:value="3623">
            <text:p>3623</text:p>
          </table:table-cell>
          <table:table-cell table:number-columns-repeated="3"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625">
            <text:p>362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632">
            <text:p>363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25">
            <text:p>1.3725</text:p>
          </table:table-cell>
        </table:table-row>
        <table:table-row table:style-name="ro2" table:visibility="filter">
          <table:table-cell office:value-type="float" office:value="3639">
            <text:p>363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647">
            <text:p>3647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652">
            <text:p>365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2333333333333">
            <text:p>1.3233333333</text:p>
          </table:table-cell>
        </table:table-row>
        <table:table-row table:style-name="ro2" table:visibility="filter">
          <table:table-cell office:value-type="float" office:value="3652">
            <text:p>365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3653">
            <text:p>365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659">
            <text:p>36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671">
            <text:p>367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675">
            <text:p>367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0666666666667">
            <text:p>1.3066666667</text:p>
          </table:table-cell>
        </table:table-row>
        <table:table-row table:style-name="ro2" table:visibility="filter">
          <table:table-cell office:value-type="float" office:value="3677">
            <text:p>3677</text:p>
          </table:table-cell>
          <table:table-cell table:number-columns-repeated="3"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679">
            <text:p>367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684">
            <text:p>368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75">
            <text:p>1.3375</text:p>
          </table:table-cell>
        </table:table-row>
        <table:table-row table:style-name="ro2" table:visibility="filter">
          <table:table-cell office:value-type="float" office:value="3685">
            <text:p>368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698">
            <text:p>369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75">
            <text:p>1.275</text:p>
          </table:table-cell>
        </table:table-row>
        <table:table-row table:style-name="ro2" table:visibility="filter">
          <table:table-cell office:value-type="float" office:value="3703">
            <text:p>370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705">
            <text:p>3705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706">
            <text:p>37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712">
            <text:p>3712</text:p>
          </table:table-cell>
          <table:table-cell table:number-columns-repeated="3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728">
            <text:p>37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3734">
            <text:p>373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5">
            <text:p>1.285</text:p>
          </table:table-cell>
        </table:table-row>
        <table:table-row table:style-name="ro2" table:visibility="filter">
          <table:table-cell office:value-type="float" office:value="3735">
            <text:p>37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736">
            <text:p>373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7333333333333">
            <text:p>1.3733333333</text:p>
          </table:table-cell>
        </table:table-row>
        <table:table-row table:style-name="ro2" table:visibility="filter">
          <table:table-cell office:value-type="float" office:value="3741">
            <text:p>3741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746">
            <text:p>37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750">
            <text:p>375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750">
            <text:p>37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753">
            <text:p>3753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759">
            <text:p>3759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762">
            <text:p>37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771">
            <text:p>377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8">
            <text:p>1.338</text:p>
          </table:table-cell>
        </table:table-row>
        <table:table-row table:style-name="ro2" table:visibility="filter">
          <table:table-cell office:value-type="float" office:value="3774">
            <text:p>3774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779">
            <text:p>3779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35428571428571">
            <text:p>1.3542857143</text:p>
          </table:table-cell>
        </table:table-row>
        <table:table-row table:style-name="ro2" table:visibility="filter">
          <table:table-cell office:value-type="float" office:value="3783">
            <text:p>3783</text:p>
          </table:table-cell>
          <table:table-cell table:number-columns-repeated="3"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3792">
            <text:p>37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794">
            <text:p>37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798">
            <text:p>379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3802">
            <text:p>380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804">
            <text:p>3804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811">
            <text:p>381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811">
            <text:p>38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3816">
            <text:p>381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4666666666667">
            <text:p>1.3466666667</text:p>
          </table:table-cell>
        </table:table-row>
        <table:table-row table:style-name="ro2" table:visibility="filter">
          <table:table-cell office:value-type="float" office:value="3818">
            <text:p>38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842">
            <text:p>3842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845">
            <text:p>3845</text:p>
          </table:table-cell>
          <table:table-cell table:number-columns-repeated="3"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852">
            <text:p>38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856">
            <text:p>38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857">
            <text:p>385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857">
            <text:p>385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858">
            <text:p>3858</text:p>
          </table:table-cell>
          <table:table-cell table:number-columns-repeated="3"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858">
            <text:p>38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3859">
            <text:p>385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859">
            <text:p>38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860">
            <text:p>3860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861">
            <text:p>386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956521739130435">
            <text:p>0.9565217391</text:p>
          </table:table-cell>
          <table:table-cell office:value-type="float" office:value="1.33608695652174">
            <text:p>1.3360869565</text:p>
          </table:table-cell>
        </table:table-row>
        <table:table-row table:style-name="ro2" table:visibility="filter">
          <table:table-cell office:value-type="float" office:value="2199">
            <text:p>219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95">
            <text:p>0.95</text:p>
          </table:table-cell>
          <table:table-cell office:value-type="float" office:value="1.3425">
            <text:p>1.3425</text:p>
          </table:table-cell>
        </table:table-row>
        <table:table-row table:style-name="ro2" table:visibility="filter">
          <table:table-cell office:value-type="float" office:value="3100">
            <text:p>31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947368421052632">
            <text:p>0.9473684211</text:p>
          </table:table-cell>
          <table:table-cell office:value-type="float" office:value="1.34947368421053">
            <text:p>1.3494736842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947368421052632">
            <text:p>0.9473684211</text:p>
          </table:table-cell>
          <table:table-cell office:value-type="float" office:value="1.35684210526316">
            <text:p>1.3568421053</text:p>
          </table:table-cell>
        </table:table-row>
        <table:table-row table:style-name="ro2" table:visibility="filter">
          <table:table-cell office:value-type="float" office:value="3821">
            <text:p>382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933333333333333">
            <text:p>0.9333333333</text:p>
          </table:table-cell>
          <table:table-cell office:value-type="float" office:value="1.382">
            <text:p>1.382</text:p>
          </table:table-cell>
        </table:table-row>
        <table:table-row table:style-name="ro2" table:visibility="filter">
          <table:table-cell office:value-type="float" office:value="2599">
            <text:p>259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923076923076923">
            <text:p>0.9230769231</text:p>
          </table:table-cell>
          <table:table-cell office:value-type="float" office:value="1.40461538461538">
            <text:p>1.4046153846</text:p>
          </table:table-cell>
        </table:table-row>
        <table:table-row table:style-name="ro2" table:visibility="filter">
          <table:table-cell office:value-type="float" office:value="2715">
            <text:p>271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923076923076923">
            <text:p>0.9230769231</text:p>
          </table:table-cell>
          <table:table-cell office:value-type="float" office:value="1.41230769230769">
            <text:p>1.4123076923</text:p>
          </table:table-cell>
        </table:table-row>
        <table:table-row table:style-name="ro2" table:visibility="filter">
          <table:table-cell office:value-type="float" office:value="2820">
            <text:p>282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923076923076923">
            <text:p>0.9230769231</text:p>
          </table:table-cell>
          <table:table-cell office:value-type="float" office:value="1.39230769230769">
            <text:p>1.3923076923</text:p>
          </table:table-cell>
        </table:table-row>
        <table:table-row table:style-name="ro2" table:visibility="filter">
          <table:table-cell office:value-type="float" office:value="3129">
            <text:p>312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1</text:p>
          </table:table-cell>
          <table:table-cell office:value-type="float" office:value="1.36615384615385">
            <text:p>1.3661538462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923076923076923">
            <text:p>0.9230769231</text:p>
          </table:table-cell>
          <table:table-cell office:value-type="float" office:value="1.33538461538462">
            <text:p>1.3353846154</text:p>
          </table:table-cell>
        </table:table-row>
        <table:table-row table:style-name="ro2" table:visibility="filter">
          <table:table-cell office:value-type="float" office:value="2668">
            <text:p>2668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92">
            <text:p>0.92</text:p>
          </table:table-cell>
          <table:table-cell office:value-type="float" office:value="1.4032">
            <text:p>1.4032</text:p>
          </table:table-cell>
        </table:table-row>
        <table:table-row table:style-name="ro2" table:visibility="filter">
          <table:table-cell office:value-type="float" office:value="2122">
            <text:p>212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916666666666667">
            <text:p>0.9166666667</text:p>
          </table:table-cell>
          <table:table-cell office:value-type="float" office:value="1.34833333333333">
            <text:p>1.3483333333</text:p>
          </table:table-cell>
        </table:table-row>
        <table:table-row table:style-name="ro2" table:visibility="filter">
          <table:table-cell office:value-type="float" office:value="2884">
            <text:p>288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38833333333333">
            <text:p>1.3883333333</text:p>
          </table:table-cell>
        </table:table-row>
        <table:table-row table:style-name="ro2" table:visibility="filter">
          <table:table-cell office:value-type="float" office:value="3073">
            <text:p>307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719">
            <text:p>371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2403">
            <text:p>240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909090909090909">
            <text:p>0.9090909091</text:p>
          </table:table-cell>
          <table:table-cell office:value-type="float" office:value="1.36818181818182">
            <text:p>1.3681818182</text:p>
          </table:table-cell>
        </table:table-row>
        <table:table-row table:style-name="ro2" table:visibility="filter">
          <table:table-cell office:value-type="float" office:value="2790">
            <text:p>279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40090909090909">
            <text:p>1.4009090909</text:p>
          </table:table-cell>
        </table:table-row>
        <table:table-row table:style-name="ro2" table:visibility="filter">
          <table:table-cell office:value-type="float" office:value="2631">
            <text:p>263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904761904761905">
            <text:p>0.9047619048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904761904761905">
            <text:p>0.9047619048</text:p>
          </table:table-cell>
          <table:table-cell office:value-type="float" office:value="1.3547619047619">
            <text:p>1.3547619048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343">
            <text:p>1.343</text:p>
          </table:table-cell>
        </table:table-row>
        <table:table-row table:style-name="ro2" table:visibility="filter">
          <table:table-cell office:value-type="float" office:value="2402">
            <text:p>240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2437">
            <text:p>243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326">
            <text:p>1.326</text:p>
          </table:table-cell>
        </table:table-row>
        <table:table-row table:style-name="ro2" table:visibility="filter">
          <table:table-cell office:value-type="float" office:value="2648">
            <text:p>264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3555">
            <text:p>1.3555</text:p>
          </table:table-cell>
        </table:table-row>
        <table:table-row table:style-name="ro2" table:visibility="filter">
          <table:table-cell office:value-type="float" office:value="2798">
            <text:p>279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359">
            <text:p>1.359</text:p>
          </table:table-cell>
        </table:table-row>
        <table:table-row table:style-name="ro2" table:visibility="filter">
          <table:table-cell office:value-type="float" office:value="3164">
            <text:p>316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349">
            <text:p>1.349</text:p>
          </table:table-cell>
        </table:table-row>
        <table:table-row table:style-name="ro2" table:visibility="filter">
          <table:table-cell office:value-type="float" office:value="1971">
            <text:p>197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34888888888889">
            <text:p>1.3488888889</text:p>
          </table:table-cell>
        </table:table-row>
        <table:table-row table:style-name="ro2" table:visibility="filter">
          <table:table-cell office:value-type="float" office:value="2036">
            <text:p>203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42222222222222">
            <text:p>1.4222222222</text:p>
          </table:table-cell>
        </table:table-row>
        <table:table-row table:style-name="ro2" table:visibility="filter">
          <table:table-cell office:value-type="float" office:value="2460">
            <text:p>246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32888888888889">
            <text:p>1.3288888889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661">
            <text:p>266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666">
            <text:p>266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35777777777778">
            <text:p>1.3577777778</text:p>
          </table:table-cell>
        </table:table-row>
        <table:table-row table:style-name="ro2" table:visibility="filter">
          <table:table-cell office:value-type="float" office:value="2675">
            <text:p>267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769">
            <text:p>276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41888888888889">
            <text:p>1.4188888889</text:p>
          </table:table-cell>
        </table:table-row>
        <table:table-row table:style-name="ro2" table:visibility="filter">
          <table:table-cell office:value-type="float" office:value="2959">
            <text:p>295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34555555555556">
            <text:p>1.3455555556</text:p>
          </table:table-cell>
        </table:table-row>
        <table:table-row table:style-name="ro2" table:visibility="filter">
          <table:table-cell office:value-type="float" office:value="3000">
            <text:p>30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34777777777778">
            <text:p>1.3477777778</text:p>
          </table:table-cell>
        </table:table-row>
        <table:table-row table:style-name="ro2" table:visibility="filter">
          <table:table-cell office:value-type="float" office:value="3189">
            <text:p>318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35888888888889">
            <text:p>1.3588888889</text:p>
          </table:table-cell>
        </table:table-row>
        <table:table-row table:style-name="ro2" table:visibility="filter">
          <table:table-cell office:value-type="float" office:value="3371">
            <text:p>337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40333333333333">
            <text:p>1.4033333333</text:p>
          </table:table-cell>
        </table:table-row>
        <table:table-row table:style-name="ro2" table:visibility="filter">
          <table:table-cell office:value-type="float" office:value="3411">
            <text:p>34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34777777777778">
            <text:p>1.3477777778</text:p>
          </table:table-cell>
        </table:table-row>
        <table:table-row table:style-name="ro2" table:visibility="filter">
          <table:table-cell office:value-type="float" office:value="3627">
            <text:p>362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31555555555556">
            <text:p>1.3155555556</text:p>
          </table:table-cell>
        </table:table-row>
        <table:table-row table:style-name="ro2" table:visibility="filter">
          <table:table-cell office:value-type="float" office:value="3785">
            <text:p>378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3563">
            <text:p>356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882352941176471">
            <text:p>0.8823529412</text:p>
          </table:table-cell>
          <table:table-cell office:value-type="float" office:value="1.35352941176471">
            <text:p>1.3535294118</text:p>
          </table:table-cell>
        </table:table-row>
        <table:table-row table:style-name="ro2" table:visibility="filter">
          <table:table-cell office:value-type="float" office:value="2115">
            <text:p>21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88">
            <text:p>0.88</text:p>
          </table:table-cell>
          <table:table-cell office:value-type="float" office:value="1.3784">
            <text:p>1.3784</text:p>
          </table:table-cell>
        </table:table-row>
        <table:table-row table:style-name="ro2" table:visibility="filter">
          <table:table-cell office:value-type="float" office:value="3670">
            <text:p>367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878048780487805">
            <text:p>0.8780487805</text:p>
          </table:table-cell>
          <table:table-cell office:value-type="float" office:value="1.36365853658537">
            <text:p>1.3636585366</text:p>
          </table:table-cell>
        </table:table-row>
        <table:table-row table:style-name="ro2" table:visibility="filter">
          <table:table-cell office:value-type="float" office:value="2040">
            <text:p>204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2061">
            <text:p>206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124">
            <text:p>21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33625">
            <text:p>1.33625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555">
            <text:p>255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3671875">
            <text:p>1.3671875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2842">
            <text:p>284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40125">
            <text:p>1.40125</text:p>
          </table:table-cell>
        </table:table-row>
        <table:table-row table:style-name="ro2" table:visibility="filter">
          <table:table-cell office:value-type="float" office:value="2969">
            <text:p>296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3675">
            <text:p>1.3675</text:p>
          </table:table-cell>
        </table:table-row>
        <table:table-row table:style-name="ro2" table:visibility="filter">
          <table:table-cell office:value-type="float" office:value="3267">
            <text:p>326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36875">
            <text:p>1.36875</text:p>
          </table:table-cell>
        </table:table-row>
        <table:table-row table:style-name="ro2" table:visibility="filter">
          <table:table-cell office:value-type="float" office:value="3414">
            <text:p>34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34375">
            <text:p>1.34375</text:p>
          </table:table-cell>
        </table:table-row>
        <table:table-row table:style-name="ro2" table:visibility="filter">
          <table:table-cell office:value-type="float" office:value="3729">
            <text:p>372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35625">
            <text:p>1.35625</text:p>
          </table:table-cell>
        </table:table-row>
        <table:table-row table:style-name="ro2" table:visibility="filter">
          <table:table-cell office:value-type="float" office:value="3740">
            <text:p>374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3771">
            <text:p>377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32625">
            <text:p>1.32625</text:p>
          </table:table-cell>
        </table:table-row>
        <table:table-row table:style-name="ro2" table:visibility="filter">
          <table:table-cell office:value-type="float" office:value="3779">
            <text:p>377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2072">
            <text:p>207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870967741935484">
            <text:p>0.8709677419</text:p>
          </table:table-cell>
          <table:table-cell office:value-type="float" office:value="1.38193548387097">
            <text:p>1.3819354839</text:p>
          </table:table-cell>
        </table:table-row>
        <table:table-row table:style-name="ro2" table:visibility="filter">
          <table:table-cell office:value-type="float" office:value="3132">
            <text:p>313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870967741935484">
            <text:p>0.8709677419</text:p>
          </table:table-cell>
          <table:table-cell office:value-type="float" office:value="1.38064516129032">
            <text:p>1.3806451613</text:p>
          </table:table-cell>
        </table:table-row>
        <table:table-row table:style-name="ro2" table:visibility="filter">
          <table:table-cell office:value-type="float" office:value="3731">
            <text:p>373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869565217391304">
            <text:p>0.8695652174</text:p>
          </table:table-cell>
          <table:table-cell office:value-type="float" office:value="1.3395652173913">
            <text:p>1.3395652174</text:p>
          </table:table-cell>
        </table:table-row>
        <table:table-row table:style-name="ro2" table:visibility="filter">
          <table:table-cell office:value-type="float" office:value="2213">
            <text:p>221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866666666666667">
            <text:p>0.8666666667</text:p>
          </table:table-cell>
          <table:table-cell office:value-type="float" office:value="1.39133333333333">
            <text:p>1.3913333333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863636363636364">
            <text:p>0.8636363636</text:p>
          </table:table-cell>
          <table:table-cell office:value-type="float" office:value="1.37136363636364">
            <text:p>1.3713636364</text:p>
          </table:table-cell>
        </table:table-row>
        <table:table-row table:style-name="ro2" table:visibility="filter">
          <table:table-cell office:value-type="float" office:value="3053">
            <text:p>305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862068965517241">
            <text:p>0.8620689655</text:p>
          </table:table-cell>
          <table:table-cell office:value-type="float" office:value="1.35172413793103">
            <text:p>1.3517241379</text:p>
          </table:table-cell>
        </table:table-row>
        <table:table-row table:style-name="ro2" table:visibility="filter">
          <table:table-cell office:value-type="float" office:value="1967">
            <text:p>196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1971">
            <text:p>197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2857142857143">
            <text:p>1.3285714286</text:p>
          </table:table-cell>
        </table:table-row>
        <table:table-row table:style-name="ro2" table:visibility="filter">
          <table:table-cell office:value-type="float" office:value="1974">
            <text:p>197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42285714285714">
            <text:p>1.4228571429</text:p>
          </table:table-cell>
        </table:table-row>
        <table:table-row table:style-name="ro2" table:visibility="filter">
          <table:table-cell office:value-type="float" office:value="1985">
            <text:p>198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2285714285714">
            <text:p>1.3228571429</text:p>
          </table:table-cell>
        </table:table-row>
        <table:table-row table:style-name="ro2" table:visibility="filter">
          <table:table-cell office:value-type="float" office:value="2114">
            <text:p>21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6285714285714">
            <text:p>1.3628571429</text:p>
          </table:table-cell>
        </table:table-row>
        <table:table-row table:style-name="ro2" table:visibility="filter">
          <table:table-cell office:value-type="float" office:value="2129">
            <text:p>212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42714285714286">
            <text:p>1.4271428571</text:p>
          </table:table-cell>
        </table:table-row>
        <table:table-row table:style-name="ro2" table:visibility="filter">
          <table:table-cell office:value-type="float" office:value="2131">
            <text:p>213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41714285714286">
            <text:p>1.4171428571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4428571428571">
            <text:p>1.3442857143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484">
            <text:p>248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5071428571429">
            <text:p>1.3507142857</text:p>
          </table:table-cell>
        </table:table-row>
        <table:table-row table:style-name="ro2" table:visibility="filter">
          <table:table-cell office:value-type="float" office:value="2607">
            <text:p>260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2571428571429">
            <text:p>1.3257142857</text:p>
          </table:table-cell>
        </table:table-row>
        <table:table-row table:style-name="ro2" table:visibility="filter">
          <table:table-cell office:value-type="float" office:value="2696">
            <text:p>269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709">
            <text:p>270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5571428571429">
            <text:p>1.3557142857</text:p>
          </table:table-cell>
        </table:table-row>
        <table:table-row table:style-name="ro2" table:visibility="filter">
          <table:table-cell office:value-type="float" office:value="2793">
            <text:p>279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4714285714286">
            <text:p>1.3471428571</text:p>
          </table:table-cell>
        </table:table-row>
        <table:table-row table:style-name="ro2" table:visibility="filter">
          <table:table-cell office:value-type="float" office:value="2870">
            <text:p>287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6285714285714">
            <text:p>1.3628571429</text:p>
          </table:table-cell>
        </table:table-row>
        <table:table-row table:style-name="ro2" table:visibility="filter">
          <table:table-cell office:value-type="float" office:value="2935">
            <text:p>293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3571428571429">
            <text:p>1.3357142857</text:p>
          </table:table-cell>
        </table:table-row>
        <table:table-row table:style-name="ro2" table:visibility="filter">
          <table:table-cell office:value-type="float" office:value="2956">
            <text:p>295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4142857142857">
            <text:p>1.3414285714</text:p>
          </table:table-cell>
        </table:table-row>
        <table:table-row table:style-name="ro2" table:visibility="filter">
          <table:table-cell office:value-type="float" office:value="2959">
            <text:p>295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979">
            <text:p>297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5142857142857">
            <text:p>1.3514285714</text:p>
          </table:table-cell>
        </table:table-row>
        <table:table-row table:style-name="ro2" table:visibility="filter">
          <table:table-cell office:value-type="float" office:value="3033">
            <text:p>303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9142857142857">
            <text:p>1.3914285714</text:p>
          </table:table-cell>
        </table:table-row>
        <table:table-row table:style-name="ro2" table:visibility="filter">
          <table:table-cell office:value-type="float" office:value="3040">
            <text:p>304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6214285714286">
            <text:p>1.3621428571</text:p>
          </table:table-cell>
        </table:table-row>
        <table:table-row table:style-name="ro2" table:visibility="filter">
          <table:table-cell office:value-type="float" office:value="3044">
            <text:p>304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40142857142857">
            <text:p>1.4014285714</text:p>
          </table:table-cell>
        </table:table-row>
        <table:table-row table:style-name="ro2" table:visibility="filter">
          <table:table-cell office:value-type="float" office:value="3066">
            <text:p>306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143">
            <text:p>314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5428571428571">
            <text:p>1.3542857143</text:p>
          </table:table-cell>
        </table:table-row>
        <table:table-row table:style-name="ro2" table:visibility="filter">
          <table:table-cell office:value-type="float" office:value="3214">
            <text:p>32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7857142857143">
            <text:p>1.3785714286</text:p>
          </table:table-cell>
        </table:table-row>
        <table:table-row table:style-name="ro2" table:visibility="filter">
          <table:table-cell office:value-type="float" office:value="3247">
            <text:p>324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6285714285714">
            <text:p>1.3628571429</text:p>
          </table:table-cell>
        </table:table-row>
        <table:table-row table:style-name="ro2" table:visibility="filter">
          <table:table-cell office:value-type="float" office:value="3371">
            <text:p>337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4428571428571">
            <text:p>1.3442857143</text:p>
          </table:table-cell>
        </table:table-row>
        <table:table-row table:style-name="ro2" table:visibility="filter">
          <table:table-cell office:value-type="float" office:value="3426">
            <text:p>342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29428571428571">
            <text:p>1.2942857143</text:p>
          </table:table-cell>
        </table:table-row>
        <table:table-row table:style-name="ro2" table:visibility="filter">
          <table:table-cell office:value-type="float" office:value="3477">
            <text:p>347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4285714285714">
            <text:p>1.3428571429</text:p>
          </table:table-cell>
        </table:table-row>
        <table:table-row table:style-name="ro2" table:visibility="filter">
          <table:table-cell office:value-type="float" office:value="3745">
            <text:p>374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0857142857143">
            <text:p>1.3085714286</text:p>
          </table:table-cell>
        </table:table-row>
        <table:table-row table:style-name="ro2" table:visibility="filter">
          <table:table-cell office:value-type="float" office:value="3824">
            <text:p>382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9285714285714">
            <text:p>1.3928571429</text:p>
          </table:table-cell>
        </table:table-row>
        <table:table-row table:style-name="ro2" table:visibility="filter">
          <table:table-cell office:value-type="float" office:value="3855">
            <text:p>385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5952380952381">
            <text:p>1.3595238095</text:p>
          </table:table-cell>
        </table:table-row>
        <table:table-row table:style-name="ro2" table:visibility="filter">
          <table:table-cell office:value-type="float" office:value="3832">
            <text:p>383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852941176470588">
            <text:p>0.8529411765</text:p>
          </table:table-cell>
          <table:table-cell office:value-type="float" office:value="1.36235294117647">
            <text:p>1.3623529412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851063829787234">
            <text:p>0.8510638298</text:p>
          </table:table-cell>
          <table:table-cell office:value-type="float" office:value="1.3363829787234">
            <text:p>1.3363829787</text:p>
          </table:table-cell>
        </table:table-row>
        <table:table-row table:style-name="ro2" table:visibility="filter">
          <table:table-cell office:value-type="float" office:value="2047">
            <text:p>204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37923076923077">
            <text:p>1.3792307692</text:p>
          </table:table-cell>
        </table:table-row>
        <table:table-row table:style-name="ro2" table:visibility="filter">
          <table:table-cell office:value-type="float" office:value="2581">
            <text:p>258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36230769230769">
            <text:p>1.3623076923</text:p>
          </table:table-cell>
        </table:table-row>
        <table:table-row table:style-name="ro2" table:visibility="filter">
          <table:table-cell office:value-type="float" office:value="2731">
            <text:p>273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36038461538462">
            <text:p>1.3603846154</text:p>
          </table:table-cell>
        </table:table-row>
        <table:table-row table:style-name="ro2" table:visibility="filter">
          <table:table-cell office:value-type="float" office:value="3446">
            <text:p>344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36692307692308">
            <text:p>1.3669230769</text:p>
          </table:table-cell>
        </table:table-row>
        <table:table-row table:style-name="ro2" table:visibility="filter">
          <table:table-cell office:value-type="float" office:value="3820">
            <text:p>382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846153846153846">
            <text:p>0.8461538462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945">
            <text:p>2945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0.845238095238095">
            <text:p>0.8452380952</text:p>
          </table:table-cell>
          <table:table-cell office:value-type="float" office:value="1.34285714285714">
            <text:p>1.3428571429</text:p>
          </table:table-cell>
        </table:table-row>
        <table:table-row table:style-name="ro2">
          <table:table-cell office:value-type="float" office:value="3767">
            <text:p>3767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0.844155844155844">
            <text:p>0.8441558442</text:p>
          </table:table-cell>
          <table:table-cell office:value-type="float" office:value="1.35123376623377">
            <text:p>1.3512337662</text:p>
          </table:table-cell>
        </table:table-row>
        <table:table-row table:style-name="ro2" table:visibility="filter">
          <table:table-cell office:value-type="float" office:value="2355">
            <text:p>235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84375">
            <text:p>0.84375</text:p>
          </table:table-cell>
          <table:table-cell office:value-type="float" office:value="1.3846875">
            <text:p>1.3846875</text:p>
          </table:table-cell>
        </table:table-row>
        <table:table-row table:style-name="ro2" table:visibility="filter">
          <table:table-cell office:value-type="float" office:value="2143">
            <text:p>214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34789473684211">
            <text:p>1.3478947368</text:p>
          </table:table-cell>
        </table:table-row>
        <table:table-row table:style-name="ro2" table:visibility="filter">
          <table:table-cell office:value-type="float" office:value="3618">
            <text:p>361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37789473684211">
            <text:p>1.3778947368</text:p>
          </table:table-cell>
        </table:table-row>
        <table:table-row table:style-name="ro2" table:visibility="filter">
          <table:table-cell office:value-type="float" office:value="2052">
            <text:p>205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840909090909091">
            <text:p>0.8409090909</text:p>
          </table:table-cell>
          <table:table-cell office:value-type="float" office:value="1.34545454545455">
            <text:p>1.3454545455</text:p>
          </table:table-cell>
        </table:table-row>
        <table:table-row table:style-name="ro2" table:visibility="filter">
          <table:table-cell office:value-type="float" office:value="1959">
            <text:p>1959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5115384615385">
            <text:p>1.3511538462</text:p>
          </table:table-cell>
        </table:table-row>
        <table:table-row table:style-name="ro2" table:visibility="filter">
          <table:table-cell office:value-type="float" office:value="1960">
            <text:p>196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40833333333333">
            <text:p>1.4083333333</text:p>
          </table:table-cell>
        </table:table-row>
        <table:table-row table:style-name="ro2" table:visibility="filter">
          <table:table-cell office:value-type="float" office:value="1967">
            <text:p>196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40333333333333">
            <text:p>1.4033333333</text:p>
          </table:table-cell>
        </table:table-row>
        <table:table-row table:style-name="ro2" table:visibility="filter">
          <table:table-cell office:value-type="float" office:value="2014">
            <text:p>20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2128">
            <text:p>212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4225">
            <text:p>1.4225</text:p>
          </table:table-cell>
        </table:table-row>
        <table:table-row table:style-name="ro2" table:visibility="filter">
          <table:table-cell office:value-type="float" office:value="2306">
            <text:p>230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392">
            <text:p>239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3944444444444">
            <text:p>1.3394444444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486">
            <text:p>248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3166666666667">
            <text:p>1.3316666667</text:p>
          </table:table-cell>
        </table:table-row>
        <table:table-row table:style-name="ro2" table:visibility="filter">
          <table:table-cell office:value-type="float" office:value="2488">
            <text:p>248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4833333333333">
            <text:p>1.3483333333</text:p>
          </table:table-cell>
        </table:table-row>
        <table:table-row table:style-name="ro2" table:visibility="filter">
          <table:table-cell office:value-type="float" office:value="2545">
            <text:p>254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580">
            <text:p>258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7166666666667">
            <text:p>1.3716666667</text:p>
          </table:table-cell>
        </table:table-row>
        <table:table-row table:style-name="ro2" table:visibility="filter">
          <table:table-cell office:value-type="float" office:value="2666">
            <text:p>266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2772">
            <text:p>277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801">
            <text:p>280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819">
            <text:p>281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6083333333333">
            <text:p>1.3608333333</text:p>
          </table:table-cell>
        </table:table-row>
        <table:table-row table:style-name="ro2" table:visibility="filter">
          <table:table-cell office:value-type="float" office:value="2994">
            <text:p>299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2666666666667">
            <text:p>1.3266666667</text:p>
          </table:table-cell>
        </table:table-row>
        <table:table-row table:style-name="ro2" table:visibility="filter">
          <table:table-cell office:value-type="float" office:value="3024">
            <text:p>302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2333333333333">
            <text:p>1.3233333333</text:p>
          </table:table-cell>
        </table:table-row>
        <table:table-row table:style-name="ro2" table:visibility="filter">
          <table:table-cell office:value-type="float" office:value="3039">
            <text:p>30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2166666666667">
            <text:p>1.3216666667</text:p>
          </table:table-cell>
        </table:table-row>
        <table:table-row table:style-name="ro2" table:visibility="filter">
          <table:table-cell office:value-type="float" office:value="3073">
            <text:p>307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6083333333333">
            <text:p>1.3608333333</text:p>
          </table:table-cell>
        </table:table-row>
        <table:table-row table:style-name="ro2" table:visibility="filter">
          <table:table-cell office:value-type="float" office:value="3092">
            <text:p>309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3239">
            <text:p>32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1333333333333">
            <text:p>1.3133333333</text:p>
          </table:table-cell>
        </table:table-row>
        <table:table-row table:style-name="ro2" table:visibility="filter">
          <table:table-cell office:value-type="float" office:value="3312">
            <text:p>33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403">
            <text:p>340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3403">
            <text:p>340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2722222222222">
            <text:p>1.3272222222</text:p>
          </table:table-cell>
        </table:table-row>
        <table:table-row table:style-name="ro2" table:visibility="filter">
          <table:table-cell office:value-type="float" office:value="3416">
            <text:p>34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440">
            <text:p>344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44333333333333">
            <text:p>1.4433333333</text:p>
          </table:table-cell>
        </table:table-row>
        <table:table-row table:style-name="ro2" table:visibility="filter">
          <table:table-cell office:value-type="float" office:value="3443">
            <text:p>344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41833333333333">
            <text:p>1.4183333333</text:p>
          </table:table-cell>
        </table:table-row>
        <table:table-row table:style-name="ro2" table:visibility="filter">
          <table:table-cell office:value-type="float" office:value="3524">
            <text:p>35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547">
            <text:p>354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9333333333333">
            <text:p>1.3933333333</text:p>
          </table:table-cell>
        </table:table-row>
        <table:table-row table:style-name="ro2" table:visibility="filter">
          <table:table-cell office:value-type="float" office:value="3601">
            <text:p>360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4583333333333">
            <text:p>1.3458333333</text:p>
          </table:table-cell>
        </table:table-row>
        <table:table-row table:style-name="ro2" table:visibility="filter">
          <table:table-cell office:value-type="float" office:value="3619">
            <text:p>361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5166666666667">
            <text:p>1.3516666667</text:p>
          </table:table-cell>
        </table:table-row>
        <table:table-row table:style-name="ro2" table:visibility="filter">
          <table:table-cell office:value-type="float" office:value="3666">
            <text:p>366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7833333333333">
            <text:p>1.3783333333</text:p>
          </table:table-cell>
        </table:table-row>
        <table:table-row table:style-name="ro2" table:visibility="filter">
          <table:table-cell office:value-type="float" office:value="3678">
            <text:p>3678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3458333333333">
            <text:p>1.3345833333</text:p>
          </table:table-cell>
        </table:table-row>
        <table:table-row table:style-name="ro2" table:visibility="filter">
          <table:table-cell office:value-type="float" office:value="3714">
            <text:p>37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7833333333333">
            <text:p>1.3783333333</text:p>
          </table:table-cell>
        </table:table-row>
        <table:table-row table:style-name="ro2" table:visibility="filter">
          <table:table-cell office:value-type="float" office:value="3726">
            <text:p>372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1166666666667">
            <text:p>1.3116666667</text:p>
          </table:table-cell>
        </table:table-row>
        <table:table-row table:style-name="ro2" table:visibility="filter">
          <table:table-cell office:value-type="float" office:value="3810">
            <text:p>381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7333333333333">
            <text:p>1.3733333333</text:p>
          </table:table-cell>
        </table:table-row>
        <table:table-row table:style-name="ro2" table:visibility="filter">
          <table:table-cell office:value-type="float" office:value="3833">
            <text:p>383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3861111111111">
            <text:p>1.3386111111</text:p>
          </table:table-cell>
        </table:table-row>
        <table:table-row table:style-name="ro2" table:visibility="filter">
          <table:table-cell office:value-type="float" office:value="3837">
            <text:p>383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851">
            <text:p>385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222">
            <text:p>2222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828571428571429">
            <text:p>0.8285714286</text:p>
          </table:table-cell>
          <table:table-cell office:value-type="float" office:value="1.36714285714286">
            <text:p>1.3671428571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0.828282828282828">
            <text:p>0.8282828283</text:p>
          </table:table-cell>
          <table:table-cell office:value-type="float" office:value="1.34939393939394">
            <text:p>1.3493939394</text:p>
          </table:table-cell>
        </table:table-row>
        <table:table-row table:style-name="ro2" table:visibility="filter">
          <table:table-cell office:value-type="float" office:value="2313">
            <text:p>231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827586206896552">
            <text:p>0.8275862069</text:p>
          </table:table-cell>
          <table:table-cell office:value-type="float" office:value="1.38344827586207">
            <text:p>1.3834482759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827586206896552">
            <text:p>0.8275862069</text:p>
          </table:table-cell>
          <table:table-cell office:value-type="float" office:value="1.34310344827586">
            <text:p>1.3431034483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826086956521739">
            <text:p>0.8260869565</text:p>
          </table:table-cell>
          <table:table-cell office:value-type="float" office:value="1.37086956521739">
            <text:p>1.3708695652</text:p>
          </table:table-cell>
        </table:table-row>
        <table:table-row table:style-name="ro2" table:visibility="filter">
          <table:table-cell office:value-type="float" office:value="3656">
            <text:p>365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826086956521739">
            <text:p>0.8260869565</text:p>
          </table:table-cell>
          <table:table-cell office:value-type="float" office:value="1.34586956521739">
            <text:p>1.3458695652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35294117647059">
            <text:p>1.3529411765</text:p>
          </table:table-cell>
        </table:table-row>
        <table:table-row table:style-name="ro2" table:visibility="filter">
          <table:table-cell office:value-type="float" office:value="2497">
            <text:p>249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823529411764706">
            <text:p>0.8235294118</text:p>
          </table:table-cell>
          <table:table-cell office:value-type="float" office:value="1.42705882352941">
            <text:p>1.4270588235</text:p>
          </table:table-cell>
        </table:table-row>
        <table:table-row table:style-name="ro2" table:visibility="filter">
          <table:table-cell office:value-type="float" office:value="3734">
            <text:p>373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37529411764706">
            <text:p>1.3752941176</text:p>
          </table:table-cell>
        </table:table-row>
        <table:table-row table:style-name="ro2" table:visibility="filter">
          <table:table-cell office:value-type="float" office:value="3800">
            <text:p>3800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.821917808219178">
            <text:p>0.8219178082</text:p>
          </table:table-cell>
          <table:table-cell office:value-type="float" office:value="1.36671232876712">
            <text:p>1.3667123288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821428571428571">
            <text:p>0.8214285714</text:p>
          </table:table-cell>
          <table:table-cell office:value-type="float" office:value="1.34714285714286">
            <text:p>1.3471428571</text:p>
          </table:table-cell>
        </table:table-row>
        <table:table-row table:style-name="ro2" table:visibility="filter">
          <table:table-cell office:value-type="float" office:value="2892">
            <text:p>289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819672131147541">
            <text:p>0.8196721311</text:p>
          </table:table-cell>
          <table:table-cell office:value-type="float" office:value="1.34327868852459">
            <text:p>1.3432786885</text:p>
          </table:table-cell>
        </table:table-row>
        <table:table-row table:style-name="ro2" table:visibility="filter">
          <table:table-cell office:value-type="float" office:value="1975">
            <text:p>197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37272727272727">
            <text:p>1.3727272727</text:p>
          </table:table-cell>
        </table:table-row>
        <table:table-row table:style-name="ro2" table:visibility="filter">
          <table:table-cell office:value-type="float" office:value="2097">
            <text:p>209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41727272727273">
            <text:p>1.4172727273</text:p>
          </table:table-cell>
        </table:table-row>
        <table:table-row table:style-name="ro2" table:visibility="filter">
          <table:table-cell office:value-type="float" office:value="2123">
            <text:p>212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36636363636364">
            <text:p>1.3663636364</text:p>
          </table:table-cell>
        </table:table-row>
        <table:table-row table:style-name="ro2" table:visibility="filter">
          <table:table-cell office:value-type="float" office:value="2131">
            <text:p>213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40545454545455">
            <text:p>1.4054545455</text:p>
          </table:table-cell>
        </table:table-row>
        <table:table-row table:style-name="ro2" table:visibility="filter">
          <table:table-cell office:value-type="float" office:value="2225">
            <text:p>222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41454545454545">
            <text:p>1.4145454545</text:p>
          </table:table-cell>
        </table:table-row>
        <table:table-row table:style-name="ro2" table:visibility="filter">
          <table:table-cell office:value-type="float" office:value="2383">
            <text:p>238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38818181818182">
            <text:p>1.3881818182</text:p>
          </table:table-cell>
        </table:table-row>
        <table:table-row table:style-name="ro2" table:visibility="filter">
          <table:table-cell office:value-type="float" office:value="2823">
            <text:p>2823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2999">
            <text:p>299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35181818181818">
            <text:p>1.3518181818</text:p>
          </table:table-cell>
        </table:table-row>
        <table:table-row table:style-name="ro2" table:visibility="filter">
          <table:table-cell office:value-type="float" office:value="3045">
            <text:p>304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34272727272727">
            <text:p>1.3427272727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34909090909091">
            <text:p>1.3490909091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36068181818182">
            <text:p>1.3606818182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33454545454545">
            <text:p>1.3345454545</text:p>
          </table:table-cell>
        </table:table-row>
        <table:table-row table:style-name="ro2" table:visibility="filter">
          <table:table-cell office:value-type="float" office:value="3619">
            <text:p>361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32909090909091">
            <text:p>1.3290909091</text:p>
          </table:table-cell>
        </table:table-row>
        <table:table-row table:style-name="ro2" table:visibility="filter">
          <table:table-cell office:value-type="float" office:value="3729">
            <text:p>372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39363636363636">
            <text:p>1.3936363636</text:p>
          </table:table-cell>
        </table:table-row>
        <table:table-row table:style-name="ro2" table:visibility="filter">
          <table:table-cell office:value-type="float" office:value="3745">
            <text:p>374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36454545454545">
            <text:p>1.3645454545</text:p>
          </table:table-cell>
        </table:table-row>
        <table:table-row table:style-name="ro2" table:visibility="filter">
          <table:table-cell office:value-type="float" office:value="3755">
            <text:p>375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34636363636364">
            <text:p>1.3463636364</text:p>
          </table:table-cell>
        </table:table-row>
        <table:table-row table:style-name="ro2" table:visibility="filter">
          <table:table-cell office:value-type="float" office:value="2044">
            <text:p>204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81578947368421">
            <text:p>0.8157894737</text:p>
          </table:table-cell>
          <table:table-cell office:value-type="float" office:value="1.40578947368421">
            <text:p>1.4057894737</text:p>
          </table:table-cell>
        </table:table-row>
        <table:table-row table:style-name="ro2" table:visibility="filter">
          <table:table-cell office:value-type="float" office:value="2632">
            <text:p>2632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81578947368421">
            <text:p>0.8157894737</text:p>
          </table:table-cell>
          <table:table-cell office:value-type="float" office:value="1.39368421052632">
            <text:p>1.3936842105</text:p>
          </table:table-cell>
        </table:table-row>
        <table:table-row table:style-name="ro2" table:visibility="filter">
          <table:table-cell office:value-type="float" office:value="3246">
            <text:p>3246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0.815384615384615">
            <text:p>0.8153846154</text:p>
          </table:table-cell>
          <table:table-cell office:value-type="float" office:value="1.35507692307692">
            <text:p>1.3550769231</text:p>
          </table:table-cell>
        </table:table-row>
        <table:table-row table:style-name="ro2" table:visibility="filter">
          <table:table-cell office:value-type="float" office:value="3689">
            <text:p>3689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813333333333333">
            <text:p>0.8133333333</text:p>
          </table:table-cell>
          <table:table-cell office:value-type="float" office:value="1.34893333333333">
            <text:p>1.3489333333</text:p>
          </table:table-cell>
        </table:table-row>
        <table:table-row table:style-name="ro2" table:visibility="filter">
          <table:table-cell office:value-type="float" office:value="2714">
            <text:p>271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344375">
            <text:p>1.344375</text:p>
          </table:table-cell>
        </table:table-row>
        <table:table-row table:style-name="ro2" table:visibility="filter">
          <table:table-cell office:value-type="float" office:value="2811">
            <text:p>281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3959375">
            <text:p>1.3959375</text:p>
          </table:table-cell>
        </table:table-row>
        <table:table-row table:style-name="ro2" table:visibility="filter">
          <table:table-cell office:value-type="float" office:value="2909">
            <text:p>290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37875">
            <text:p>1.37875</text:p>
          </table:table-cell>
        </table:table-row>
        <table:table-row table:style-name="ro2" table:visibility="filter">
          <table:table-cell office:value-type="float" office:value="3167">
            <text:p>316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34125">
            <text:p>1.34125</text:p>
          </table:table-cell>
        </table:table-row>
        <table:table-row table:style-name="ro2" table:visibility="filter">
          <table:table-cell office:value-type="float" office:value="3560">
            <text:p>356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331875">
            <text:p>1.331875</text:p>
          </table:table-cell>
        </table:table-row>
        <table:table-row table:style-name="ro2" table:visibility="filter">
          <table:table-cell office:value-type="float" office:value="2333">
            <text:p>2333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0.811594202898551">
            <text:p>0.8115942029</text:p>
          </table:table-cell>
          <table:table-cell office:value-type="float" office:value="1.3636231884058">
            <text:p>1.3636231884</text:p>
          </table:table-cell>
        </table:table-row>
        <table:table-row table:style-name="ro2" table:visibility="filter">
          <table:table-cell office:value-type="float" office:value="1962">
            <text:p>196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0952380952381">
            <text:p>0.8095238095</text:p>
          </table:table-cell>
          <table:table-cell office:value-type="float" office:value="1.36238095238095">
            <text:p>1.3623809524</text:p>
          </table:table-cell>
        </table:table-row>
        <table:table-row table:style-name="ro2" table:visibility="filter">
          <table:table-cell office:value-type="float" office:value="2220">
            <text:p>222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80952380952381">
            <text:p>0.8095238095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2325">
            <text:p>232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0952380952381">
            <text:p>0.8095238095</text:p>
          </table:table-cell>
          <table:table-cell office:value-type="float" office:value="1.3647619047619">
            <text:p>1.3647619048</text:p>
          </table:table-cell>
        </table:table-row>
        <table:table-row table:style-name="ro2" table:visibility="filter">
          <table:table-cell office:value-type="float" office:value="2579">
            <text:p>257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0952380952381">
            <text:p>0.8095238095</text:p>
          </table:table-cell>
          <table:table-cell office:value-type="float" office:value="1.3752380952381">
            <text:p>1.3752380952</text:p>
          </table:table-cell>
        </table:table-row>
        <table:table-row table:style-name="ro2" table:visibility="filter">
          <table:table-cell office:value-type="float" office:value="2941">
            <text:p>294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0952380952381">
            <text:p>0.8095238095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3016">
            <text:p>301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0952380952381">
            <text:p>0.8095238095</text:p>
          </table:table-cell>
          <table:table-cell office:value-type="float" office:value="1.36857142857143">
            <text:p>1.3685714286</text:p>
          </table:table-cell>
        </table:table-row>
        <table:table-row table:style-name="ro2">
          <table:table-cell office:value-type="float" office:value="2886">
            <text:p>2886</text:p>
          </table:table-cell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float" office:value="0.808219178082192">
            <text:p>0.8082191781</text:p>
          </table:table-cell>
          <table:table-cell office:value-type="float" office:value="1.35760273972603">
            <text:p>1.3576027397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807692307692308">
            <text:p>0.8076923077</text:p>
          </table:table-cell>
          <table:table-cell office:value-type="float" office:value="1.34769230769231">
            <text:p>1.3476923077</text:p>
          </table:table-cell>
        </table:table-row>
        <table:table-row table:style-name="ro2" table:visibility="filter">
          <table:table-cell office:value-type="float" office:value="2823">
            <text:p>282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807692307692308">
            <text:p>0.8076923077</text:p>
          </table:table-cell>
          <table:table-cell office:value-type="float" office:value="1.34692307692308">
            <text:p>1.3469230769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807692307692308">
            <text:p>0.8076923077</text:p>
          </table:table-cell>
          <table:table-cell office:value-type="float" office:value="1.32038461538462">
            <text:p>1.3203846154</text:p>
          </table:table-cell>
        </table:table-row>
        <table:table-row table:style-name="ro2" table:visibility="filter">
          <table:table-cell office:value-type="float" office:value="2939">
            <text:p>2939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0.807228915662651">
            <text:p>0.8072289157</text:p>
          </table:table-cell>
          <table:table-cell office:value-type="float" office:value="1.36120481927711">
            <text:p>1.3612048193</text:p>
          </table:table-cell>
        </table:table-row>
        <table:table-row table:style-name="ro2" table:visibility="filter">
          <table:table-cell office:value-type="float" office:value="3748">
            <text:p>3748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.806818181818182">
            <text:p>0.8068181818</text:p>
          </table:table-cell>
          <table:table-cell office:value-type="float" office:value="1.33897727272727">
            <text:p>1.3389772727</text:p>
          </table:table-cell>
        </table:table-row>
        <table:table-row table:style-name="ro2" table:visibility="filter">
          <table:table-cell office:value-type="float" office:value="2204">
            <text:p>2204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806451612903226">
            <text:p>0.8064516129</text:p>
          </table:table-cell>
          <table:table-cell office:value-type="float" office:value="1.35870967741935">
            <text:p>1.3587096774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806451612903226">
            <text:p>0.8064516129</text:p>
          </table:table-cell>
          <table:table-cell office:value-type="float" office:value="1.37032258064516">
            <text:p>1.3703225806</text:p>
          </table:table-cell>
        </table:table-row>
        <table:table-row table:style-name="ro2" table:visibility="filter">
          <table:table-cell office:value-type="float" office:value="3743">
            <text:p>3743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.805970149253731">
            <text:p>0.8059701493</text:p>
          </table:table-cell>
          <table:table-cell office:value-type="float" office:value="1.36029850746269">
            <text:p>1.3602985075</text:p>
          </table:table-cell>
        </table:table-row>
        <table:table-row table:style-name="ro2" table:visibility="filter">
          <table:table-cell office:value-type="float" office:value="2710">
            <text:p>2710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0.805194805194805">
            <text:p>0.8051948052</text:p>
          </table:table-cell>
          <table:table-cell office:value-type="float" office:value="1.40688311688312">
            <text:p>1.4068831169</text:p>
          </table:table-cell>
        </table:table-row>
        <table:table-row table:style-name="ro2" table:visibility="filter">
          <table:table-cell office:value-type="float" office:value="3534">
            <text:p>3534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80327868852459">
            <text:p>0.8032786885</text:p>
          </table:table-cell>
          <table:table-cell office:value-type="float" office:value="1.3455737704918">
            <text:p>1.3455737705</text:p>
          </table:table-cell>
        </table:table-row>
        <table:table-row table:style-name="ro2" table:visibility="filter">
          <table:table-cell office:value-type="float" office:value="1954">
            <text:p>195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1966">
            <text:p>196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26">
            <text:p>1.326</text:p>
          </table:table-cell>
        </table:table-row>
        <table:table-row table:style-name="ro2" table:visibility="filter">
          <table:table-cell office:value-type="float" office:value="2006">
            <text:p>200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925">
            <text:p>1.3925</text:p>
          </table:table-cell>
        </table:table-row>
        <table:table-row table:style-name="ro2" table:visibility="filter">
          <table:table-cell office:value-type="float" office:value="2048">
            <text:p>204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8366666666667">
            <text:p>1.3836666667</text:p>
          </table:table-cell>
        </table:table-row>
        <table:table-row table:style-name="ro2" table:visibility="filter">
          <table:table-cell office:value-type="float" office:value="2056">
            <text:p>205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92">
            <text:p>1.392</text:p>
          </table:table-cell>
        </table:table-row>
        <table:table-row table:style-name="ro2" table:visibility="filter">
          <table:table-cell office:value-type="float" office:value="2064">
            <text:p>206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66">
            <text:p>1.366</text:p>
          </table:table-cell>
        </table:table-row>
        <table:table-row table:style-name="ro2" table:visibility="filter">
          <table:table-cell office:value-type="float" office:value="3871">
            <text:p>387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94">
            <text:p>1.394</text:p>
          </table:table-cell>
        </table:table-row>
        <table:table-row table:style-name="ro2" table:visibility="filter">
          <table:table-cell office:value-type="float" office:value="2185">
            <text:p>218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217">
            <text:p>221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263">
            <text:p>226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6133333333333">
            <text:p>1.3613333333</text:p>
          </table:table-cell>
        </table:table-row>
        <table:table-row table:style-name="ro2" table:visibility="filter">
          <table:table-cell office:value-type="float" office:value="2295">
            <text:p>229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46">
            <text:p>1.346</text:p>
          </table:table-cell>
        </table:table-row>
        <table:table-row table:style-name="ro2" table:visibility="filter">
          <table:table-cell office:value-type="float" office:value="2326">
            <text:p>23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06">
            <text:p>1.406</text:p>
          </table:table-cell>
        </table:table-row>
        <table:table-row table:style-name="ro2" table:visibility="filter">
          <table:table-cell office:value-type="float" office:value="2350">
            <text:p>23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355">
            <text:p>235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56">
            <text:p>1.356</text:p>
          </table:table-cell>
        </table:table-row>
        <table:table-row table:style-name="ro2" table:visibility="filter">
          <table:table-cell office:value-type="float" office:value="2367">
            <text:p>236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374">
            <text:p>237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46">
            <text:p>1.346</text:p>
          </table:table-cell>
        </table:table-row>
        <table:table-row table:style-name="ro2" table:visibility="filter">
          <table:table-cell office:value-type="float" office:value="2389">
            <text:p>238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2398">
            <text:p>239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08">
            <text:p>1.308</text:p>
          </table:table-cell>
        </table:table-row>
        <table:table-row table:style-name="ro2" table:visibility="filter">
          <table:table-cell office:value-type="float" office:value="2418">
            <text:p>241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2133333333333">
            <text:p>1.4213333333</text:p>
          </table:table-cell>
        </table:table-row>
        <table:table-row table:style-name="ro2" table:visibility="filter">
          <table:table-cell office:value-type="float" office:value="2440">
            <text:p>244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493">
            <text:p>2493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9345454545455">
            <text:p>1.3934545455</text:p>
          </table:table-cell>
        </table:table-row>
        <table:table-row table:style-name="ro2" table:visibility="filter">
          <table:table-cell office:value-type="float" office:value="2502">
            <text:p>250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78">
            <text:p>1.378</text:p>
          </table:table-cell>
        </table:table-row>
        <table:table-row table:style-name="ro2" table:visibility="filter">
          <table:table-cell office:value-type="float" office:value="2505">
            <text:p>250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438">
            <text:p>1.438</text:p>
          </table:table-cell>
        </table:table-row>
        <table:table-row table:style-name="ro2" table:visibility="filter">
          <table:table-cell office:value-type="float" office:value="2604">
            <text:p>26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36">
            <text:p>1.336</text:p>
          </table:table-cell>
        </table:table-row>
        <table:table-row table:style-name="ro2" table:visibility="filter">
          <table:table-cell office:value-type="float" office:value="2648">
            <text:p>26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74">
            <text:p>1.374</text:p>
          </table:table-cell>
        </table:table-row>
        <table:table-row table:style-name="ro2" table:visibility="filter">
          <table:table-cell office:value-type="float" office:value="2676">
            <text:p>26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05">
            <text:p>1.405</text:p>
          </table:table-cell>
        </table:table-row>
        <table:table-row table:style-name="ro2" table:visibility="filter">
          <table:table-cell office:value-type="float" office:value="2735">
            <text:p>27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416">
            <text:p>1.416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2765">
            <text:p>276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2771">
            <text:p>277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66">
            <text:p>1.366</text:p>
          </table:table-cell>
        </table:table-row>
        <table:table-row table:style-name="ro2" table:visibility="filter">
          <table:table-cell office:value-type="float" office:value="2801">
            <text:p>280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11">
            <text:p>1.311</text:p>
          </table:table-cell>
        </table:table-row>
        <table:table-row table:style-name="ro2" table:visibility="filter">
          <table:table-cell office:value-type="float" office:value="2802">
            <text:p>28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826">
            <text:p>28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74">
            <text:p>1.374</text:p>
          </table:table-cell>
        </table:table-row>
        <table:table-row table:style-name="ro2" table:visibility="filter">
          <table:table-cell office:value-type="float" office:value="2838">
            <text:p>28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84">
            <text:p>1.384</text:p>
          </table:table-cell>
        </table:table-row>
        <table:table-row table:style-name="ro2" table:visibility="filter">
          <table:table-cell office:value-type="float" office:value="2843">
            <text:p>284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869">
            <text:p>286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56">
            <text:p>1.356</text:p>
          </table:table-cell>
        </table:table-row>
        <table:table-row table:style-name="ro2" table:visibility="filter">
          <table:table-cell office:value-type="float" office:value="2919">
            <text:p>291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96">
            <text:p>1.396</text:p>
          </table:table-cell>
        </table:table-row>
        <table:table-row table:style-name="ro2" table:visibility="filter">
          <table:table-cell office:value-type="float" office:value="2941">
            <text:p>294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36">
            <text:p>1.436</text:p>
          </table:table-cell>
        </table:table-row>
        <table:table-row table:style-name="ro2" table:visibility="filter">
          <table:table-cell office:value-type="float" office:value="2948">
            <text:p>29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402">
            <text:p>1.402</text:p>
          </table:table-cell>
        </table:table-row>
        <table:table-row table:style-name="ro2" table:visibility="filter">
          <table:table-cell office:value-type="float" office:value="2964">
            <text:p>296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36">
            <text:p>1.336</text:p>
          </table:table-cell>
        </table:table-row>
        <table:table-row table:style-name="ro2" table:visibility="filter">
          <table:table-cell office:value-type="float" office:value="2997">
            <text:p>299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33">
            <text:p>1.333</text:p>
          </table:table-cell>
        </table:table-row>
        <table:table-row table:style-name="ro2" table:visibility="filter">
          <table:table-cell office:value-type="float" office:value="3037">
            <text:p>30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039">
            <text:p>303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48">
            <text:p>1.348</text:p>
          </table:table-cell>
        </table:table-row>
        <table:table-row table:style-name="ro2" table:visibility="filter">
          <table:table-cell office:value-type="float" office:value="3042">
            <text:p>304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62">
            <text:p>1.362</text:p>
          </table:table-cell>
        </table:table-row>
        <table:table-row table:style-name="ro2" table:visibility="filter">
          <table:table-cell office:value-type="float" office:value="3091">
            <text:p>309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095">
            <text:p>309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69">
            <text:p>1.369</text:p>
          </table:table-cell>
        </table:table-row>
        <table:table-row table:style-name="ro2" table:visibility="filter">
          <table:table-cell office:value-type="float" office:value="3107">
            <text:p>310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111">
            <text:p>311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120">
            <text:p>31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28">
            <text:p>1.328</text:p>
          </table:table-cell>
        </table:table-row>
        <table:table-row table:style-name="ro2" table:visibility="filter">
          <table:table-cell office:value-type="float" office:value="3121">
            <text:p>31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38">
            <text:p>1.338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49">
            <text:p>1.349</text:p>
          </table:table-cell>
        </table:table-row>
        <table:table-row table:style-name="ro2" table:visibility="filter">
          <table:table-cell office:value-type="float" office:value="3146">
            <text:p>314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44">
            <text:p>1.344</text:p>
          </table:table-cell>
        </table:table-row>
        <table:table-row table:style-name="ro2" table:visibility="filter">
          <table:table-cell office:value-type="float" office:value="3196">
            <text:p>319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237">
            <text:p>32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46">
            <text:p>1.346</text:p>
          </table:table-cell>
        </table:table-row>
        <table:table-row table:style-name="ro2" table:visibility="filter">
          <table:table-cell office:value-type="float" office:value="3240">
            <text:p>324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66">
            <text:p>1.366</text:p>
          </table:table-cell>
        </table:table-row>
        <table:table-row table:style-name="ro2" table:visibility="filter">
          <table:table-cell office:value-type="float" office:value="3264">
            <text:p>326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34">
            <text:p>1.334</text:p>
          </table:table-cell>
        </table:table-row>
        <table:table-row table:style-name="ro2" table:visibility="filter">
          <table:table-cell office:value-type="float" office:value="3265">
            <text:p>326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34">
            <text:p>1.434</text:p>
          </table:table-cell>
        </table:table-row>
        <table:table-row table:style-name="ro2" table:visibility="filter">
          <table:table-cell office:value-type="float" office:value="3269">
            <text:p>326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88">
            <text:p>1.388</text:p>
          </table:table-cell>
        </table:table-row>
        <table:table-row table:style-name="ro2" table:visibility="filter">
          <table:table-cell office:value-type="float" office:value="3286">
            <text:p>328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76">
            <text:p>1.376</text:p>
          </table:table-cell>
        </table:table-row>
        <table:table-row table:style-name="ro2" table:visibility="filter">
          <table:table-cell office:value-type="float" office:value="3290">
            <text:p>329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432">
            <text:p>1.432</text:p>
          </table:table-cell>
        </table:table-row>
        <table:table-row table:style-name="ro2" table:visibility="filter">
          <table:table-cell office:value-type="float" office:value="3296">
            <text:p>329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92">
            <text:p>1.392</text:p>
          </table:table-cell>
        </table:table-row>
        <table:table-row table:style-name="ro2" table:visibility="filter">
          <table:table-cell office:value-type="float" office:value="3382">
            <text:p>338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26">
            <text:p>1.326</text:p>
          </table:table-cell>
        </table:table-row>
        <table:table-row table:style-name="ro2" table:visibility="filter">
          <table:table-cell office:value-type="float" office:value="3422">
            <text:p>34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3423">
            <text:p>342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38">
            <text:p>1.338</text:p>
          </table:table-cell>
        </table:table-row>
        <table:table-row table:style-name="ro2" table:visibility="filter">
          <table:table-cell office:value-type="float" office:value="3431">
            <text:p>343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56">
            <text:p>1.356</text:p>
          </table:table-cell>
        </table:table-row>
        <table:table-row table:style-name="ro2" table:visibility="filter">
          <table:table-cell office:value-type="float" office:value="3431">
            <text:p>343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44">
            <text:p>1.344</text:p>
          </table:table-cell>
        </table:table-row>
        <table:table-row table:style-name="ro2" table:visibility="filter">
          <table:table-cell office:value-type="float" office:value="3468">
            <text:p>346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508">
            <text:p>35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88">
            <text:p>1.388</text:p>
          </table:table-cell>
        </table:table-row>
        <table:table-row table:style-name="ro2" table:visibility="filter">
          <table:table-cell office:value-type="float" office:value="3552">
            <text:p>355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02">
            <text:p>1.302</text:p>
          </table:table-cell>
        </table:table-row>
        <table:table-row table:style-name="ro2" table:visibility="filter">
          <table:table-cell office:value-type="float" office:value="3572">
            <text:p>35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34">
            <text:p>1.334</text:p>
          </table:table-cell>
        </table:table-row>
        <table:table-row table:style-name="ro2" table:visibility="filter">
          <table:table-cell office:value-type="float" office:value="3575">
            <text:p>35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96">
            <text:p>1.396</text:p>
          </table:table-cell>
        </table:table-row>
        <table:table-row table:style-name="ro2" table:visibility="filter">
          <table:table-cell office:value-type="float" office:value="3602">
            <text:p>36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606">
            <text:p>360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64">
            <text:p>1.364</text:p>
          </table:table-cell>
        </table:table-row>
        <table:table-row table:style-name="ro2" table:visibility="filter">
          <table:table-cell office:value-type="float" office:value="3627">
            <text:p>362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532">
            <text:p>1.3532</text:p>
          </table:table-cell>
        </table:table-row>
        <table:table-row table:style-name="ro2" table:visibility="filter">
          <table:table-cell office:value-type="float" office:value="3651">
            <text:p>365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3676">
            <text:p>367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584">
            <text:p>1.3584</text:p>
          </table:table-cell>
        </table:table-row>
        <table:table-row table:style-name="ro2" table:visibility="filter">
          <table:table-cell office:value-type="float" office:value="3692">
            <text:p>3692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625">
            <text:p>1.3625</text:p>
          </table:table-cell>
        </table:table-row>
        <table:table-row table:style-name="ro2" table:visibility="filter">
          <table:table-cell office:value-type="float" office:value="3695">
            <text:p>369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725">
            <text:p>37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63">
            <text:p>1.363</text:p>
          </table:table-cell>
        </table:table-row>
        <table:table-row table:style-name="ro2" table:visibility="filter">
          <table:table-cell office:value-type="float" office:value="3766">
            <text:p>376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67">
            <text:p>1.367</text:p>
          </table:table-cell>
        </table:table-row>
        <table:table-row table:style-name="ro2" table:visibility="filter">
          <table:table-cell office:value-type="float" office:value="3838">
            <text:p>383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54">
            <text:p>1.354</text:p>
          </table:table-cell>
        </table:table-row>
        <table:table-row table:style-name="ro2" table:visibility="filter">
          <table:table-cell office:value-type="float" office:value="3139">
            <text:p>3139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797101449275362">
            <text:p>0.7971014493</text:p>
          </table:table-cell>
          <table:table-cell office:value-type="float" office:value="1.36449275362319">
            <text:p>1.3644927536</text:p>
          </table:table-cell>
        </table:table-row>
        <table:table-row table:style-name="ro2" table:visibility="filter">
          <table:table-cell office:value-type="float" office:value="2833">
            <text:p>2833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796875">
            <text:p>0.796875</text:p>
          </table:table-cell>
          <table:table-cell office:value-type="float" office:value="1.37171875">
            <text:p>1.37171875</text:p>
          </table:table-cell>
        </table:table-row>
        <table:table-row table:style-name="ro2" table:visibility="filter">
          <table:table-cell office:value-type="float" office:value="2907">
            <text:p>2907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795454545454545">
            <text:p>0.7954545455</text:p>
          </table:table-cell>
          <table:table-cell office:value-type="float" office:value="1.35386363636364">
            <text:p>1.3538636364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794871794871795">
            <text:p>0.7948717949</text:p>
          </table:table-cell>
          <table:table-cell office:value-type="float" office:value="1.32820512820513">
            <text:p>1.3282051282</text:p>
          </table:table-cell>
        </table:table-row>
        <table:table-row table:style-name="ro2" table:visibility="filter">
          <table:table-cell office:value-type="float" office:value="3626">
            <text:p>3626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4871794871795">
            <text:p>0.7948717949</text:p>
          </table:table-cell>
          <table:table-cell office:value-type="float" office:value="1.35384615384615">
            <text:p>1.3538461538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0.794326241134752">
            <text:p>0.7943262411</text:p>
          </table:table-cell>
          <table:table-cell office:value-type="float" office:value="1.36609929078014">
            <text:p>1.3660992908</text:p>
          </table:table-cell>
        </table:table-row>
        <table:table-row table:style-name="ro2">
          <table:table-cell office:value-type="float" office:value="2453">
            <text:p>2453</text:p>
          </table:table-cell>
          <table:table-cell office:value-type="float" office:value="282">
            <text:p>282</text:p>
          </table:table-cell>
          <table:table-cell office:value-type="float" office:value="1">
            <text:p>1</text:p>
          </table:table-cell>
          <table:table-cell office:value-type="float" office:value="0.794326241134752">
            <text:p>0.7943262411</text:p>
          </table:table-cell>
          <table:table-cell office:value-type="float" office:value="1.35358156028369">
            <text:p>1.3535815603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794117647058823">
            <text:p>0.7941176471</text:p>
          </table:table-cell>
          <table:table-cell office:value-type="float" office:value="1.345">
            <text:p>1.345</text:p>
          </table:table-cell>
        </table:table-row>
        <table:table-row table:style-name="ro2">
          <table:table-cell office:value-type="float" office:value="3397">
            <text:p>3397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0.794117647058823">
            <text:p>0.7941176471</text:p>
          </table:table-cell>
          <table:table-cell office:value-type="float" office:value="1.36948529411765">
            <text:p>1.3694852941</text:p>
          </table:table-cell>
        </table:table-row>
        <table:table-row table:style-name="ro2" table:visibility="filter">
          <table:table-cell office:value-type="float" office:value="2037">
            <text:p>2037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793103448275862">
            <text:p>0.7931034483</text:p>
          </table:table-cell>
          <table:table-cell office:value-type="float" office:value="1.38758620689655">
            <text:p>1.3875862069</text:p>
          </table:table-cell>
        </table:table-row>
        <table:table-row table:style-name="ro2" table:visibility="filter">
          <table:table-cell office:value-type="float" office:value="2312">
            <text:p>231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793103448275862">
            <text:p>0.7931034483</text:p>
          </table:table-cell>
          <table:table-cell office:value-type="float" office:value="1.40137931034483">
            <text:p>1.4013793103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793103448275862">
            <text:p>0.7931034483</text:p>
          </table:table-cell>
          <table:table-cell office:value-type="float" office:value="1.37586206896552">
            <text:p>1.375862069</text:p>
          </table:table-cell>
        </table:table-row>
        <table:table-row table:style-name="ro2" table:visibility="filter">
          <table:table-cell office:value-type="float" office:value="1964">
            <text:p>196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791666666666667">
            <text:p>0.7916666667</text:p>
          </table:table-cell>
          <table:table-cell office:value-type="float" office:value="1.36166666666667">
            <text:p>1.3616666667</text:p>
          </table:table-cell>
        </table:table-row>
        <table:table-row table:style-name="ro2" table:visibility="filter">
          <table:table-cell office:value-type="float" office:value="2907">
            <text:p>2907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791666666666667">
            <text:p>0.7916666667</text:p>
          </table:table-cell>
          <table:table-cell office:value-type="float" office:value="1.35958333333333">
            <text:p>1.3595833333</text:p>
          </table:table-cell>
        </table:table-row>
        <table:table-row table:style-name="ro2" table:visibility="filter">
          <table:table-cell office:value-type="float" office:value="3751">
            <text:p>375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791666666666667">
            <text:p>0.7916666667</text:p>
          </table:table-cell>
          <table:table-cell office:value-type="float" office:value="1.33375">
            <text:p>1.33375</text:p>
          </table:table-cell>
        </table:table-row>
        <table:table-row table:style-name="ro2">
          <table:table-cell office:value-type="float" office:value="3727">
            <text:p>3727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790909090909091">
            <text:p>0.7909090909</text:p>
          </table:table-cell>
          <table:table-cell office:value-type="float" office:value="1.35772727272727">
            <text:p>1.3577272727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790697674418605">
            <text:p>0.7906976744</text:p>
          </table:table-cell>
          <table:table-cell office:value-type="float" office:value="1.3753488372093">
            <text:p>1.3753488372</text:p>
          </table:table-cell>
        </table:table-row>
        <table:table-row table:style-name="ro2" table:visibility="filter">
          <table:table-cell office:value-type="float" office:value="3381">
            <text:p>338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790697674418605">
            <text:p>0.7906976744</text:p>
          </table:table-cell>
          <table:table-cell office:value-type="float" office:value="1.41697674418605">
            <text:p>1.4169767442</text:p>
          </table:table-cell>
        </table:table-row>
        <table:table-row table:style-name="ro2">
          <table:table-cell office:value-type="float" office:value="2922">
            <text:p>2922</text:p>
          </table:table-cell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float" office:value="0.790560471976401">
            <text:p>0.790560472</text:p>
          </table:table-cell>
          <table:table-cell office:value-type="float" office:value="1.36395280235988">
            <text:p>1.3639528024</text:p>
          </table:table-cell>
        </table:table-row>
        <table:table-row table:style-name="ro2" table:visibility="filter">
          <table:table-cell office:value-type="float" office:value="2324">
            <text:p>232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89473684210526">
            <text:p>0.7894736842</text:p>
          </table:table-cell>
          <table:table-cell office:value-type="float" office:value="1.37263157894737">
            <text:p>1.3726315789</text:p>
          </table:table-cell>
        </table:table-row>
        <table:table-row table:style-name="ro2" table:visibility="filter">
          <table:table-cell office:value-type="float" office:value="2630">
            <text:p>263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89473684210526">
            <text:p>0.7894736842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89473684210526">
            <text:p>0.7894736842</text:p>
          </table:table-cell>
          <table:table-cell office:value-type="float" office:value="1.35526315789474">
            <text:p>1.3552631579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89473684210526">
            <text:p>0.7894736842</text:p>
          </table:table-cell>
          <table:table-cell office:value-type="float" office:value="1.34157894736842">
            <text:p>1.3415789474</text:p>
          </table:table-cell>
        </table:table-row>
        <table:table-row table:style-name="ro2" table:visibility="filter">
          <table:table-cell office:value-type="float" office:value="2897">
            <text:p>289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35736842105263">
            <text:p>1.3573684211</text:p>
          </table:table-cell>
        </table:table-row>
        <table:table-row table:style-name="ro2" table:visibility="filter">
          <table:table-cell office:value-type="float" office:value="2975">
            <text:p>297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37157894736842">
            <text:p>1.3715789474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39052631578947">
            <text:p>1.3905263158</text:p>
          </table:table-cell>
        </table:table-row>
        <table:table-row table:style-name="ro2" table:visibility="filter">
          <table:table-cell office:value-type="float" office:value="3367">
            <text:p>336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36473684210526">
            <text:p>1.3647368421</text:p>
          </table:table-cell>
        </table:table-row>
        <table:table-row table:style-name="ro2" table:visibility="filter">
          <table:table-cell office:value-type="float" office:value="3520">
            <text:p>352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34105263157895">
            <text:p>1.3410526316</text:p>
          </table:table-cell>
        </table:table-row>
        <table:table-row table:style-name="ro2" table:visibility="filter">
          <table:table-cell office:value-type="float" office:value="3520">
            <text:p>352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89473684210526">
            <text:p>0.7894736842</text:p>
          </table:table-cell>
          <table:table-cell office:value-type="float" office:value="1.35894736842105">
            <text:p>1.3589473684</text:p>
          </table:table-cell>
        </table:table-row>
        <table:table-row table:style-name="ro2" table:visibility="filter">
          <table:table-cell office:value-type="float" office:value="3723">
            <text:p>372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89473684210526">
            <text:p>0.7894736842</text:p>
          </table:table-cell>
          <table:table-cell office:value-type="float" office:value="1.33631578947368">
            <text:p>1.3363157895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0.788461538461538">
            <text:p>0.7884615385</text:p>
          </table:table-cell>
          <table:table-cell office:value-type="float" office:value="1.35144230769231">
            <text:p>1.3514423077</text:p>
          </table:table-cell>
        </table:table-row>
        <table:table-row table:style-name="ro2" table:visibility="filter">
          <table:table-cell office:value-type="float" office:value="2251">
            <text:p>2251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0.788235294117647">
            <text:p>0.7882352941</text:p>
          </table:table-cell>
          <table:table-cell office:value-type="float" office:value="1.37894117647059">
            <text:p>1.3789411765</text:p>
          </table:table-cell>
        </table:table-row>
        <table:table-row table:style-name="ro2" table:visibility="filter">
          <table:table-cell office:value-type="float" office:value="2018">
            <text:p>201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38214285714286">
            <text:p>1.3821428571</text:p>
          </table:table-cell>
        </table:table-row>
        <table:table-row table:style-name="ro2" table:visibility="filter">
          <table:table-cell office:value-type="float" office:value="2087">
            <text:p>2087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38928571428571">
            <text:p>1.3892857143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37014285714286">
            <text:p>1.3701428571</text:p>
          </table:table-cell>
        </table:table-row>
        <table:table-row table:style-name="ro2" table:visibility="filter">
          <table:table-cell office:value-type="float" office:value="2247">
            <text:p>224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37714285714286">
            <text:p>1.3771428571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38114285714286">
            <text:p>1.3811428571</text:p>
          </table:table-cell>
        </table:table-row>
        <table:table-row table:style-name="ro2" table:visibility="filter">
          <table:table-cell office:value-type="float" office:value="2471">
            <text:p>247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37571428571429">
            <text:p>1.3757142857</text:p>
          </table:table-cell>
        </table:table-row>
        <table:table-row table:style-name="ro2">
          <table:table-cell office:value-type="float" office:value="2938">
            <text:p>2938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36487394957983">
            <text:p>1.3648739496</text:p>
          </table:table-cell>
        </table:table-row>
        <table:table-row table:style-name="ro2" table:visibility="filter">
          <table:table-cell office:value-type="float" office:value="3164">
            <text:p>316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33714285714286">
            <text:p>1.3371428571</text:p>
          </table:table-cell>
        </table:table-row>
        <table:table-row table:style-name="ro2" table:visibility="filter">
          <table:table-cell office:value-type="float" office:value="3410">
            <text:p>341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38142857142857">
            <text:p>1.3814285714</text:p>
          </table:table-cell>
        </table:table-row>
        <table:table-row table:style-name="ro2" table:visibility="filter">
          <table:table-cell office:value-type="float" office:value="3664">
            <text:p>366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35214285714286">
            <text:p>1.3521428571</text:p>
          </table:table-cell>
        </table:table-row>
        <table:table-row table:style-name="ro2" table:visibility="filter">
          <table:table-cell office:value-type="float" office:value="3740">
            <text:p>374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776">
            <text:p>377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778">
            <text:p>377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35357142857143">
            <text:p>1.3535714286</text:p>
          </table:table-cell>
        </table:table-row>
        <table:table-row table:style-name="ro2" table:visibility="filter">
          <table:table-cell office:value-type="float" office:value="3810">
            <text:p>381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823">
            <text:p>382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33285714285714">
            <text:p>1.3328571429</text:p>
          </table:table-cell>
        </table:table-row>
        <table:table-row table:style-name="ro2" table:visibility="filter">
          <table:table-cell office:value-type="float" office:value="1943">
            <text:p>19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783783783783784">
            <text:p>0.7837837838</text:p>
          </table:table-cell>
          <table:table-cell office:value-type="float" office:value="1.38243243243243">
            <text:p>1.3824324324</text:p>
          </table:table-cell>
        </table:table-row>
        <table:table-row table:style-name="ro2" table:visibility="filter">
          <table:table-cell office:value-type="float" office:value="2218">
            <text:p>2218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783783783783784">
            <text:p>0.7837837838</text:p>
          </table:table-cell>
          <table:table-cell office:value-type="float" office:value="1.36108108108108">
            <text:p>1.3610810811</text:p>
          </table:table-cell>
        </table:table-row>
        <table:table-row table:style-name="ro2" table:visibility="filter">
          <table:table-cell office:value-type="float" office:value="3047">
            <text:p>3047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783333333333333">
            <text:p>0.7833333333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145">
            <text:p>3145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783333333333333">
            <text:p>0.7833333333</text:p>
          </table:table-cell>
          <table:table-cell office:value-type="float" office:value="1.3595">
            <text:p>1.3595</text:p>
          </table:table-cell>
        </table:table-row>
        <table:table-row table:style-name="ro2">
          <table:table-cell office:value-type="float" office:value="2925">
            <text:p>2925</text:p>
          </table:table-cell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0.783018867924528">
            <text:p>0.7830188679</text:p>
          </table:table-cell>
          <table:table-cell office:value-type="float" office:value="1.36580188679245">
            <text:p>1.3658018868</text:p>
          </table:table-cell>
        </table:table-row>
        <table:table-row table:style-name="ro2">
          <table:table-cell office:value-type="float" office:value="3131">
            <text:p>3131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0.783018867924528">
            <text:p>0.7830188679</text:p>
          </table:table-cell>
          <table:table-cell office:value-type="float" office:value="1.36141509433962">
            <text:p>1.3614150943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782608695652174">
            <text:p>0.7826086957</text:p>
          </table:table-cell>
          <table:table-cell office:value-type="float" office:value="1.36434782608696">
            <text:p>1.3643478261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782608695652174">
            <text:p>0.7826086957</text:p>
          </table:table-cell>
          <table:table-cell office:value-type="float" office:value="1.35217391304348">
            <text:p>1.352173913</text:p>
          </table:table-cell>
        </table:table-row>
        <table:table-row table:style-name="ro2" table:visibility="filter">
          <table:table-cell office:value-type="float" office:value="2570">
            <text:p>257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82608695652174">
            <text:p>0.7826086957</text:p>
          </table:table-cell>
          <table:table-cell office:value-type="float" office:value="1.35173913043478">
            <text:p>1.3517391304</text:p>
          </table:table-cell>
        </table:table-row>
        <table:table-row table:style-name="ro2" table:visibility="filter">
          <table:table-cell office:value-type="float" office:value="2600">
            <text:p>260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82608695652174">
            <text:p>0.7826086957</text:p>
          </table:table-cell>
          <table:table-cell office:value-type="float" office:value="1.37608695652174">
            <text:p>1.3760869565</text:p>
          </table:table-cell>
        </table:table-row>
        <table:table-row table:style-name="ro2" table:visibility="filter">
          <table:table-cell office:value-type="float" office:value="3011">
            <text:p>301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82608695652174">
            <text:p>0.7826086957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782608695652174">
            <text:p>0.7826086957</text:p>
          </table:table-cell>
          <table:table-cell office:value-type="float" office:value="1.36347826086957">
            <text:p>1.3634782609</text:p>
          </table:table-cell>
        </table:table-row>
        <table:table-row table:style-name="ro2">
          <table:table-cell office:value-type="float" office:value="3769">
            <text:p>3769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0.782608695652174">
            <text:p>0.7826086957</text:p>
          </table:table-cell>
          <table:table-cell office:value-type="float" office:value="1.34869565217391">
            <text:p>1.3486956522</text:p>
          </table:table-cell>
        </table:table-row>
        <table:table-row table:style-name="ro2" table:visibility="filter">
          <table:table-cell office:value-type="float" office:value="3078">
            <text:p>307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78125">
            <text:p>0.78125</text:p>
          </table:table-cell>
          <table:table-cell office:value-type="float" office:value="1.3646875">
            <text:p>1.3646875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780487804878049">
            <text:p>0.7804878049</text:p>
          </table:table-cell>
          <table:table-cell office:value-type="float" office:value="1.37487804878049">
            <text:p>1.3748780488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780487804878049">
            <text:p>0.7804878049</text:p>
          </table:table-cell>
          <table:table-cell office:value-type="float" office:value="1.33439024390244">
            <text:p>1.3343902439</text:p>
          </table:table-cell>
        </table:table-row>
        <table:table-row table:style-name="ro2">
          <table:table-cell office:value-type="float" office:value="2685">
            <text:p>2685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0.780346820809249">
            <text:p>0.7803468208</text:p>
          </table:table-cell>
          <table:table-cell office:value-type="float" office:value="1.35306358381503">
            <text:p>1.3530635838</text:p>
          </table:table-cell>
        </table:table-row>
        <table:table-row table:style-name="ro2" table:visibility="filter">
          <table:table-cell office:value-type="float" office:value="3630">
            <text:p>3630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779661016949153">
            <text:p>0.7796610169</text:p>
          </table:table-cell>
          <table:table-cell office:value-type="float" office:value="1.32423728813559">
            <text:p>1.3242372881</text:p>
          </table:table-cell>
        </table:table-row>
        <table:table-row table:style-name="ro2" table:visibility="filter">
          <table:table-cell office:value-type="float" office:value="1962">
            <text:p>196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5925925925926">
            <text:p>1.3592592593</text:p>
          </table:table-cell>
        </table:table-row>
        <table:table-row table:style-name="ro2" table:visibility="filter">
          <table:table-cell office:value-type="float" office:value="2016">
            <text:p>2016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8888888888889">
            <text:p>1.3888888889</text:p>
          </table:table-cell>
        </table:table-row>
        <table:table-row table:style-name="ro2" table:visibility="filter">
          <table:table-cell office:value-type="float" office:value="2127">
            <text:p>2127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40984126984127">
            <text:p>1.4098412698</text:p>
          </table:table-cell>
        </table:table-row>
        <table:table-row table:style-name="ro2" table:visibility="filter">
          <table:table-cell office:value-type="float" office:value="2130">
            <text:p>213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41333333333333">
            <text:p>1.4133333333</text:p>
          </table:table-cell>
        </table:table-row>
        <table:table-row table:style-name="ro2" table:visibility="filter">
          <table:table-cell office:value-type="float" office:value="2181">
            <text:p>218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210">
            <text:p>221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8666666666667">
            <text:p>1.3866666667</text:p>
          </table:table-cell>
        </table:table-row>
        <table:table-row table:style-name="ro2" table:visibility="filter">
          <table:table-cell office:value-type="float" office:value="2494">
            <text:p>249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7777777777778">
            <text:p>1.3777777778</text:p>
          </table:table-cell>
        </table:table-row>
        <table:table-row table:style-name="ro2" table:visibility="filter">
          <table:table-cell office:value-type="float" office:value="2529">
            <text:p>252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7111111111111">
            <text:p>1.3711111111</text:p>
          </table:table-cell>
        </table:table-row>
        <table:table-row table:style-name="ro2" table:visibility="filter">
          <table:table-cell office:value-type="float" office:value="2606">
            <text:p>260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4222222222222">
            <text:p>1.3422222222</text:p>
          </table:table-cell>
        </table:table-row>
        <table:table-row table:style-name="ro2" table:visibility="filter">
          <table:table-cell office:value-type="float" office:value="2673">
            <text:p>267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6111111111111">
            <text:p>1.3611111111</text:p>
          </table:table-cell>
        </table:table-row>
        <table:table-row table:style-name="ro2">
          <table:table-cell office:value-type="float" office:value="2943">
            <text:p>2943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54">
            <text:p>1.354</text:p>
          </table:table-cell>
        </table:table-row>
        <table:table-row table:style-name="ro2" table:visibility="filter">
          <table:table-cell office:value-type="float" office:value="3020">
            <text:p>302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4888888888889">
            <text:p>1.3488888889</text:p>
          </table:table-cell>
        </table:table-row>
        <table:table-row table:style-name="ro2" table:visibility="filter">
          <table:table-cell office:value-type="float" office:value="3113">
            <text:p>311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6481481481482">
            <text:p>1.3648148148</text:p>
          </table:table-cell>
        </table:table-row>
        <table:table-row table:style-name="ro2" table:visibility="filter">
          <table:table-cell office:value-type="float" office:value="3288">
            <text:p>328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8666666666667">
            <text:p>1.3866666667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5740740740741">
            <text:p>1.3574074074</text:p>
          </table:table-cell>
        </table:table-row>
        <table:table-row table:style-name="ro2" table:visibility="filter">
          <table:table-cell office:value-type="float" office:value="3545">
            <text:p>354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6916666666667">
            <text:p>1.3691666667</text:p>
          </table:table-cell>
        </table:table-row>
        <table:table-row table:style-name="ro2" table:visibility="filter">
          <table:table-cell office:value-type="float" office:value="3604">
            <text:p>360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3631">
            <text:p>363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693">
            <text:p>3693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4133333333333">
            <text:p>1.3413333333</text:p>
          </table:table-cell>
        </table:table-row>
        <table:table-row table:style-name="ro2" table:visibility="filter">
          <table:table-cell office:value-type="float" office:value="3766">
            <text:p>376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3777777777778">
            <text:p>1.3377777778</text:p>
          </table:table-cell>
        </table:table-row>
        <table:table-row table:style-name="ro2" table:visibility="filter">
          <table:table-cell office:value-type="float" office:value="3829">
            <text:p>382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9296296296296">
            <text:p>1.392962963</text:p>
          </table:table-cell>
        </table:table-row>
        <table:table-row table:style-name="ro2" table:visibility="filter">
          <table:table-cell office:value-type="float" office:value="3844">
            <text:p>384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7333333333333">
            <text:p>1.3733333333</text:p>
          </table:table-cell>
        </table:table-row>
        <table:table-row table:style-name="ro2" table:visibility="filter">
          <table:table-cell office:value-type="float" office:value="3848">
            <text:p>384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1666666666667">
            <text:p>1.3166666667</text:p>
          </table:table-cell>
        </table:table-row>
        <table:table-row table:style-name="ro2">
          <table:table-cell office:value-type="float" office:value="2360">
            <text:p>2360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0.77639751552795">
            <text:p>0.7763975155</text:p>
          </table:table-cell>
          <table:table-cell office:value-type="float" office:value="1.37944099378882">
            <text:p>1.3794409938</text:p>
          </table:table-cell>
        </table:table-row>
        <table:table-row table:style-name="ro2" table:visibility="filter">
          <table:table-cell office:value-type="float" office:value="2342">
            <text:p>2342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0.776315789473684">
            <text:p>0.7763157895</text:p>
          </table:table-cell>
          <table:table-cell office:value-type="float" office:value="1.39881578947368">
            <text:p>1.3988157895</text:p>
          </table:table-cell>
        </table:table-row>
        <table:table-row table:style-name="ro2" table:visibility="filter">
          <table:table-cell office:value-type="float" office:value="3721">
            <text:p>3721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.776315789473684">
            <text:p>0.7763157895</text:p>
          </table:table-cell>
          <table:table-cell office:value-type="float" office:value="1.34644736842105">
            <text:p>1.3464473684</text:p>
          </table:table-cell>
        </table:table-row>
        <table:table-row table:style-name="ro2" table:visibility="filter">
          <table:table-cell office:value-type="float" office:value="2134">
            <text:p>2134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0.775510204081633">
            <text:p>0.7755102041</text:p>
          </table:table-cell>
          <table:table-cell office:value-type="float" office:value="1.39551020408163">
            <text:p>1.3955102041</text:p>
          </table:table-cell>
        </table:table-row>
        <table:table-row table:style-name="ro2" table:visibility="filter">
          <table:table-cell office:value-type="float" office:value="1929">
            <text:p>1929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.775280898876405">
            <text:p>0.7752808989</text:p>
          </table:table-cell>
          <table:table-cell office:value-type="float" office:value="1.37876404494382">
            <text:p>1.3787640449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.775280898876405">
            <text:p>0.7752808989</text:p>
          </table:table-cell>
          <table:table-cell office:value-type="float" office:value="1.35865168539326">
            <text:p>1.3586516854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775">
            <text:p>0.775</text:p>
          </table:table-cell>
          <table:table-cell office:value-type="float" office:value="1.3845">
            <text:p>1.3845</text:p>
          </table:table-cell>
        </table:table-row>
        <table:table-row table:style-name="ro2" table:visibility="filter">
          <table:table-cell office:value-type="float" office:value="3211">
            <text:p>3211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775">
            <text:p>0.775</text:p>
          </table:table-cell>
          <table:table-cell office:value-type="float" office:value="1.344">
            <text:p>1.344</text:p>
          </table:table-cell>
        </table:table-row>
        <table:table-row table:style-name="ro2" table:visibility="filter">
          <table:table-cell office:value-type="float" office:value="3773">
            <text:p>377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775">
            <text:p>0.775</text:p>
          </table:table-cell>
          <table:table-cell office:value-type="float" office:value="1.3305">
            <text:p>1.3305</text:p>
          </table:table-cell>
        </table:table-row>
        <table:table-row table:style-name="ro2">
          <table:table-cell office:value-type="float" office:value="3246">
            <text:p>3246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0.774647887323944">
            <text:p>0.7746478873</text:p>
          </table:table-cell>
          <table:table-cell office:value-type="float" office:value="1.34739436619718">
            <text:p>1.3473943662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.774193548387097">
            <text:p>0.7741935484</text:p>
          </table:table-cell>
          <table:table-cell office:value-type="float" office:value="1.37838709677419">
            <text:p>1.3783870968</text:p>
          </table:table-cell>
        </table:table-row>
        <table:table-row table:style-name="ro2">
          <table:table-cell office:value-type="float" office:value="2665">
            <text:p>2665</text:p>
          </table:table-cell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float" office:value="0.773972602739726">
            <text:p>0.7739726027</text:p>
          </table:table-cell>
          <table:table-cell office:value-type="float" office:value="1.37575342465753">
            <text:p>1.3757534247</text:p>
          </table:table-cell>
        </table:table-row>
        <table:table-row table:style-name="ro2" table:visibility="filter">
          <table:table-cell office:value-type="float" office:value="2069">
            <text:p>2069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773584905660377">
            <text:p>0.7735849057</text:p>
          </table:table-cell>
          <table:table-cell office:value-type="float" office:value="1.37735849056604">
            <text:p>1.3773584906</text:p>
          </table:table-cell>
        </table:table-row>
        <table:table-row table:style-name="ro2" table:visibility="filter">
          <table:table-cell office:value-type="float" office:value="2346">
            <text:p>2346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773333333333333">
            <text:p>0.7733333333</text:p>
          </table:table-cell>
          <table:table-cell office:value-type="float" office:value="1.3744">
            <text:p>1.3744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772727272727273">
            <text:p>0.7727272727</text:p>
          </table:table-cell>
          <table:table-cell office:value-type="float" office:value="1.34909090909091">
            <text:p>1.3490909091</text:p>
          </table:table-cell>
        </table:table-row>
        <table:table-row table:style-name="ro2" table:visibility="filter">
          <table:table-cell office:value-type="float" office:value="2154">
            <text:p>2154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772727272727273">
            <text:p>0.7727272727</text:p>
          </table:table-cell>
          <table:table-cell office:value-type="float" office:value="1.40431818181818">
            <text:p>1.4043181818</text:p>
          </table:table-cell>
        </table:table-row>
        <table:table-row table:style-name="ro2" table:visibility="filter">
          <table:table-cell office:value-type="float" office:value="2259">
            <text:p>225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772727272727273">
            <text:p>0.7727272727</text:p>
          </table:table-cell>
          <table:table-cell office:value-type="float" office:value="1.37272727272727">
            <text:p>1.3727272727</text:p>
          </table:table-cell>
        </table:table-row>
        <table:table-row table:style-name="ro2" table:visibility="filter">
          <table:table-cell office:value-type="float" office:value="2971">
            <text:p>2971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0.772727272727273">
            <text:p>0.7727272727</text:p>
          </table:table-cell>
          <table:table-cell office:value-type="float" office:value="1.38511363636364">
            <text:p>1.3851136364</text:p>
          </table:table-cell>
        </table:table-row>
        <table:table-row table:style-name="ro2" table:visibility="filter">
          <table:table-cell office:value-type="float" office:value="2236">
            <text:p>2236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0.771929824561403">
            <text:p>0.7719298246</text:p>
          </table:table-cell>
          <table:table-cell office:value-type="float" office:value="1.37052631578947">
            <text:p>1.3705263158</text:p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0.771929824561403">
            <text:p>0.7719298246</text:p>
          </table:table-cell>
          <table:table-cell office:value-type="float" office:value="1.36184210526316">
            <text:p>1.3618421053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3884615384615">
            <text:p>1.3388461538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5461538461538">
            <text:p>1.3546153846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6461538461538">
            <text:p>1.3646153846</text:p>
          </table:table-cell>
        </table:table-row>
        <table:table-row table:style-name="ro2" table:visibility="filter">
          <table:table-cell office:value-type="float" office:value="3097">
            <text:p>3097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4820512820513">
            <text:p>1.3482051282</text:p>
          </table:table-cell>
        </table:table-row>
        <table:table-row table:style-name="ro2" table:visibility="filter">
          <table:table-cell office:value-type="float" office:value="3257">
            <text:p>3257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39961538461539">
            <text:p>1.3996153846</text:p>
          </table:table-cell>
        </table:table-row>
        <table:table-row table:style-name="ro2" table:visibility="filter">
          <table:table-cell office:value-type="float" office:value="3479">
            <text:p>347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4307692307692">
            <text:p>1.3430769231</text:p>
          </table:table-cell>
        </table:table-row>
        <table:table-row table:style-name="ro2" table:visibility="filter">
          <table:table-cell office:value-type="float" office:value="3604">
            <text:p>360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7692307692308">
            <text:p>1.3769230769</text:p>
          </table:table-cell>
        </table:table-row>
        <table:table-row table:style-name="ro2" table:visibility="filter">
          <table:table-cell office:value-type="float" office:value="3676">
            <text:p>367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33384615384615">
            <text:p>1.3338461538</text:p>
          </table:table-cell>
        </table:table-row>
        <table:table-row table:style-name="ro2">
          <table:table-cell office:value-type="float" office:value="3747">
            <text:p>3747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5160839160839">
            <text:p>1.3516083916</text:p>
          </table:table-cell>
        </table:table-row>
        <table:table-row table:style-name="ro2" table:visibility="filter">
          <table:table-cell office:value-type="float" office:value="3827">
            <text:p>382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4538461538462">
            <text:p>1.3453846154</text:p>
          </table:table-cell>
        </table:table-row>
        <table:table-row table:style-name="ro2">
          <table:table-cell office:value-type="float" office:value="3665">
            <text:p>3665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.768518518518518">
            <text:p>0.7685185185</text:p>
          </table:table-cell>
          <table:table-cell office:value-type="float" office:value="1.36453703703704">
            <text:p>1.364537037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767441860465116">
            <text:p>0.7674418605</text:p>
          </table:table-cell>
          <table:table-cell office:value-type="float" office:value="1.37802325581395">
            <text:p>1.3780232558</text:p>
          </table:table-cell>
        </table:table-row>
        <table:table-row table:style-name="ro2">
          <table:table-cell office:value-type="float" office:value="3809">
            <text:p>3809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0.767241379310345">
            <text:p>0.7672413793</text:p>
          </table:table-cell>
          <table:table-cell office:value-type="float" office:value="1.36120689655172">
            <text:p>1.3612068966</text:p>
          </table:table-cell>
        </table:table-row>
        <table:table-row table:style-name="ro2" table:visibility="filter">
          <table:table-cell office:value-type="float" office:value="1994">
            <text:p>199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66666666666667">
            <text:p>0.7666666667</text:p>
          </table:table-cell>
          <table:table-cell office:value-type="float" office:value="1.36433333333333">
            <text:p>1.3643333333</text:p>
          </table:table-cell>
        </table:table-row>
        <table:table-row table:style-name="ro2" table:visibility="filter">
          <table:table-cell office:value-type="float" office:value="2214">
            <text:p>221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66666666666667">
            <text:p>0.7666666667</text:p>
          </table:table-cell>
          <table:table-cell office:value-type="float" office:value="1.38266666666667">
            <text:p>1.3826666667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66666666666667">
            <text:p>0.7666666667</text:p>
          </table:table-cell>
          <table:table-cell office:value-type="float" office:value="1.36566666666667">
            <text:p>1.3656666667</text:p>
          </table:table-cell>
        </table:table-row>
        <table:table-row table:style-name="ro2" table:visibility="filter">
          <table:table-cell office:value-type="float" office:value="2921">
            <text:p>292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66666666666667">
            <text:p>0.7666666667</text:p>
          </table:table-cell>
          <table:table-cell office:value-type="float" office:value="1.36266666666667">
            <text:p>1.3626666667</text:p>
          </table:table-cell>
        </table:table-row>
        <table:table-row table:style-name="ro2">
          <table:table-cell office:value-type="float" office:value="3650">
            <text:p>3650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0.766355140186916">
            <text:p>0.7663551402</text:p>
          </table:table-cell>
          <table:table-cell office:value-type="float" office:value="1.35140186915888">
            <text:p>1.3514018692</text:p>
          </table:table-cell>
        </table:table-row>
        <table:table-row table:style-name="ro2" table:visibility="filter">
          <table:table-cell office:value-type="float" office:value="2525">
            <text:p>2525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765957446808511">
            <text:p>0.7659574468</text:p>
          </table:table-cell>
          <table:table-cell office:value-type="float" office:value="1.37914893617021">
            <text:p>1.3791489362</text:p>
          </table:table-cell>
        </table:table-row>
        <table:table-row table:style-name="ro2" table:visibility="filter">
          <table:table-cell office:value-type="float" office:value="2527">
            <text:p>2527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765957446808511">
            <text:p>0.7659574468</text:p>
          </table:table-cell>
          <table:table-cell office:value-type="float" office:value="1.37765957446808">
            <text:p>1.3776595745</text:p>
          </table:table-cell>
        </table:table-row>
        <table:table-row table:style-name="ro2" table:visibility="filter">
          <table:table-cell office:value-type="float" office:value="2857">
            <text:p>2857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765957446808511">
            <text:p>0.7659574468</text:p>
          </table:table-cell>
          <table:table-cell office:value-type="float" office:value="1.36914893617021">
            <text:p>1.3691489362</text:p>
          </table:table-cell>
        </table:table-row>
        <table:table-row table:style-name="ro2" table:visibility="filter">
          <table:table-cell office:value-type="float" office:value="3007">
            <text:p>300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.76530612244898">
            <text:p>0.7653061224</text:p>
          </table:table-cell>
          <table:table-cell office:value-type="float" office:value="1.38428571428571">
            <text:p>1.3842857143</text:p>
          </table:table-cell>
        </table:table-row>
        <table:table-row table:style-name="ro2">
          <table:table-cell office:value-type="float" office:value="2258">
            <text:p>2258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0.765151515151515">
            <text:p>0.7651515152</text:p>
          </table:table-cell>
          <table:table-cell office:value-type="float" office:value="1.38242424242424">
            <text:p>1.3824242424</text:p>
          </table:table-cell>
        </table:table-row>
        <table:table-row table:style-name="ro2">
          <table:table-cell office:value-type="float" office:value="2715">
            <text:p>2715</text:p>
          </table:table-cell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float" office:value="0.765124555160142">
            <text:p>0.7651245552</text:p>
          </table:table-cell>
          <table:table-cell office:value-type="float" office:value="1.39875444839858">
            <text:p>1.3987544484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764705882352941">
            <text:p>0.7647058824</text:p>
          </table:table-cell>
          <table:table-cell office:value-type="float" office:value="1.38441176470588">
            <text:p>1.3844117647</text:p>
          </table:table-cell>
        </table:table-row>
        <table:table-row table:style-name="ro2">
          <table:table-cell office:value-type="float" office:value="2851">
            <text:p>2851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0.764705882352941">
            <text:p>0.7647058824</text:p>
          </table:table-cell>
          <table:table-cell office:value-type="float" office:value="1.36082352941176">
            <text:p>1.3608235294</text:p>
          </table:table-cell>
        </table:table-row>
        <table:table-row table:style-name="ro2">
          <table:table-cell office:value-type="float" office:value="2998">
            <text:p>2998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0.764705882352941">
            <text:p>0.7647058824</text:p>
          </table:table-cell>
          <table:table-cell office:value-type="float" office:value="1.36745098039216">
            <text:p>1.3674509804</text:p>
          </table:table-cell>
        </table:table-row>
        <table:table-row table:style-name="ro2" table:visibility="filter">
          <table:table-cell office:value-type="float" office:value="3201">
            <text:p>320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64705882352941">
            <text:p>0.7647058824</text:p>
          </table:table-cell>
          <table:table-cell office:value-type="float" office:value="1.35529411764706">
            <text:p>1.3552941176</text:p>
          </table:table-cell>
        </table:table-row>
        <table:table-row table:style-name="ro2" table:visibility="filter">
          <table:table-cell office:value-type="float" office:value="3566">
            <text:p>356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64705882352941">
            <text:p>0.7647058824</text:p>
          </table:table-cell>
          <table:table-cell office:value-type="float" office:value="1.38411764705882">
            <text:p>1.3841176471</text:p>
          </table:table-cell>
        </table:table-row>
        <table:table-row table:style-name="ro2" table:visibility="filter">
          <table:table-cell office:value-type="float" office:value="3823">
            <text:p>382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64705882352941">
            <text:p>0.7647058824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171">
            <text:p>2171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0.763888888888889">
            <text:p>0.7638888889</text:p>
          </table:table-cell>
          <table:table-cell office:value-type="float" office:value="1.36486111111111">
            <text:p>1.3648611111</text:p>
          </table:table-cell>
        </table:table-row>
        <table:table-row table:style-name="ro2" table:visibility="filter">
          <table:table-cell office:value-type="float" office:value="3347">
            <text:p>3347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0.763888888888889">
            <text:p>0.7638888889</text:p>
          </table:table-cell>
          <table:table-cell office:value-type="float" office:value="1.38638888888889">
            <text:p>1.3863888889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.763636363636364">
            <text:p>0.7636363636</text:p>
          </table:table-cell>
          <table:table-cell office:value-type="float" office:value="1.37527272727273">
            <text:p>1.3752727273</text:p>
          </table:table-cell>
        </table:table-row>
        <table:table-row table:style-name="ro2" table:visibility="filter">
          <table:table-cell office:value-type="float" office:value="2915">
            <text:p>2915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0.762886597938144">
            <text:p>0.7628865979</text:p>
          </table:table-cell>
          <table:table-cell office:value-type="float" office:value="1.36546391752577">
            <text:p>1.3654639175</text:p>
          </table:table-cell>
        </table:table-row>
        <table:table-row table:style-name="ro2" table:visibility="filter">
          <table:table-cell office:value-type="float" office:value="2242">
            <text:p>2242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76271186440678">
            <text:p>0.7627118644</text:p>
          </table:table-cell>
          <table:table-cell office:value-type="float" office:value="1.3928813559322">
            <text:p>1.3928813559</text:p>
          </table:table-cell>
        </table:table-row>
        <table:table-row table:style-name="ro2">
          <table:table-cell office:value-type="float" office:value="3649">
            <text:p>3649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.762376237623762">
            <text:p>0.7623762376</text:p>
          </table:table-cell>
          <table:table-cell office:value-type="float" office:value="1.34643564356436">
            <text:p>1.3464356436</text:p>
          </table:table-cell>
        </table:table-row>
        <table:table-row table:style-name="ro2">
          <table:table-cell office:value-type="float" office:value="2867">
            <text:p>2867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0.762295081967213">
            <text:p>0.762295082</text:p>
          </table:table-cell>
          <table:table-cell office:value-type="float" office:value="1.35245901639344">
            <text:p>1.3524590164</text:p>
          </table:table-cell>
        </table:table-row>
        <table:table-row table:style-name="ro2" table:visibility="filter">
          <table:table-cell office:value-type="float" office:value="2305">
            <text:p>2305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761904761904762">
            <text:p>0.7619047619</text:p>
          </table:table-cell>
          <table:table-cell office:value-type="float" office:value="1.38698412698413">
            <text:p>1.386984127</text:p>
          </table:table-cell>
        </table:table-row>
        <table:table-row table:style-name="ro2" table:visibility="filter">
          <table:table-cell office:value-type="float" office:value="2340">
            <text:p>234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61904761904762">
            <text:p>0.7619047619</text:p>
          </table:table-cell>
          <table:table-cell office:value-type="float" office:value="1.37857142857143">
            <text:p>1.3785714286</text:p>
          </table:table-cell>
        </table:table-row>
        <table:table-row table:style-name="ro2" table:visibility="filter">
          <table:table-cell office:value-type="float" office:value="2531">
            <text:p>253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761904761904762">
            <text:p>0.7619047619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226">
            <text:p>3226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761904761904762">
            <text:p>0.7619047619</text:p>
          </table:table-cell>
          <table:table-cell office:value-type="float" office:value="1.34714285714286">
            <text:p>1.3471428571</text:p>
          </table:table-cell>
        </table:table-row>
        <table:table-row table:style-name="ro2" table:visibility="filter">
          <table:table-cell office:value-type="float" office:value="3325">
            <text:p>3325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761904761904762">
            <text:p>0.7619047619</text:p>
          </table:table-cell>
          <table:table-cell office:value-type="float" office:value="1.3647619047619">
            <text:p>1.3647619048</text:p>
          </table:table-cell>
        </table:table-row>
        <table:table-row table:style-name="ro2" table:visibility="filter">
          <table:table-cell office:value-type="float" office:value="3373">
            <text:p>337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61904761904762">
            <text:p>0.7619047619</text:p>
          </table:table-cell>
          <table:table-cell office:value-type="float" office:value="1.37619047619048">
            <text:p>1.3761904762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761904761904762">
            <text:p>0.7619047619</text:p>
          </table:table-cell>
          <table:table-cell office:value-type="float" office:value="1.35761904761905">
            <text:p>1.3576190476</text:p>
          </table:table-cell>
        </table:table-row>
        <table:table-row table:style-name="ro2" table:visibility="filter">
          <table:table-cell office:value-type="float" office:value="3494">
            <text:p>349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61904761904762">
            <text:p>0.7619047619</text:p>
          </table:table-cell>
          <table:table-cell office:value-type="float" office:value="1.36333333333333">
            <text:p>1.3633333333</text:p>
          </table:table-cell>
        </table:table-row>
        <table:table-row table:style-name="ro2">
          <table:table-cell office:value-type="float" office:value="2071">
            <text:p>2071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0.761194029850746">
            <text:p>0.7611940299</text:p>
          </table:table-cell>
          <table:table-cell office:value-type="float" office:value="1.3644776119403">
            <text:p>1.3644776119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0.760869565217391">
            <text:p>0.7608695652</text:p>
          </table:table-cell>
          <table:table-cell office:value-type="float" office:value="1.3520652173913">
            <text:p>1.3520652174</text:p>
          </table:table-cell>
        </table:table-row>
        <table:table-row table:style-name="ro2" table:visibility="filter">
          <table:table-cell office:value-type="float" office:value="3700">
            <text:p>3700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760869565217391">
            <text:p>0.7608695652</text:p>
          </table:table-cell>
          <table:table-cell office:value-type="float" office:value="1.35565217391304">
            <text:p>1.3556521739</text:p>
          </table:table-cell>
        </table:table-row>
        <table:table-row table:style-name="ro2" table:visibility="filter">
          <table:table-cell office:value-type="float" office:value="3803">
            <text:p>3803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0.760416666666667">
            <text:p>0.7604166667</text:p>
          </table:table-cell>
          <table:table-cell office:value-type="float" office:value="1.3628125">
            <text:p>1.3628125</text:p>
          </table:table-cell>
        </table:table-row>
        <table:table-row table:style-name="ro2">
          <table:table-cell office:value-type="float" office:value="2923">
            <text:p>2923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0.760233918128655">
            <text:p>0.7602339181</text:p>
          </table:table-cell>
          <table:table-cell office:value-type="float" office:value="1.36198830409357">
            <text:p>1.3619883041</text:p>
          </table:table-cell>
        </table:table-row>
        <table:table-row table:style-name="ro2" table:visibility="filter">
          <table:table-cell office:value-type="float" office:value="2438">
            <text:p>243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office:value-type="float" office:value="1.386">
            <text:p>1.386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office:value-type="float" office:value="1.3784">
            <text:p>1.3784</text:p>
          </table:table-cell>
        </table:table-row>
        <table:table-row table:style-name="ro2" table:visibility="filter">
          <table:table-cell office:value-type="float" office:value="3566">
            <text:p>356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office:value-type="float" office:value="1.3484">
            <text:p>1.3484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76">
            <text:p>0.76</text:p>
          </table:table-cell>
          <table:table-cell office:value-type="float" office:value="1.3652">
            <text:p>1.3652</text:p>
          </table:table-cell>
        </table:table-row>
        <table:table-row table:style-name="ro2" table:visibility="filter">
          <table:table-cell office:value-type="float" office:value="3786">
            <text:p>3786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759493670886076">
            <text:p>0.7594936709</text:p>
          </table:table-cell>
          <table:table-cell office:value-type="float" office:value="1.35215189873418">
            <text:p>1.3521518987</text:p>
          </table:table-cell>
        </table:table-row>
        <table:table-row table:style-name="ro2">
          <table:table-cell office:value-type="float" office:value="2284">
            <text:p>2284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0.759259259259259">
            <text:p>0.7592592593</text:p>
          </table:table-cell>
          <table:table-cell office:value-type="float" office:value="1.38509259259259">
            <text:p>1.3850925926</text:p>
          </table:table-cell>
        </table:table-row>
        <table:table-row table:style-name="ro2">
          <table:table-cell office:value-type="float" office:value="3649">
            <text:p>3649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0.759259259259259">
            <text:p>0.7592592593</text:p>
          </table:table-cell>
          <table:table-cell office:value-type="float" office:value="1.35361111111111">
            <text:p>1.3536111111</text:p>
          </table:table-cell>
        </table:table-row>
        <table:table-row table:style-name="ro2" table:visibility="filter">
          <table:table-cell office:value-type="float" office:value="1989">
            <text:p>1989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758620689655172">
            <text:p>0.7586206897</text:p>
          </table:table-cell>
          <table:table-cell office:value-type="float" office:value="1.36137931034483">
            <text:p>1.3613793103</text:p>
          </table:table-cell>
        </table:table-row>
        <table:table-row table:style-name="ro2" table:visibility="filter">
          <table:table-cell office:value-type="float" office:value="2254">
            <text:p>2254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758620689655172">
            <text:p>0.7586206897</text:p>
          </table:table-cell>
          <table:table-cell office:value-type="float" office:value="1.37327586206897">
            <text:p>1.3732758621</text:p>
          </table:table-cell>
        </table:table-row>
        <table:table-row table:style-name="ro2" table:visibility="filter">
          <table:table-cell office:value-type="float" office:value="2345">
            <text:p>2345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758620689655172">
            <text:p>0.7586206897</text:p>
          </table:table-cell>
          <table:table-cell office:value-type="float" office:value="1.39948275862069">
            <text:p>1.3994827586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58620689655172">
            <text:p>0.7586206897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758620689655172">
            <text:p>0.7586206897</text:p>
          </table:table-cell>
          <table:table-cell office:value-type="float" office:value="1.36689655172414">
            <text:p>1.3668965517</text:p>
          </table:table-cell>
        </table:table-row>
        <table:table-row table:style-name="ro2" table:visibility="filter">
          <table:table-cell office:value-type="float" office:value="3660">
            <text:p>3660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.758620689655172">
            <text:p>0.7586206897</text:p>
          </table:table-cell>
          <table:table-cell office:value-type="float" office:value="1.36965517241379">
            <text:p>1.3696551724</text:p>
          </table:table-cell>
        </table:table-row>
        <table:table-row table:style-name="ro2" table:visibility="filter">
          <table:table-cell office:value-type="float" office:value="3689">
            <text:p>3689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758620689655172">
            <text:p>0.7586206897</text:p>
          </table:table-cell>
          <table:table-cell office:value-type="float" office:value="1.35793103448276">
            <text:p>1.3579310345</text:p>
          </table:table-cell>
        </table:table-row>
        <table:table-row table:style-name="ro2" table:visibility="filter">
          <table:table-cell office:value-type="float" office:value="3747">
            <text:p>3747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.758064516129032">
            <text:p>0.7580645161</text:p>
          </table:table-cell>
          <table:table-cell office:value-type="float" office:value="1.35564516129032">
            <text:p>1.3556451613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757575757575758">
            <text:p>0.7575757576</text:p>
          </table:table-cell>
          <table:table-cell office:value-type="float" office:value="1.33363636363636">
            <text:p>1.3336363636</text:p>
          </table:table-cell>
        </table:table-row>
        <table:table-row table:style-name="ro2" table:visibility="filter">
          <table:table-cell office:value-type="float" office:value="2814">
            <text:p>2814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757575757575758">
            <text:p>0.7575757576</text:p>
          </table:table-cell>
          <table:table-cell office:value-type="float" office:value="1.36939393939394">
            <text:p>1.3693939394</text:p>
          </table:table-cell>
        </table:table-row>
        <table:table-row table:style-name="ro2" table:visibility="filter">
          <table:table-cell office:value-type="float" office:value="3681">
            <text:p>368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757575757575758">
            <text:p>0.7575757576</text:p>
          </table:table-cell>
          <table:table-cell office:value-type="float" office:value="1.32606060606061">
            <text:p>1.3260606061</text:p>
          </table:table-cell>
        </table:table-row>
        <table:table-row table:style-name="ro2">
          <table:table-cell office:value-type="float" office:value="2614">
            <text:p>2614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0.757396449704142">
            <text:p>0.7573964497</text:p>
          </table:table-cell>
          <table:table-cell office:value-type="float" office:value="1.39497041420118">
            <text:p>1.3949704142</text:p>
          </table:table-cell>
        </table:table-row>
        <table:table-row table:style-name="ro2" table:visibility="filter">
          <table:table-cell office:value-type="float" office:value="2331">
            <text:p>2331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757142857142857">
            <text:p>0.7571428571</text:p>
          </table:table-cell>
          <table:table-cell office:value-type="float" office:value="1.36685714285714">
            <text:p>1.3668571429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0.757142857142857">
            <text:p>0.7571428571</text:p>
          </table:table-cell>
          <table:table-cell office:value-type="float" office:value="1.34885714285714">
            <text:p>1.3488571429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756756756756757">
            <text:p>0.7567567568</text:p>
          </table:table-cell>
          <table:table-cell office:value-type="float" office:value="1.35189189189189">
            <text:p>1.3518918919</text:p>
          </table:table-cell>
        </table:table-row>
        <table:table-row table:style-name="ro2" table:visibility="filter">
          <table:table-cell office:value-type="float" office:value="3731">
            <text:p>373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756756756756757">
            <text:p>0.7567567568</text:p>
          </table:table-cell>
          <table:table-cell office:value-type="float" office:value="1.33945945945946">
            <text:p>1.3394594595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.75609756097561">
            <text:p>0.756097561</text:p>
          </table:table-cell>
          <table:table-cell office:value-type="float" office:value="1.355">
            <text:p>1.355</text:p>
          </table:table-cell>
        </table:table-row>
        <table:table-row table:style-name="ro2">
          <table:table-cell office:value-type="float" office:value="3658">
            <text:p>3658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0.75609756097561">
            <text:p>0.756097561</text:p>
          </table:table-cell>
          <table:table-cell office:value-type="float" office:value="1.34146341463415">
            <text:p>1.3414634146</text:p>
          </table:table-cell>
        </table:table-row>
        <table:table-row table:style-name="ro2">
          <table:table-cell office:value-type="float" office:value="2159">
            <text:p>2159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0.755725190839695">
            <text:p>0.7557251908</text:p>
          </table:table-cell>
          <table:table-cell office:value-type="float" office:value="1.35984732824427">
            <text:p>1.3598473282</text:p>
          </table:table-cell>
        </table:table-row>
        <table:table-row table:style-name="ro2" table:visibility="filter">
          <table:table-cell office:value-type="float" office:value="2126">
            <text:p>2126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755555555555556">
            <text:p>0.7555555556</text:p>
          </table:table-cell>
          <table:table-cell office:value-type="float" office:value="1.41622222222222">
            <text:p>1.4162222222</text:p>
          </table:table-cell>
        </table:table-row>
        <table:table-row table:style-name="ro2" table:visibility="filter">
          <table:table-cell office:value-type="float" office:value="2230">
            <text:p>223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755555555555556">
            <text:p>0.7555555556</text:p>
          </table:table-cell>
          <table:table-cell office:value-type="float" office:value="1.39688888888889">
            <text:p>1.3968888889</text:p>
          </table:table-cell>
        </table:table-row>
        <table:table-row table:style-name="ro2">
          <table:table-cell office:value-type="float" office:value="2553">
            <text:p>2553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0.755555555555556">
            <text:p>0.7555555556</text:p>
          </table:table-cell>
          <table:table-cell office:value-type="float" office:value="1.34483333333333">
            <text:p>1.3448333333</text:p>
          </table:table-cell>
        </table:table-row>
        <table:table-row table:style-name="ro2" table:visibility="filter">
          <table:table-cell office:value-type="float" office:value="3516">
            <text:p>3516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0.75531914893617">
            <text:p>0.7553191489</text:p>
          </table:table-cell>
          <table:table-cell office:value-type="float" office:value="1.38446808510638">
            <text:p>1.3844680851</text:p>
          </table:table-cell>
        </table:table-row>
        <table:table-row table:style-name="ro2" table:visibility="filter">
          <table:table-cell office:value-type="float" office:value="2326">
            <text:p>2326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755102040816326">
            <text:p>0.7551020408</text:p>
          </table:table-cell>
          <table:table-cell office:value-type="float" office:value="1.36408163265306">
            <text:p>1.3640816327</text:p>
          </table:table-cell>
        </table:table-row>
        <table:table-row table:style-name="ro2" table:visibility="filter">
          <table:table-cell office:value-type="float" office:value="2992">
            <text:p>299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755102040816326">
            <text:p>0.7551020408</text:p>
          </table:table-cell>
          <table:table-cell office:value-type="float" office:value="1.35469387755102">
            <text:p>1.3546938776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.755102040816326">
            <text:p>0.7551020408</text:p>
          </table:table-cell>
          <table:table-cell office:value-type="float" office:value="1.38326530612245">
            <text:p>1.3832653061</text:p>
          </table:table-cell>
        </table:table-row>
        <table:table-row table:style-name="ro2" table:visibility="filter">
          <table:table-cell office:value-type="float" office:value="3696">
            <text:p>3696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755102040816326">
            <text:p>0.7551020408</text:p>
          </table:table-cell>
          <table:table-cell office:value-type="float" office:value="1.35795918367347">
            <text:p>1.3579591837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754716981132076">
            <text:p>0.7547169811</text:p>
          </table:table-cell>
          <table:table-cell office:value-type="float" office:value="1.3788679245283">
            <text:p>1.3788679245</text:p>
          </table:table-cell>
        </table:table-row>
        <table:table-row table:style-name="ro2" table:visibility="filter">
          <table:table-cell office:value-type="float" office:value="3680">
            <text:p>3680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754385964912281">
            <text:p>0.7543859649</text:p>
          </table:table-cell>
          <table:table-cell office:value-type="float" office:value="1.35824561403509">
            <text:p>1.358245614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754098360655738">
            <text:p>0.7540983607</text:p>
          </table:table-cell>
          <table:table-cell office:value-type="float" office:value="1.36295081967213">
            <text:p>1.3629508197</text:p>
          </table:table-cell>
        </table:table-row>
        <table:table-row table:style-name="ro2">
          <table:table-cell office:value-type="float" office:value="2825">
            <text:p>2825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0.753846153846154">
            <text:p>0.7538461538</text:p>
          </table:table-cell>
          <table:table-cell office:value-type="float" office:value="1.36533333333333">
            <text:p>1.3653333333</text:p>
          </table:table-cell>
        </table:table-row>
        <table:table-row table:style-name="ro2" table:visibility="filter">
          <table:table-cell office:value-type="float" office:value="1990">
            <text:p>1990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0.753623188405797">
            <text:p>0.7536231884</text:p>
          </table:table-cell>
          <table:table-cell office:value-type="float" office:value="1.40289855072464">
            <text:p>1.4028985507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0.753623188405797">
            <text:p>0.7536231884</text:p>
          </table:table-cell>
          <table:table-cell office:value-type="float" office:value="1.3595652173913">
            <text:p>1.3595652174</text:p>
          </table:table-cell>
        </table:table-row>
        <table:table-row table:style-name="ro2" table:visibility="filter">
          <table:table-cell office:value-type="float" office:value="2993">
            <text:p>2993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0.753246753246753">
            <text:p>0.7532467532</text:p>
          </table:table-cell>
          <table:table-cell office:value-type="float" office:value="1.36428571428571">
            <text:p>1.3642857143</text:p>
          </table:table-cell>
        </table:table-row>
        <table:table-row table:style-name="ro2" table:visibility="filter">
          <table:table-cell office:value-type="float" office:value="2858">
            <text:p>2858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0.753086419753086">
            <text:p>0.7530864198</text:p>
          </table:table-cell>
          <table:table-cell office:value-type="float" office:value="1.3579012345679">
            <text:p>1.3579012346</text:p>
          </table:table-cell>
        </table:table-row>
        <table:table-row table:style-name="ro2" table:visibility="filter">
          <table:table-cell office:value-type="float" office:value="2516">
            <text:p>2516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0.752941176470588">
            <text:p>0.7529411765</text:p>
          </table:table-cell>
          <table:table-cell office:value-type="float" office:value="1.37941176470588">
            <text:p>1.3794117647</text:p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float" office:value="0.752613240418119">
            <text:p>0.7526132404</text:p>
          </table:table-cell>
          <table:table-cell office:value-type="float" office:value="1.37787456445993">
            <text:p>1.3778745645</text:p>
          </table:table-cell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.752475247524752">
            <text:p>0.7524752475</text:p>
          </table:table-cell>
          <table:table-cell office:value-type="float" office:value="1.39029702970297">
            <text:p>1.3902970297</text:p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0.752475247524752">
            <text:p>0.7524752475</text:p>
          </table:table-cell>
          <table:table-cell office:value-type="float" office:value="1.35792079207921">
            <text:p>1.3579207921</text:p>
          </table:table-cell>
        </table:table-row>
        <table:table-row table:style-name="ro2">
          <table:table-cell office:value-type="float" office:value="3356">
            <text:p>3356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.752475247524752">
            <text:p>0.7524752475</text:p>
          </table:table-cell>
          <table:table-cell office:value-type="float" office:value="1.35673267326733">
            <text:p>1.3567326733</text:p>
          </table:table-cell>
        </table:table-row>
        <table:table-row table:style-name="ro2">
          <table:table-cell office:value-type="float" office:value="2023">
            <text:p>2023</text:p>
          </table:table-cell>
          <table:table-cell office:value-type="float" office:value="440">
            <text:p>440</text:p>
          </table:table-cell>
          <table:table-cell office:value-type="float" office:value="1">
            <text:p>1</text:p>
          </table:table-cell>
          <table:table-cell office:value-type="float" office:value="0.752272727272727">
            <text:p>0.7522727273</text:p>
          </table:table-cell>
          <table:table-cell office:value-type="float" office:value="1.37568181818182">
            <text:p>1.3756818182</text:p>
          </table:table-cell>
        </table:table-row>
        <table:table-row table:style-name="ro2">
          <table:table-cell office:value-type="float" office:value="2119">
            <text:p>2119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0.752212389380531">
            <text:p>0.7522123894</text:p>
          </table:table-cell>
          <table:table-cell office:value-type="float" office:value="1.36929203539823">
            <text:p>1.3692920354</text:p>
          </table:table-cell>
        </table:table-row>
        <table:table-row table:style-name="ro2">
          <table:table-cell office:value-type="float" office:value="2937">
            <text:p>2937</text:p>
          </table:table-cell>
          <table:table-cell office:value-type="float" office:value="568">
            <text:p>568</text:p>
          </table:table-cell>
          <table:table-cell office:value-type="float" office:value="1">
            <text:p>1</text:p>
          </table:table-cell>
          <table:table-cell office:value-type="float" office:value="0.751760563380282">
            <text:p>0.7517605634</text:p>
          </table:table-cell>
          <table:table-cell office:value-type="float" office:value="1.36823943661972">
            <text:p>1.3682394366</text:p>
          </table:table-cell>
        </table:table-row>
        <table:table-row table:style-name="ro2">
          <table:table-cell office:value-type="float" office:value="2993">
            <text:p>2993</text:p>
          </table:table-cell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0.75098814229249">
            <text:p>0.7509881423</text:p>
          </table:table-cell>
          <table:table-cell office:value-type="float" office:value="1.36529644268775">
            <text:p>1.3652964427</text:p>
          </table:table-cell>
        </table:table-row>
        <table:table-row table:style-name="ro2" table:visibility="filter">
          <table:table-cell office:value-type="float" office:value="1934">
            <text:p>193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3125">
            <text:p>1.33125</text:p>
          </table:table-cell>
        </table:table-row>
        <table:table-row table:style-name="ro2" table:visibility="filter">
          <table:table-cell office:value-type="float" office:value="1968">
            <text:p>196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825">
            <text:p>1.3825</text:p>
          </table:table-cell>
        </table:table-row>
        <table:table-row table:style-name="ro2" table:visibility="filter">
          <table:table-cell office:value-type="float" office:value="2019">
            <text:p>2019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8065789473684">
            <text:p>1.3806578947</text:p>
          </table:table-cell>
        </table:table-row>
        <table:table-row table:style-name="ro2" table:visibility="filter">
          <table:table-cell office:value-type="float" office:value="2033">
            <text:p>20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042">
            <text:p>20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975">
            <text:p>1.3975</text:p>
          </table:table-cell>
        </table:table-row>
        <table:table-row table:style-name="ro2" table:visibility="filter">
          <table:table-cell office:value-type="float" office:value="2055">
            <text:p>205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925">
            <text:p>1.3925</text:p>
          </table:table-cell>
        </table:table-row>
        <table:table-row table:style-name="ro2" table:visibility="filter">
          <table:table-cell office:value-type="float" office:value="2056">
            <text:p>2056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7527777777778">
            <text:p>1.3752777778</text:p>
          </table:table-cell>
        </table:table-row>
        <table:table-row table:style-name="ro2" table:visibility="filter">
          <table:table-cell office:value-type="float" office:value="2062">
            <text:p>206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4375">
            <text:p>1.364375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38125">
            <text:p>1.338125</text:p>
          </table:table-cell>
        </table:table-row>
        <table:table-row table:style-name="ro2" table:visibility="filter">
          <table:table-cell office:value-type="float" office:value="2117">
            <text:p>211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8375">
            <text:p>1.38375</text:p>
          </table:table-cell>
        </table:table-row>
        <table:table-row table:style-name="ro2" table:visibility="filter">
          <table:table-cell office:value-type="float" office:value="2133">
            <text:p>21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25">
            <text:p>1.3625</text:p>
          </table:table-cell>
        </table:table-row>
        <table:table-row table:style-name="ro2" table:visibility="filter">
          <table:table-cell office:value-type="float" office:value="2140">
            <text:p>21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465">
            <text:p>1.3465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875">
            <text:p>1.3875</text:p>
          </table:table-cell>
        </table:table-row>
        <table:table-row table:style-name="ro2" table:visibility="filter">
          <table:table-cell office:value-type="float" office:value="2217">
            <text:p>221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252">
            <text:p>225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8227272727273">
            <text:p>1.3822727273</text:p>
          </table:table-cell>
        </table:table-row>
        <table:table-row table:style-name="ro2" table:visibility="filter">
          <table:table-cell office:value-type="float" office:value="2264">
            <text:p>226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267">
            <text:p>22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4025">
            <text:p>1.4025</text:p>
          </table:table-cell>
        </table:table-row>
        <table:table-row table:style-name="ro2" table:visibility="filter">
          <table:table-cell office:value-type="float" office:value="2275">
            <text:p>2275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8069444444444">
            <text:p>1.3806944444</text:p>
          </table:table-cell>
        </table:table-row>
        <table:table-row table:style-name="ro2" table:visibility="filter">
          <table:table-cell office:value-type="float" office:value="2282">
            <text:p>228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874">
            <text:p>387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318">
            <text:p>231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8083333333333">
            <text:p>1.3808333333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6636363636364">
            <text:p>1.3663636364</text:p>
          </table:table-cell>
        </table:table-row>
        <table:table-row table:style-name="ro2" table:visibility="filter">
          <table:table-cell office:value-type="float" office:value="2344">
            <text:p>234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350">
            <text:p>235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8321428571429">
            <text:p>1.3832142857</text:p>
          </table:table-cell>
        </table:table-row>
        <table:table-row table:style-name="ro2" table:visibility="filter">
          <table:table-cell office:value-type="float" office:value="2391">
            <text:p>239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8181818181818">
            <text:p>1.3818181818</text:p>
          </table:table-cell>
        </table:table-row>
        <table:table-row table:style-name="ro2" table:visibility="filter">
          <table:table-cell office:value-type="float" office:value="2420">
            <text:p>24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425">
            <text:p>1.3425</text:p>
          </table:table-cell>
        </table:table-row>
        <table:table-row table:style-name="ro2" table:visibility="filter">
          <table:table-cell office:value-type="float" office:value="2438">
            <text:p>243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05">
            <text:p>1.405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825">
            <text:p>1.3825</text:p>
          </table:table-cell>
        </table:table-row>
        <table:table-row table:style-name="ro2" table:visibility="filter">
          <table:table-cell office:value-type="float" office:value="2456">
            <text:p>24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96875">
            <text:p>1.396875</text:p>
          </table:table-cell>
        </table:table-row>
        <table:table-row table:style-name="ro2" table:visibility="filter">
          <table:table-cell office:value-type="float" office:value="2457">
            <text:p>245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2083333333333">
            <text:p>1.3208333333</text:p>
          </table:table-cell>
        </table:table-row>
        <table:table-row table:style-name="ro2" table:visibility="filter">
          <table:table-cell office:value-type="float" office:value="2482">
            <text:p>248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529">
            <text:p>252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6875">
            <text:p>1.36875</text:p>
          </table:table-cell>
        </table:table-row>
        <table:table-row table:style-name="ro2" table:visibility="filter">
          <table:table-cell office:value-type="float" office:value="2546">
            <text:p>254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1">
            <text:p>1.41</text:p>
          </table:table-cell>
        </table:table-row>
        <table:table-row table:style-name="ro2">
          <table:table-cell office:value-type="float" office:value="2553">
            <text:p>2553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768125">
            <text:p>1.3768125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2580">
            <text:p>258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475">
            <text:p>1.3475</text:p>
          </table:table-cell>
        </table:table-row>
        <table:table-row table:style-name="ro2" table:visibility="filter">
          <table:table-cell office:value-type="float" office:value="2600">
            <text:p>26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975">
            <text:p>1.3975</text:p>
          </table:table-cell>
        </table:table-row>
        <table:table-row table:style-name="ro2" table:visibility="filter">
          <table:table-cell office:value-type="float" office:value="2651">
            <text:p>265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1704545454545">
            <text:p>1.4170454545</text:p>
          </table:table-cell>
        </table:table-row>
        <table:table-row table:style-name="ro2">
          <table:table-cell office:value-type="float" office:value="2698">
            <text:p>2698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5912162162162">
            <text:p>1.3591216216</text:p>
          </table:table-cell>
        </table:table-row>
        <table:table-row table:style-name="ro2" table:visibility="filter">
          <table:table-cell office:value-type="float" office:value="2742">
            <text:p>274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788">
            <text:p>2788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9138888888889">
            <text:p>1.3913888889</text:p>
          </table:table-cell>
        </table:table-row>
        <table:table-row table:style-name="ro2" table:visibility="filter">
          <table:table-cell office:value-type="float" office:value="2796">
            <text:p>279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40125">
            <text:p>1.40125</text:p>
          </table:table-cell>
        </table:table-row>
        <table:table-row table:style-name="ro2" table:visibility="filter">
          <table:table-cell office:value-type="float" office:value="2827">
            <text:p>282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3964285714286">
            <text:p>1.3396428571</text:p>
          </table:table-cell>
        </table:table-row>
        <table:table-row table:style-name="ro2" table:visibility="filter">
          <table:table-cell office:value-type="float" office:value="2894">
            <text:p>289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40125">
            <text:p>1.40125</text:p>
          </table:table-cell>
        </table:table-row>
        <table:table-row table:style-name="ro2" table:visibility="filter">
          <table:table-cell office:value-type="float" office:value="2897">
            <text:p>289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68125">
            <text:p>1.368125</text:p>
          </table:table-cell>
        </table:table-row>
        <table:table-row table:style-name="ro2" table:visibility="filter">
          <table:table-cell office:value-type="float" office:value="2898">
            <text:p>28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75">
            <text:p>1.3675</text:p>
          </table:table-cell>
        </table:table-row>
        <table:table-row table:style-name="ro2" table:visibility="filter">
          <table:table-cell office:value-type="float" office:value="2919">
            <text:p>291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40166666666667">
            <text:p>1.4016666667</text:p>
          </table:table-cell>
        </table:table-row>
        <table:table-row table:style-name="ro2" table:visibility="filter">
          <table:table-cell office:value-type="float" office:value="2924">
            <text:p>29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940">
            <text:p>294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4666666666667">
            <text:p>1.3466666667</text:p>
          </table:table-cell>
        </table:table-row>
        <table:table-row table:style-name="ro2" table:visibility="filter">
          <table:table-cell office:value-type="float" office:value="2944">
            <text:p>2944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625">
            <text:p>1.3625</text:p>
          </table:table-cell>
        </table:table-row>
        <table:table-row table:style-name="ro2" table:visibility="filter">
          <table:table-cell office:value-type="float" office:value="2952">
            <text:p>295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875">
            <text:p>1.36875</text:p>
          </table:table-cell>
        </table:table-row>
        <table:table-row table:style-name="ro2" table:visibility="filter">
          <table:table-cell office:value-type="float" office:value="2969">
            <text:p>296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2975">
            <text:p>1.2975</text:p>
          </table:table-cell>
        </table:table-row>
        <table:table-row table:style-name="ro2" table:visibility="filter">
          <table:table-cell office:value-type="float" office:value="2997">
            <text:p>299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625">
            <text:p>1.3625</text:p>
          </table:table-cell>
        </table:table-row>
        <table:table-row table:style-name="ro2" table:visibility="filter">
          <table:table-cell office:value-type="float" office:value="3000">
            <text:p>30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5625">
            <text:p>1.35625</text:p>
          </table:table-cell>
        </table:table-row>
        <table:table-row table:style-name="ro2" table:visibility="filter">
          <table:table-cell office:value-type="float" office:value="3002">
            <text:p>300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4666666666667">
            <text:p>1.3466666667</text:p>
          </table:table-cell>
        </table:table-row>
        <table:table-row table:style-name="ro2" table:visibility="filter">
          <table:table-cell office:value-type="float" office:value="3024">
            <text:p>302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65625">
            <text:p>1.365625</text:p>
          </table:table-cell>
        </table:table-row>
        <table:table-row table:style-name="ro2" table:visibility="filter">
          <table:table-cell office:value-type="float" office:value="3034">
            <text:p>303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042">
            <text:p>304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066">
            <text:p>306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875">
            <text:p>1.3875</text:p>
          </table:table-cell>
        </table:table-row>
        <table:table-row table:style-name="ro2">
          <table:table-cell office:value-type="float" office:value="3094">
            <text:p>3094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5962121212121">
            <text:p>1.3596212121</text:p>
          </table:table-cell>
        </table:table-row>
        <table:table-row table:style-name="ro2" table:visibility="filter">
          <table:table-cell office:value-type="float" office:value="3095">
            <text:p>309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375">
            <text:p>1.3375</text:p>
          </table:table-cell>
        </table:table-row>
        <table:table-row table:style-name="ro2" table:visibility="filter">
          <table:table-cell office:value-type="float" office:value="3100">
            <text:p>31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3153">
            <text:p>315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525">
            <text:p>1.3525</text:p>
          </table:table-cell>
        </table:table-row>
        <table:table-row table:style-name="ro2">
          <table:table-cell office:value-type="float" office:value="3177">
            <text:p>317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559">
            <text:p>1.3559</text:p>
          </table:table-cell>
        </table:table-row>
        <table:table-row table:style-name="ro2" table:visibility="filter">
          <table:table-cell office:value-type="float" office:value="3178">
            <text:p>317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6625">
            <text:p>1.36625</text:p>
          </table:table-cell>
        </table:table-row>
        <table:table-row table:style-name="ro2" table:visibility="filter">
          <table:table-cell office:value-type="float" office:value="3212">
            <text:p>32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2625">
            <text:p>1.2625</text:p>
          </table:table-cell>
        </table:table-row>
        <table:table-row table:style-name="ro2" table:visibility="filter">
          <table:table-cell office:value-type="float" office:value="3230">
            <text:p>32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725">
            <text:p>1.3725</text:p>
          </table:table-cell>
        </table:table-row>
        <table:table-row table:style-name="ro2" table:visibility="filter">
          <table:table-cell office:value-type="float" office:value="3231">
            <text:p>323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5125">
            <text:p>1.35125</text:p>
          </table:table-cell>
        </table:table-row>
        <table:table-row table:style-name="ro2" table:visibility="filter">
          <table:table-cell office:value-type="float" office:value="3247">
            <text:p>324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775">
            <text:p>1.3775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3261">
            <text:p>326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4375">
            <text:p>1.34375</text:p>
          </table:table-cell>
        </table:table-row>
        <table:table-row table:style-name="ro2" table:visibility="filter">
          <table:table-cell office:value-type="float" office:value="3274">
            <text:p>327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3285">
            <text:p>328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2625">
            <text:p>1.32625</text:p>
          </table:table-cell>
        </table:table-row>
        <table:table-row table:style-name="ro2" table:visibility="filter">
          <table:table-cell office:value-type="float" office:value="3345">
            <text:p>334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809375">
            <text:p>1.3809375</text:p>
          </table:table-cell>
        </table:table-row>
        <table:table-row table:style-name="ro2">
          <table:table-cell office:value-type="float" office:value="3357">
            <text:p>3357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54375">
            <text:p>1.354375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5861111111111">
            <text:p>1.3586111111</text:p>
          </table:table-cell>
        </table:table-row>
        <table:table-row table:style-name="ro2" table:visibility="filter">
          <table:table-cell office:value-type="float" office:value="3377">
            <text:p>337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0125">
            <text:p>1.40125</text:p>
          </table:table-cell>
        </table:table-row>
        <table:table-row table:style-name="ro2" table:visibility="filter">
          <table:table-cell office:value-type="float" office:value="3443">
            <text:p>344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075">
            <text:p>1.3075</text:p>
          </table:table-cell>
        </table:table-row>
        <table:table-row table:style-name="ro2" table:visibility="filter">
          <table:table-cell office:value-type="float" office:value="3466">
            <text:p>346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469">
            <text:p>346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3875">
            <text:p>1.33875</text:p>
          </table:table-cell>
        </table:table-row>
        <table:table-row table:style-name="ro2" table:visibility="filter">
          <table:table-cell office:value-type="float" office:value="3471">
            <text:p>347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125">
            <text:p>1.3125</text:p>
          </table:table-cell>
        </table:table-row>
        <table:table-row table:style-name="ro2" table:visibility="filter">
          <table:table-cell office:value-type="float" office:value="3511">
            <text:p>35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275">
            <text:p>1.4275</text:p>
          </table:table-cell>
        </table:table-row>
        <table:table-row table:style-name="ro2" table:visibility="filter">
          <table:table-cell office:value-type="float" office:value="3522">
            <text:p>352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959375">
            <text:p>1.3959375</text:p>
          </table:table-cell>
        </table:table-row>
        <table:table-row table:style-name="ro2" table:visibility="filter">
          <table:table-cell office:value-type="float" office:value="3526">
            <text:p>35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546">
            <text:p>354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975">
            <text:p>1.3975</text:p>
          </table:table-cell>
        </table:table-row>
        <table:table-row table:style-name="ro2" table:visibility="filter">
          <table:table-cell office:value-type="float" office:value="3557">
            <text:p>355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475">
            <text:p>1.3475</text:p>
          </table:table-cell>
        </table:table-row>
        <table:table-row table:style-name="ro2" table:visibility="filter">
          <table:table-cell office:value-type="float" office:value="3584">
            <text:p>358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375">
            <text:p>1.3375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81875">
            <text:p>1.381875</text:p>
          </table:table-cell>
        </table:table-row>
        <table:table-row table:style-name="ro2" table:visibility="filter">
          <table:table-cell office:value-type="float" office:value="3605">
            <text:p>360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628">
            <text:p>362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632">
            <text:p>36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655">
            <text:p>365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3695">
            <text:p>36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4175">
            <text:p>1.4175</text:p>
          </table:table-cell>
        </table:table-row>
        <table:table-row table:style-name="ro2" table:visibility="filter">
          <table:table-cell office:value-type="float" office:value="3698">
            <text:p>369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225">
            <text:p>1.3225</text:p>
          </table:table-cell>
        </table:table-row>
        <table:table-row table:style-name="ro2" table:visibility="filter">
          <table:table-cell office:value-type="float" office:value="3719">
            <text:p>371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4375">
            <text:p>1.34375</text:p>
          </table:table-cell>
        </table:table-row>
        <table:table-row table:style-name="ro2" table:visibility="filter">
          <table:table-cell office:value-type="float" office:value="3725">
            <text:p>372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3125">
            <text:p>1.33125</text:p>
          </table:table-cell>
        </table:table-row>
        <table:table-row table:style-name="ro2" table:visibility="filter">
          <table:table-cell office:value-type="float" office:value="3739">
            <text:p>373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575">
            <text:p>1.3575</text:p>
          </table:table-cell>
        </table:table-row>
        <table:table-row table:style-name="ro2" table:visibility="filter">
          <table:table-cell office:value-type="float" office:value="3770">
            <text:p>377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3375">
            <text:p>1.33375</text:p>
          </table:table-cell>
        </table:table-row>
        <table:table-row table:style-name="ro2" table:visibility="filter">
          <table:table-cell office:value-type="float" office:value="3778">
            <text:p>377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4833333333333">
            <text:p>1.3483333333</text:p>
          </table:table-cell>
        </table:table-row>
        <table:table-row table:style-name="ro2" table:visibility="filter">
          <table:table-cell office:value-type="float" office:value="3780">
            <text:p>378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025">
            <text:p>1.4025</text:p>
          </table:table-cell>
        </table:table-row>
        <table:table-row table:style-name="ro2" table:visibility="filter">
          <table:table-cell office:value-type="float" office:value="3782">
            <text:p>378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375">
            <text:p>1.3375</text:p>
          </table:table-cell>
        </table:table-row>
        <table:table-row table:style-name="ro2" table:visibility="filter">
          <table:table-cell office:value-type="float" office:value="3789">
            <text:p>378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793">
            <text:p>379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801">
            <text:p>38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375">
            <text:p>1.3375</text:p>
          </table:table-cell>
        </table:table-row>
        <table:table-row table:style-name="ro2" table:visibility="filter">
          <table:table-cell office:value-type="float" office:value="3813">
            <text:p>38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325">
            <text:p>1.3325</text:p>
          </table:table-cell>
        </table:table-row>
        <table:table-row table:style-name="ro2" table:visibility="filter">
          <table:table-cell office:value-type="float" office:value="3817">
            <text:p>381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4083333333333">
            <text:p>1.3408333333</text:p>
          </table:table-cell>
        </table:table-row>
        <table:table-row table:style-name="ro2" table:visibility="filter">
          <table:table-cell office:value-type="float" office:value="3834">
            <text:p>383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40625">
            <text:p>1.340625</text:p>
          </table:table-cell>
        </table:table-row>
        <table:table-row table:style-name="ro2" table:visibility="filter">
          <table:table-cell office:value-type="float" office:value="3843">
            <text:p>38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925">
            <text:p>1.3925</text:p>
          </table:table-cell>
        </table:table-row>
        <table:table-row table:style-name="ro2" table:visibility="filter">
          <table:table-cell office:value-type="float" office:value="3847">
            <text:p>384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855">
            <text:p>385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66875">
            <text:p>1.366875</text:p>
          </table:table-cell>
        </table:table-row>
        <table:table-row table:style-name="ro2" table:visibility="filter">
          <table:table-cell office:value-type="float" office:value="3856">
            <text:p>38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825">
            <text:p>1.3825</text:p>
          </table:table-cell>
        </table:table-row>
        <table:table-row table:style-name="ro2">
          <table:table-cell office:value-type="float" office:value="2324">
            <text:p>2324</text:p>
          </table:table-cell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office:value-type="float" office:value="0.749090909090909">
            <text:p>0.7490909091</text:p>
          </table:table-cell>
          <table:table-cell office:value-type="float" office:value="1.37745454545455">
            <text:p>1.3774545455</text:p>
          </table:table-cell>
        </table:table-row>
        <table:table-row table:style-name="ro2">
          <table:table-cell office:value-type="float" office:value="3041">
            <text:p>3041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.749019607843137">
            <text:p>0.7490196078</text:p>
          </table:table-cell>
          <table:table-cell office:value-type="float" office:value="1.3578431372549">
            <text:p>1.3578431373</text:p>
          </table:table-cell>
        </table:table-row>
        <table:table-row table:style-name="ro2">
          <table:table-cell office:value-type="float" office:value="3777">
            <text:p>3777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0.747899159663866">
            <text:p>0.7478991597</text:p>
          </table:table-cell>
          <table:table-cell office:value-type="float" office:value="1.36193277310924">
            <text:p>1.3619327731</text:p>
          </table:table-cell>
        </table:table-row>
        <table:table-row table:style-name="ro2">
          <table:table-cell office:value-type="float" office:value="2059">
            <text:p>2059</text:p>
          </table:table-cell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float" office:value="0.747863247863248">
            <text:p>0.7478632479</text:p>
          </table:table-cell>
          <table:table-cell office:value-type="float" office:value="1.3642735042735">
            <text:p>1.3642735043</text:p>
          </table:table-cell>
        </table:table-row>
        <table:table-row table:style-name="ro2" table:visibility="filter">
          <table:table-cell office:value-type="float" office:value="2467">
            <text:p>2467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0.747126436781609">
            <text:p>0.7471264368</text:p>
          </table:table-cell>
          <table:table-cell office:value-type="float" office:value="1.39264367816092">
            <text:p>1.3926436782</text:p>
          </table:table-cell>
        </table:table-row>
        <table:table-row table:style-name="ro2">
          <table:table-cell office:value-type="float" office:value="3516">
            <text:p>3516</text:p>
          </table:table-cell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float" office:value="0.746835443037975">
            <text:p>0.746835443</text:p>
          </table:table-cell>
          <table:table-cell office:value-type="float" office:value="1.36232067510549">
            <text:p>1.3623206751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746666666666667">
            <text:p>0.7466666667</text:p>
          </table:table-cell>
          <table:table-cell office:value-type="float" office:value="1.3812">
            <text:p>1.3812</text:p>
          </table:table-cell>
        </table:table-row>
        <table:table-row table:style-name="ro2">
          <table:table-cell office:value-type="float" office:value="3187">
            <text:p>3187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0.746478873239437">
            <text:p>0.7464788732</text:p>
          </table:table-cell>
          <table:table-cell office:value-type="float" office:value="1.35450704225352">
            <text:p>1.3545070423</text:p>
          </table:table-cell>
        </table:table-row>
        <table:table-row table:style-name="ro2" table:visibility="filter">
          <table:table-cell office:value-type="float" office:value="3690">
            <text:p>3690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746478873239437">
            <text:p>0.7464788732</text:p>
          </table:table-cell>
          <table:table-cell office:value-type="float" office:value="1.34521126760563">
            <text:p>1.3452112676</text:p>
          </table:table-cell>
        </table:table-row>
        <table:table-row table:style-name="ro2" table:visibility="filter">
          <table:table-cell office:value-type="float" office:value="2170">
            <text:p>2170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0.746031746031746">
            <text:p>0.746031746</text:p>
          </table:table-cell>
          <table:table-cell office:value-type="float" office:value="1.36539682539683">
            <text:p>1.3653968254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745762711864407">
            <text:p>0.7457627119</text:p>
          </table:table-cell>
          <table:table-cell office:value-type="float" office:value="1.34677966101695">
            <text:p>1.346779661</text:p>
          </table:table-cell>
        </table:table-row>
        <table:table-row table:style-name="ro2">
          <table:table-cell office:value-type="float" office:value="3663">
            <text:p>3663</text:p>
          </table:table-cell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float" office:value="0.745098039215686">
            <text:p>0.7450980392</text:p>
          </table:table-cell>
          <table:table-cell office:value-type="float" office:value="1.35946078431373">
            <text:p>1.3594607843</text:p>
          </table:table-cell>
        </table:table-row>
        <table:table-row table:style-name="ro2" table:visibility="filter">
          <table:table-cell office:value-type="float" office:value="1992">
            <text:p>1992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74468085106383">
            <text:p>0.7446808511</text:p>
          </table:table-cell>
          <table:table-cell office:value-type="float" office:value="1.37276595744681">
            <text:p>1.3727659574</text:p>
          </table:table-cell>
        </table:table-row>
        <table:table-row table:style-name="ro2" table:visibility="filter">
          <table:table-cell office:value-type="float" office:value="3397">
            <text:p>3397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0.74468085106383">
            <text:p>0.7446808511</text:p>
          </table:table-cell>
          <table:table-cell office:value-type="float" office:value="1.38031914893617">
            <text:p>1.3803191489</text:p>
          </table:table-cell>
        </table:table-row>
        <table:table-row table:style-name="ro2" table:visibility="filter">
          <table:table-cell office:value-type="float" office:value="2922">
            <text:p>2922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0.744186046511628">
            <text:p>0.7441860465</text:p>
          </table:table-cell>
          <table:table-cell office:value-type="float" office:value="1.37267441860465">
            <text:p>1.3726744186</text:p>
          </table:table-cell>
        </table:table-row>
        <table:table-row table:style-name="ro2" table:visibility="filter">
          <table:table-cell office:value-type="float" office:value="3662">
            <text:p>366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744186046511628">
            <text:p>0.7441860465</text:p>
          </table:table-cell>
          <table:table-cell office:value-type="float" office:value="1.3206976744186">
            <text:p>1.3206976744</text:p>
          </table:table-cell>
        </table:table-row>
        <table:table-row table:style-name="ro2">
          <table:table-cell office:value-type="float" office:value="3796">
            <text:p>3796</text:p>
          </table:table-cell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0.744186046511628">
            <text:p>0.7441860465</text:p>
          </table:table-cell>
          <table:table-cell office:value-type="float" office:value="1.35918604651163">
            <text:p>1.3591860465</text:p>
          </table:table-cell>
        </table:table-row>
        <table:table-row table:style-name="ro2" table:visibility="filter">
          <table:table-cell office:value-type="float" office:value="2005">
            <text:p>2005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743589743589744">
            <text:p>0.7435897436</text:p>
          </table:table-cell>
          <table:table-cell office:value-type="float" office:value="1.38897435897436">
            <text:p>1.388974359</text:p>
          </table:table-cell>
        </table:table-row>
        <table:table-row table:style-name="ro2">
          <table:table-cell office:value-type="float" office:value="2951">
            <text:p>2951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.743119266055046">
            <text:p>0.7431192661</text:p>
          </table:table-cell>
          <table:table-cell office:value-type="float" office:value="1.35633027522936">
            <text:p>1.3563302752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0.743119266055046">
            <text:p>0.7431192661</text:p>
          </table:table-cell>
          <table:table-cell office:value-type="float" office:value="1.36660550458716">
            <text:p>1.3666055046</text:p>
          </table:table-cell>
        </table:table-row>
        <table:table-row table:style-name="ro2" table:visibility="filter">
          <table:table-cell office:value-type="float" office:value="2419">
            <text:p>2419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742857142857143">
            <text:p>0.7428571429</text:p>
          </table:table-cell>
          <table:table-cell office:value-type="float" office:value="1.38028571428571">
            <text:p>1.3802857143</text:p>
          </table:table-cell>
        </table:table-row>
        <table:table-row table:style-name="ro2">
          <table:table-cell office:value-type="float" office:value="3781">
            <text:p>3781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.742574257425743">
            <text:p>0.7425742574</text:p>
          </table:table-cell>
          <table:table-cell office:value-type="float" office:value="1.37079207920792">
            <text:p>1.370792079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float" office:value="0.74235807860262">
            <text:p>0.7423580786</text:p>
          </table:table-cell>
          <table:table-cell office:value-type="float" office:value="1.37921397379913">
            <text:p>1.3792139738</text:p>
          </table:table-cell>
        </table:table-row>
        <table:table-row table:style-name="ro2">
          <table:table-cell office:value-type="float" office:value="3769">
            <text:p>3769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0.742105263157895">
            <text:p>0.7421052632</text:p>
          </table:table-cell>
          <table:table-cell office:value-type="float" office:value="1.35594736842105">
            <text:p>1.3559473684</text:p>
          </table:table-cell>
        </table:table-row>
        <table:table-row table:style-name="ro2" table:visibility="filter">
          <table:table-cell office:value-type="float" office:value="2381">
            <text:p>238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741935483870968">
            <text:p>0.7419354839</text:p>
          </table:table-cell>
          <table:table-cell office:value-type="float" office:value="1.42354838709677">
            <text:p>1.4235483871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.741935483870968">
            <text:p>0.7419354839</text:p>
          </table:table-cell>
          <table:table-cell office:value-type="float" office:value="1.36854838709677">
            <text:p>1.3685483871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741935483870968">
            <text:p>0.7419354839</text:p>
          </table:table-cell>
          <table:table-cell office:value-type="float" office:value="1.36516129032258">
            <text:p>1.3651612903</text:p>
          </table:table-cell>
        </table:table-row>
        <table:table-row table:style-name="ro2" table:visibility="filter">
          <table:table-cell office:value-type="float" office:value="3658">
            <text:p>3658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0.741935483870968">
            <text:p>0.7419354839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805">
            <text:p>3805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.741935483870968">
            <text:p>0.7419354839</text:p>
          </table:table-cell>
          <table:table-cell office:value-type="float" office:value="1.36795698924731">
            <text:p>1.3679569892</text:p>
          </table:table-cell>
        </table:table-row>
        <table:table-row table:style-name="ro2">
          <table:table-cell office:value-type="float" office:value="2517">
            <text:p>2517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0.741666666666667">
            <text:p>0.7416666667</text:p>
          </table:table-cell>
          <table:table-cell office:value-type="float" office:value="1.37516666666667">
            <text:p>1.3751666667</text:p>
          </table:table-cell>
        </table:table-row>
        <table:table-row table:style-name="ro2">
          <table:table-cell office:value-type="float" office:value="3199">
            <text:p>3199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float" office:value="0.741463414634146">
            <text:p>0.7414634146</text:p>
          </table:table-cell>
          <table:table-cell office:value-type="float" office:value="1.34551219512195">
            <text:p>1.3455121951</text:p>
          </table:table-cell>
        </table:table-row>
        <table:table-row table:style-name="ro2" table:visibility="filter">
          <table:table-cell office:value-type="float" office:value="2853">
            <text:p>2853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741379310344828">
            <text:p>0.7413793103</text:p>
          </table:table-cell>
          <table:table-cell office:value-type="float" office:value="1.36034482758621">
            <text:p>1.3603448276</text:p>
          </table:table-cell>
        </table:table-row>
        <table:table-row table:style-name="ro2" table:visibility="filter">
          <table:table-cell office:value-type="float" office:value="3788">
            <text:p>3788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741379310344828">
            <text:p>0.7413793103</text:p>
          </table:table-cell>
          <table:table-cell office:value-type="float" office:value="1.35844827586207">
            <text:p>1.3584482759</text:p>
          </table:table-cell>
        </table:table-row>
        <table:table-row table:style-name="ro2">
          <table:table-cell office:value-type="float" office:value="3487">
            <text:p>3487</text:p>
          </table:table-cell>
          <table:table-cell office:value-type="float" office:value="607">
            <text:p>607</text:p>
          </table:table-cell>
          <table:table-cell office:value-type="float" office:value="1">
            <text:p>1</text:p>
          </table:table-cell>
          <table:table-cell office:value-type="float" office:value="0.741350906095552">
            <text:p>0.7413509061</text:p>
          </table:table-cell>
          <table:table-cell office:value-type="float" office:value="1.36637561779242">
            <text:p>1.3663756178</text:p>
          </table:table-cell>
        </table:table-row>
        <table:table-row table:style-name="ro2">
          <table:table-cell office:value-type="float" office:value="2422">
            <text:p>2422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0.741258741258741">
            <text:p>0.7412587413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256">
            <text:p>2256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0.741176470588235">
            <text:p>0.7411764706</text:p>
          </table:table-cell>
          <table:table-cell office:value-type="float" office:value="1.37023529411765">
            <text:p>1.3702352941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0.741176470588235">
            <text:p>0.7411764706</text:p>
          </table:table-cell>
          <table:table-cell office:value-type="float" office:value="1.35764705882353">
            <text:p>1.3576470588</text:p>
          </table:table-cell>
        </table:table-row>
        <table:table-row table:style-name="ro2" table:visibility="filter">
          <table:table-cell office:value-type="float" office:value="3691">
            <text:p>3691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0.741176470588235">
            <text:p>0.7411764706</text:p>
          </table:table-cell>
          <table:table-cell office:value-type="float" office:value="1.37105882352941">
            <text:p>1.3710588235</text:p>
          </table:table-cell>
        </table:table-row>
        <table:table-row table:style-name="ro2">
          <table:table-cell office:value-type="float" office:value="2249">
            <text:p>2249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.741071428571429">
            <text:p>0.7410714286</text:p>
          </table:table-cell>
          <table:table-cell office:value-type="float" office:value="1.378125">
            <text:p>1.378125</text:p>
          </table:table-cell>
        </table:table-row>
        <table:table-row table:style-name="ro2">
          <table:table-cell office:value-type="float" office:value="2224">
            <text:p>2224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0.741007194244604">
            <text:p>0.7410071942</text:p>
          </table:table-cell>
          <table:table-cell office:value-type="float" office:value="1.41244604316547">
            <text:p>1.4124460432</text:p>
          </table:table-cell>
        </table:table-row>
        <table:table-row table:style-name="ro2" table:visibility="filter">
          <table:table-cell office:value-type="float" office:value="2478">
            <text:p>2478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.740740740740741">
            <text:p>0.7407407407</text:p>
          </table:table-cell>
          <table:table-cell office:value-type="float" office:value="1.3937037037037">
            <text:p>1.3937037037</text:p>
          </table:table-cell>
        </table:table-row>
        <table:table-row table:style-name="ro2" table:visibility="filter">
          <table:table-cell office:value-type="float" office:value="2893">
            <text:p>2893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740740740740741">
            <text:p>0.7407407407</text:p>
          </table:table-cell>
          <table:table-cell office:value-type="float" office:value="1.37944444444444">
            <text:p>1.3794444444</text:p>
          </table:table-cell>
        </table:table-row>
        <table:table-row table:style-name="ro2">
          <table:table-cell office:value-type="float" office:value="3191">
            <text:p>3191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.740740740740741">
            <text:p>0.7407407407</text:p>
          </table:table-cell>
          <table:table-cell office:value-type="float" office:value="1.35296296296296">
            <text:p>1.352962963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740740740740741">
            <text:p>0.7407407407</text:p>
          </table:table-cell>
          <table:table-cell office:value-type="float" office:value="1.36518518518519">
            <text:p>1.3651851852</text:p>
          </table:table-cell>
        </table:table-row>
        <table:table-row table:style-name="ro2">
          <table:table-cell office:value-type="float" office:value="3757">
            <text:p>3757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0.740458015267176">
            <text:p>0.7404580153</text:p>
          </table:table-cell>
          <table:table-cell office:value-type="float" office:value="1.36450381679389">
            <text:p>1.3645038168</text:p>
          </table:table-cell>
        </table:table-row>
        <table:table-row table:style-name="ro2">
          <table:table-cell office:value-type="float" office:value="3803">
            <text:p>3803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0.740384615384615">
            <text:p>0.7403846154</text:p>
          </table:table-cell>
          <table:table-cell office:value-type="float" office:value="1.35355769230769">
            <text:p>1.3535576923</text:p>
          </table:table-cell>
        </table:table-row>
        <table:table-row table:style-name="ro2">
          <table:table-cell office:value-type="float" office:value="1942">
            <text:p>1942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74">
            <text:p>0.74</text:p>
          </table:table-cell>
          <table:table-cell office:value-type="float" office:value="1.3698">
            <text:p>1.3698</text:p>
          </table:table-cell>
        </table:table-row>
        <table:table-row table:style-name="ro2" table:visibility="filter">
          <table:table-cell office:value-type="float" office:value="2051">
            <text:p>205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74">
            <text:p>0.74</text:p>
          </table:table-cell>
          <table:table-cell office:value-type="float" office:value="1.4076">
            <text:p>1.4076</text:p>
          </table:table-cell>
        </table:table-row>
        <table:table-row table:style-name="ro2">
          <table:table-cell office:value-type="float" office:value="2239">
            <text:p>2239</text:p>
          </table:table-cell>
          <table:table-cell office:value-type="float" office:value="373">
            <text:p>373</text:p>
          </table:table-cell>
          <table:table-cell office:value-type="float" office:value="1">
            <text:p>1</text:p>
          </table:table-cell>
          <table:table-cell office:value-type="float" office:value="0.739946380697051">
            <text:p>0.7399463807</text:p>
          </table:table-cell>
          <table:table-cell office:value-type="float" office:value="1.38187667560322">
            <text:p>1.3818766756</text:p>
          </table:table-cell>
        </table:table-row>
        <table:table-row table:style-name="ro2">
          <table:table-cell office:value-type="float" office:value="3145">
            <text:p>3145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0.739837398373984">
            <text:p>0.7398373984</text:p>
          </table:table-cell>
          <table:table-cell office:value-type="float" office:value="1.36349593495935">
            <text:p>1.363495935</text:p>
          </table:table-cell>
        </table:table-row>
        <table:table-row table:style-name="ro2">
          <table:table-cell office:value-type="float" office:value="2391">
            <text:p>2391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0.739583333333333">
            <text:p>0.7395833333</text:p>
          </table:table-cell>
          <table:table-cell office:value-type="float" office:value="1.3715625">
            <text:p>1.3715625</text:p>
          </table:table-cell>
        </table:table-row>
        <table:table-row table:style-name="ro2" table:visibility="filter">
          <table:table-cell office:value-type="float" office:value="1930">
            <text:p>193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0.739130434782609">
            <text:p>0.7391304348</text:p>
          </table:table-cell>
          <table:table-cell office:value-type="float" office:value="1.38521739130435">
            <text:p>1.3852173913</text:p>
          </table:table-cell>
        </table:table-row>
        <table:table-row table:style-name="ro2" table:visibility="filter">
          <table:table-cell office:value-type="float" office:value="2797">
            <text:p>2797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739130434782609">
            <text:p>0.7391304348</text:p>
          </table:table-cell>
          <table:table-cell office:value-type="float" office:value="1.35217391304348">
            <text:p>1.352173913</text:p>
          </table:table-cell>
        </table:table-row>
        <table:table-row table:style-name="ro2" table:visibility="filter">
          <table:table-cell office:value-type="float" office:value="2937">
            <text:p>2937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739130434782609">
            <text:p>0.7391304348</text:p>
          </table:table-cell>
          <table:table-cell office:value-type="float" office:value="1.38739130434783">
            <text:p>1.3873913043</text:p>
          </table:table-cell>
        </table:table-row>
        <table:table-row table:style-name="ro2" table:visibility="filter">
          <table:table-cell office:value-type="float" office:value="2938">
            <text:p>2938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739130434782609">
            <text:p>0.7391304348</text:p>
          </table:table-cell>
          <table:table-cell office:value-type="float" office:value="1.39739130434783">
            <text:p>1.3973913043</text:p>
          </table:table-cell>
        </table:table-row>
        <table:table-row table:style-name="ro2" table:visibility="filter">
          <table:table-cell office:value-type="float" office:value="2980">
            <text:p>298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39130434782609">
            <text:p>0.7391304348</text:p>
          </table:table-cell>
          <table:table-cell office:value-type="float" office:value="1.33130434782609">
            <text:p>1.3313043478</text:p>
          </table:table-cell>
        </table:table-row>
        <table:table-row table:style-name="ro2" table:visibility="filter">
          <table:table-cell office:value-type="float" office:value="3021">
            <text:p>302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39130434782609">
            <text:p>0.7391304348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588">
            <text:p>358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39130434782609">
            <text:p>0.7391304348</text:p>
          </table:table-cell>
          <table:table-cell office:value-type="float" office:value="1.3795652173913">
            <text:p>1.3795652174</text:p>
          </table:table-cell>
        </table:table-row>
        <table:table-row table:style-name="ro2" table:visibility="filter">
          <table:table-cell office:value-type="float" office:value="3654">
            <text:p>365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739130434782609">
            <text:p>0.7391304348</text:p>
          </table:table-cell>
          <table:table-cell office:value-type="float" office:value="1.34173913043478">
            <text:p>1.3417391304</text:p>
          </table:table-cell>
        </table:table-row>
        <table:table-row table:style-name="ro2">
          <table:table-cell office:value-type="float" office:value="3336">
            <text:p>3336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.738831615120275">
            <text:p>0.7388316151</text:p>
          </table:table-cell>
          <table:table-cell office:value-type="float" office:value="1.36384879725086">
            <text:p>1.3638487973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.738636363636364">
            <text:p>0.7386363636</text:p>
          </table:table-cell>
          <table:table-cell office:value-type="float" office:value="1.36477272727273">
            <text:p>1.3647727273</text:p>
          </table:table-cell>
        </table:table-row>
        <table:table-row table:style-name="ro2" table:visibility="filter">
          <table:table-cell office:value-type="float" office:value="3007">
            <text:p>300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0.738636363636364">
            <text:p>0.7386363636</text:p>
          </table:table-cell>
          <table:table-cell office:value-type="float" office:value="1.37284090909091">
            <text:p>1.3728409091</text:p>
          </table:table-cell>
        </table:table-row>
        <table:table-row table:style-name="ro2" table:visibility="filter">
          <table:table-cell office:value-type="float" office:value="3023">
            <text:p>3023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0.738636363636364">
            <text:p>0.7386363636</text:p>
          </table:table-cell>
          <table:table-cell office:value-type="float" office:value="1.37375">
            <text:p>1.37375</text:p>
          </table:table-cell>
        </table:table-row>
        <table:table-row table:style-name="ro2">
          <table:table-cell office:value-type="float" office:value="3453">
            <text:p>3453</text:p>
          </table:table-cell>
          <table:table-cell office:value-type="float" office:value="417">
            <text:p>417</text:p>
          </table:table-cell>
          <table:table-cell office:value-type="float" office:value="1">
            <text:p>1</text:p>
          </table:table-cell>
          <table:table-cell office:value-type="float" office:value="0.738609112709832">
            <text:p>0.7386091127</text:p>
          </table:table-cell>
          <table:table-cell office:value-type="float" office:value="1.41966426858513">
            <text:p>1.4196642686</text:p>
          </table:table-cell>
        </table:table-row>
        <table:table-row table:style-name="ro2">
          <table:table-cell office:value-type="float" office:value="2957">
            <text:p>2957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0.738562091503268">
            <text:p>0.7385620915</text:p>
          </table:table-cell>
          <table:table-cell office:value-type="float" office:value="1.38241830065359">
            <text:p>1.3824183007</text:p>
          </table:table-cell>
        </table:table-row>
        <table:table-row table:style-name="ro2" table:visibility="filter">
          <table:table-cell office:value-type="float" office:value="3701">
            <text:p>3701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738461538461539">
            <text:p>0.7384615385</text:p>
          </table:table-cell>
          <table:table-cell office:value-type="float" office:value="1.35307692307692">
            <text:p>1.3530769231</text:p>
          </table:table-cell>
        </table:table-row>
        <table:table-row table:style-name="ro2" table:visibility="filter">
          <table:table-cell office:value-type="float" office:value="3320">
            <text:p>332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738095238095238">
            <text:p>0.7380952381</text:p>
          </table:table-cell>
          <table:table-cell office:value-type="float" office:value="1.35785714285714">
            <text:p>1.3578571429</text:p>
          </table:table-cell>
        </table:table-row>
        <table:table-row table:style-name="ro2">
          <table:table-cell office:value-type="float" office:value="3733">
            <text:p>3733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0.738095238095238">
            <text:p>0.7380952381</text:p>
          </table:table-cell>
          <table:table-cell office:value-type="float" office:value="1.36904761904762">
            <text:p>1.369047619</text:p>
          </table:table-cell>
        </table:table-row>
        <table:table-row table:style-name="ro2">
          <table:table-cell office:value-type="float" office:value="2555">
            <text:p>2555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0.737931034482759">
            <text:p>0.7379310345</text:p>
          </table:table-cell>
          <table:table-cell office:value-type="float" office:value="1.39579310344828">
            <text:p>1.3957931034</text:p>
          </table:table-cell>
        </table:table-row>
        <table:table-row table:style-name="ro2">
          <table:table-cell office:value-type="float" office:value="2285">
            <text:p>2285</text:p>
          </table:table-cell>
          <table:table-cell office:value-type="float" office:value="412">
            <text:p>412</text:p>
          </table:table-cell>
          <table:table-cell office:value-type="float" office:value="1">
            <text:p>1</text:p>
          </table:table-cell>
          <table:table-cell office:value-type="float" office:value="0.737864077669903">
            <text:p>0.7378640777</text:p>
          </table:table-cell>
          <table:table-cell office:value-type="float" office:value="1.3776213592233">
            <text:p>1.3776213592</text:p>
          </table:table-cell>
        </table:table-row>
        <table:table-row table:style-name="ro2">
          <table:table-cell office:value-type="float" office:value="2165">
            <text:p>2165</text:p>
          </table:table-cell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0.737752161383285">
            <text:p>0.7377521614</text:p>
          </table:table-cell>
          <table:table-cell office:value-type="float" office:value="1.37219020172911">
            <text:p>1.3721902017</text:p>
          </table:table-cell>
        </table:table-row>
        <table:table-row table:style-name="ro2" table:visibility="filter">
          <table:table-cell office:value-type="float" office:value="2528">
            <text:p>2528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737704918032787">
            <text:p>0.737704918</text:p>
          </table:table-cell>
          <table:table-cell office:value-type="float" office:value="1.40540983606557">
            <text:p>1.4054098361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737704918032787">
            <text:p>0.737704918</text:p>
          </table:table-cell>
          <table:table-cell office:value-type="float" office:value="1.36245901639344">
            <text:p>1.3624590164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7375">
            <text:p>0.7375</text:p>
          </table:table-cell>
          <table:table-cell office:value-type="float" office:value="1.364125">
            <text:p>1.364125</text:p>
          </table:table-cell>
        </table:table-row>
        <table:table-row table:style-name="ro2" table:visibility="filter">
          <table:table-cell office:value-type="float" office:value="3682">
            <text:p>368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7375">
            <text:p>0.7375</text:p>
          </table:table-cell>
          <table:table-cell office:value-type="float" office:value="1.365375">
            <text:p>1.365375</text:p>
          </table:table-cell>
        </table:table-row>
        <table:table-row table:style-name="ro2">
          <table:table-cell office:value-type="float" office:value="3710">
            <text:p>3710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0.73728813559322">
            <text:p>0.7372881356</text:p>
          </table:table-cell>
          <table:table-cell office:value-type="float" office:value="1.36466101694915">
            <text:p>1.3646610169</text:p>
          </table:table-cell>
        </table:table-row>
        <table:table-row table:style-name="ro2">
          <table:table-cell office:value-type="float" office:value="2795">
            <text:p>2795</text:p>
          </table:table-cell>
          <table:table-cell office:value-type="float" office:value="921">
            <text:p>921</text:p>
          </table:table-cell>
          <table:table-cell office:value-type="float" office:value="1">
            <text:p>1</text:p>
          </table:table-cell>
          <table:table-cell office:value-type="float" office:value="0.737242128121607">
            <text:p>0.7372421281</text:p>
          </table:table-cell>
          <table:table-cell office:value-type="float" office:value="1.36479913137894">
            <text:p>1.3647991314</text:p>
          </table:table-cell>
        </table:table-row>
        <table:table-row table:style-name="ro2" table:visibility="filter">
          <table:table-cell office:value-type="float" office:value="1988">
            <text:p>1988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736842105263158">
            <text:p>0.7368421053</text:p>
          </table:table-cell>
          <table:table-cell office:value-type="float" office:value="1.40184210526316">
            <text:p>1.4018421053</text:p>
          </table:table-cell>
        </table:table-row>
        <table:table-row table:style-name="ro2" table:visibility="filter">
          <table:table-cell office:value-type="float" office:value="2018">
            <text:p>201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36842105263158">
            <text:p>0.7368421053</text:p>
          </table:table-cell>
          <table:table-cell office:value-type="float" office:value="1.39052631578947">
            <text:p>1.3905263158</text:p>
          </table:table-cell>
        </table:table-row>
        <table:table-row table:style-name="ro2" table:visibility="filter">
          <table:table-cell office:value-type="float" office:value="2150">
            <text:p>2150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736842105263158">
            <text:p>0.7368421053</text:p>
          </table:table-cell>
          <table:table-cell office:value-type="float" office:value="1.40394736842105">
            <text:p>1.4039473684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736842105263158">
            <text:p>0.7368421053</text:p>
          </table:table-cell>
          <table:table-cell office:value-type="float" office:value="1.37333333333333">
            <text:p>1.3733333333</text:p>
          </table:table-cell>
        </table:table-row>
        <table:table-row table:style-name="ro2" table:visibility="filter">
          <table:table-cell office:value-type="float" office:value="2608">
            <text:p>260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36842105263158">
            <text:p>0.7368421053</text:p>
          </table:table-cell>
          <table:table-cell office:value-type="float" office:value="1.41631578947368">
            <text:p>1.4163157895</text:p>
          </table:table-cell>
        </table:table-row>
        <table:table-row table:style-name="ro2" table:visibility="filter">
          <table:table-cell office:value-type="float" office:value="2699">
            <text:p>2699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0.736842105263158">
            <text:p>0.7368421053</text:p>
          </table:table-cell>
          <table:table-cell office:value-type="float" office:value="1.37157894736842">
            <text:p>1.3715789474</text:p>
          </table:table-cell>
        </table:table-row>
        <table:table-row table:style-name="ro2" table:visibility="filter">
          <table:table-cell office:value-type="float" office:value="2701">
            <text:p>270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36842105263158">
            <text:p>0.7368421053</text:p>
          </table:table-cell>
          <table:table-cell office:value-type="float" office:value="1.36315789473684">
            <text:p>1.3631578947</text:p>
          </table:table-cell>
        </table:table-row>
        <table:table-row table:style-name="ro2" table:visibility="filter">
          <table:table-cell office:value-type="float" office:value="3342">
            <text:p>334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0.736842105263158">
            <text:p>0.7368421053</text:p>
          </table:table-cell>
          <table:table-cell office:value-type="float" office:value="1.39333333333333">
            <text:p>1.3933333333</text:p>
          </table:table-cell>
        </table:table-row>
        <table:table-row table:style-name="ro2" table:visibility="filter">
          <table:table-cell office:value-type="float" office:value="3574">
            <text:p>3574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0.736263736263736">
            <text:p>0.7362637363</text:p>
          </table:table-cell>
          <table:table-cell office:value-type="float" office:value="1.3867032967033">
            <text:p>1.3867032967</text:p>
          </table:table-cell>
        </table:table-row>
        <table:table-row table:style-name="ro2">
          <table:table-cell office:value-type="float" office:value="2104">
            <text:p>2104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0.736196319018405">
            <text:p>0.736196319</text:p>
          </table:table-cell>
          <table:table-cell office:value-type="float" office:value="1.3901226993865">
            <text:p>1.3901226994</text:p>
          </table:table-cell>
        </table:table-row>
        <table:table-row table:style-name="ro2">
          <table:table-cell office:value-type="float" office:value="3496">
            <text:p>3496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0.736111111111111">
            <text:p>0.7361111111</text:p>
          </table:table-cell>
          <table:table-cell office:value-type="float" office:value="1.35201388888889">
            <text:p>1.3520138889</text:p>
          </table:table-cell>
        </table:table-row>
        <table:table-row table:style-name="ro2">
          <table:table-cell office:value-type="float" office:value="2866">
            <text:p>2866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0.736">
            <text:p>0.736</text:p>
          </table:table-cell>
          <table:table-cell office:value-type="float" office:value="1.3624">
            <text:p>1.3624</text:p>
          </table:table-cell>
        </table:table-row>
        <table:table-row table:style-name="ro2" table:visibility="filter">
          <table:table-cell office:value-type="float" office:value="3730">
            <text:p>3730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735849056603773">
            <text:p>0.7358490566</text:p>
          </table:table-cell>
          <table:table-cell office:value-type="float" office:value="1.35547169811321">
            <text:p>1.3554716981</text:p>
          </table:table-cell>
        </table:table-row>
        <table:table-row table:style-name="ro2" table:visibility="filter">
          <table:table-cell office:value-type="float" office:value="3693">
            <text:p>3693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735294117647059">
            <text:p>0.7352941176</text:p>
          </table:table-cell>
          <table:table-cell office:value-type="float" office:value="1.35941176470588">
            <text:p>1.3594117647</text:p>
          </table:table-cell>
        </table:table-row>
        <table:table-row table:style-name="ro2" table:visibility="filter">
          <table:table-cell office:value-type="float" office:value="3815">
            <text:p>3815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735294117647059">
            <text:p>0.7352941176</text:p>
          </table:table-cell>
          <table:table-cell office:value-type="float" office:value="1.34">
            <text:p>1.34</text:p>
          </table:table-cell>
        </table:table-row>
        <table:table-row table:style-name="ro2">
          <table:table-cell office:value-type="float" office:value="2530">
            <text:p>2530</text:p>
          </table:table-cell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float" office:value="0.735042735042735">
            <text:p>0.735042735</text:p>
          </table:table-cell>
          <table:table-cell office:value-type="float" office:value="1.3715811965812">
            <text:p>1.3715811966</text:p>
          </table:table-cell>
        </table:table-row>
        <table:table-row table:style-name="ro2">
          <table:table-cell office:value-type="float" office:value="2865">
            <text:p>2865</text:p>
          </table:table-cell>
          <table:table-cell office:value-type="float" office:value="298">
            <text:p>298</text:p>
          </table:table-cell>
          <table:table-cell office:value-type="float" office:value="1">
            <text:p>1</text:p>
          </table:table-cell>
          <table:table-cell office:value-type="float" office:value="0.73489932885906">
            <text:p>0.7348993289</text:p>
          </table:table-cell>
          <table:table-cell office:value-type="float" office:value="1.35604026845638">
            <text:p>1.3560402685</text:p>
          </table:table-cell>
        </table:table-row>
        <table:table-row table:style-name="ro2" table:visibility="filter">
          <table:table-cell office:value-type="float" office:value="3489">
            <text:p>3489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73469387755102">
            <text:p>0.7346938776</text:p>
          </table:table-cell>
          <table:table-cell office:value-type="float" office:value="1.37367346938775">
            <text:p>1.3736734694</text:p>
          </table:table-cell>
        </table:table-row>
        <table:table-row table:style-name="ro2" table:visibility="filter">
          <table:table-cell office:value-type="float" office:value="3629">
            <text:p>3629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73469387755102">
            <text:p>0.7346938776</text:p>
          </table:table-cell>
          <table:table-cell office:value-type="float" office:value="1.33183673469388">
            <text:p>1.331836734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float" office:value="0.734463276836158">
            <text:p>0.7344632768</text:p>
          </table:table-cell>
          <table:table-cell office:value-type="float" office:value="1.36932203389831">
            <text:p>1.3693220339</text:p>
          </table:table-cell>
        </table:table-row>
        <table:table-row table:style-name="ro2" table:visibility="filter">
          <table:table-cell office:value-type="float" office:value="2861">
            <text:p>286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734177215189873">
            <text:p>0.7341772152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665">
            <text:p>3665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734177215189873">
            <text:p>0.7341772152</text:p>
          </table:table-cell>
          <table:table-cell office:value-type="float" office:value="1.36696202531646">
            <text:p>1.3669620253</text:p>
          </table:table-cell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float" office:value="0.733974358974359">
            <text:p>0.733974359</text:p>
          </table:table-cell>
          <table:table-cell office:value-type="float" office:value="1.37727564102564">
            <text:p>1.377275641</text:p>
          </table:table-cell>
        </table:table-row>
        <table:table-row table:style-name="ro2">
          <table:table-cell office:value-type="float" office:value="2832">
            <text:p>2832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.73394495412844">
            <text:p>0.7339449541</text:p>
          </table:table-cell>
          <table:table-cell office:value-type="float" office:value="1.37605504587156">
            <text:p>1.3760550459</text:p>
          </table:table-cell>
        </table:table-row>
        <table:table-row table:style-name="ro2">
          <table:table-cell office:value-type="float" office:value="3103">
            <text:p>3103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0.733576642335766">
            <text:p>0.7335766423</text:p>
          </table:table-cell>
          <table:table-cell office:value-type="float" office:value="1.36532846715328">
            <text:p>1.3653284672</text:p>
          </table:table-cell>
        </table:table-row>
        <table:table-row table:style-name="ro2" table:visibility="filter">
          <table:table-cell office:value-type="float" office:value="2052">
            <text:p>205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1.394">
            <text:p>1.394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1.37133333333333">
            <text:p>1.3713333333</text:p>
          </table:table-cell>
        </table:table-row>
        <table:table-row table:style-name="ro2" table:visibility="filter">
          <table:table-cell office:value-type="float" office:value="2701">
            <text:p>270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1.34933333333333">
            <text:p>1.3493333333</text:p>
          </table:table-cell>
        </table:table-row>
        <table:table-row table:style-name="ro2" table:visibility="filter">
          <table:table-cell office:value-type="float" office:value="2987">
            <text:p>2987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33877777777778">
            <text:p>1.3387777778</text:p>
          </table:table-cell>
        </table:table-row>
        <table:table-row table:style-name="ro2" table:visibility="filter">
          <table:table-cell office:value-type="float" office:value="3097">
            <text:p>309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1.34466666666667">
            <text:p>1.3446666667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688">
            <text:p>3688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1.34826666666667">
            <text:p>1.3482666667</text:p>
          </table:table-cell>
        </table:table-row>
        <table:table-row table:style-name="ro2">
          <table:table-cell office:value-type="float" office:value="3800">
            <text:p>3800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.732673267326733">
            <text:p>0.7326732673</text:p>
          </table:table-cell>
          <table:table-cell office:value-type="float" office:value="1.35722772277228">
            <text:p>1.3572277228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732558139534884">
            <text:p>0.7325581395</text:p>
          </table:table-cell>
          <table:table-cell office:value-type="float" office:value="1.36581395348837">
            <text:p>1.3658139535</text:p>
          </table:table-cell>
        </table:table-row>
        <table:table-row table:style-name="ro2" table:visibility="filter">
          <table:table-cell office:value-type="float" office:value="2013">
            <text:p>2013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.732142857142857">
            <text:p>0.7321428571</text:p>
          </table:table-cell>
          <table:table-cell office:value-type="float" office:value="1.38517857142857">
            <text:p>1.3851785714</text:p>
          </table:table-cell>
        </table:table-row>
        <table:table-row table:style-name="ro2">
          <table:table-cell office:value-type="float" office:value="2245">
            <text:p>2245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.732142857142857">
            <text:p>0.7321428571</text:p>
          </table:table-cell>
          <table:table-cell office:value-type="float" office:value="1.38151785714286">
            <text:p>1.3815178571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.731958762886598">
            <text:p>0.7319587629</text:p>
          </table:table-cell>
          <table:table-cell office:value-type="float" office:value="1.37701030927835">
            <text:p>1.3770103093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.731707317073171">
            <text:p>0.7317073171</text:p>
          </table:table-cell>
          <table:table-cell office:value-type="float" office:value="1.3730487804878">
            <text:p>1.3730487805</text:p>
          </table:table-cell>
        </table:table-row>
        <table:table-row table:style-name="ro2" table:visibility="filter">
          <table:table-cell office:value-type="float" office:value="2291">
            <text:p>229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731707317073171">
            <text:p>0.7317073171</text:p>
          </table:table-cell>
          <table:table-cell office:value-type="float" office:value="1.35756097560976">
            <text:p>1.3575609756</text:p>
          </table:table-cell>
        </table:table-row>
        <table:table-row table:style-name="ro2">
          <table:table-cell office:value-type="float" office:value="2342">
            <text:p>2342</text:p>
          </table:table-cell>
          <table:table-cell office:value-type="float" office:value="492">
            <text:p>492</text:p>
          </table:table-cell>
          <table:table-cell office:value-type="float" office:value="1">
            <text:p>1</text:p>
          </table:table-cell>
          <table:table-cell office:value-type="float" office:value="0.731707317073171">
            <text:p>0.7317073171</text:p>
          </table:table-cell>
          <table:table-cell office:value-type="float" office:value="1.37117886178862">
            <text:p>1.3711788618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731707317073171">
            <text:p>0.7317073171</text:p>
          </table:table-cell>
          <table:table-cell office:value-type="float" office:value="1.36390243902439">
            <text:p>1.363902439</text:p>
          </table:table-cell>
        </table:table-row>
        <table:table-row table:style-name="ro2" table:visibility="filter">
          <table:table-cell office:value-type="float" office:value="2857">
            <text:p>2857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73134328358209">
            <text:p>0.7313432836</text:p>
          </table:table-cell>
          <table:table-cell office:value-type="float" office:value="1.35582089552239">
            <text:p>1.3558208955</text:p>
          </table:table-cell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428">
            <text:p>428</text:p>
          </table:table-cell>
          <table:table-cell office:value-type="float" office:value="1">
            <text:p>1</text:p>
          </table:table-cell>
          <table:table-cell office:value-type="float" office:value="0.731308411214953">
            <text:p>0.7313084112</text:p>
          </table:table-cell>
          <table:table-cell office:value-type="float" office:value="1.38871495327103">
            <text:p>1.3887149533</text:p>
          </table:table-cell>
        </table:table-row>
        <table:table-row table:style-name="ro2">
          <table:table-cell office:value-type="float" office:value="3754">
            <text:p>3754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.73125">
            <text:p>0.73125</text:p>
          </table:table-cell>
          <table:table-cell office:value-type="float" office:value="1.3615625">
            <text:p>1.3615625</text:p>
          </table:table-cell>
        </table:table-row>
        <table:table-row table:style-name="ro2">
          <table:table-cell office:value-type="float" office:value="2037">
            <text:p>2037</text:p>
          </table:table-cell>
          <table:table-cell office:value-type="float" office:value="573">
            <text:p>573</text:p>
          </table:table-cell>
          <table:table-cell office:value-type="float" office:value="1">
            <text:p>1</text:p>
          </table:table-cell>
          <table:table-cell office:value-type="float" office:value="0.731239092495637">
            <text:p>0.7312390925</text:p>
          </table:table-cell>
          <table:table-cell office:value-type="float" office:value="1.35027923211169">
            <text:p>1.3502792321</text:p>
          </table:table-cell>
        </table:table-row>
        <table:table-row table:style-name="ro2">
          <table:table-cell office:value-type="float" office:value="3266">
            <text:p>3266</text:p>
          </table:table-cell>
          <table:table-cell office:value-type="float" office:value="346">
            <text:p>346</text:p>
          </table:table-cell>
          <table:table-cell office:value-type="float" office:value="1">
            <text:p>1</text:p>
          </table:table-cell>
          <table:table-cell office:value-type="float" office:value="0.73121387283237">
            <text:p>0.7312138728</text:p>
          </table:table-cell>
          <table:table-cell office:value-type="float" office:value="1.37552023121387">
            <text:p>1.3755202312</text:p>
          </table:table-cell>
        </table:table-row>
        <table:table-row table:style-name="ro2">
          <table:table-cell office:value-type="float" office:value="3737">
            <text:p>3737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0.73109243697479">
            <text:p>0.731092437</text:p>
          </table:table-cell>
          <table:table-cell office:value-type="float" office:value="1.36336134453782">
            <text:p>1.3633613445</text:p>
          </table:table-cell>
        </table:table-row>
        <table:table-row table:style-name="ro2" table:visibility="filter">
          <table:table-cell office:value-type="float" office:value="2199">
            <text:p>2199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730769230769231">
            <text:p>0.7307692308</text:p>
          </table:table-cell>
          <table:table-cell office:value-type="float" office:value="1.33884615384615">
            <text:p>1.3388461538</text:p>
          </table:table-cell>
        </table:table-row>
        <table:table-row table:style-name="ro2">
          <table:table-cell office:value-type="float" office:value="2646">
            <text:p>2646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0.730769230769231">
            <text:p>0.7307692308</text:p>
          </table:table-cell>
          <table:table-cell office:value-type="float" office:value="1.35894230769231">
            <text:p>1.3589423077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.730769230769231">
            <text:p>0.7307692308</text:p>
          </table:table-cell>
          <table:table-cell office:value-type="float" office:value="1.3825">
            <text:p>1.3825</text:p>
          </table:table-cell>
        </table:table-row>
        <table:table-row table:style-name="ro2" table:visibility="filter">
          <table:table-cell office:value-type="float" office:value="3614">
            <text:p>361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730769230769231">
            <text:p>0.7307692308</text:p>
          </table:table-cell>
          <table:table-cell office:value-type="float" office:value="1.36076923076923">
            <text:p>1.3607692308</text:p>
          </table:table-cell>
        </table:table-row>
        <table:table-row table:style-name="ro2">
          <table:table-cell office:value-type="float" office:value="2138">
            <text:p>2138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0.730538922155689">
            <text:p>0.7305389222</text:p>
          </table:table-cell>
          <table:table-cell office:value-type="float" office:value="1.35383233532934">
            <text:p>1.3538323353</text:p>
          </table:table-cell>
        </table:table-row>
        <table:table-row table:style-name="ro2">
          <table:table-cell office:value-type="float" office:value="2657">
            <text:p>2657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0.730434782608696">
            <text:p>0.7304347826</text:p>
          </table:table-cell>
          <table:table-cell office:value-type="float" office:value="1.35721739130435">
            <text:p>1.3572173913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.730337078651685">
            <text:p>0.7303370787</text:p>
          </table:table-cell>
          <table:table-cell office:value-type="float" office:value="1.34876404494382">
            <text:p>1.3487640449</text:p>
          </table:table-cell>
        </table:table-row>
        <table:table-row table:style-name="ro2" table:visibility="filter">
          <table:table-cell office:value-type="float" office:value="2641">
            <text:p>264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73015873015873">
            <text:p>0.7301587302</text:p>
          </table:table-cell>
          <table:table-cell office:value-type="float" office:value="1.39">
            <text:p>1.39</text:p>
          </table:table-cell>
        </table:table-row>
        <table:table-row table:style-name="ro2">
          <table:table-cell office:value-type="float" office:value="2409">
            <text:p>2409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0.729885057471264">
            <text:p>0.7298850575</text:p>
          </table:table-cell>
          <table:table-cell office:value-type="float" office:value="1.36298850574713">
            <text:p>1.3629885057</text:p>
          </table:table-cell>
        </table:table-row>
        <table:table-row table:style-name="ro2">
          <table:table-cell office:value-type="float" office:value="2479">
            <text:p>2479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0.72972972972973">
            <text:p>0.7297297297</text:p>
          </table:table-cell>
          <table:table-cell office:value-type="float" office:value="1.36243243243243">
            <text:p>1.3624324324</text:p>
          </table:table-cell>
        </table:table-row>
        <table:table-row table:style-name="ro2" table:visibility="filter">
          <table:table-cell office:value-type="float" office:value="3559">
            <text:p>3559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72972972972973">
            <text:p>0.7297297297</text:p>
          </table:table-cell>
          <table:table-cell office:value-type="float" office:value="1.36621621621622">
            <text:p>1.3662162162</text:p>
          </table:table-cell>
        </table:table-row>
        <table:table-row table:style-name="ro2">
          <table:table-cell office:value-type="float" office:value="2251">
            <text:p>2251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0.728915662650602">
            <text:p>0.7289156627</text:p>
          </table:table-cell>
          <table:table-cell office:value-type="float" office:value="1.37753012048193">
            <text:p>1.3775301205</text:p>
          </table:table-cell>
        </table:table-row>
        <table:table-row table:style-name="ro2">
          <table:table-cell office:value-type="float" office:value="3198">
            <text:p>3198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0.728813559322034">
            <text:p>0.7288135593</text:p>
          </table:table-cell>
          <table:table-cell office:value-type="float" office:value="1.3664406779661">
            <text:p>1.366440678</text:p>
          </table:table-cell>
        </table:table-row>
        <table:table-row table:style-name="ro2" table:visibility="filter">
          <table:table-cell office:value-type="float" office:value="2483">
            <text:p>2483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0.728571428571429">
            <text:p>0.7285714286</text:p>
          </table:table-cell>
          <table:table-cell office:value-type="float" office:value="1.37285714285714">
            <text:p>1.3728571429</text:p>
          </table:table-cell>
        </table:table-row>
        <table:table-row table:style-name="ro2">
          <table:table-cell office:value-type="float" office:value="2613">
            <text:p>2613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0.728571428571429">
            <text:p>0.7285714286</text:p>
          </table:table-cell>
          <table:table-cell office:value-type="float" office:value="1.35821428571429">
            <text:p>1.3582142857</text:p>
          </table:table-cell>
        </table:table-row>
        <table:table-row table:style-name="ro2" table:visibility="filter">
          <table:table-cell office:value-type="float" office:value="3451">
            <text:p>3451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728571428571429">
            <text:p>0.7285714286</text:p>
          </table:table-cell>
          <table:table-cell office:value-type="float" office:value="1.37728571428571">
            <text:p>1.3772857143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728571428571429">
            <text:p>0.7285714286</text:p>
          </table:table-cell>
          <table:table-cell office:value-type="float" office:value="1.36142857142857">
            <text:p>1.3614285714</text:p>
          </table:table-cell>
        </table:table-row>
        <table:table-row table:style-name="ro2" table:visibility="filter">
          <table:table-cell office:value-type="float" office:value="3849">
            <text:p>3849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728571428571429">
            <text:p>0.7285714286</text:p>
          </table:table-cell>
          <table:table-cell office:value-type="float" office:value="1.34714285714286">
            <text:p>1.3471428571</text:p>
          </table:table-cell>
        </table:table-row>
        <table:table-row table:style-name="ro2" table:visibility="filter">
          <table:table-cell office:value-type="float" office:value="1986">
            <text:p>1986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.728395061728395">
            <text:p>0.7283950617</text:p>
          </table:table-cell>
          <table:table-cell office:value-type="float" office:value="1.39876543209877">
            <text:p>1.3987654321</text:p>
          </table:table-cell>
        </table:table-row>
        <table:table-row table:style-name="ro2">
          <table:table-cell office:value-type="float" office:value="2837">
            <text:p>2837</text:p>
          </table:table-cell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office:value-type="float" office:value="0.728395061728395">
            <text:p>0.7283950617</text:p>
          </table:table-cell>
          <table:table-cell office:value-type="float" office:value="1.35230452674897">
            <text:p>1.3523045267</text:p>
          </table:table-cell>
        </table:table-row>
        <table:table-row table:style-name="ro2" table:visibility="filter">
          <table:table-cell office:value-type="float" office:value="3633">
            <text:p>3633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0.728395061728395">
            <text:p>0.7283950617</text:p>
          </table:table-cell>
          <table:table-cell office:value-type="float" office:value="1.37469135802469">
            <text:p>1.374691358</text:p>
          </table:table-cell>
        </table:table-row>
        <table:table-row table:style-name="ro2">
          <table:table-cell office:value-type="float" office:value="3720">
            <text:p>3720</text:p>
          </table:table-cell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0.728395061728395">
            <text:p>0.7283950617</text:p>
          </table:table-cell>
          <table:table-cell office:value-type="float" office:value="1.35512345679012">
            <text:p>1.3551234568</text:p>
          </table:table-cell>
        </table:table-row>
        <table:table-row table:style-name="ro2" table:visibility="filter">
          <table:table-cell office:value-type="float" office:value="2550">
            <text:p>2550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0.728260869565217">
            <text:p>0.7282608696</text:p>
          </table:table-cell>
          <table:table-cell office:value-type="float" office:value="1.39336956521739">
            <text:p>1.3933695652</text:p>
          </table:table-cell>
        </table:table-row>
        <table:table-row table:style-name="ro2">
          <table:table-cell office:value-type="float" office:value="2856">
            <text:p>2856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0.728155339805825">
            <text:p>0.7281553398</text:p>
          </table:table-cell>
          <table:table-cell office:value-type="float" office:value="1.3695145631068">
            <text:p>1.3695145631</text:p>
          </table:table-cell>
        </table:table-row>
        <table:table-row table:style-name="ro2">
          <table:table-cell office:value-type="float" office:value="2574">
            <text:p>2574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0.727810650887574">
            <text:p>0.7278106509</text:p>
          </table:table-cell>
          <table:table-cell office:value-type="float" office:value="1.36627218934911">
            <text:p>1.3662721893</text:p>
          </table:table-cell>
        </table:table-row>
        <table:table-row table:style-name="ro2">
          <table:table-cell office:value-type="float" office:value="2719">
            <text:p>2719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0.727611940298508">
            <text:p>0.7276119403</text:p>
          </table:table-cell>
          <table:table-cell office:value-type="float" office:value="1.37582089552239">
            <text:p>1.3758208955</text:p>
          </table:table-cell>
        </table:table-row>
        <table:table-row table:style-name="ro2" table:visibility="filter">
          <table:table-cell office:value-type="float" office:value="1993">
            <text:p>199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8818181818182">
            <text:p>1.3881818182</text:p>
          </table:table-cell>
        </table:table-row>
        <table:table-row table:style-name="ro2" table:visibility="filter">
          <table:table-cell office:value-type="float" office:value="2110">
            <text:p>21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41333333333333">
            <text:p>1.4133333333</text:p>
          </table:table-cell>
        </table:table-row>
        <table:table-row table:style-name="ro2" table:visibility="filter">
          <table:table-cell office:value-type="float" office:value="2138">
            <text:p>213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9818181818182">
            <text:p>1.3981818182</text:p>
          </table:table-cell>
        </table:table-row>
        <table:table-row table:style-name="ro2" table:visibility="filter">
          <table:table-cell office:value-type="float" office:value="2188">
            <text:p>218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6272727272727">
            <text:p>1.3627272727</text:p>
          </table:table-cell>
        </table:table-row>
        <table:table-row table:style-name="ro2">
          <table:table-cell office:value-type="float" office:value="2284">
            <text:p>2284</text:p>
          </table:table-cell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7090909090909">
            <text:p>1.3709090909</text:p>
          </table:table-cell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9140909090909">
            <text:p>1.3914090909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5727272727273">
            <text:p>1.3572727273</text:p>
          </table:table-cell>
        </table:table-row>
        <table:table-row table:style-name="ro2" table:visibility="filter">
          <table:table-cell office:value-type="float" office:value="2485">
            <text:p>248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570">
            <text:p>257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7545454545455">
            <text:p>1.3754545455</text:p>
          </table:table-cell>
        </table:table-row>
        <table:table-row table:style-name="ro2">
          <table:table-cell office:value-type="float" office:value="2724">
            <text:p>2724</text:p>
          </table:table-cell>
          <table:table-cell office:value-type="float" office:value="264">
            <text:p>264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6795454545455">
            <text:p>1.3679545455</text:p>
          </table:table-cell>
        </table:table-row>
        <table:table-row table:style-name="ro2" table:visibility="filter">
          <table:table-cell office:value-type="float" office:value="2726">
            <text:p>272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4363636363636">
            <text:p>1.3436363636</text:p>
          </table:table-cell>
        </table:table-row>
        <table:table-row table:style-name="ro2" table:visibility="filter">
          <table:table-cell office:value-type="float" office:value="2791">
            <text:p>279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7045454545455">
            <text:p>1.3704545455</text:p>
          </table:table-cell>
        </table:table-row>
        <table:table-row table:style-name="ro2" table:visibility="filter">
          <table:table-cell office:value-type="float" office:value="2858">
            <text:p>2858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6068181818182">
            <text:p>1.3606818182</text:p>
          </table:table-cell>
        </table:table-row>
        <table:table-row table:style-name="ro2" table:visibility="filter">
          <table:table-cell office:value-type="float" office:value="2992">
            <text:p>2992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5290909090909">
            <text:p>1.3529090909</text:p>
          </table:table-cell>
        </table:table-row>
        <table:table-row table:style-name="ro2" table:visibility="filter">
          <table:table-cell office:value-type="float" office:value="3045">
            <text:p>304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9272727272727">
            <text:p>1.3927272727</text:p>
          </table:table-cell>
        </table:table-row>
        <table:table-row table:style-name="ro2" table:visibility="filter">
          <table:table-cell office:value-type="float" office:value="3080">
            <text:p>308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5363636363636">
            <text:p>1.3536363636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7212121212121">
            <text:p>1.3721212121</text:p>
          </table:table-cell>
        </table:table-row>
        <table:table-row table:style-name="ro2" table:visibility="filter">
          <table:table-cell office:value-type="float" office:value="3134">
            <text:p>313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3454545454545">
            <text:p>1.3345454545</text:p>
          </table:table-cell>
        </table:table-row>
        <table:table-row table:style-name="ro2" table:visibility="filter">
          <table:table-cell office:value-type="float" office:value="3153">
            <text:p>315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3181818181818">
            <text:p>1.3318181818</text:p>
          </table:table-cell>
        </table:table-row>
        <table:table-row table:style-name="ro2" table:visibility="filter">
          <table:table-cell office:value-type="float" office:value="3411">
            <text:p>341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4909090909091">
            <text:p>1.3490909091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7242424242424">
            <text:p>1.3724242424</text:p>
          </table:table-cell>
        </table:table-row>
        <table:table-row table:style-name="ro2" table:visibility="filter">
          <table:table-cell office:value-type="float" office:value="3414">
            <text:p>341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6272727272727">
            <text:p>1.3627272727</text:p>
          </table:table-cell>
        </table:table-row>
        <table:table-row table:style-name="ro2" table:visibility="filter">
          <table:table-cell office:value-type="float" office:value="3415">
            <text:p>341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5272727272727">
            <text:p>1.3527272727</text:p>
          </table:table-cell>
        </table:table-row>
        <table:table-row table:style-name="ro2" table:visibility="filter">
          <table:table-cell office:value-type="float" office:value="3531">
            <text:p>353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3590909090909">
            <text:p>1.3359090909</text:p>
          </table:table-cell>
        </table:table-row>
        <table:table-row table:style-name="ro2" table:visibility="filter">
          <table:table-cell office:value-type="float" office:value="3646">
            <text:p>3646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6681818181818">
            <text:p>1.3668181818</text:p>
          </table:table-cell>
        </table:table-row>
        <table:table-row table:style-name="ro2" table:visibility="filter">
          <table:table-cell office:value-type="float" office:value="3683">
            <text:p>3683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4833333333333">
            <text:p>1.3483333333</text:p>
          </table:table-cell>
        </table:table-row>
        <table:table-row table:style-name="ro2" table:visibility="filter">
          <table:table-cell office:value-type="float" office:value="3704">
            <text:p>370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7909090909091">
            <text:p>1.3790909091</text:p>
          </table:table-cell>
        </table:table-row>
        <table:table-row table:style-name="ro2" table:visibility="filter">
          <table:table-cell office:value-type="float" office:value="3775">
            <text:p>377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5636363636364">
            <text:p>1.3563636364</text:p>
          </table:table-cell>
        </table:table-row>
        <table:table-row table:style-name="ro2" table:visibility="filter">
          <table:table-cell office:value-type="float" office:value="3776">
            <text:p>377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4636363636364">
            <text:p>1.3463636364</text:p>
          </table:table-cell>
        </table:table-row>
        <table:table-row table:style-name="ro2" table:visibility="filter">
          <table:table-cell office:value-type="float" office:value="3813">
            <text:p>381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831">
            <text:p>383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6636363636364">
            <text:p>1.3663636364</text:p>
          </table:table-cell>
        </table:table-row>
        <table:table-row table:style-name="ro2" table:visibility="filter">
          <table:table-cell office:value-type="float" office:value="2837">
            <text:p>2837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0.726315789473684">
            <text:p>0.7263157895</text:p>
          </table:table-cell>
          <table:table-cell office:value-type="float" office:value="1.37010526315789">
            <text:p>1.3701052632</text:p>
          </table:table-cell>
        </table:table-row>
        <table:table-row table:style-name="ro2" table:visibility="filter">
          <table:table-cell office:value-type="float" office:value="2957">
            <text:p>2957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0.726315789473684">
            <text:p>0.7263157895</text:p>
          </table:table-cell>
          <table:table-cell office:value-type="float" office:value="1.36494736842105">
            <text:p>1.3649473684</text:p>
          </table:table-cell>
        </table:table-row>
        <table:table-row table:style-name="ro2">
          <table:table-cell office:value-type="float" office:value="2146">
            <text:p>2146</text:p>
          </table:table-cell>
          <table:table-cell office:value-type="float" office:value="515">
            <text:p>515</text:p>
          </table:table-cell>
          <table:table-cell office:value-type="float" office:value="1">
            <text:p>1</text:p>
          </table:table-cell>
          <table:table-cell office:value-type="float" office:value="0.72621359223301">
            <text:p>0.7262135922</text:p>
          </table:table-cell>
          <table:table-cell office:value-type="float" office:value="1.36108737864078">
            <text:p>1.3610873786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.726190476190476">
            <text:p>0.7261904762</text:p>
          </table:table-cell>
          <table:table-cell office:value-type="float" office:value="1.34845238095238">
            <text:p>1.348452381</text:p>
          </table:table-cell>
        </table:table-row>
        <table:table-row table:style-name="ro2">
          <table:table-cell office:value-type="float" office:value="2667">
            <text:p>2667</text:p>
          </table:table-cell>
          <table:table-cell office:value-type="float" office:value="354">
            <text:p>354</text:p>
          </table:table-cell>
          <table:table-cell office:value-type="float" office:value="1">
            <text:p>1</text:p>
          </table:table-cell>
          <table:table-cell office:value-type="float" office:value="0.725988700564972">
            <text:p>0.7259887006</text:p>
          </table:table-cell>
          <table:table-cell office:value-type="float" office:value="1.3690395480226">
            <text:p>1.369039548</text:p>
          </table:table-cell>
        </table:table-row>
        <table:table-row table:style-name="ro2">
          <table:table-cell office:value-type="float" office:value="3315">
            <text:p>3315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0.725888324873096">
            <text:p>0.7258883249</text:p>
          </table:table-cell>
          <table:table-cell office:value-type="float" office:value="1.39472081218274">
            <text:p>1.3947208122</text:p>
          </table:table-cell>
        </table:table-row>
        <table:table-row table:style-name="ro2" table:visibility="filter">
          <table:table-cell office:value-type="float" office:value="2009">
            <text:p>2009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.725806451612903">
            <text:p>0.7258064516</text:p>
          </table:table-cell>
          <table:table-cell office:value-type="float" office:value="1.38306451612903">
            <text:p>1.3830645161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0.725609756097561">
            <text:p>0.7256097561</text:p>
          </table:table-cell>
          <table:table-cell office:value-type="float" office:value="1.36951219512195">
            <text:p>1.3695121951</text:p>
          </table:table-cell>
        </table:table-row>
        <table:table-row table:style-name="ro2" table:visibility="filter">
          <table:table-cell office:value-type="float" office:value="2445">
            <text:p>244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725490196078431">
            <text:p>0.7254901961</text:p>
          </table:table-cell>
          <table:table-cell office:value-type="float" office:value="1.40960784313726">
            <text:p>1.4096078431</text:p>
          </table:table-cell>
        </table:table-row>
        <table:table-row table:style-name="ro2">
          <table:table-cell office:value-type="float" office:value="3325">
            <text:p>3325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0.725490196078431">
            <text:p>0.7254901961</text:p>
          </table:table-cell>
          <table:table-cell office:value-type="float" office:value="1.36424836601307">
            <text:p>1.364248366</text:p>
          </table:table-cell>
        </table:table-row>
        <table:table-row table:style-name="ro2">
          <table:table-cell office:value-type="float" office:value="3718">
            <text:p>3718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0.725490196078431">
            <text:p>0.7254901961</text:p>
          </table:table-cell>
          <table:table-cell office:value-type="float" office:value="1.35222222222222">
            <text:p>1.3522222222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222">
            <text:p>222</text:p>
          </table:table-cell>
          <table:table-cell office:value-type="float" office:value="1">
            <text:p>1</text:p>
          </table:table-cell>
          <table:table-cell office:value-type="float" office:value="0.725225225225225">
            <text:p>0.7252252252</text:p>
          </table:table-cell>
          <table:table-cell office:value-type="float" office:value="1.36936936936937">
            <text:p>1.3693693694</text:p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0.725146198830409">
            <text:p>0.7251461988</text:p>
          </table:table-cell>
          <table:table-cell office:value-type="float" office:value="1.36409356725146">
            <text:p>1.3640935673</text:p>
          </table:table-cell>
        </table:table-row>
        <table:table-row table:style-name="ro2" table:visibility="filter">
          <table:table-cell office:value-type="float" office:value="1989">
            <text:p>1989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725">
            <text:p>0.725</text:p>
          </table:table-cell>
          <table:table-cell office:value-type="float" office:value="1.378375">
            <text:p>1.378375</text:p>
          </table:table-cell>
        </table:table-row>
        <table:table-row table:style-name="ro2" table:visibility="filter">
          <table:table-cell office:value-type="float" office:value="2889">
            <text:p>2889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725">
            <text:p>0.725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725">
            <text:p>0.725</text:p>
          </table:table-cell>
          <table:table-cell office:value-type="float" office:value="1.36375">
            <text:p>1.36375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725">
            <text:p>0.725</text:p>
          </table:table-cell>
          <table:table-cell office:value-type="float" office:value="1.36125">
            <text:p>1.36125</text:p>
          </table:table-cell>
        </table:table-row>
        <table:table-row table:style-name="ro2" table:visibility="filter">
          <table:table-cell office:value-type="float" office:value="3773">
            <text:p>3773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725">
            <text:p>0.725</text:p>
          </table:table-cell>
          <table:table-cell office:value-type="float" office:value="1.332">
            <text:p>1.332</text:p>
          </table:table-cell>
        </table:table-row>
        <table:table-row table:style-name="ro2" table:visibility="filter">
          <table:table-cell office:value-type="float" office:value="3784">
            <text:p>3784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0.725">
            <text:p>0.725</text:p>
          </table:table-cell>
          <table:table-cell office:value-type="float" office:value="1.36625">
            <text:p>1.36625</text:p>
          </table:table-cell>
        </table:table-row>
        <table:table-row table:style-name="ro2">
          <table:table-cell office:value-type="float" office:value="3381">
            <text:p>3381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0.724528301886792">
            <text:p>0.7245283019</text:p>
          </table:table-cell>
          <table:table-cell office:value-type="float" office:value="1.3651320754717">
            <text:p>1.3651320755</text:p>
          </table:table-cell>
        </table:table-row>
        <table:table-row table:style-name="ro2" table:visibility="filter">
          <table:table-cell office:value-type="float" office:value="1995">
            <text:p>199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24137931034483">
            <text:p>0.724137931</text:p>
          </table:table-cell>
          <table:table-cell office:value-type="float" office:value="1.35689655172414">
            <text:p>1.3568965517</text:p>
          </table:table-cell>
        </table:table-row>
        <table:table-row table:style-name="ro2" table:visibility="filter">
          <table:table-cell office:value-type="float" office:value="2469">
            <text:p>2469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24137931034483">
            <text:p>0.724137931</text:p>
          </table:table-cell>
          <table:table-cell office:value-type="float" office:value="1.34896551724138">
            <text:p>1.3489655172</text:p>
          </table:table-cell>
        </table:table-row>
        <table:table-row table:style-name="ro2" table:visibility="filter">
          <table:table-cell office:value-type="float" office:value="2983">
            <text:p>298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724137931034483">
            <text:p>0.724137931</text:p>
          </table:table-cell>
          <table:table-cell office:value-type="float" office:value="1.3348275862069">
            <text:p>1.3348275862</text:p>
          </table:table-cell>
        </table:table-row>
        <table:table-row table:style-name="ro2">
          <table:table-cell office:value-type="float" office:value="3487">
            <text:p>3487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0.723849372384937">
            <text:p>0.7238493724</text:p>
          </table:table-cell>
          <table:table-cell office:value-type="float" office:value="1.37071129707113">
            <text:p>1.3707112971</text:p>
          </table:table-cell>
        </table:table-row>
        <table:table-row table:style-name="ro2">
          <table:table-cell office:value-type="float" office:value="3031">
            <text:p>3031</text:p>
          </table:table-cell>
          <table:table-cell office:value-type="float" office:value="3331">
            <text:p>3331</text:p>
          </table:table-cell>
          <table:table-cell office:value-type="float" office:value="1">
            <text:p>1</text:p>
          </table:table-cell>
          <table:table-cell office:value-type="float" office:value="0.723806664665266">
            <text:p>0.7238066647</text:p>
          </table:table-cell>
          <table:table-cell office:value-type="float" office:value="1.36128189732813">
            <text:p>1.3612818973</text:p>
          </table:table-cell>
        </table:table-row>
        <table:table-row table:style-name="ro2">
          <table:table-cell office:value-type="float" office:value="3031">
            <text:p>3031</text:p>
          </table:table-cell>
          <table:table-cell office:value-type="float" office:value="1327">
            <text:p>1327</text:p>
          </table:table-cell>
          <table:table-cell office:value-type="float" office:value="2">
            <text:p>2</text:p>
          </table:table-cell>
          <table:table-cell office:value-type="float" office:value="0.723436322532027">
            <text:p>0.7234363225</text:p>
          </table:table-cell>
          <table:table-cell office:value-type="float" office:value="1.37071590052751">
            <text:p>1.3707159005</text:p>
          </table:table-cell>
        </table:table-row>
        <table:table-row table:style-name="ro2">
          <table:table-cell office:value-type="float" office:value="2565">
            <text:p>2565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0.723404255319149">
            <text:p>0.7234042553</text:p>
          </table:table-cell>
          <table:table-cell office:value-type="float" office:value="1.35900709219858">
            <text:p>1.3590070922</text:p>
          </table:table-cell>
        </table:table-row>
        <table:table-row table:style-name="ro2" table:visibility="filter">
          <table:table-cell office:value-type="float" office:value="3266">
            <text:p>3266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0.723404255319149">
            <text:p>0.7234042553</text:p>
          </table:table-cell>
          <table:table-cell office:value-type="float" office:value="1.37627659574468">
            <text:p>1.3762765957</text:p>
          </table:table-cell>
        </table:table-row>
        <table:table-row table:style-name="ro2" table:visibility="filter">
          <table:table-cell office:value-type="float" office:value="3826">
            <text:p>3826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0.723404255319149">
            <text:p>0.7234042553</text:p>
          </table:table-cell>
          <table:table-cell office:value-type="float" office:value="1.35765957446809">
            <text:p>1.3576595745</text:p>
          </table:table-cell>
        </table:table-row>
        <table:table-row table:style-name="ro2">
          <table:table-cell office:value-type="float" office:value="2811">
            <text:p>2811</text:p>
          </table:table-cell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0.723320158102767">
            <text:p>0.7233201581</text:p>
          </table:table-cell>
          <table:table-cell office:value-type="float" office:value="1.36205533596838">
            <text:p>1.362055336</text:p>
          </table:table-cell>
        </table:table-row>
        <table:table-row table:style-name="ro2">
          <table:table-cell office:value-type="float" office:value="3707">
            <text:p>3707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0.723214285714286">
            <text:p>0.7232142857</text:p>
          </table:table-cell>
          <table:table-cell office:value-type="float" office:value="1.35638392857143">
            <text:p>1.3563839286</text:p>
          </table:table-cell>
        </table:table-row>
        <table:table-row table:style-name="ro2" table:visibility="filter">
          <table:table-cell office:value-type="float" office:value="2222">
            <text:p>222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723076923076923">
            <text:p>0.7230769231</text:p>
          </table:table-cell>
          <table:table-cell office:value-type="float" office:value="1.37553846153846">
            <text:p>1.3755384615</text:p>
          </table:table-cell>
        </table:table-row>
        <table:table-row table:style-name="ro2">
          <table:table-cell office:value-type="float" office:value="2613">
            <text:p>2613</text:p>
          </table:table-cell>
          <table:table-cell office:value-type="float" office:value="433">
            <text:p>433</text:p>
          </table:table-cell>
          <table:table-cell office:value-type="float" office:value="1">
            <text:p>1</text:p>
          </table:table-cell>
          <table:table-cell office:value-type="float" office:value="0.722863741339492">
            <text:p>0.7228637413</text:p>
          </table:table-cell>
          <table:table-cell office:value-type="float" office:value="1.37953810623557">
            <text:p>1.3795381062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722222222222222">
            <text:p>0.7222222222</text:p>
          </table:table-cell>
          <table:table-cell office:value-type="float" office:value="1.38722222222222">
            <text:p>1.3872222222</text:p>
          </table:table-cell>
        </table:table-row>
        <table:table-row table:style-name="ro2" table:visibility="filter">
          <table:table-cell office:value-type="float" office:value="2060">
            <text:p>206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4777777777778">
            <text:p>1.3477777778</text:p>
          </table:table-cell>
        </table:table-row>
        <table:table-row table:style-name="ro2" table:visibility="filter">
          <table:table-cell office:value-type="float" office:value="2402">
            <text:p>240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722222222222222">
            <text:p>0.7222222222</text:p>
          </table:table-cell>
          <table:table-cell office:value-type="float" office:value="1.37444444444444">
            <text:p>1.3744444444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483">
            <text:p>2483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5322222222222">
            <text:p>1.3532222222</text:p>
          </table:table-cell>
        </table:table-row>
        <table:table-row table:style-name="ro2" table:visibility="filter">
          <table:table-cell office:value-type="float" office:value="2575">
            <text:p>257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722222222222222">
            <text:p>0.7222222222</text:p>
          </table:table-cell>
          <table:table-cell office:value-type="float" office:value="1.39277777777778">
            <text:p>1.3927777778</text:p>
          </table:table-cell>
        </table:table-row>
        <table:table-row table:style-name="ro2" table:visibility="filter">
          <table:table-cell office:value-type="float" office:value="2664">
            <text:p>266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722222222222222">
            <text:p>0.7222222222</text:p>
          </table:table-cell>
          <table:table-cell office:value-type="float" office:value="1.36611111111111">
            <text:p>1.3661111111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970">
            <text:p>297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722222222222222">
            <text:p>0.7222222222</text:p>
          </table:table-cell>
          <table:table-cell office:value-type="float" office:value="1.41166666666667">
            <text:p>1.4116666667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722222222222222">
            <text:p>0.7222222222</text:p>
          </table:table-cell>
          <table:table-cell office:value-type="float" office:value="1.36388888888889">
            <text:p>1.3638888889</text:p>
          </table:table-cell>
        </table:table-row>
        <table:table-row table:style-name="ro2">
          <table:table-cell office:value-type="float" office:value="3527">
            <text:p>3527</text:p>
          </table:table-cell>
          <table:table-cell office:value-type="float" office:value="306">
            <text:p>306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5598039215686">
            <text:p>1.3559803922</text:p>
          </table:table-cell>
        </table:table-row>
        <table:table-row table:style-name="ro2">
          <table:table-cell office:value-type="float" office:value="3633">
            <text:p>3633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6305555555556">
            <text:p>1.3630555556</text:p>
          </table:table-cell>
        </table:table-row>
        <table:table-row table:style-name="ro2">
          <table:table-cell office:value-type="float" office:value="3528">
            <text:p>3528</text:p>
          </table:table-cell>
          <table:table-cell office:value-type="float" office:value="241">
            <text:p>241</text:p>
          </table:table-cell>
          <table:table-cell office:value-type="float" office:value="1">
            <text:p>1</text:p>
          </table:table-cell>
          <table:table-cell office:value-type="float" office:value="0.721991701244813">
            <text:p>0.7219917012</text:p>
          </table:table-cell>
          <table:table-cell office:value-type="float" office:value="1.34331950207469">
            <text:p>1.3433195021</text:p>
          </table:table-cell>
        </table:table-row>
        <table:table-row table:style-name="ro2">
          <table:table-cell office:value-type="float" office:value="2313">
            <text:p>2313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0.721153846153846">
            <text:p>0.7211538462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675">
            <text:p>2675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72093023255814">
            <text:p>0.7209302326</text:p>
          </table:table-cell>
          <table:table-cell office:value-type="float" office:value="1.39302325581395">
            <text:p>1.3930232558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72093023255814">
            <text:p>0.7209302326</text:p>
          </table:table-cell>
          <table:table-cell office:value-type="float" office:value="1.36372093023256">
            <text:p>1.3637209302</text:p>
          </table:table-cell>
        </table:table-row>
        <table:table-row table:style-name="ro2" table:visibility="filter">
          <table:table-cell office:value-type="float" office:value="3667">
            <text:p>3667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72093023255814">
            <text:p>0.7209302326</text:p>
          </table:table-cell>
          <table:table-cell office:value-type="float" office:value="1.34186046511628">
            <text:p>1.3418604651</text:p>
          </table:table-cell>
        </table:table-row>
        <table:table-row table:style-name="ro2">
          <table:table-cell office:value-type="float" office:value="2071">
            <text:p>2071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float" office:value="0.720588235294118">
            <text:p>0.7205882353</text:p>
          </table:table-cell>
          <table:table-cell office:value-type="float" office:value="1.36129411764706">
            <text:p>1.3612941176</text:p>
          </table:table-cell>
        </table:table-row>
        <table:table-row table:style-name="ro2">
          <table:table-cell office:value-type="float" office:value="2818">
            <text:p>2818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0.720338983050847">
            <text:p>0.7203389831</text:p>
          </table:table-cell>
          <table:table-cell office:value-type="float" office:value="1.36059322033898">
            <text:p>1.3605932203</text:p>
          </table:table-cell>
        </table:table-row>
        <table:table-row table:style-name="ro2" table:visibility="filter">
          <table:table-cell office:value-type="float" office:value="2228">
            <text:p>222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1.3928">
            <text:p>1.3928</text:p>
          </table:table-cell>
        </table:table-row>
        <table:table-row table:style-name="ro2" table:visibility="filter">
          <table:table-cell office:value-type="float" office:value="2260">
            <text:p>226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72">
            <text:p>0.72</text:p>
          </table:table-cell>
          <table:table-cell office:value-type="float" office:value="1.3992">
            <text:p>1.3992</text:p>
          </table:table-cell>
        </table:table-row>
        <table:table-row table:style-name="ro2" table:visibility="filter">
          <table:table-cell office:value-type="float" office:value="2364">
            <text:p>236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1.382">
            <text:p>1.382</text:p>
          </table:table-cell>
        </table:table-row>
        <table:table-row table:style-name="ro2">
          <table:table-cell office:value-type="float" office:value="2727">
            <text:p>2727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1.36730769230769">
            <text:p>1.3673076923</text:p>
          </table:table-cell>
        </table:table-row>
        <table:table-row table:style-name="ro2" table:visibility="filter">
          <table:table-cell office:value-type="float" office:value="2824">
            <text:p>2824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72">
            <text:p>0.72</text:p>
          </table:table-cell>
          <table:table-cell office:value-type="float" office:value="1.336">
            <text:p>1.336</text:p>
          </table:table-cell>
        </table:table-row>
        <table:table-row table:style-name="ro2" table:visibility="filter">
          <table:table-cell office:value-type="float" office:value="3128">
            <text:p>3128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72">
            <text:p>0.72</text:p>
          </table:table-cell>
          <table:table-cell office:value-type="float" office:value="1.362">
            <text:p>1.362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1.3516">
            <text:p>1.3516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72">
            <text:p>0.72</text:p>
          </table:table-cell>
          <table:table-cell office:value-type="float" office:value="1.3704">
            <text:p>1.3704</text:p>
          </table:table-cell>
        </table:table-row>
        <table:table-row table:style-name="ro2">
          <table:table-cell office:value-type="float" office:value="3497">
            <text:p>349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1.3699">
            <text:p>1.3699</text:p>
          </table:table-cell>
        </table:table-row>
        <table:table-row table:style-name="ro2" table:visibility="filter">
          <table:table-cell office:value-type="float" office:value="3826">
            <text:p>3826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0.72">
            <text:p>0.72</text:p>
          </table:table-cell>
          <table:table-cell office:value-type="float" office:value="1.35293333333333">
            <text:p>1.3529333333</text:p>
          </table:table-cell>
        </table:table-row>
        <table:table-row table:style-name="ro2" table:visibility="filter">
          <table:table-cell office:value-type="float" office:value="3833">
            <text:p>383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72">
            <text:p>0.72</text:p>
          </table:table-cell>
          <table:table-cell office:value-type="float" office:value="1.3652">
            <text:p>1.3652</text:p>
          </table:table-cell>
        </table:table-row>
        <table:table-row table:style-name="ro2">
          <table:table-cell office:value-type="float" office:value="2908">
            <text:p>2908</text:p>
          </table:table-cell>
          <table:table-cell office:value-type="float" office:value="382">
            <text:p>382</text:p>
          </table:table-cell>
          <table:table-cell office:value-type="float" office:value="1">
            <text:p>1</text:p>
          </table:table-cell>
          <table:table-cell office:value-type="float" office:value="0.719895287958115">
            <text:p>0.719895288</text:p>
          </table:table-cell>
          <table:table-cell office:value-type="float" office:value="1.35591623036649">
            <text:p>1.3559162304</text:p>
          </table:table-cell>
        </table:table-row>
        <table:table-row table:style-name="ro2">
          <table:table-cell office:value-type="float" office:value="3203">
            <text:p>3203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0.719424460431654">
            <text:p>0.7194244604</text:p>
          </table:table-cell>
          <table:table-cell office:value-type="float" office:value="1.34589928057554">
            <text:p>1.3458992806</text:p>
          </table:table-cell>
        </table:table-row>
        <table:table-row table:style-name="ro2" table:visibility="filter">
          <table:table-cell office:value-type="float" office:value="2344">
            <text:p>2344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719298245614035">
            <text:p>0.7192982456</text:p>
          </table:table-cell>
          <table:table-cell office:value-type="float" office:value="1.40122807017544">
            <text:p>1.4012280702</text:p>
          </table:table-cell>
        </table:table-row>
        <table:table-row table:style-name="ro2" table:visibility="filter">
          <table:table-cell office:value-type="float" office:value="2844">
            <text:p>2844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0.719101123595506">
            <text:p>0.7191011236</text:p>
          </table:table-cell>
          <table:table-cell office:value-type="float" office:value="1.35168539325843">
            <text:p>1.3516853933</text:p>
          </table:table-cell>
        </table:table-row>
        <table:table-row table:style-name="ro2" table:visibility="filter">
          <table:table-cell office:value-type="float" office:value="2943">
            <text:p>294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0.719101123595506">
            <text:p>0.7191011236</text:p>
          </table:table-cell>
          <table:table-cell office:value-type="float" office:value="1.37393258426966">
            <text:p>1.3739325843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71875">
            <text:p>0.71875</text:p>
          </table:table-cell>
          <table:table-cell office:value-type="float" office:value="1.360625">
            <text:p>1.360625</text:p>
          </table:table-cell>
        </table:table-row>
        <table:table-row table:style-name="ro2" table:visibility="filter">
          <table:table-cell office:value-type="float" office:value="2692">
            <text:p>269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71875">
            <text:p>0.71875</text:p>
          </table:table-cell>
          <table:table-cell office:value-type="float" office:value="1.3775">
            <text:p>1.3775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71875">
            <text:p>0.71875</text:p>
          </table:table-cell>
          <table:table-cell office:value-type="float" office:value="1.3415625">
            <text:p>1.3415625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71875">
            <text:p>0.71875</text:p>
          </table:table-cell>
          <table:table-cell office:value-type="float" office:value="1.365625">
            <text:p>1.365625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71875">
            <text:p>0.71875</text:p>
          </table:table-cell>
          <table:table-cell office:value-type="float" office:value="1.3553125">
            <text:p>1.3553125</text:p>
          </table:table-cell>
        </table:table-row>
        <table:table-row table:style-name="ro2" table:visibility="filter">
          <table:table-cell office:value-type="float" office:value="3809">
            <text:p>3809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0.71875">
            <text:p>0.71875</text:p>
          </table:table-cell>
          <table:table-cell office:value-type="float" office:value="1.36520833333333">
            <text:p>1.3652083333</text:p>
          </table:table-cell>
        </table:table-row>
        <table:table-row table:style-name="ro2">
          <table:table-cell office:value-type="float" office:value="3334">
            <text:p>3334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.718487394957983">
            <text:p>0.718487395</text:p>
          </table:table-cell>
          <table:table-cell office:value-type="float" office:value="1.36653361344538">
            <text:p>1.3665336134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0.718390804597701">
            <text:p>0.7183908046</text:p>
          </table:table-cell>
          <table:table-cell office:value-type="float" office:value="1.37126436781609">
            <text:p>1.3712643678</text:p>
          </table:table-cell>
        </table:table-row>
        <table:table-row table:style-name="ro2" table:visibility="filter">
          <table:table-cell office:value-type="float" office:value="3722">
            <text:p>372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71830985915493">
            <text:p>0.7183098592</text:p>
          </table:table-cell>
          <table:table-cell office:value-type="float" office:value="1.33591549295775">
            <text:p>1.335915493</text:p>
          </table:table-cell>
        </table:table-row>
        <table:table-row table:style-name="ro2" table:visibility="filter">
          <table:table-cell office:value-type="float" office:value="2040">
            <text:p>204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717948717948718">
            <text:p>0.7179487179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717948717948718">
            <text:p>0.7179487179</text:p>
          </table:table-cell>
          <table:table-cell office:value-type="float" office:value="1.37974358974359">
            <text:p>1.3797435897</text:p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241">
            <text:p>241</text:p>
          </table:table-cell>
          <table:table-cell office:value-type="float" office:value="1">
            <text:p>1</text:p>
          </table:table-cell>
          <table:table-cell office:value-type="float" office:value="0.717842323651452">
            <text:p>0.7178423237</text:p>
          </table:table-cell>
          <table:table-cell office:value-type="float" office:value="1.36991701244813">
            <text:p>1.3699170124</text:p>
          </table:table-cell>
        </table:table-row>
        <table:table-row table:style-name="ro2">
          <table:table-cell office:value-type="float" office:value="2474">
            <text:p>2474</text:p>
          </table:table-cell>
          <table:table-cell office:value-type="float" office:value="372">
            <text:p>372</text:p>
          </table:table-cell>
          <table:table-cell office:value-type="float" office:value="1">
            <text:p>1</text:p>
          </table:table-cell>
          <table:table-cell office:value-type="float" office:value="0.717741935483871">
            <text:p>0.7177419355</text:p>
          </table:table-cell>
          <table:table-cell office:value-type="float" office:value="1.38236559139785">
            <text:p>1.3823655914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717391304347826">
            <text:p>0.7173913043</text:p>
          </table:table-cell>
          <table:table-cell office:value-type="float" office:value="1.38739130434783">
            <text:p>1.3873913043</text:p>
          </table:table-cell>
        </table:table-row>
        <table:table-row table:style-name="ro2">
          <table:table-cell office:value-type="float" office:value="2497">
            <text:p>2497</text:p>
          </table:table-cell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float" office:value="0.717299578059072">
            <text:p>0.7172995781</text:p>
          </table:table-cell>
          <table:table-cell office:value-type="float" office:value="1.37582278481013">
            <text:p>1.3758227848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0.717171717171717">
            <text:p>0.7171717172</text:p>
          </table:table-cell>
          <table:table-cell office:value-type="float" office:value="1.35414141414141">
            <text:p>1.3541414141</text:p>
          </table:table-cell>
        </table:table-row>
        <table:table-row table:style-name="ro2" table:visibility="filter">
          <table:table-cell office:value-type="float" office:value="3241">
            <text:p>3241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.716981132075472">
            <text:p>0.7169811321</text:p>
          </table:table-cell>
          <table:table-cell office:value-type="float" office:value="1.35867924528302">
            <text:p>1.3586792453</text:p>
          </table:table-cell>
        </table:table-row>
        <table:table-row table:style-name="ro2">
          <table:table-cell office:value-type="float" office:value="3249">
            <text:p>3249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0.716981132075472">
            <text:p>0.7169811321</text:p>
          </table:table-cell>
          <table:table-cell office:value-type="float" office:value="1.38037735849057">
            <text:p>1.3803773585</text:p>
          </table:table-cell>
        </table:table-row>
        <table:table-row table:style-name="ro2">
          <table:table-cell office:value-type="float" office:value="2216">
            <text:p>2216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0.716814159292035">
            <text:p>0.7168141593</text:p>
          </table:table-cell>
          <table:table-cell office:value-type="float" office:value="1.35725663716814">
            <text:p>1.3572566372</text:p>
          </table:table-cell>
        </table:table-row>
        <table:table-row table:style-name="ro2">
          <table:table-cell office:value-type="float" office:value="2596">
            <text:p>2596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0.716723549488055">
            <text:p>0.7167235495</text:p>
          </table:table-cell>
          <table:table-cell office:value-type="float" office:value="1.37098976109215">
            <text:p>1.3709897611</text:p>
          </table:table-cell>
        </table:table-row>
        <table:table-row table:style-name="ro2" table:visibility="filter">
          <table:table-cell office:value-type="float" office:value="3660">
            <text:p>366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716666666666667">
            <text:p>0.7166666667</text:p>
          </table:table-cell>
          <table:table-cell office:value-type="float" office:value="1.37066666666667">
            <text:p>1.3706666667</text:p>
          </table:table-cell>
        </table:table-row>
        <table:table-row table:style-name="ro2" table:visibility="filter">
          <table:table-cell office:value-type="float" office:value="2278">
            <text:p>2278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0.716216216216216">
            <text:p>0.7162162162</text:p>
          </table:table-cell>
          <table:table-cell office:value-type="float" office:value="1.36364864864865">
            <text:p>1.3636486486</text:p>
          </table:table-cell>
        </table:table-row>
        <table:table-row table:style-name="ro2" table:visibility="filter">
          <table:table-cell office:value-type="float" office:value="2830">
            <text:p>2830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.716216216216216">
            <text:p>0.7162162162</text:p>
          </table:table-cell>
          <table:table-cell office:value-type="float" office:value="1.35540540540541">
            <text:p>1.3554054054</text:p>
          </table:table-cell>
        </table:table-row>
        <table:table-row table:style-name="ro2">
          <table:table-cell office:value-type="float" office:value="2864">
            <text:p>2864</text:p>
          </table:table-cell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float" office:value="0.716157205240175">
            <text:p>0.7161572052</text:p>
          </table:table-cell>
          <table:table-cell office:value-type="float" office:value="1.35393013100437">
            <text:p>1.353930131</text:p>
          </table:table-cell>
        </table:table-row>
        <table:table-row table:style-name="ro2" table:visibility="filter">
          <table:table-cell office:value-type="float" office:value="3644">
            <text:p>3644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0.716049382716049">
            <text:p>0.7160493827</text:p>
          </table:table-cell>
          <table:table-cell office:value-type="float" office:value="1.35345679012346">
            <text:p>1.3534567901</text:p>
          </table:table-cell>
        </table:table-row>
        <table:table-row table:style-name="ro2" table:visibility="filter">
          <table:table-cell office:value-type="float" office:value="2100">
            <text:p>2100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0.715789473684211">
            <text:p>0.7157894737</text:p>
          </table:table-cell>
          <table:table-cell office:value-type="float" office:value="1.38957894736842">
            <text:p>1.3895789474</text:p>
          </table:table-cell>
        </table:table-row>
        <table:table-row table:style-name="ro2">
          <table:table-cell office:value-type="float" office:value="2477">
            <text:p>2477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0.715789473684211">
            <text:p>0.7157894737</text:p>
          </table:table-cell>
          <table:table-cell office:value-type="float" office:value="1.37531578947368">
            <text:p>1.3753157895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612">
            <text:p>612</text:p>
          </table:table-cell>
          <table:table-cell office:value-type="float" office:value="1">
            <text:p>1</text:p>
          </table:table-cell>
          <table:table-cell office:value-type="float" office:value="0.715686274509804">
            <text:p>0.7156862745</text:p>
          </table:table-cell>
          <table:table-cell office:value-type="float" office:value="1.35612745098039">
            <text:p>1.356127451</text:p>
          </table:table-cell>
        </table:table-row>
        <table:table-row table:style-name="ro2">
          <table:table-cell office:value-type="float" office:value="3663">
            <text:p>3663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0.715277777777778">
            <text:p>0.7152777778</text:p>
          </table:table-cell>
          <table:table-cell office:value-type="float" office:value="1.37638888888889">
            <text:p>1.3763888889</text:p>
          </table:table-cell>
        </table:table-row>
        <table:table-row table:style-name="ro2">
          <table:table-cell office:value-type="float" office:value="3006">
            <text:p>3006</text:p>
          </table:table-cell>
          <table:table-cell office:value-type="float" office:value="456">
            <text:p>456</text:p>
          </table:table-cell>
          <table:table-cell office:value-type="float" office:value="1">
            <text:p>1</text:p>
          </table:table-cell>
          <table:table-cell office:value-type="float" office:value="0.714912280701754">
            <text:p>0.7149122807</text:p>
          </table:table-cell>
          <table:table-cell office:value-type="float" office:value="1.36546052631579">
            <text:p>1.3654605263</text:p>
          </table:table-cell>
        </table:table-row>
        <table:table-row table:style-name="ro2">
          <table:table-cell office:value-type="float" office:value="2662">
            <text:p>2662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0.71484375">
            <text:p>0.71484375</text:p>
          </table:table-cell>
          <table:table-cell office:value-type="float" office:value="1.375703125">
            <text:p>1.375703125</text:p>
          </table:table-cell>
        </table:table-row>
        <table:table-row table:style-name="ro2">
          <table:table-cell office:value-type="float" office:value="3311">
            <text:p>3311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0.714801444043321">
            <text:p>0.714801444</text:p>
          </table:table-cell>
          <table:table-cell office:value-type="float" office:value="1.3628880866426">
            <text:p>1.3628880866</text:p>
          </table:table-cell>
        </table:table-row>
        <table:table-row table:style-name="ro2">
          <table:table-cell office:value-type="float" office:value="2153">
            <text:p>2153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.714776632302405">
            <text:p>0.7147766323</text:p>
          </table:table-cell>
          <table:table-cell office:value-type="float" office:value="1.38419243986254">
            <text:p>1.3841924399</text:p>
          </table:table-cell>
        </table:table-row>
        <table:table-row table:style-name="ro2" table:visibility="filter">
          <table:table-cell office:value-type="float" office:value="1932">
            <text:p>193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7142857142857">
            <text:p>1.3714285714</text:p>
          </table:table-cell>
        </table:table-row>
        <table:table-row table:style-name="ro2" table:visibility="filter">
          <table:table-cell office:value-type="float" office:value="1985">
            <text:p>198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4571428571429">
            <text:p>1.3457142857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675">
            <text:p>1.3675</text:p>
          </table:table-cell>
        </table:table-row>
        <table:table-row table:style-name="ro2" table:visibility="filter">
          <table:table-cell office:value-type="float" office:value="1998">
            <text:p>199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2714285714286">
            <text:p>1.3271428571</text:p>
          </table:table-cell>
        </table:table-row>
        <table:table-row table:style-name="ro2" table:visibility="filter">
          <table:table-cell office:value-type="float" office:value="2001">
            <text:p>200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3285714285714">
            <text:p>1.3328571429</text:p>
          </table:table-cell>
        </table:table-row>
        <table:table-row table:style-name="ro2" table:visibility="filter">
          <table:table-cell office:value-type="float" office:value="2025">
            <text:p>202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44285714285714">
            <text:p>1.4428571429</text:p>
          </table:table-cell>
        </table:table-row>
        <table:table-row table:style-name="ro2" table:visibility="filter">
          <table:table-cell office:value-type="float" office:value="2049">
            <text:p>204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43142857142857">
            <text:p>1.4314285714</text:p>
          </table:table-cell>
        </table:table-row>
        <table:table-row table:style-name="ro2" table:visibility="filter">
          <table:table-cell office:value-type="float" office:value="2054">
            <text:p>205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6821428571429">
            <text:p>1.3682142857</text:p>
          </table:table-cell>
        </table:table-row>
        <table:table-row table:style-name="ro2" table:visibility="filter">
          <table:table-cell office:value-type="float" office:value="2055">
            <text:p>205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9857142857143">
            <text:p>1.3985714286</text:p>
          </table:table-cell>
        </table:table-row>
        <table:table-row table:style-name="ro2" table:visibility="filter">
          <table:table-cell office:value-type="float" office:value="3862">
            <text:p>386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43142857142857">
            <text:p>1.4314285714</text:p>
          </table:table-cell>
        </table:table-row>
        <table:table-row table:style-name="ro2" table:visibility="filter">
          <table:table-cell office:value-type="float" office:value="3871">
            <text:p>387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6571428571429">
            <text:p>1.3657142857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4452380952381">
            <text:p>1.3445238095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6857142857143">
            <text:p>1.3685714286</text:p>
          </table:table-cell>
        </table:table-row>
        <table:table-row table:style-name="ro2" table:visibility="filter">
          <table:table-cell office:value-type="float" office:value="2219">
            <text:p>2219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8785714285714">
            <text:p>1.3878571429</text:p>
          </table:table-cell>
        </table:table-row>
        <table:table-row table:style-name="ro2" table:visibility="filter">
          <table:table-cell office:value-type="float" office:value="2349">
            <text:p>2349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373">
            <text:p>237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4428571428571">
            <text:p>1.3442857143</text:p>
          </table:table-cell>
        </table:table-row>
        <table:table-row table:style-name="ro2" table:visibility="filter">
          <table:table-cell office:value-type="float" office:value="2405">
            <text:p>240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8571428571429">
            <text:p>1.3857142857</text:p>
          </table:table-cell>
        </table:table-row>
        <table:table-row table:style-name="ro2">
          <table:table-cell office:value-type="float" office:value="2475">
            <text:p>2475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7794285714286">
            <text:p>1.3779428571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5785714285714">
            <text:p>1.3578571429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568">
            <text:p>256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571">
            <text:p>257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9214285714286">
            <text:p>1.3921428571</text:p>
          </table:table-cell>
        </table:table-row>
        <table:table-row table:style-name="ro2" table:visibility="filter">
          <table:table-cell office:value-type="float" office:value="2595">
            <text:p>259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2640">
            <text:p>264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8404761904762">
            <text:p>1.384047619</text:p>
          </table:table-cell>
        </table:table-row>
        <table:table-row table:style-name="ro2" table:visibility="filter">
          <table:table-cell office:value-type="float" office:value="2690">
            <text:p>269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707">
            <text:p>270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6285714285714">
            <text:p>1.3628571429</text:p>
          </table:table-cell>
        </table:table-row>
        <table:table-row table:style-name="ro2" table:visibility="filter">
          <table:table-cell office:value-type="float" office:value="2772">
            <text:p>277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42714285714286">
            <text:p>1.4271428571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5714285714286">
            <text:p>1.3571428571</text:p>
          </table:table-cell>
        </table:table-row>
        <table:table-row table:style-name="ro2">
          <table:table-cell office:value-type="float" office:value="2828">
            <text:p>2828</text:p>
          </table:table-cell>
          <table:table-cell office:value-type="float" office:value="371">
            <text:p>371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5897574123989">
            <text:p>1.3589757412</text:p>
          </table:table-cell>
        </table:table-row>
        <table:table-row table:style-name="ro2" table:visibility="filter">
          <table:table-cell office:value-type="float" office:value="2872">
            <text:p>287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7142857142857">
            <text:p>1.3714285714</text:p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6453416149068">
            <text:p>1.3645341615</text:p>
          </table:table-cell>
        </table:table-row>
        <table:table-row table:style-name="ro2" table:visibility="filter">
          <table:table-cell office:value-type="float" office:value="2942">
            <text:p>294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5142857142857">
            <text:p>1.3514285714</text:p>
          </table:table-cell>
        </table:table-row>
        <table:table-row table:style-name="ro2" table:visibility="filter">
          <table:table-cell office:value-type="float" office:value="2953">
            <text:p>295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4285714285714">
            <text:p>1.3428571429</text:p>
          </table:table-cell>
        </table:table-row>
        <table:table-row table:style-name="ro2" table:visibility="filter">
          <table:table-cell office:value-type="float" office:value="3027">
            <text:p>302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7357142857143">
            <text:p>1.3735714286</text:p>
          </table:table-cell>
        </table:table-row>
        <table:table-row table:style-name="ro2" table:visibility="filter">
          <table:table-cell office:value-type="float" office:value="3166">
            <text:p>316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2857142857143">
            <text:p>1.3285714286</text:p>
          </table:table-cell>
        </table:table-row>
        <table:table-row table:style-name="ro2" table:visibility="filter">
          <table:table-cell office:value-type="float" office:value="3189">
            <text:p>318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5964285714286">
            <text:p>1.3596428571</text:p>
          </table:table-cell>
        </table:table-row>
        <table:table-row table:style-name="ro2" table:visibility="filter">
          <table:table-cell office:value-type="float" office:value="3251">
            <text:p>3251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7285714285714">
            <text:p>1.3728571429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6">
            <text:p>1.36</text:p>
          </table:table-cell>
        </table:table-row>
        <table:table-row table:style-name="ro2">
          <table:table-cell office:value-type="float" office:value="3347">
            <text:p>3347</text:p>
          </table:table-cell>
          <table:table-cell office:value-type="float" office:value="595">
            <text:p>595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7608403361345">
            <text:p>1.3760840336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8214285714286">
            <text:p>1.3821428571</text:p>
          </table:table-cell>
        </table:table-row>
        <table:table-row table:style-name="ro2" table:visibility="filter">
          <table:table-cell office:value-type="float" office:value="3387">
            <text:p>338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44142857142857">
            <text:p>1.4414285714</text:p>
          </table:table-cell>
        </table:table-row>
        <table:table-row table:style-name="ro2" table:visibility="filter">
          <table:table-cell office:value-type="float" office:value="3405">
            <text:p>340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3714285714286">
            <text:p>1.3371428571</text:p>
          </table:table-cell>
        </table:table-row>
        <table:table-row table:style-name="ro2" table:visibility="filter">
          <table:table-cell office:value-type="float" office:value="3428">
            <text:p>342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6142857142857">
            <text:p>1.3614285714</text:p>
          </table:table-cell>
        </table:table-row>
        <table:table-row table:style-name="ro2" table:visibility="filter">
          <table:table-cell office:value-type="float" office:value="3457">
            <text:p>345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45785714285714">
            <text:p>1.4578571429</text:p>
          </table:table-cell>
        </table:table-row>
        <table:table-row table:style-name="ro2" table:visibility="filter">
          <table:table-cell office:value-type="float" office:value="3471">
            <text:p>347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6214285714286">
            <text:p>1.3621428571</text:p>
          </table:table-cell>
        </table:table-row>
        <table:table-row table:style-name="ro2" table:visibility="filter">
          <table:table-cell office:value-type="float" office:value="3513">
            <text:p>351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75">
            <text:p>1.375</text:p>
          </table:table-cell>
        </table:table-row>
        <table:table-row table:style-name="ro2">
          <table:table-cell office:value-type="float" office:value="3574">
            <text:p>3574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5461038961039">
            <text:p>1.3546103896</text:p>
          </table:table-cell>
        </table:table-row>
        <table:table-row table:style-name="ro2" table:visibility="filter">
          <table:table-cell office:value-type="float" office:value="3576">
            <text:p>35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3428571428571">
            <text:p>1.3342857143</text:p>
          </table:table-cell>
        </table:table-row>
        <table:table-row table:style-name="ro2" table:visibility="filter">
          <table:table-cell office:value-type="float" office:value="3602">
            <text:p>360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6428571428571">
            <text:p>1.3642857143</text:p>
          </table:table-cell>
        </table:table-row>
        <table:table-row table:style-name="ro2" table:visibility="filter">
          <table:table-cell office:value-type="float" office:value="3629">
            <text:p>3629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2714285714286">
            <text:p>1.3271428571</text:p>
          </table:table-cell>
        </table:table-row>
        <table:table-row table:style-name="ro2" table:visibility="filter">
          <table:table-cell office:value-type="float" office:value="3631">
            <text:p>363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3551020408163">
            <text:p>1.3355102041</text:p>
          </table:table-cell>
        </table:table-row>
        <table:table-row table:style-name="ro2" table:visibility="filter">
          <table:table-cell office:value-type="float" office:value="3670">
            <text:p>3670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6809523809524">
            <text:p>1.3680952381</text:p>
          </table:table-cell>
        </table:table-row>
        <table:table-row table:style-name="ro2" table:visibility="filter">
          <table:table-cell office:value-type="float" office:value="3787">
            <text:p>378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9714285714286">
            <text:p>1.3971428571</text:p>
          </table:table-cell>
        </table:table-row>
        <table:table-row table:style-name="ro2">
          <table:table-cell office:value-type="float" office:value="3204">
            <text:p>3204</text:p>
          </table:table-cell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office:value-type="float" office:value="0.713991769547325">
            <text:p>0.7139917695</text:p>
          </table:table-cell>
          <table:table-cell office:value-type="float" office:value="1.36111111111111">
            <text:p>1.3611111111</text:p>
          </table:table-cell>
        </table:table-row>
        <table:table-row table:style-name="ro2">
          <table:table-cell office:value-type="float" office:value="2444">
            <text:p>2444</text:p>
          </table:table-cell>
          <table:table-cell office:value-type="float" office:value="489">
            <text:p>489</text:p>
          </table:table-cell>
          <table:table-cell office:value-type="float" office:value="1">
            <text:p>1</text:p>
          </table:table-cell>
          <table:table-cell office:value-type="float" office:value="0.713701431492842">
            <text:p>0.7137014315</text:p>
          </table:table-cell>
          <table:table-cell office:value-type="float" office:value="1.36513292433538">
            <text:p>1.3651329243</text:p>
          </table:table-cell>
        </table:table-row>
        <table:table-row table:style-name="ro2">
          <table:table-cell office:value-type="float" office:value="3334">
            <text:p>3334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0.713592233009709">
            <text:p>0.713592233</text:p>
          </table:table-cell>
          <table:table-cell office:value-type="float" office:value="1.37995145631068">
            <text:p>1.3799514563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0.713235294117647">
            <text:p>0.7132352941</text:p>
          </table:table-cell>
          <table:table-cell office:value-type="float" office:value="1.36647058823529">
            <text:p>1.3664705882</text:p>
          </table:table-cell>
        </table:table-row>
        <table:table-row table:style-name="ro2">
          <table:table-cell office:value-type="float" office:value="3812">
            <text:p>3812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0.713178294573643">
            <text:p>0.7131782946</text:p>
          </table:table-cell>
          <table:table-cell office:value-type="float" office:value="1.35348837209302">
            <text:p>1.3534883721</text:p>
          </table:table-cell>
        </table:table-row>
        <table:table-row table:style-name="ro2">
          <table:table-cell office:value-type="float" office:value="3026">
            <text:p>3026</text:p>
          </table:table-cell>
          <table:table-cell office:value-type="float" office:value="1042">
            <text:p>1042</text:p>
          </table:table-cell>
          <table:table-cell office:value-type="float" office:value="2">
            <text:p>2</text:p>
          </table:table-cell>
          <table:table-cell office:value-type="float" office:value="0.713051823416507">
            <text:p>0.7130518234</text:p>
          </table:table-cell>
          <table:table-cell office:value-type="float" office:value="1.37967370441459">
            <text:p>1.3796737044</text:p>
          </table:table-cell>
        </table:table-row>
        <table:table-row table:style-name="ro2">
          <table:table-cell office:value-type="float" office:value="2416">
            <text:p>2416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0.71304347826087">
            <text:p>0.7130434783</text:p>
          </table:table-cell>
          <table:table-cell office:value-type="float" office:value="1.37434782608696">
            <text:p>1.3743478261</text:p>
          </table:table-cell>
        </table:table-row>
        <table:table-row table:style-name="ro2">
          <table:table-cell office:value-type="float" office:value="2644">
            <text:p>2644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0.71304347826087">
            <text:p>0.7130434783</text:p>
          </table:table-cell>
          <table:table-cell office:value-type="float" office:value="1.354">
            <text:p>1.354</text:p>
          </table:table-cell>
        </table:table-row>
        <table:table-row table:style-name="ro2">
          <table:table-cell office:value-type="float" office:value="3159">
            <text:p>3159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.712871287128713">
            <text:p>0.7128712871</text:p>
          </table:table-cell>
          <table:table-cell office:value-type="float" office:value="1.3539603960396">
            <text:p>1.353960396</text:p>
          </table:table-cell>
        </table:table-row>
        <table:table-row table:style-name="ro2" table:visibility="filter">
          <table:table-cell office:value-type="float" office:value="3777">
            <text:p>3777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0.712765957446808">
            <text:p>0.7127659574</text:p>
          </table:table-cell>
          <table:table-cell office:value-type="float" office:value="1.36042553191489">
            <text:p>1.3604255319</text:p>
          </table:table-cell>
        </table:table-row>
        <table:table-row table:style-name="ro2">
          <table:table-cell office:value-type="float" office:value="2110">
            <text:p>2110</text:p>
          </table:table-cell>
          <table:table-cell office:value-type="float" office:value="355">
            <text:p>355</text:p>
          </table:table-cell>
          <table:table-cell office:value-type="float" office:value="1">
            <text:p>1</text:p>
          </table:table-cell>
          <table:table-cell office:value-type="float" office:value="0.712676056338028">
            <text:p>0.7126760563</text:p>
          </table:table-cell>
          <table:table-cell office:value-type="float" office:value="1.37774647887324">
            <text:p>1.3777464789</text:p>
          </table:table-cell>
        </table:table-row>
        <table:table-row table:style-name="ro2">
          <table:table-cell office:value-type="float" office:value="3733">
            <text:p>3733</text:p>
          </table:table-cell>
          <table:table-cell office:value-type="float" office:value="334">
            <text:p>334</text:p>
          </table:table-cell>
          <table:table-cell office:value-type="float" office:value="1">
            <text:p>1</text:p>
          </table:table-cell>
          <table:table-cell office:value-type="float" office:value="0.712574850299401">
            <text:p>0.7125748503</text:p>
          </table:table-cell>
          <table:table-cell office:value-type="float" office:value="1.36565868263473">
            <text:p>1.3656586826</text:p>
          </table:table-cell>
        </table:table-row>
        <table:table-row table:style-name="ro2" table:visibility="filter">
          <table:table-cell office:value-type="float" office:value="3768">
            <text:p>3768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7125">
            <text:p>0.7125</text:p>
          </table:table-cell>
          <table:table-cell office:value-type="float" office:value="1.352375">
            <text:p>1.352375</text:p>
          </table:table-cell>
        </table:table-row>
        <table:table-row table:style-name="ro2">
          <table:table-cell office:value-type="float" office:value="2550">
            <text:p>2550</text:p>
          </table:table-cell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float" office:value="0.712328767123288">
            <text:p>0.7123287671</text:p>
          </table:table-cell>
          <table:table-cell office:value-type="float" office:value="1.36986301369863">
            <text:p>1.3698630137</text:p>
          </table:table-cell>
        </table:table-row>
        <table:table-row table:style-name="ro2" table:visibility="filter">
          <table:table-cell office:value-type="float" office:value="2646">
            <text:p>264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.712328767123288">
            <text:p>0.7123287671</text:p>
          </table:table-cell>
          <table:table-cell office:value-type="float" office:value="1.37342465753425">
            <text:p>1.3734246575</text:p>
          </table:table-cell>
        </table:table-row>
        <table:table-row table:style-name="ro2">
          <table:table-cell office:value-type="float" office:value="2982">
            <text:p>2982</text:p>
          </table:table-cell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0.712264150943396">
            <text:p>0.7122641509</text:p>
          </table:table-cell>
          <table:table-cell office:value-type="float" office:value="1.38849056603774">
            <text:p>1.388490566</text:p>
          </table:table-cell>
        </table:table-row>
        <table:table-row table:style-name="ro2">
          <table:table-cell office:value-type="float" office:value="2210">
            <text:p>2210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0.712121212121212">
            <text:p>0.7121212121</text:p>
          </table:table-cell>
          <table:table-cell office:value-type="float" office:value="1.3709595959596">
            <text:p>1.370959596</text:p>
          </table:table-cell>
        </table:table-row>
        <table:table-row table:style-name="ro2">
          <table:table-cell office:value-type="float" office:value="3249">
            <text:p>3249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0.712121212121212">
            <text:p>0.7121212121</text:p>
          </table:table-cell>
          <table:table-cell office:value-type="float" office:value="1.36371212121212">
            <text:p>1.3637121212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711864406779661">
            <text:p>0.7118644068</text:p>
          </table:table-cell>
          <table:table-cell office:value-type="float" office:value="1.35762711864407">
            <text:p>1.3576271186</text:p>
          </table:table-cell>
        </table:table-row>
        <table:table-row table:style-name="ro2">
          <table:table-cell office:value-type="float" office:value="3732">
            <text:p>3732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0.711538461538462">
            <text:p>0.7115384615</text:p>
          </table:table-cell>
          <table:table-cell office:value-type="float" office:value="1.36403846153846">
            <text:p>1.3640384615</text:p>
          </table:table-cell>
        </table:table-row>
        <table:table-row table:style-name="ro2" table:visibility="filter">
          <table:table-cell office:value-type="float" office:value="3835">
            <text:p>3835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711538461538462">
            <text:p>0.7115384615</text:p>
          </table:table-cell>
          <table:table-cell office:value-type="float" office:value="1.34269230769231">
            <text:p>1.3426923077</text:p>
          </table:table-cell>
        </table:table-row>
        <table:table-row table:style-name="ro2">
          <table:table-cell office:value-type="float" office:value="3109">
            <text:p>3109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.711442786069652">
            <text:p>0.7114427861</text:p>
          </table:table-cell>
          <table:table-cell office:value-type="float" office:value="1.36422885572139">
            <text:p>1.3642288557</text:p>
          </table:table-cell>
        </table:table-row>
        <table:table-row table:style-name="ro2" table:visibility="filter">
          <table:table-cell office:value-type="float" office:value="2122">
            <text:p>212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711111111111111">
            <text:p>0.7111111111</text:p>
          </table:table-cell>
          <table:table-cell office:value-type="float" office:value="1.38466666666667">
            <text:p>1.3846666667</text:p>
          </table:table-cell>
        </table:table-row>
        <table:table-row table:style-name="ro2" table:visibility="filter">
          <table:table-cell office:value-type="float" office:value="2245">
            <text:p>2245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711111111111111">
            <text:p>0.7111111111</text:p>
          </table:table-cell>
          <table:table-cell office:value-type="float" office:value="1.39977777777778">
            <text:p>1.3997777778</text:p>
          </table:table-cell>
        </table:table-row>
        <table:table-row table:style-name="ro2">
          <table:table-cell office:value-type="float" office:value="3743">
            <text:p>3743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0.711111111111111">
            <text:p>0.7111111111</text:p>
          </table:table-cell>
          <table:table-cell office:value-type="float" office:value="1.37316666666667">
            <text:p>1.3731666667</text:p>
          </table:table-cell>
        </table:table-row>
        <table:table-row table:style-name="ro2" table:visibility="filter">
          <table:table-cell office:value-type="float" office:value="3646">
            <text:p>364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0.710843373493976">
            <text:p>0.7108433735</text:p>
          </table:table-cell>
          <table:table-cell office:value-type="float" office:value="1.35132530120482">
            <text:p>1.3513253012</text:p>
          </table:table-cell>
        </table:table-row>
        <table:table-row table:style-name="ro2">
          <table:table-cell office:value-type="float" office:value="2850">
            <text:p>2850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0.710280373831776">
            <text:p>0.7102803738</text:p>
          </table:table-cell>
          <table:table-cell office:value-type="float" office:value="1.35327102803738">
            <text:p>1.353271028</text:p>
          </table:table-cell>
        </table:table-row>
        <table:table-row table:style-name="ro2" table:visibility="filter">
          <table:table-cell office:value-type="float" office:value="2848">
            <text:p>2848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0.710144927536232">
            <text:p>0.7101449275</text:p>
          </table:table-cell>
          <table:table-cell office:value-type="float" office:value="1.37173913043478">
            <text:p>1.3717391304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710144927536232">
            <text:p>0.7101449275</text:p>
          </table:table-cell>
          <table:table-cell office:value-type="float" office:value="1.36507246376812">
            <text:p>1.3650724638</text:p>
          </table:table-cell>
        </table:table-row>
        <table:table-row table:style-name="ro2" table:visibility="filter">
          <table:table-cell office:value-type="float" office:value="3453">
            <text:p>3453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0.710144927536232">
            <text:p>0.7101449275</text:p>
          </table:table-cell>
          <table:table-cell office:value-type="float" office:value="1.41797101449275">
            <text:p>1.4179710145</text:p>
          </table:table-cell>
        </table:table-row>
        <table:table-row table:style-name="ro2">
          <table:table-cell office:value-type="float" office:value="3258">
            <text:p>3258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0.709923664122137">
            <text:p>0.7099236641</text:p>
          </table:table-cell>
          <table:table-cell office:value-type="float" office:value="1.36578625954198">
            <text:p>1.3657862595</text:p>
          </table:table-cell>
        </table:table-row>
        <table:table-row table:style-name="ro2" table:visibility="filter">
          <table:table-cell office:value-type="float" office:value="2024">
            <text:p>2024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709677419354839">
            <text:p>0.7096774194</text:p>
          </table:table-cell>
          <table:table-cell office:value-type="float" office:value="1.42483870967742">
            <text:p>1.4248387097</text:p>
          </table:table-cell>
        </table:table-row>
        <table:table-row table:style-name="ro2" table:visibility="filter">
          <table:table-cell office:value-type="float" office:value="3132">
            <text:p>313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709677419354839">
            <text:p>0.7096774194</text:p>
          </table:table-cell>
          <table:table-cell office:value-type="float" office:value="1.35064516129032">
            <text:p>1.3506451613</text:p>
          </table:table-cell>
        </table:table-row>
        <table:table-row table:style-name="ro2" table:visibility="filter">
          <table:table-cell office:value-type="float" office:value="3176">
            <text:p>3176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0.709677419354839">
            <text:p>0.7096774194</text:p>
          </table:table-cell>
          <table:table-cell office:value-type="float" office:value="1.35021505376344">
            <text:p>1.3502150538</text:p>
          </table:table-cell>
        </table:table-row>
        <table:table-row table:style-name="ro2" table:visibility="filter">
          <table:table-cell office:value-type="float" office:value="3216">
            <text:p>3216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709677419354839">
            <text:p>0.7096774194</text:p>
          </table:table-cell>
          <table:table-cell office:value-type="float" office:value="1.37483870967742">
            <text:p>1.3748387097</text:p>
          </table:table-cell>
        </table:table-row>
        <table:table-row table:style-name="ro2" table:visibility="filter">
          <table:table-cell office:value-type="float" office:value="3757">
            <text:p>3757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0.709677419354839">
            <text:p>0.7096774194</text:p>
          </table:table-cell>
          <table:table-cell office:value-type="float" office:value="1.37247311827957">
            <text:p>1.3724731183</text:p>
          </table:table-cell>
        </table:table-row>
        <table:table-row table:style-name="ro2">
          <table:table-cell office:value-type="float" office:value="3307">
            <text:p>3307</text:p>
          </table:table-cell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float" office:value="0.70958904109589">
            <text:p>0.7095890411</text:p>
          </table:table-cell>
          <table:table-cell office:value-type="float" office:value="1.39038356164384">
            <text:p>1.3903835616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1267">
            <text:p>1267</text:p>
          </table:table-cell>
          <table:table-cell office:value-type="float" office:value="2">
            <text:p>2</text:p>
          </table:table-cell>
          <table:table-cell office:value-type="float" office:value="0.709550118389897">
            <text:p>0.7095501184</text:p>
          </table:table-cell>
          <table:table-cell office:value-type="float" office:value="1.37749802683504">
            <text:p>1.3774980268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0.709433962264151">
            <text:p>0.7094339623</text:p>
          </table:table-cell>
          <table:table-cell office:value-type="float" office:value="1.37520754716981">
            <text:p>1.3752075472</text:p>
          </table:table-cell>
        </table:table-row>
        <table:table-row table:style-name="ro2">
          <table:table-cell office:value-type="float" office:value="2835">
            <text:p>2835</text:p>
          </table:table-cell>
          <table:table-cell office:value-type="float" office:value="344">
            <text:p>344</text:p>
          </table:table-cell>
          <table:table-cell office:value-type="float" office:value="1">
            <text:p>1</text:p>
          </table:table-cell>
          <table:table-cell office:value-type="float" office:value="0.709302325581395">
            <text:p>0.7093023256</text:p>
          </table:table-cell>
          <table:table-cell office:value-type="float" office:value="1.35953488372093">
            <text:p>1.3595348837</text:p>
          </table:table-cell>
        </table:table-row>
        <table:table-row table:style-name="ro2" table:visibility="filter">
          <table:table-cell office:value-type="float" office:value="2854">
            <text:p>2854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709302325581395">
            <text:p>0.7093023256</text:p>
          </table:table-cell>
          <table:table-cell office:value-type="float" office:value="1.35616279069767">
            <text:p>1.3561627907</text:p>
          </table:table-cell>
        </table:table-row>
        <table:table-row table:style-name="ro2">
          <table:table-cell office:value-type="float" office:value="3176">
            <text:p>3176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709090909090909">
            <text:p>0.7090909091</text:p>
          </table:table-cell>
          <table:table-cell office:value-type="float" office:value="1.35318181818182">
            <text:p>1.3531818182</text:p>
          </table:table-cell>
        </table:table-row>
        <table:table-row table:style-name="ro2">
          <table:table-cell office:value-type="float" office:value="3455">
            <text:p>3455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709090909090909">
            <text:p>0.7090909091</text:p>
          </table:table-cell>
          <table:table-cell office:value-type="float" office:value="1.37445454545455">
            <text:p>1.3744545455</text:p>
          </table:table-cell>
        </table:table-row>
        <table:table-row table:style-name="ro2">
          <table:table-cell office:value-type="float" office:value="2565">
            <text:p>2565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0.709016393442623">
            <text:p>0.7090163934</text:p>
          </table:table-cell>
          <table:table-cell office:value-type="float" office:value="1.37848360655738">
            <text:p>1.3784836066</text:p>
          </table:table-cell>
        </table:table-row>
        <table:table-row table:style-name="ro2">
          <table:table-cell office:value-type="float" office:value="2528">
            <text:p>2528</text:p>
          </table:table-cell>
          <table:table-cell office:value-type="float" office:value="378">
            <text:p>378</text:p>
          </table:table-cell>
          <table:table-cell office:value-type="float" office:value="1">
            <text:p>1</text:p>
          </table:table-cell>
          <table:table-cell office:value-type="float" office:value="0.708994708994709">
            <text:p>0.708994709</text:p>
          </table:table-cell>
          <table:table-cell office:value-type="float" office:value="1.36843915343915">
            <text:p>1.3684391534</text:p>
          </table:table-cell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0.708955223880597">
            <text:p>0.7089552239</text:p>
          </table:table-cell>
          <table:table-cell office:value-type="float" office:value="1.41179104477612">
            <text:p>1.4117910448</text:p>
          </table:table-cell>
        </table:table-row>
        <table:table-row table:style-name="ro2">
          <table:table-cell office:value-type="float" office:value="2082">
            <text:p>2082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0.708955223880597">
            <text:p>0.7089552239</text:p>
          </table:table-cell>
          <table:table-cell office:value-type="float" office:value="1.3665671641791">
            <text:p>1.3665671642</text:p>
          </table:table-cell>
        </table:table-row>
        <table:table-row table:style-name="ro2" table:visibility="filter">
          <table:table-cell office:value-type="float" office:value="2886">
            <text:p>2886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708860759493671">
            <text:p>0.7088607595</text:p>
          </table:table-cell>
          <table:table-cell office:value-type="float" office:value="1.3646835443038">
            <text:p>1.3646835443</text:p>
          </table:table-cell>
        </table:table-row>
        <table:table-row table:style-name="ro2">
          <table:table-cell office:value-type="float" office:value="2630">
            <text:p>2630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float" office:value="0.708609271523179">
            <text:p>0.7086092715</text:p>
          </table:table-cell>
          <table:table-cell office:value-type="float" office:value="1.38417218543046">
            <text:p>1.3841721854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708333333333333">
            <text:p>0.7083333333</text:p>
          </table:table-cell>
          <table:table-cell office:value-type="float" office:value="1.36041666666667">
            <text:p>1.3604166667</text:p>
          </table:table-cell>
        </table:table-row>
        <table:table-row table:style-name="ro2" table:visibility="filter">
          <table:table-cell office:value-type="float" office:value="2411">
            <text:p>241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08333333333333">
            <text:p>0.7083333333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2439">
            <text:p>2439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708333333333333">
            <text:p>0.7083333333</text:p>
          </table:table-cell>
          <table:table-cell office:value-type="float" office:value="1.4175">
            <text:p>1.4175</text:p>
          </table:table-cell>
        </table:table-row>
        <table:table-row table:style-name="ro2" table:visibility="filter">
          <table:table-cell office:value-type="float" office:value="2650">
            <text:p>265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708333333333333">
            <text:p>0.7083333333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3070">
            <text:p>307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08333333333333">
            <text:p>0.7083333333</text:p>
          </table:table-cell>
          <table:table-cell office:value-type="float" office:value="1.37375">
            <text:p>1.37375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0.708074534161491">
            <text:p>0.7080745342</text:p>
          </table:table-cell>
          <table:table-cell office:value-type="float" office:value="1.38149068322981">
            <text:p>1.3814906832</text:p>
          </table:table-cell>
        </table:table-row>
        <table:table-row table:style-name="ro2">
          <table:table-cell office:value-type="float" office:value="2236">
            <text:p>2236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0.707792207792208">
            <text:p>0.7077922078</text:p>
          </table:table-cell>
          <table:table-cell office:value-type="float" office:value="1.36415584415584">
            <text:p>1.3641558442</text:p>
          </table:table-cell>
        </table:table-row>
        <table:table-row table:style-name="ro2">
          <table:table-cell office:value-type="float" office:value="3707">
            <text:p>3707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0.707602339181287">
            <text:p>0.7076023392</text:p>
          </table:table-cell>
          <table:table-cell office:value-type="float" office:value="1.37239766081871">
            <text:p>1.3723976608</text:p>
          </table:table-cell>
        </table:table-row>
        <table:table-row table:style-name="ro2">
          <table:table-cell office:value-type="float" office:value="3529">
            <text:p>3529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0.707547169811321">
            <text:p>0.7075471698</text:p>
          </table:table-cell>
          <table:table-cell office:value-type="float" office:value="1.35566037735849">
            <text:p>1.3556603774</text:p>
          </table:table-cell>
        </table:table-row>
        <table:table-row table:style-name="ro2">
          <table:table-cell office:value-type="float" office:value="3644">
            <text:p>3644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0.707547169811321">
            <text:p>0.7075471698</text:p>
          </table:table-cell>
          <table:table-cell office:value-type="float" office:value="1.35405660377358">
            <text:p>1.3540566038</text:p>
          </table:table-cell>
        </table:table-row>
        <table:table-row table:style-name="ro2">
          <table:table-cell office:value-type="float" office:value="3808">
            <text:p>3808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0.707547169811321">
            <text:p>0.7075471698</text:p>
          </table:table-cell>
          <table:table-cell office:value-type="float" office:value="1.36207547169811">
            <text:p>1.3620754717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707317073170732">
            <text:p>0.7073170732</text:p>
          </table:table-cell>
          <table:table-cell office:value-type="float" office:value="1.3519512195122">
            <text:p>1.3519512195</text:p>
          </table:table-cell>
        </table:table-row>
        <table:table-row table:style-name="ro2" table:visibility="filter">
          <table:table-cell office:value-type="float" office:value="3700">
            <text:p>370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707317073170732">
            <text:p>0.7073170732</text:p>
          </table:table-cell>
          <table:table-cell office:value-type="float" office:value="1.34268292682927">
            <text:p>1.3426829268</text:p>
          </table:table-cell>
        </table:table-row>
        <table:table-row table:style-name="ro2" table:visibility="filter">
          <table:table-cell office:value-type="float" office:value="3819">
            <text:p>3819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707317073170732">
            <text:p>0.7073170732</text:p>
          </table:table-cell>
          <table:table-cell office:value-type="float" office:value="1.33512195121951">
            <text:p>1.3351219512</text:p>
          </table:table-cell>
        </table:table-row>
        <table:table-row table:style-name="ro2">
          <table:table-cell office:value-type="float" office:value="2995">
            <text:p>2995</text:p>
          </table:table-cell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float" office:value="0.707236842105263">
            <text:p>0.7072368421</text:p>
          </table:table-cell>
          <table:table-cell office:value-type="float" office:value="1.36671052631579">
            <text:p>1.3667105263</text:p>
          </table:table-cell>
        </table:table-row>
        <table:table-row table:style-name="ro2">
          <table:table-cell office:value-type="float" office:value="3094">
            <text:p>3094</text:p>
          </table:table-cell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office:value-type="float" office:value="0.707142857142857">
            <text:p>0.7071428571</text:p>
          </table:table-cell>
          <table:table-cell office:value-type="float" office:value="1.36803571428571">
            <text:p>1.3680357143</text:p>
          </table:table-cell>
        </table:table-row>
        <table:table-row table:style-name="ro2">
          <table:table-cell office:value-type="float" office:value="2984">
            <text:p>2984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float" office:value="0.707070707070707">
            <text:p>0.7070707071</text:p>
          </table:table-cell>
          <table:table-cell office:value-type="float" office:value="1.35818181818182">
            <text:p>1.3581818182</text:p>
          </table:table-cell>
        </table:table-row>
        <table:table-row table:style-name="ro2">
          <table:table-cell office:value-type="float" office:value="3863">
            <text:p>3863</text:p>
          </table:table-cell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office:value-type="float" office:value="0.706896551724138">
            <text:p>0.7068965517</text:p>
          </table:table-cell>
          <table:table-cell office:value-type="float" office:value="1.37344827586207">
            <text:p>1.3734482759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706896551724138">
            <text:p>0.7068965517</text:p>
          </table:table-cell>
          <table:table-cell office:value-type="float" office:value="1.36396551724138">
            <text:p>1.3639655172</text:p>
          </table:table-cell>
        </table:table-row>
        <table:table-row table:style-name="ro2" table:visibility="filter">
          <table:table-cell office:value-type="float" office:value="3699">
            <text:p>3699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706896551724138">
            <text:p>0.7068965517</text:p>
          </table:table-cell>
          <table:table-cell office:value-type="float" office:value="1.37810344827586">
            <text:p>1.3781034483</text:p>
          </table:table-cell>
        </table:table-row>
        <table:table-row table:style-name="ro2">
          <table:table-cell office:value-type="float" office:value="2917">
            <text:p>2917</text:p>
          </table:table-cell>
          <table:table-cell office:value-type="float" office:value="518">
            <text:p>518</text:p>
          </table:table-cell>
          <table:table-cell office:value-type="float" office:value="1">
            <text:p>1</text:p>
          </table:table-cell>
          <table:table-cell office:value-type="float" office:value="0.706563706563707">
            <text:p>0.7065637066</text:p>
          </table:table-cell>
          <table:table-cell office:value-type="float" office:value="1.36480694980695">
            <text:p>1.3648069498</text:p>
          </table:table-cell>
        </table:table-row>
        <table:table-row table:style-name="ro2">
          <table:table-cell office:value-type="float" office:value="2825">
            <text:p>2825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0.706422018348624">
            <text:p>0.7064220183</text:p>
          </table:table-cell>
          <table:table-cell office:value-type="float" office:value="1.38376146788991">
            <text:p>1.3837614679</text:p>
          </table:table-cell>
        </table:table-row>
        <table:table-row table:style-name="ro2">
          <table:table-cell office:value-type="float" office:value="2126">
            <text:p>2126</text:p>
          </table:table-cell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float" office:value="0.706382978723404">
            <text:p>0.7063829787</text:p>
          </table:table-cell>
          <table:table-cell office:value-type="float" office:value="1.39331914893617">
            <text:p>1.3933191489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05882352941176">
            <text:p>0.7058823529</text:p>
          </table:table-cell>
          <table:table-cell office:value-type="float" office:value="1.39176470588235">
            <text:p>1.3917647059</text:p>
          </table:table-cell>
        </table:table-row>
        <table:table-row table:style-name="ro2" table:visibility="filter">
          <table:table-cell office:value-type="float" office:value="2474">
            <text:p>2474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705882352941176">
            <text:p>0.7058823529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0.705882352941176">
            <text:p>0.7058823529</text:p>
          </table:table-cell>
          <table:table-cell office:value-type="float" office:value="1.36670588235294">
            <text:p>1.3667058824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05882352941176">
            <text:p>0.7058823529</text:p>
          </table:table-cell>
          <table:table-cell office:value-type="float" office:value="1.34941176470588">
            <text:p>1.3494117647</text:p>
          </table:table-cell>
        </table:table-row>
        <table:table-row table:style-name="ro2" table:visibility="filter">
          <table:table-cell office:value-type="float" office:value="2968">
            <text:p>2968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705882352941176">
            <text:p>0.7058823529</text:p>
          </table:table-cell>
          <table:table-cell office:value-type="float" office:value="1.37254901960784">
            <text:p>1.3725490196</text:p>
          </table:table-cell>
        </table:table-row>
        <table:table-row table:style-name="ro2" table:visibility="filter">
          <table:table-cell office:value-type="float" office:value="2977">
            <text:p>2977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0.705882352941176">
            <text:p>0.7058823529</text:p>
          </table:table-cell>
          <table:table-cell office:value-type="float" office:value="1.36308823529412">
            <text:p>1.3630882353</text:p>
          </table:table-cell>
        </table:table-row>
        <table:table-row table:style-name="ro2" table:visibility="filter">
          <table:table-cell office:value-type="float" office:value="3033">
            <text:p>303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705882352941176">
            <text:p>0.7058823529</text:p>
          </table:table-cell>
          <table:table-cell office:value-type="float" office:value="1.37441176470588">
            <text:p>1.3744117647</text:p>
          </table:table-cell>
        </table:table-row>
        <table:table-row table:style-name="ro2" table:visibility="filter">
          <table:table-cell office:value-type="float" office:value="3054">
            <text:p>3054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705882352941176">
            <text:p>0.7058823529</text:p>
          </table:table-cell>
          <table:table-cell office:value-type="float" office:value="1.35078431372549">
            <text:p>1.3507843137</text:p>
          </table:table-cell>
        </table:table-row>
        <table:table-row table:style-name="ro2" table:visibility="filter">
          <table:table-cell office:value-type="float" office:value="3307">
            <text:p>3307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705882352941176">
            <text:p>0.7058823529</text:p>
          </table:table-cell>
          <table:table-cell office:value-type="float" office:value="1.41735294117647">
            <text:p>1.4173529412</text:p>
          </table:table-cell>
        </table:table-row>
        <table:table-row table:style-name="ro2" table:visibility="filter">
          <table:table-cell office:value-type="float" office:value="3322">
            <text:p>3322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705882352941176">
            <text:p>0.7058823529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616">
            <text:p>36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05882352941176">
            <text:p>0.7058823529</text:p>
          </table:table-cell>
          <table:table-cell office:value-type="float" office:value="1.34588235294118">
            <text:p>1.3458823529</text:p>
          </table:table-cell>
        </table:table-row>
        <table:table-row table:style-name="ro2" table:visibility="filter">
          <table:table-cell office:value-type="float" office:value="3697">
            <text:p>369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05882352941176">
            <text:p>0.7058823529</text:p>
          </table:table-cell>
          <table:table-cell office:value-type="float" office:value="1.35882352941176">
            <text:p>1.3588235294</text:p>
          </table:table-cell>
        </table:table-row>
        <table:table-row table:style-name="ro2" table:visibility="filter">
          <table:table-cell office:value-type="float" office:value="3767">
            <text:p>3767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0.705882352941176">
            <text:p>0.7058823529</text:p>
          </table:table-cell>
          <table:table-cell office:value-type="float" office:value="1.35794117647059">
            <text:p>1.3579411765</text:p>
          </table:table-cell>
        </table:table-row>
        <table:table-row table:style-name="ro2">
          <table:table-cell office:value-type="float" office:value="2104">
            <text:p>2104</text:p>
          </table:table-cell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float" office:value="0.705645161290323">
            <text:p>0.7056451613</text:p>
          </table:table-cell>
          <table:table-cell office:value-type="float" office:value="1.36528225806452">
            <text:p>1.3652822581</text:p>
          </table:table-cell>
        </table:table-row>
        <table:table-row table:style-name="ro2">
          <table:table-cell office:value-type="float" office:value="2097">
            <text:p>2097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0.705555555555556">
            <text:p>0.7055555556</text:p>
          </table:table-cell>
          <table:table-cell office:value-type="float" office:value="1.38938888888889">
            <text:p>1.3893888889</text:p>
          </table:table-cell>
        </table:table-row>
        <table:table-row table:style-name="ro2">
          <table:table-cell office:value-type="float" office:value="3183">
            <text:p>3183</text:p>
          </table:table-cell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float" office:value="0.705479452054795">
            <text:p>0.7054794521</text:p>
          </table:table-cell>
          <table:table-cell office:value-type="float" office:value="1.36184931506849">
            <text:p>1.3618493151</text:p>
          </table:table-cell>
        </table:table-row>
        <table:table-row table:style-name="ro2">
          <table:table-cell office:value-type="float" office:value="2169">
            <text:p>2169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0.705357142857143">
            <text:p>0.7053571429</text:p>
          </table:table-cell>
          <table:table-cell office:value-type="float" office:value="1.37125">
            <text:p>1.37125</text:p>
          </table:table-cell>
        </table:table-row>
        <table:table-row table:style-name="ro2">
          <table:table-cell office:value-type="float" office:value="2640">
            <text:p>2640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.705357142857143">
            <text:p>0.7053571429</text:p>
          </table:table-cell>
          <table:table-cell office:value-type="float" office:value="1.37857142857143">
            <text:p>1.3785714286</text:p>
          </table:table-cell>
        </table:table-row>
        <table:table-row table:style-name="ro2">
          <table:table-cell office:value-type="float" office:value="2444">
            <text:p>2444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0.705035971223021">
            <text:p>0.7050359712</text:p>
          </table:table-cell>
          <table:table-cell office:value-type="float" office:value="1.38928057553957">
            <text:p>1.3892805755</text:p>
          </table:table-cell>
        </table:table-row>
        <table:table-row table:style-name="ro2">
          <table:table-cell office:value-type="float" office:value="3026">
            <text:p>3026</text:p>
          </table:table-cell>
          <table:table-cell office:value-type="float" office:value="2560">
            <text:p>2560</text:p>
          </table:table-cell>
          <table:table-cell office:value-type="float" office:value="1">
            <text:p>1</text:p>
          </table:table-cell>
          <table:table-cell office:value-type="float" office:value="0.7046875">
            <text:p>0.7046875</text:p>
          </table:table-cell>
          <table:table-cell office:value-type="float" office:value="1.3635234375">
            <text:p>1.3635234375</text:p>
          </table:table-cell>
        </table:table-row>
        <table:table-row table:style-name="ro2" table:visibility="filter">
          <table:table-cell office:value-type="float" office:value="2160">
            <text:p>2160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.704545454545455">
            <text:p>0.7045454545</text:p>
          </table:table-cell>
          <table:table-cell office:value-type="float" office:value="1.36897727272727">
            <text:p>1.3689772727</text:p>
          </table:table-cell>
        </table:table-row>
        <table:table-row table:style-name="ro2">
          <table:table-cell office:value-type="float" office:value="2985">
            <text:p>2985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0.704545454545455">
            <text:p>0.7045454545</text:p>
          </table:table-cell>
          <table:table-cell office:value-type="float" office:value="1.3494696969697">
            <text:p>1.349469697</text:p>
          </table:table-cell>
        </table:table-row>
        <table:table-row table:style-name="ro2" table:visibility="filter">
          <table:table-cell office:value-type="float" office:value="3054">
            <text:p>3054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704545454545455">
            <text:p>0.7045454545</text:p>
          </table:table-cell>
          <table:table-cell office:value-type="float" office:value="1.37340909090909">
            <text:p>1.3734090909</text:p>
          </table:table-cell>
        </table:table-row>
        <table:table-row table:style-name="ro2">
          <table:table-cell office:value-type="float" office:value="2573">
            <text:p>2573</text:p>
          </table:table-cell>
          <table:table-cell office:value-type="float" office:value="328">
            <text:p>328</text:p>
          </table:table-cell>
          <table:table-cell office:value-type="float" office:value="1">
            <text:p>1</text:p>
          </table:table-cell>
          <table:table-cell office:value-type="float" office:value="0.704268292682927">
            <text:p>0.7042682927</text:p>
          </table:table-cell>
          <table:table-cell office:value-type="float" office:value="1.37661585365854">
            <text:p>1.3766158537</text:p>
          </table:table-cell>
        </table:table-row>
        <table:table-row table:style-name="ro2" table:visibility="filter">
          <table:table-cell office:value-type="float" office:value="2050">
            <text:p>2050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.703703703703704">
            <text:p>0.7037037037</text:p>
          </table:table-cell>
          <table:table-cell office:value-type="float" office:value="1.39981481481481">
            <text:p>1.3998148148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0.703703703703704">
            <text:p>0.7037037037</text:p>
          </table:table-cell>
          <table:table-cell office:value-type="float" office:value="1.42055555555556">
            <text:p>1.4205555556</text:p>
          </table:table-cell>
        </table:table-row>
        <table:table-row table:style-name="ro2" table:visibility="filter">
          <table:table-cell office:value-type="float" office:value="2791">
            <text:p>279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703703703703704">
            <text:p>0.7037037037</text:p>
          </table:table-cell>
          <table:table-cell office:value-type="float" office:value="1.35296296296296">
            <text:p>1.352962963</text:p>
          </table:table-cell>
        </table:table-row>
        <table:table-row table:style-name="ro2" table:visibility="filter">
          <table:table-cell office:value-type="float" office:value="2981">
            <text:p>2981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0.703703703703704">
            <text:p>0.7037037037</text:p>
          </table:table-cell>
          <table:table-cell office:value-type="float" office:value="1.35975308641975">
            <text:p>1.3597530864</text:p>
          </table:table-cell>
        </table:table-row>
        <table:table-row table:style-name="ro2" table:visibility="filter">
          <table:table-cell office:value-type="float" office:value="3387">
            <text:p>3387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703703703703704">
            <text:p>0.7037037037</text:p>
          </table:table-cell>
          <table:table-cell office:value-type="float" office:value="1.33259259259259">
            <text:p>1.3325925926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703703703703704">
            <text:p>0.7037037037</text:p>
          </table:table-cell>
          <table:table-cell office:value-type="float" office:value="1.34814814814815">
            <text:p>1.3481481481</text:p>
          </table:table-cell>
        </table:table-row>
        <table:table-row table:style-name="ro2">
          <table:table-cell office:value-type="float" office:value="2242">
            <text:p>2242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0.703225806451613">
            <text:p>0.7032258065</text:p>
          </table:table-cell>
          <table:table-cell office:value-type="float" office:value="1.37974193548387">
            <text:p>1.3797419355</text:p>
          </table:table-cell>
        </table:table-row>
        <table:table-row table:style-name="ro2">
          <table:table-cell office:value-type="float" office:value="2332">
            <text:p>2332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0.703196347031963">
            <text:p>0.703196347</text:p>
          </table:table-cell>
          <table:table-cell office:value-type="float" office:value="1.38237442922374">
            <text:p>1.3823744292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.703125">
            <text:p>0.703125</text:p>
          </table:table-cell>
          <table:table-cell office:value-type="float" office:value="1.35265625">
            <text:p>1.35265625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.703125">
            <text:p>0.703125</text:p>
          </table:table-cell>
          <table:table-cell office:value-type="float" office:value="1.3440625">
            <text:p>1.3440625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703125">
            <text:p>0.703125</text:p>
          </table:table-cell>
          <table:table-cell office:value-type="float" office:value="1.34984375">
            <text:p>1.34984375</text:p>
          </table:table-cell>
        </table:table-row>
        <table:table-row table:style-name="ro2" table:visibility="filter">
          <table:table-cell office:value-type="float" office:value="3522">
            <text:p>352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703125">
            <text:p>0.703125</text:p>
          </table:table-cell>
          <table:table-cell office:value-type="float" office:value="1.35671875">
            <text:p>1.35671875</text:p>
          </table:table-cell>
        </table:table-row>
        <table:table-row table:style-name="ro2">
          <table:table-cell office:value-type="float" office:value="3105">
            <text:p>3105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.703030303030303">
            <text:p>0.703030303</text:p>
          </table:table-cell>
          <table:table-cell office:value-type="float" office:value="1.35651515151515">
            <text:p>1.3565151515</text:p>
          </table:table-cell>
        </table:table-row>
        <table:table-row table:style-name="ro2">
          <table:table-cell office:value-type="float" office:value="2977">
            <text:p>2977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.702970297029703">
            <text:p>0.702970297</text:p>
          </table:table-cell>
          <table:table-cell office:value-type="float" office:value="1.36108910891089">
            <text:p>1.3610891089</text:p>
          </table:table-cell>
        </table:table-row>
        <table:table-row table:style-name="ro2">
          <table:table-cell office:value-type="float" office:value="2479">
            <text:p>2479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0.702857142857143">
            <text:p>0.7028571429</text:p>
          </table:table-cell>
          <table:table-cell office:value-type="float" office:value="1.36011428571429">
            <text:p>1.3601142857</text:p>
          </table:table-cell>
        </table:table-row>
        <table:table-row table:style-name="ro2">
          <table:table-cell office:value-type="float" office:value="2262">
            <text:p>2262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0.702702702702703">
            <text:p>0.7027027027</text:p>
          </table:table-cell>
          <table:table-cell office:value-type="float" office:value="1.39297297297297">
            <text:p>1.392972973</text:p>
          </table:table-cell>
        </table:table-row>
        <table:table-row table:style-name="ro2">
          <table:table-cell office:value-type="float" office:value="2476">
            <text:p>2476</text:p>
          </table:table-cell>
          <table:table-cell office:value-type="float" office:value="222">
            <text:p>222</text:p>
          </table:table-cell>
          <table:table-cell office:value-type="float" office:value="1">
            <text:p>1</text:p>
          </table:table-cell>
          <table:table-cell office:value-type="float" office:value="0.702702702702703">
            <text:p>0.7027027027</text:p>
          </table:table-cell>
          <table:table-cell office:value-type="float" office:value="1.36801801801802">
            <text:p>1.368018018</text:p>
          </table:table-cell>
        </table:table-row>
        <table:table-row table:style-name="ro2">
          <table:table-cell office:value-type="float" office:value="2608">
            <text:p>2608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0.702702702702703">
            <text:p>0.7027027027</text:p>
          </table:table-cell>
          <table:table-cell office:value-type="float" office:value="1.38810810810811">
            <text:p>1.3881081081</text:p>
          </table:table-cell>
        </table:table-row>
        <table:table-row table:style-name="ro2" table:visibility="filter">
          <table:table-cell office:value-type="float" office:value="2536">
            <text:p>2536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702127659574468">
            <text:p>0.7021276596</text:p>
          </table:table-cell>
          <table:table-cell office:value-type="float" office:value="1.38787234042553">
            <text:p>1.3878723404</text:p>
          </table:table-cell>
        </table:table-row>
        <table:table-row table:style-name="ro2">
          <table:table-cell office:value-type="float" office:value="2050">
            <text:p>2050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0.701986754966887">
            <text:p>0.701986755</text:p>
          </table:table-cell>
          <table:table-cell office:value-type="float" office:value="1.36079470198675">
            <text:p>1.360794702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6</text:p>
          </table:table-cell>
          <table:table-cell office:value-type="float" office:value="1.35456140350877">
            <text:p>1.3545614035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6</text:p>
          </table:table-cell>
          <table:table-cell office:value-type="float" office:value="1.37017543859649">
            <text:p>1.3701754386</text:p>
          </table:table-cell>
        </table:table-row>
        <table:table-row table:style-name="ro2" table:visibility="filter">
          <table:table-cell office:value-type="float" office:value="2836">
            <text:p>2836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0.701754385964912">
            <text:p>0.701754386</text:p>
          </table:table-cell>
          <table:table-cell office:value-type="float" office:value="1.37228070175439">
            <text:p>1.3722807018</text:p>
          </table:table-cell>
        </table:table-row>
        <table:table-row table:style-name="ro2" table:visibility="filter">
          <table:table-cell office:value-type="float" office:value="2892">
            <text:p>289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0.701754385964912">
            <text:p>0.701754386</text:p>
          </table:table-cell>
          <table:table-cell office:value-type="float" office:value="1.36701754385965">
            <text:p>1.3670175439</text:p>
          </table:table-cell>
        </table:table-row>
        <table:table-row table:style-name="ro2" table:visibility="filter">
          <table:table-cell office:value-type="float" office:value="3123">
            <text:p>3123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701754385964912">
            <text:p>0.701754386</text:p>
          </table:table-cell>
          <table:table-cell office:value-type="float" office:value="1.36175438596491">
            <text:p>1.361754386</text:p>
          </table:table-cell>
        </table:table-row>
        <table:table-row table:style-name="ro2">
          <table:table-cell office:value-type="float" office:value="3009">
            <text:p>3009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0.701492537313433">
            <text:p>0.7014925373</text:p>
          </table:table-cell>
          <table:table-cell office:value-type="float" office:value="1.37858208955224">
            <text:p>1.3785820896</text:p>
          </table:table-cell>
        </table:table-row>
        <table:table-row table:style-name="ro2" table:visibility="filter">
          <table:table-cell office:value-type="float" office:value="3691">
            <text:p>3691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.701492537313433">
            <text:p>0.7014925373</text:p>
          </table:table-cell>
          <table:table-cell office:value-type="float" office:value="1.3610447761194">
            <text:p>1.3610447761</text:p>
          </table:table-cell>
        </table:table-row>
        <table:table-row table:style-name="ro2">
          <table:table-cell office:value-type="float" office:value="3186">
            <text:p>3186</text:p>
          </table:table-cell>
          <table:table-cell office:value-type="float" office:value="221">
            <text:p>221</text:p>
          </table:table-cell>
          <table:table-cell office:value-type="float" office:value="1">
            <text:p>1</text:p>
          </table:table-cell>
          <table:table-cell office:value-type="float" office:value="0.701357466063348">
            <text:p>0.7013574661</text:p>
          </table:table-cell>
          <table:table-cell office:value-type="float" office:value="1.35886877828054">
            <text:p>1.3588687783</text:p>
          </table:table-cell>
        </table:table-row>
        <table:table-row table:style-name="ro2" table:visibility="filter">
          <table:table-cell office:value-type="float" office:value="3687">
            <text:p>3687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.701298701298701">
            <text:p>0.7012987013</text:p>
          </table:table-cell>
          <table:table-cell office:value-type="float" office:value="1.35467532467533">
            <text:p>1.3546753247</text:p>
          </table:table-cell>
        </table:table-row>
        <table:table-row table:style-name="ro2" table:visibility="filter">
          <table:table-cell office:value-type="float" office:value="3716">
            <text:p>3716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0.701298701298701">
            <text:p>0.7012987013</text:p>
          </table:table-cell>
          <table:table-cell office:value-type="float" office:value="1.35558441558442">
            <text:p>1.3555844156</text:p>
          </table:table-cell>
        </table:table-row>
        <table:table-row table:style-name="ro2">
          <table:table-cell office:value-type="float" office:value="3488">
            <text:p>3488</text:p>
          </table:table-cell>
          <table:table-cell office:value-type="float" office:value="887">
            <text:p>887</text:p>
          </table:table-cell>
          <table:table-cell office:value-type="float" office:value="1">
            <text:p>1</text:p>
          </table:table-cell>
          <table:table-cell office:value-type="float" office:value="0.701240135287486">
            <text:p>0.7012401353</text:p>
          </table:table-cell>
          <table:table-cell office:value-type="float" office:value="1.34757609921082">
            <text:p>1.3475760992</text:p>
          </table:table-cell>
        </table:table-row>
        <table:table-row table:style-name="ro2">
          <table:table-cell office:value-type="float" office:value="2626">
            <text:p>2626</text:p>
          </table:table-cell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0.701219512195122">
            <text:p>0.7012195122</text:p>
          </table:table-cell>
          <table:table-cell office:value-type="float" office:value="1.35835365853659">
            <text:p>1.3583536585</text:p>
          </table:table-cell>
        </table:table-row>
        <table:table-row table:style-name="ro2">
          <table:table-cell office:value-type="float" office:value="2154">
            <text:p>2154</text:p>
          </table:table-cell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office:value-type="float" office:value="0.701195219123506">
            <text:p>0.7011952191</text:p>
          </table:table-cell>
          <table:table-cell office:value-type="float" office:value="1.38127490039841">
            <text:p>1.3812749004</text:p>
          </table:table-cell>
        </table:table-row>
        <table:table-row table:style-name="ro2" table:visibility="filter">
          <table:table-cell office:value-type="float" office:value="2859">
            <text:p>2859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.701149425287356">
            <text:p>0.7011494253</text:p>
          </table:table-cell>
          <table:table-cell office:value-type="float" office:value="1.37459770114943">
            <text:p>1.3745977011</text:p>
          </table:table-cell>
        </table:table-row>
        <table:table-row table:style-name="ro2">
          <table:table-cell office:value-type="float" office:value="3488">
            <text:p>3488</text:p>
          </table:table-cell>
          <table:table-cell office:value-type="float" office:value="642">
            <text:p>642</text:p>
          </table:table-cell>
          <table:table-cell office:value-type="float" office:value="2">
            <text:p>2</text:p>
          </table:table-cell>
          <table:table-cell office:value-type="float" office:value="0.700934579439252">
            <text:p>0.7009345794</text:p>
          </table:table-cell>
          <table:table-cell office:value-type="float" office:value="1.35457943925234">
            <text:p>1.3545794393</text:p>
          </table:table-cell>
        </table:table-row>
        <table:table-row table:style-name="ro2">
          <table:table-cell office:value-type="float" office:value="2166">
            <text:p>2166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0.70059880239521">
            <text:p>0.7005988024</text:p>
          </table:table-cell>
          <table:table-cell office:value-type="float" office:value="1.37754491017964">
            <text:p>1.3775449102</text:p>
          </table:table-cell>
        </table:table-row>
        <table:table-row table:style-name="ro2">
          <table:table-cell office:value-type="float" office:value="3492">
            <text:p>3492</text:p>
          </table:table-cell>
          <table:table-cell office:value-type="float" office:value="404">
            <text:p>404</text:p>
          </table:table-cell>
          <table:table-cell office:value-type="float" office:value="1">
            <text:p>1</text:p>
          </table:table-cell>
          <table:table-cell office:value-type="float" office:value="0.70049504950495">
            <text:p>0.7004950495</text:p>
          </table:table-cell>
          <table:table-cell office:value-type="float" office:value="1.38514851485148">
            <text:p>1.3851485149</text:p>
          </table:table-cell>
        </table:table-row>
        <table:table-row table:style-name="ro2">
          <table:table-cell office:value-type="float" office:value="2668">
            <text:p>2668</text:p>
          </table:table-cell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float" office:value="0.70048309178744">
            <text:p>0.7004830918</text:p>
          </table:table-cell>
          <table:table-cell office:value-type="float" office:value="1.38787439613527">
            <text:p>1.3878743961</text:p>
          </table:table-cell>
        </table:table-row>
        <table:table-row table:style-name="ro2">
          <table:table-cell office:value-type="float" office:value="3018">
            <text:p>3018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0.70048309178744">
            <text:p>0.7004830918</text:p>
          </table:table-cell>
          <table:table-cell office:value-type="float" office:value="1.3568115942029">
            <text:p>1.3568115942</text:p>
          </table:table-cell>
        </table:table-row>
        <table:table-row table:style-name="ro2">
          <table:table-cell office:value-type="float" office:value="2840">
            <text:p>2840</text:p>
          </table:table-cell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office:value-type="float" office:value="0.700305810397553">
            <text:p>0.7003058104</text:p>
          </table:table-cell>
          <table:table-cell office:value-type="float" office:value="1.35623853211009">
            <text:p>1.3562385321</text:p>
          </table:table-cell>
        </table:table-row>
        <table:table-row table:style-name="ro2" table:visibility="filter">
          <table:table-cell office:value-type="float" office:value="1969">
            <text:p>196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44">
            <text:p>1.344</text:p>
          </table:table-cell>
        </table:table-row>
        <table:table-row table:style-name="ro2" table:visibility="filter">
          <table:table-cell office:value-type="float" office:value="1991">
            <text:p>199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4028">
            <text:p>1.4028</text:p>
          </table:table-cell>
        </table:table-row>
        <table:table-row table:style-name="ro2" table:visibility="filter">
          <table:table-cell office:value-type="float" office:value="2095">
            <text:p>209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402">
            <text:p>1.402</text:p>
          </table:table-cell>
        </table:table-row>
        <table:table-row table:style-name="ro2" table:visibility="filter">
          <table:table-cell office:value-type="float" office:value="2163">
            <text:p>216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65">
            <text:p>1.365</text:p>
          </table:table-cell>
        </table:table-row>
        <table:table-row table:style-name="ro2">
          <table:table-cell office:value-type="float" office:value="2171">
            <text:p>2171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6808333333333">
            <text:p>1.3680833333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2229">
            <text:p>2229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7166666666667">
            <text:p>1.3716666667</text:p>
          </table:table-cell>
        </table:table-row>
        <table:table-row table:style-name="ro2" table:visibility="filter">
          <table:table-cell office:value-type="float" office:value="2392">
            <text:p>239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573">
            <text:p>257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41033333333333">
            <text:p>1.4103333333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406">
            <text:p>1.406</text:p>
          </table:table-cell>
        </table:table-row>
        <table:table-row table:style-name="ro2" table:visibility="filter">
          <table:table-cell office:value-type="float" office:value="2652">
            <text:p>265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66">
            <text:p>1.366</text:p>
          </table:table-cell>
        </table:table-row>
        <table:table-row table:style-name="ro2" table:visibility="filter">
          <table:table-cell office:value-type="float" office:value="2691">
            <text:p>269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93">
            <text:p>1.393</text:p>
          </table:table-cell>
        </table:table-row>
        <table:table-row table:style-name="ro2" table:visibility="filter">
          <table:table-cell office:value-type="float" office:value="2725">
            <text:p>27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5166666666667">
            <text:p>1.3516666667</text:p>
          </table:table-cell>
        </table:table-row>
        <table:table-row table:style-name="ro2" table:visibility="filter">
          <table:table-cell office:value-type="float" office:value="2793">
            <text:p>279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71">
            <text:p>1.371</text:p>
          </table:table-cell>
        </table:table-row>
        <table:table-row table:style-name="ro2" table:visibility="filter">
          <table:table-cell office:value-type="float" office:value="2831">
            <text:p>283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74">
            <text:p>1.374</text:p>
          </table:table-cell>
        </table:table-row>
        <table:table-row table:style-name="ro2">
          <table:table-cell office:value-type="float" office:value="2971">
            <text:p>297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825">
            <text:p>1.3825</text:p>
          </table:table-cell>
        </table:table-row>
        <table:table-row table:style-name="ro2" table:visibility="filter">
          <table:table-cell office:value-type="float" office:value="3063">
            <text:p>306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3329">
            <text:p>3329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6783333333333">
            <text:p>1.3678333333</text:p>
          </table:table-cell>
        </table:table-row>
        <table:table-row table:style-name="ro2" table:visibility="filter">
          <table:table-cell office:value-type="float" office:value="3415">
            <text:p>341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81">
            <text:p>1.381</text:p>
          </table:table-cell>
        </table:table-row>
        <table:table-row table:style-name="ro2" table:visibility="filter">
          <table:table-cell office:value-type="float" office:value="3470">
            <text:p>347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38">
            <text:p>1.338</text:p>
          </table:table-cell>
        </table:table-row>
        <table:table-row table:style-name="ro2" table:visibility="filter">
          <table:table-cell office:value-type="float" office:value="3517">
            <text:p>351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56">
            <text:p>1.356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4914285714286">
            <text:p>1.3491428571</text:p>
          </table:table-cell>
        </table:table-row>
        <table:table-row table:style-name="ro2" table:visibility="filter">
          <table:table-cell office:value-type="float" office:value="3828">
            <text:p>382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43">
            <text:p>1.343</text:p>
          </table:table-cell>
        </table:table-row>
        <table:table-row table:style-name="ro2">
          <table:table-cell office:value-type="float" office:value="3015">
            <text:p>3015</text:p>
          </table:table-cell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float" office:value="0.699275362318841">
            <text:p>0.6992753623</text:p>
          </table:table-cell>
          <table:table-cell office:value-type="float" office:value="1.36134057971015">
            <text:p>1.3613405797</text:p>
          </table:table-cell>
        </table:table-row>
        <table:table-row table:style-name="ro2">
          <table:table-cell office:value-type="float" office:value="3147">
            <text:p>3147</text:p>
          </table:table-cell>
          <table:table-cell office:value-type="float" office:value="502">
            <text:p>502</text:p>
          </table:table-cell>
          <table:table-cell office:value-type="float" office:value="1">
            <text:p>1</text:p>
          </table:table-cell>
          <table:table-cell office:value-type="float" office:value="0.699203187250996">
            <text:p>0.6992031873</text:p>
          </table:table-cell>
          <table:table-cell office:value-type="float" office:value="1.35948207171315">
            <text:p>1.3594820717</text:p>
          </table:table-cell>
        </table:table-row>
        <table:table-row table:style-name="ro2">
          <table:table-cell office:value-type="float" office:value="3797">
            <text:p>3797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0.699186991869919">
            <text:p>0.6991869919</text:p>
          </table:table-cell>
          <table:table-cell office:value-type="float" office:value="1.36813008130081">
            <text:p>1.3681300813</text:p>
          </table:table-cell>
        </table:table-row>
        <table:table-row table:style-name="ro2">
          <table:table-cell office:value-type="float" office:value="3790">
            <text:p>3790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0.699029126213592">
            <text:p>0.6990291262</text:p>
          </table:table-cell>
          <table:table-cell office:value-type="float" office:value="1.37106796116505">
            <text:p>1.3710679612</text:p>
          </table:table-cell>
        </table:table-row>
        <table:table-row table:style-name="ro2">
          <table:table-cell office:value-type="float" office:value="2152">
            <text:p>2152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0.698884758364312">
            <text:p>0.6988847584</text:p>
          </table:table-cell>
          <table:table-cell office:value-type="float" office:value="1.39315985130112">
            <text:p>1.3931598513</text:p>
          </table:table-cell>
        </table:table-row>
        <table:table-row table:style-name="ro2">
          <table:table-cell office:value-type="float" office:value="3501">
            <text:p>3501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0.698529411764706">
            <text:p>0.6985294118</text:p>
          </table:table-cell>
          <table:table-cell office:value-type="float" office:value="1.35470588235294">
            <text:p>1.3547058824</text:p>
          </table:table-cell>
        </table:table-row>
        <table:table-row table:style-name="ro2" table:visibility="filter">
          <table:table-cell office:value-type="float" office:value="2540">
            <text:p>2540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0.698412698412698">
            <text:p>0.6984126984</text:p>
          </table:table-cell>
          <table:table-cell office:value-type="float" office:value="1.37555555555556">
            <text:p>1.3755555556</text:p>
          </table:table-cell>
        </table:table-row>
        <table:table-row table:style-name="ro2" table:visibility="filter">
          <table:table-cell office:value-type="float" office:value="2667">
            <text:p>2667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0.698412698412698">
            <text:p>0.6984126984</text:p>
          </table:table-cell>
          <table:table-cell office:value-type="float" office:value="1.39619047619048">
            <text:p>1.3961904762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698412698412698">
            <text:p>0.6984126984</text:p>
          </table:table-cell>
          <table:table-cell office:value-type="float" office:value="1.36412698412698">
            <text:p>1.3641269841</text:p>
          </table:table-cell>
        </table:table-row>
        <table:table-row table:style-name="ro2">
          <table:table-cell office:value-type="float" office:value="2699">
            <text:p>2699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0.698224852071006">
            <text:p>0.6982248521</text:p>
          </table:table-cell>
          <table:table-cell office:value-type="float" office:value="1.37562130177515">
            <text:p>1.3756213018</text:p>
          </table:table-cell>
        </table:table-row>
        <table:table-row table:style-name="ro2" table:visibility="filter">
          <table:table-cell office:value-type="float" office:value="2556">
            <text:p>2556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.69811320754717">
            <text:p>0.6981132075</text:p>
          </table:table-cell>
          <table:table-cell office:value-type="float" office:value="1.3722641509434">
            <text:p>1.3722641509</text:p>
          </table:table-cell>
        </table:table-row>
        <table:table-row table:style-name="ro2" table:visibility="filter">
          <table:table-cell office:value-type="float" office:value="3690">
            <text:p>3690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.69811320754717">
            <text:p>0.6981132075</text:p>
          </table:table-cell>
          <table:table-cell office:value-type="float" office:value="1.34905660377359">
            <text:p>1.3490566038</text:p>
          </table:table-cell>
        </table:table-row>
        <table:table-row table:style-name="ro2">
          <table:table-cell office:value-type="float" office:value="2111">
            <text:p>2111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.698039215686274">
            <text:p>0.6980392157</text:p>
          </table:table-cell>
          <table:table-cell office:value-type="float" office:value="1.39266666666667">
            <text:p>1.3926666667</text:p>
          </table:table-cell>
        </table:table-row>
        <table:table-row table:style-name="ro2" table:visibility="filter">
          <table:table-cell office:value-type="float" office:value="1988">
            <text:p>1988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697674418604651">
            <text:p>0.6976744186</text:p>
          </table:table-cell>
          <table:table-cell office:value-type="float" office:value="1.36825581395349">
            <text:p>1.368255814</text:p>
          </table:table-cell>
        </table:table-row>
        <table:table-row table:style-name="ro2" table:visibility="filter">
          <table:table-cell office:value-type="float" office:value="2250">
            <text:p>2250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697674418604651">
            <text:p>0.6976744186</text:p>
          </table:table-cell>
          <table:table-cell office:value-type="float" office:value="1.37953488372093">
            <text:p>1.3795348837</text:p>
          </table:table-cell>
        </table:table-row>
        <table:table-row table:style-name="ro2">
          <table:table-cell office:value-type="float" office:value="3017">
            <text:p>3017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0.697674418604651">
            <text:p>0.6976744186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055">
            <text:p>3055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0.697674418604651">
            <text:p>0.6976744186</text:p>
          </table:table-cell>
          <table:table-cell office:value-type="float" office:value="1.36348837209302">
            <text:p>1.3634883721</text:p>
          </table:table-cell>
        </table:table-row>
        <table:table-row table:style-name="ro2" table:visibility="filter">
          <table:table-cell office:value-type="float" office:value="3812">
            <text:p>3812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0.697674418604651">
            <text:p>0.6976744186</text:p>
          </table:table-cell>
          <table:table-cell office:value-type="float" office:value="1.36941860465116">
            <text:p>1.3694186047</text:p>
          </table:table-cell>
        </table:table-row>
        <table:table-row table:style-name="ro2">
          <table:table-cell office:value-type="float" office:value="3056">
            <text:p>3056</text:p>
          </table:table-cell>
          <table:table-cell office:value-type="float" office:value="367">
            <text:p>367</text:p>
          </table:table-cell>
          <table:table-cell office:value-type="float" office:value="1">
            <text:p>1</text:p>
          </table:table-cell>
          <table:table-cell office:value-type="float" office:value="0.697547683923706">
            <text:p>0.6975476839</text:p>
          </table:table-cell>
          <table:table-cell office:value-type="float" office:value="1.36288828337875">
            <text:p>1.3628882834</text:p>
          </table:table-cell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office:value-type="float" office:value="0.697399527186761">
            <text:p>0.6973995272</text:p>
          </table:table-cell>
          <table:table-cell office:value-type="float" office:value="1.38768321513002">
            <text:p>1.3876832151</text:p>
          </table:table-cell>
        </table:table-row>
        <table:table-row table:style-name="ro2">
          <table:table-cell office:value-type="float" office:value="3343">
            <text:p>3343</text:p>
          </table:table-cell>
          <table:table-cell office:value-type="float" office:value="651">
            <text:p>651</text:p>
          </table:table-cell>
          <table:table-cell office:value-type="float" office:value="1">
            <text:p>1</text:p>
          </table:table-cell>
          <table:table-cell office:value-type="float" office:value="0.697388632872504">
            <text:p>0.6973886329</text:p>
          </table:table-cell>
          <table:table-cell office:value-type="float" office:value="1.3710291858679">
            <text:p>1.3710291859</text:p>
          </table:table-cell>
        </table:table-row>
        <table:table-row table:style-name="ro2" table:visibility="filter">
          <table:table-cell office:value-type="float" office:value="3829">
            <text:p>3829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.697368421052632">
            <text:p>0.6973684211</text:p>
          </table:table-cell>
          <table:table-cell office:value-type="float" office:value="1.3625">
            <text:p>1.3625</text:p>
          </table:table-cell>
        </table:table-row>
        <table:table-row table:style-name="ro2">
          <table:table-cell office:value-type="float" office:value="2540">
            <text:p>2540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0.697297297297297">
            <text:p>0.6972972973</text:p>
          </table:table-cell>
          <table:table-cell office:value-type="float" office:value="1.36389189189189">
            <text:p>1.3638918919</text:p>
          </table:table-cell>
        </table:table-row>
        <table:table-row table:style-name="ro2">
          <table:table-cell office:value-type="float" office:value="3724">
            <text:p>3724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0.697297297297297">
            <text:p>0.6972972973</text:p>
          </table:table-cell>
          <table:table-cell office:value-type="float" office:value="1.36010810810811">
            <text:p>1.3601081081</text:p>
          </table:table-cell>
        </table:table-row>
        <table:table-row table:style-name="ro2">
          <table:table-cell office:value-type="float" office:value="2836">
            <text:p>2836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0.697183098591549">
            <text:p>0.6971830986</text:p>
          </table:table-cell>
          <table:table-cell office:value-type="float" office:value="1.35957746478873">
            <text:p>1.3595774648</text:p>
          </table:table-cell>
        </table:table-row>
        <table:table-row table:style-name="ro2">
          <table:table-cell office:value-type="float" office:value="2036">
            <text:p>2036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0.696969696969697">
            <text:p>0.696969697</text:p>
          </table:table-cell>
          <table:table-cell office:value-type="float" office:value="1.37934343434343">
            <text:p>1.3793434343</text:p>
          </table:table-cell>
        </table:table-row>
        <table:table-row table:style-name="ro2" table:visibility="filter">
          <table:table-cell office:value-type="float" office:value="2108">
            <text:p>2108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696969696969697">
            <text:p>0.696969697</text:p>
          </table:table-cell>
          <table:table-cell office:value-type="float" office:value="1.37363636363636">
            <text:p>1.3736363636</text:p>
          </table:table-cell>
        </table:table-row>
        <table:table-row table:style-name="ro2" table:visibility="filter">
          <table:table-cell office:value-type="float" office:value="2130">
            <text:p>213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696969696969697">
            <text:p>0.696969697</text:p>
          </table:table-cell>
          <table:table-cell office:value-type="float" office:value="1.39090909090909">
            <text:p>1.3909090909</text:p>
          </table:table-cell>
        </table:table-row>
        <table:table-row table:style-name="ro2" table:visibility="filter">
          <table:table-cell office:value-type="float" office:value="2306">
            <text:p>230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696969696969697">
            <text:p>0.696969697</text:p>
          </table:table-cell>
          <table:table-cell office:value-type="float" office:value="1.37969696969697">
            <text:p>1.3796969697</text:p>
          </table:table-cell>
        </table:table-row>
        <table:table-row table:style-name="ro2" table:visibility="filter">
          <table:table-cell office:value-type="float" office:value="3245">
            <text:p>3245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.696969696969697">
            <text:p>0.696969697</text:p>
          </table:table-cell>
          <table:table-cell office:value-type="float" office:value="1.37848484848485">
            <text:p>1.3784848485</text:p>
          </table:table-cell>
        </table:table-row>
        <table:table-row table:style-name="ro2" table:visibility="filter">
          <table:table-cell office:value-type="float" office:value="3558">
            <text:p>355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696969696969697">
            <text:p>0.696969697</text:p>
          </table:table-cell>
          <table:table-cell office:value-type="float" office:value="1.36060606060606">
            <text:p>1.3606060606</text:p>
          </table:table-cell>
        </table:table-row>
        <table:table-row table:style-name="ro2" table:visibility="filter">
          <table:table-cell office:value-type="float" office:value="3835">
            <text:p>3835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696969696969697">
            <text:p>0.696969697</text:p>
          </table:table-cell>
          <table:table-cell office:value-type="float" office:value="1.35181818181818">
            <text:p>1.3518181818</text:p>
          </table:table-cell>
        </table:table-row>
        <table:table-row table:style-name="ro2">
          <table:table-cell office:value-type="float" office:value="3863">
            <text:p>3863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0.69672131147541">
            <text:p>0.6967213115</text:p>
          </table:table-cell>
          <table:table-cell office:value-type="float" office:value="1.38606557377049">
            <text:p>1.3860655738</text:p>
          </table:table-cell>
        </table:table-row>
        <table:table-row table:style-name="ro2">
          <table:table-cell office:value-type="float" office:value="2639">
            <text:p>2639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0.696629213483146">
            <text:p>0.6966292135</text:p>
          </table:table-cell>
          <table:table-cell office:value-type="float" office:value="1.38949438202247">
            <text:p>1.389494382</text:p>
          </table:table-cell>
        </table:table-row>
        <table:table-row table:style-name="ro2" table:visibility="filter">
          <table:table-cell office:value-type="float" office:value="2213">
            <text:p>2213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696428571428571">
            <text:p>0.6964285714</text:p>
          </table:table-cell>
          <table:table-cell office:value-type="float" office:value="1.38571428571429">
            <text:p>1.3857142857</text:p>
          </table:table-cell>
        </table:table-row>
        <table:table-row table:style-name="ro2" table:visibility="filter">
          <table:table-cell office:value-type="float" office:value="2221">
            <text:p>2221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696428571428571">
            <text:p>0.6964285714</text:p>
          </table:table-cell>
          <table:table-cell office:value-type="float" office:value="1.37267857142857">
            <text:p>1.3726785714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696428571428571">
            <text:p>0.6964285714</text:p>
          </table:table-cell>
          <table:table-cell office:value-type="float" office:value="1.37053571428571">
            <text:p>1.3705357143</text:p>
          </table:table-cell>
        </table:table-row>
        <table:table-row table:style-name="ro2">
          <table:table-cell office:value-type="float" office:value="2539">
            <text:p>2539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0.696296296296296">
            <text:p>0.6962962963</text:p>
          </table:table-cell>
          <table:table-cell office:value-type="float" office:value="1.37814814814815">
            <text:p>1.3781481481</text:p>
          </table:table-cell>
        </table:table-row>
        <table:table-row table:style-name="ro2">
          <table:table-cell office:value-type="float" office:value="3335">
            <text:p>3335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0.69620253164557">
            <text:p>0.6962025316</text:p>
          </table:table-cell>
          <table:table-cell office:value-type="float" office:value="1.35607594936709">
            <text:p>1.3560759494</text:p>
          </table:table-cell>
        </table:table-row>
        <table:table-row table:style-name="ro2">
          <table:table-cell office:value-type="float" office:value="2981">
            <text:p>2981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0.695945945945946">
            <text:p>0.6959459459</text:p>
          </table:table-cell>
          <table:table-cell office:value-type="float" office:value="1.36175675675676">
            <text:p>1.3617567568</text:p>
          </table:table-cell>
        </table:table-row>
        <table:table-row table:style-name="ro2" table:visibility="filter">
          <table:table-cell office:value-type="float" office:value="1995">
            <text:p>199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695652173913043">
            <text:p>0.6956521739</text:p>
          </table:table-cell>
          <table:table-cell office:value-type="float" office:value="1.37695652173913">
            <text:p>1.3769565217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0.695652173913043">
            <text:p>0.6956521739</text:p>
          </table:table-cell>
          <table:table-cell office:value-type="float" office:value="1.35188405797101">
            <text:p>1.351884058</text:p>
          </table:table-cell>
        </table:table-row>
        <table:table-row table:style-name="ro2" table:visibility="filter">
          <table:table-cell office:value-type="float" office:value="3113">
            <text:p>3113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695652173913043">
            <text:p>0.6956521739</text:p>
          </table:table-cell>
          <table:table-cell office:value-type="float" office:value="1.36130434782609">
            <text:p>1.3613043478</text:p>
          </table:table-cell>
        </table:table-row>
        <table:table-row table:style-name="ro2" table:visibility="filter">
          <table:table-cell office:value-type="float" office:value="3817">
            <text:p>3817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695652173913043">
            <text:p>0.6956521739</text:p>
          </table:table-cell>
          <table:table-cell office:value-type="float" office:value="1.36086956521739">
            <text:p>1.3608695652</text:p>
          </table:table-cell>
        </table:table-row>
        <table:table-row table:style-name="ro2" table:visibility="filter">
          <table:table-cell office:value-type="float" office:value="3844">
            <text:p>384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695652173913043">
            <text:p>0.6956521739</text:p>
          </table:table-cell>
          <table:table-cell office:value-type="float" office:value="1.34739130434783">
            <text:p>1.3473913043</text:p>
          </table:table-cell>
        </table:table-row>
        <table:table-row table:style-name="ro2">
          <table:table-cell office:value-type="float" office:value="2211">
            <text:p>2211</text:p>
          </table:table-cell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0.695402298850575">
            <text:p>0.6954022989</text:p>
          </table:table-cell>
          <table:table-cell office:value-type="float" office:value="1.38649425287356">
            <text:p>1.3864942529</text:p>
          </table:table-cell>
        </table:table-row>
        <table:table-row table:style-name="ro2">
          <table:table-cell office:value-type="float" office:value="3329">
            <text:p>3329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0.695238095238095">
            <text:p>0.6952380952</text:p>
          </table:table-cell>
          <table:table-cell office:value-type="float" office:value="1.34942857142857">
            <text:p>1.3494285714</text:p>
          </table:table-cell>
        </table:table-row>
        <table:table-row table:style-name="ro2">
          <table:table-cell office:value-type="float" office:value="3257">
            <text:p>3257</text:p>
          </table:table-cell>
          <table:table-cell office:value-type="float" office:value="377">
            <text:p>377</text:p>
          </table:table-cell>
          <table:table-cell office:value-type="float" office:value="1">
            <text:p>1</text:p>
          </table:table-cell>
          <table:table-cell office:value-type="float" office:value="0.694960212201591">
            <text:p>0.6949602122</text:p>
          </table:table-cell>
          <table:table-cell office:value-type="float" office:value="1.40488063660477">
            <text:p>1.4048806366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0.694736842105263">
            <text:p>0.6947368421</text:p>
          </table:table-cell>
          <table:table-cell office:value-type="float" office:value="1.35526315789474">
            <text:p>1.3552631579</text:p>
          </table:table-cell>
        </table:table-row>
        <table:table-row table:style-name="ro2" table:visibility="filter">
          <table:table-cell office:value-type="float" office:value="2477">
            <text:p>2477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694444444444444">
            <text:p>0.6944444444</text:p>
          </table:table-cell>
          <table:table-cell office:value-type="float" office:value="1.41361111111111">
            <text:p>1.4136111111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694444444444444">
            <text:p>0.6944444444</text:p>
          </table:table-cell>
          <table:table-cell office:value-type="float" office:value="1.36694444444444">
            <text:p>1.3669444444</text:p>
          </table:table-cell>
        </table:table-row>
        <table:table-row table:style-name="ro2">
          <table:table-cell office:value-type="float" office:value="3343">
            <text:p>3343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0.694444444444444">
            <text:p>0.6944444444</text:p>
          </table:table-cell>
          <table:table-cell office:value-type="float" office:value="1.37119047619048">
            <text:p>1.3711904762</text:p>
          </table:table-cell>
        </table:table-row>
        <table:table-row table:style-name="ro2">
          <table:table-cell office:value-type="float" office:value="2467">
            <text:p>2467</text:p>
          </table:table-cell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float" office:value="0.694214876033058">
            <text:p>0.694214876</text:p>
          </table:table-cell>
          <table:table-cell office:value-type="float" office:value="1.37442148760331">
            <text:p>1.3744214876</text:p>
          </table:table-cell>
        </table:table-row>
        <table:table-row table:style-name="ro2">
          <table:table-cell office:value-type="float" office:value="3198">
            <text:p>3198</text:p>
          </table:table-cell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0.694196428571429">
            <text:p>0.6941964286</text:p>
          </table:table-cell>
          <table:table-cell office:value-type="float" office:value="1.3640625">
            <text:p>1.3640625</text:p>
          </table:table-cell>
        </table:table-row>
        <table:table-row table:style-name="ro2">
          <table:table-cell office:value-type="float" office:value="3036">
            <text:p>3036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0.694117647058823">
            <text:p>0.6941176471</text:p>
          </table:table-cell>
          <table:table-cell office:value-type="float" office:value="1.36758823529412">
            <text:p>1.3675882353</text:p>
          </table:table-cell>
        </table:table-row>
        <table:table-row table:style-name="ro2" table:visibility="filter">
          <table:table-cell office:value-type="float" office:value="1959">
            <text:p>1959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.693877551020408">
            <text:p>0.693877551</text:p>
          </table:table-cell>
          <table:table-cell office:value-type="float" office:value="1.36204081632653">
            <text:p>1.3620408163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0.693726937269373">
            <text:p>0.6937269373</text:p>
          </table:table-cell>
          <table:table-cell office:value-type="float" office:value="1.38649446494465">
            <text:p>1.3864944649</text:p>
          </table:table-cell>
        </table:table-row>
        <table:table-row table:style-name="ro2">
          <table:table-cell office:value-type="float" office:value="2127">
            <text:p>2127</text:p>
          </table:table-cell>
          <table:table-cell office:value-type="float" office:value="222">
            <text:p>222</text:p>
          </table:table-cell>
          <table:table-cell office:value-type="float" office:value="1">
            <text:p>1</text:p>
          </table:table-cell>
          <table:table-cell office:value-type="float" office:value="0.693693693693694">
            <text:p>0.6936936937</text:p>
          </table:table-cell>
          <table:table-cell office:value-type="float" office:value="1.37617117117117">
            <text:p>1.3761711712</text:p>
          </table:table-cell>
        </table:table-row>
        <table:table-row table:style-name="ro2">
          <table:table-cell office:value-type="float" office:value="3709">
            <text:p>3709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0.693498452012384">
            <text:p>0.693498452</text:p>
          </table:table-cell>
          <table:table-cell office:value-type="float" office:value="1.36430340557276">
            <text:p>1.3643034056</text:p>
          </table:table-cell>
        </table:table-row>
        <table:table-row table:style-name="ro2">
          <table:table-cell office:value-type="float" office:value="3772">
            <text:p>3772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0.693430656934307">
            <text:p>0.6934306569</text:p>
          </table:table-cell>
          <table:table-cell office:value-type="float" office:value="1.35605839416058">
            <text:p>1.3560583942</text:p>
          </table:table-cell>
        </table:table-row>
        <table:table-row table:style-name="ro2" table:visibility="filter">
          <table:table-cell office:value-type="float" office:value="2261">
            <text:p>2261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693333333333333">
            <text:p>0.6933333333</text:p>
          </table:table-cell>
          <table:table-cell office:value-type="float" office:value="1.38013333333333">
            <text:p>1.3801333333</text:p>
          </table:table-cell>
        </table:table-row>
        <table:table-row table:style-name="ro2">
          <table:table-cell office:value-type="float" office:value="2300">
            <text:p>2300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0.692893401015228">
            <text:p>0.692893401</text:p>
          </table:table-cell>
          <table:table-cell office:value-type="float" office:value="1.39893401015228">
            <text:p>1.3989340102</text:p>
          </table:table-cell>
        </table:table-row>
        <table:table-row table:style-name="ro2">
          <table:table-cell office:value-type="float" office:value="2093">
            <text:p>2093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0.69281045751634">
            <text:p>0.6928104575</text:p>
          </table:table-cell>
          <table:table-cell office:value-type="float" office:value="1.40294117647059">
            <text:p>1.4029411765</text:p>
          </table:table-cell>
        </table:table-row>
        <table:table-row table:style-name="ro2">
          <table:table-cell office:value-type="float" office:value="3398">
            <text:p>3398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0.692579505300353">
            <text:p>0.6925795053</text:p>
          </table:table-cell>
          <table:table-cell office:value-type="float" office:value="1.37321554770318">
            <text:p>1.3732155477</text:p>
          </table:table-cell>
        </table:table-row>
        <table:table-row table:style-name="ro2" table:visibility="filter">
          <table:table-cell office:value-type="float" office:value="1963">
            <text:p>196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35384615384615">
            <text:p>1.3538461538</text:p>
          </table:table-cell>
        </table:table-row>
        <table:table-row table:style-name="ro2" table:visibility="filter">
          <table:table-cell office:value-type="float" office:value="2112">
            <text:p>211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40076923076923">
            <text:p>1.4007692308</text:p>
          </table:table-cell>
        </table:table-row>
        <table:table-row table:style-name="ro2" table:visibility="filter">
          <table:table-cell office:value-type="float" office:value="2441">
            <text:p>244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8769230769231">
            <text:p>1.3876923077</text:p>
          </table:table-cell>
        </table:table-row>
        <table:table-row table:style-name="ro2" table:visibility="filter">
          <table:table-cell office:value-type="float" office:value="2443">
            <text:p>244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4461538461538">
            <text:p>1.3446153846</text:p>
          </table:table-cell>
        </table:table-row>
        <table:table-row table:style-name="ro2" table:visibility="filter">
          <table:table-cell office:value-type="float" office:value="2551">
            <text:p>255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5961538461538">
            <text:p>1.3596153846</text:p>
          </table:table-cell>
        </table:table-row>
        <table:table-row table:style-name="ro2" table:visibility="filter">
          <table:table-cell office:value-type="float" office:value="2798">
            <text:p>279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36153846153846">
            <text:p>1.3615384615</text:p>
          </table:table-cell>
        </table:table-row>
        <table:table-row table:style-name="ro2">
          <table:table-cell office:value-type="float" office:value="2910">
            <text:p>2910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39094017094017">
            <text:p>1.3909401709</text:p>
          </table:table-cell>
        </table:table-row>
        <table:table-row table:style-name="ro2" table:visibility="filter">
          <table:table-cell office:value-type="float" office:value="2927">
            <text:p>292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7076923076923">
            <text:p>1.3707692308</text:p>
          </table:table-cell>
        </table:table-row>
        <table:table-row table:style-name="ro2" table:visibility="filter">
          <table:table-cell office:value-type="float" office:value="3159">
            <text:p>3159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35307692307692">
            <text:p>1.3530769231</text:p>
          </table:table-cell>
        </table:table-row>
        <table:table-row table:style-name="ro2" table:visibility="filter">
          <table:table-cell office:value-type="float" office:value="3207">
            <text:p>3207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35969230769231">
            <text:p>1.3596923077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40076923076923">
            <text:p>1.4007692308</text:p>
          </table:table-cell>
        </table:table-row>
        <table:table-row table:style-name="ro2" table:visibility="filter">
          <table:table-cell office:value-type="float" office:value="3713">
            <text:p>3713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37362637362637">
            <text:p>1.3736263736</text:p>
          </table:table-cell>
        </table:table-row>
        <table:table-row table:style-name="ro2">
          <table:table-cell office:value-type="float" office:value="3796">
            <text:p>3796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35776923076923">
            <text:p>1.3577692308</text:p>
          </table:table-cell>
        </table:table-row>
        <table:table-row table:style-name="ro2" table:visibility="filter">
          <table:table-cell office:value-type="float" office:value="3815">
            <text:p>381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2102564102564">
            <text:p>1.321025641</text:p>
          </table:table-cell>
        </table:table-row>
        <table:table-row table:style-name="ro2" table:visibility="filter">
          <table:table-cell office:value-type="float" office:value="3824">
            <text:p>382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32769230769231">
            <text:p>1.3276923077</text:p>
          </table:table-cell>
        </table:table-row>
        <table:table-row table:style-name="ro2">
          <table:table-cell office:value-type="float" office:value="2492">
            <text:p>2492</text:p>
          </table:table-cell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0.691973969631236">
            <text:p>0.6919739696</text:p>
          </table:table-cell>
          <table:table-cell office:value-type="float" office:value="1.39039045553145">
            <text:p>1.3903904555</text:p>
          </table:table-cell>
        </table:table-row>
        <table:table-row table:style-name="ro2">
          <table:table-cell office:value-type="float" office:value="3708">
            <text:p>3708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.691666666666667">
            <text:p>0.6916666667</text:p>
          </table:table-cell>
          <table:table-cell office:value-type="float" office:value="1.35375">
            <text:p>1.35375</text:p>
          </table:table-cell>
        </table:table-row>
        <table:table-row table:style-name="ro2">
          <table:table-cell office:value-type="float" office:value="2851">
            <text:p>2851</text:p>
          </table:table-cell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0.69164265129683">
            <text:p>0.6916426513</text:p>
          </table:table-cell>
          <table:table-cell office:value-type="float" office:value="1.35469740634006">
            <text:p>1.3546974063</text:p>
          </table:table-cell>
        </table:table-row>
        <table:table-row table:style-name="ro2">
          <table:table-cell office:value-type="float" office:value="2151">
            <text:p>2151</text:p>
          </table:table-cell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office:value-type="float" office:value="0.691558441558442">
            <text:p>0.6915584416</text:p>
          </table:table-cell>
          <table:table-cell office:value-type="float" office:value="1.39077922077922">
            <text:p>1.3907792208</text:p>
          </table:table-cell>
        </table:table-row>
        <table:table-row table:style-name="ro2">
          <table:table-cell office:value-type="float" office:value="2936">
            <text:p>2936</text:p>
          </table:table-cell>
          <table:table-cell office:value-type="float" office:value="674">
            <text:p>674</text:p>
          </table:table-cell>
          <table:table-cell office:value-type="float" office:value="1">
            <text:p>1</text:p>
          </table:table-cell>
          <table:table-cell office:value-type="float" office:value="0.691394658753709">
            <text:p>0.6913946588</text:p>
          </table:table-cell>
          <table:table-cell office:value-type="float" office:value="1.3640059347181">
            <text:p>1.3640059347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690909090909091">
            <text:p>0.6909090909</text:p>
          </table:table-cell>
          <table:table-cell office:value-type="float" office:value="1.35509090909091">
            <text:p>1.3550909091</text:p>
          </table:table-cell>
        </table:table-row>
        <table:table-row table:style-name="ro2">
          <table:table-cell office:value-type="float" office:value="3030">
            <text:p>3030</text:p>
          </table:table-cell>
          <table:table-cell office:value-type="float" office:value="456">
            <text:p>456</text:p>
          </table:table-cell>
          <table:table-cell office:value-type="float" office:value="1">
            <text:p>1</text:p>
          </table:table-cell>
          <table:table-cell office:value-type="float" office:value="0.69078947368421">
            <text:p>0.6907894737</text:p>
          </table:table-cell>
          <table:table-cell office:value-type="float" office:value="1.38037280701754">
            <text:p>1.380372807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.690721649484536">
            <text:p>0.6907216495</text:p>
          </table:table-cell>
          <table:table-cell office:value-type="float" office:value="1.35639175257732">
            <text:p>1.3563917526</text:p>
          </table:table-cell>
        </table:table-row>
        <table:table-row table:style-name="ro2">
          <table:table-cell office:value-type="float" office:value="2616">
            <text:p>2616</text:p>
          </table:table-cell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float" office:value="0.690677966101695">
            <text:p>0.6906779661</text:p>
          </table:table-cell>
          <table:table-cell office:value-type="float" office:value="1.39745762711864">
            <text:p>1.3974576271</text:p>
          </table:table-cell>
        </table:table-row>
        <table:table-row table:style-name="ro2">
          <table:table-cell office:value-type="float" office:value="3023">
            <text:p>3023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0.690647482014388">
            <text:p>0.690647482</text:p>
          </table:table-cell>
          <table:table-cell office:value-type="float" office:value="1.37338129496403">
            <text:p>1.373381295</text:p>
          </table:table-cell>
        </table:table-row>
        <table:table-row table:style-name="ro2">
          <table:table-cell office:value-type="float" office:value="3041">
            <text:p>3041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0.69047619047619">
            <text:p>0.6904761905</text:p>
          </table:table-cell>
          <table:table-cell office:value-type="float" office:value="1.37065476190476">
            <text:p>1.3706547619</text:p>
          </table:table-cell>
        </table:table-row>
        <table:table-row table:style-name="ro2">
          <table:table-cell office:value-type="float" office:value="2631">
            <text:p>2631</text:p>
          </table:table-cell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float" office:value="0.690376569037657">
            <text:p>0.690376569</text:p>
          </table:table-cell>
          <table:table-cell office:value-type="float" office:value="1.39606694560669">
            <text:p>1.3960669456</text:p>
          </table:table-cell>
        </table:table-row>
        <table:table-row table:style-name="ro2">
          <table:table-cell office:value-type="float" office:value="2409">
            <text:p>2409</text:p>
          </table:table-cell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0.690355329949239">
            <text:p>0.6903553299</text:p>
          </table:table-cell>
          <table:table-cell office:value-type="float" office:value="1.35142131979695">
            <text:p>1.3514213198</text:p>
          </table:table-cell>
        </table:table-row>
        <table:table-row table:style-name="ro2">
          <table:table-cell office:value-type="float" office:value="3521">
            <text:p>3521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0.690265486725664">
            <text:p>0.6902654867</text:p>
          </table:table-cell>
          <table:table-cell office:value-type="float" office:value="1.3653982300885">
            <text:p>1.3653982301</text:p>
          </table:table-cell>
        </table:table-row>
        <table:table-row table:style-name="ro2">
          <table:table-cell office:value-type="float" office:value="3825">
            <text:p>3825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0.690265486725664">
            <text:p>0.6902654867</text:p>
          </table:table-cell>
          <table:table-cell office:value-type="float" office:value="1.37115044247788">
            <text:p>1.3711504425</text:p>
          </table:table-cell>
        </table:table-row>
        <table:table-row table:style-name="ro2" table:visibility="filter">
          <table:table-cell office:value-type="float" office:value="2891">
            <text:p>289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690140845070423">
            <text:p>0.6901408451</text:p>
          </table:table-cell>
          <table:table-cell office:value-type="float" office:value="1.35211267605634">
            <text:p>1.3521126761</text:p>
          </table:table-cell>
        </table:table-row>
        <table:table-row table:style-name="ro2" table:visibility="filter">
          <table:table-cell office:value-type="float" office:value="2931">
            <text:p>293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690140845070423">
            <text:p>0.6901408451</text:p>
          </table:table-cell>
          <table:table-cell office:value-type="float" office:value="1.35492957746479">
            <text:p>1.3549295775</text:p>
          </table:table-cell>
        </table:table-row>
        <table:table-row table:style-name="ro2">
          <table:table-cell office:value-type="float" office:value="2955">
            <text:p>2955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0.690140845070423">
            <text:p>0.6901408451</text:p>
          </table:table-cell>
          <table:table-cell office:value-type="float" office:value="1.3662676056338">
            <text:p>1.3662676056</text:p>
          </table:table-cell>
        </table:table-row>
        <table:table-row table:style-name="ro2">
          <table:table-cell office:value-type="float" office:value="3772">
            <text:p>377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69">
            <text:p>0.69</text:p>
          </table:table-cell>
          <table:table-cell office:value-type="float" office:value="1.3615">
            <text:p>1.3615</text:p>
          </table:table-cell>
        </table:table-row>
        <table:table-row table:style-name="ro2">
          <table:table-cell office:value-type="float" office:value="2401">
            <text:p>2401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0.689922480620155">
            <text:p>0.6899224806</text:p>
          </table:table-cell>
          <table:table-cell office:value-type="float" office:value="1.35937984496124">
            <text:p>1.359379845</text:p>
          </table:table-cell>
        </table:table-row>
        <table:table-row table:style-name="ro2">
          <table:table-cell office:value-type="float" office:value="2828">
            <text:p>2828</text:p>
          </table:table-cell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0.689655172413793">
            <text:p>0.6896551724</text:p>
          </table:table-cell>
          <table:table-cell office:value-type="float" office:value="1.37565517241379">
            <text:p>1.3756551724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689655172413793">
            <text:p>0.6896551724</text:p>
          </table:table-cell>
          <table:table-cell office:value-type="float" office:value="1.3498275862069">
            <text:p>1.3498275862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689655172413793">
            <text:p>0.6896551724</text:p>
          </table:table-cell>
          <table:table-cell office:value-type="float" office:value="1.38137931034483">
            <text:p>1.3813793103</text:p>
          </table:table-cell>
        </table:table-row>
        <table:table-row table:style-name="ro2">
          <table:table-cell office:value-type="float" office:value="3613">
            <text:p>3613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0.689655172413793">
            <text:p>0.6896551724</text:p>
          </table:table-cell>
          <table:table-cell office:value-type="float" office:value="1.36784482758621">
            <text:p>1.3678448276</text:p>
          </table:table-cell>
        </table:table-row>
        <table:table-row table:style-name="ro2" table:visibility="filter">
          <table:table-cell office:value-type="float" office:value="3765">
            <text:p>376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689655172413793">
            <text:p>0.6896551724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806">
            <text:p>3806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689655172413793">
            <text:p>0.6896551724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832">
            <text:p>383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689655172413793">
            <text:p>0.6896551724</text:p>
          </table:table-cell>
          <table:table-cell office:value-type="float" office:value="1.35586206896552">
            <text:p>1.355862069</text:p>
          </table:table-cell>
        </table:table-row>
        <table:table-row table:style-name="ro2">
          <table:table-cell office:value-type="float" office:value="2083">
            <text:p>2083</text:p>
          </table:table-cell>
          <table:table-cell office:value-type="float" office:value="409">
            <text:p>409</text:p>
          </table:table-cell>
          <table:table-cell office:value-type="float" office:value="1">
            <text:p>1</text:p>
          </table:table-cell>
          <table:table-cell office:value-type="float" office:value="0.689486552567237">
            <text:p>0.6894865526</text:p>
          </table:table-cell>
          <table:table-cell office:value-type="float" office:value="1.39144254278729">
            <text:p>1.3914425428</text:p>
          </table:table-cell>
        </table:table-row>
        <table:table-row table:style-name="ro2">
          <table:table-cell office:value-type="float" office:value="3173">
            <text:p>3173</text:p>
          </table:table-cell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float" office:value="0.68936170212766">
            <text:p>0.6893617021</text:p>
          </table:table-cell>
          <table:table-cell office:value-type="float" office:value="1.35370212765957">
            <text:p>1.3537021277</text:p>
          </table:table-cell>
        </table:table-row>
        <table:table-row table:style-name="ro2" table:visibility="filter">
          <table:table-cell office:value-type="float" office:value="2108">
            <text:p>2108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688888888888889">
            <text:p>0.6888888889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2220">
            <text:p>222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688888888888889">
            <text:p>0.6888888889</text:p>
          </table:table-cell>
          <table:table-cell office:value-type="float" office:value="1.37377777777778">
            <text:p>1.3737777778</text:p>
          </table:table-cell>
        </table:table-row>
        <table:table-row table:style-name="ro2">
          <table:table-cell office:value-type="float" office:value="2569">
            <text:p>2569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0.688888888888889">
            <text:p>0.6888888889</text:p>
          </table:table-cell>
          <table:table-cell office:value-type="float" office:value="1.37081481481482">
            <text:p>1.3708148148</text:p>
          </table:table-cell>
        </table:table-row>
        <table:table-row table:style-name="ro2" table:visibility="filter">
          <table:table-cell office:value-type="float" office:value="2636">
            <text:p>2636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688888888888889">
            <text:p>0.6888888889</text:p>
          </table:table-cell>
          <table:table-cell office:value-type="float" office:value="1.38555555555556">
            <text:p>1.3855555556</text:p>
          </table:table-cell>
        </table:table-row>
        <table:table-row table:style-name="ro2" table:visibility="filter">
          <table:table-cell office:value-type="float" office:value="3699">
            <text:p>3699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688888888888889">
            <text:p>0.6888888889</text:p>
          </table:table-cell>
          <table:table-cell office:value-type="float" office:value="1.35466666666667">
            <text:p>1.3546666667</text:p>
          </table:table-cell>
        </table:table-row>
        <table:table-row table:style-name="ro2">
          <table:table-cell office:value-type="float" office:value="2146">
            <text:p>2146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0.688741721854305">
            <text:p>0.6887417219</text:p>
          </table:table-cell>
          <table:table-cell office:value-type="float" office:value="1.40172185430464">
            <text:p>1.4017218543</text:p>
          </table:table-cell>
        </table:table-row>
        <table:table-row table:style-name="ro2">
          <table:table-cell office:value-type="float" office:value="2401">
            <text:p>2401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0.688741721854305">
            <text:p>0.6887417219</text:p>
          </table:table-cell>
          <table:table-cell office:value-type="float" office:value="1.35516556291391">
            <text:p>1.3551655629</text:p>
          </table:table-cell>
        </table:table-row>
        <table:table-row table:style-name="ro2">
          <table:table-cell office:value-type="float" office:value="3737">
            <text:p>3737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0.688622754491018">
            <text:p>0.6886227545</text:p>
          </table:table-cell>
          <table:table-cell office:value-type="float" office:value="1.35437125748503">
            <text:p>1.3543712575</text:p>
          </table:table-cell>
        </table:table-row>
        <table:table-row table:style-name="ro2">
          <table:table-cell office:value-type="float" office:value="3452">
            <text:p>3452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0.688311688311688">
            <text:p>0.6883116883</text:p>
          </table:table-cell>
          <table:table-cell office:value-type="float" office:value="1.4104958677686">
            <text:p>1.4104958678</text:p>
          </table:table-cell>
        </table:table-row>
        <table:table-row table:style-name="ro2">
          <table:table-cell office:value-type="float" office:value="3825">
            <text:p>3825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0.688311688311688">
            <text:p>0.6883116883</text:p>
          </table:table-cell>
          <table:table-cell office:value-type="float" office:value="1.3562987012987">
            <text:p>1.3562987013</text:p>
          </table:table-cell>
        </table:table-row>
        <table:table-row table:style-name="ro2" table:visibility="filter">
          <table:table-cell office:value-type="float" office:value="3311">
            <text:p>3311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0.688172043010753">
            <text:p>0.688172043</text:p>
          </table:table-cell>
          <table:table-cell office:value-type="float" office:value="1.38236559139785">
            <text:p>1.3823655914</text:p>
          </table:table-cell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0.688">
            <text:p>0.688</text:p>
          </table:table-cell>
          <table:table-cell office:value-type="float" office:value="1.4422">
            <text:p>1.4422</text:p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0.687747035573123">
            <text:p>0.6877470356</text:p>
          </table:table-cell>
          <table:table-cell office:value-type="float" office:value="1.36529644268775">
            <text:p>1.3652964427</text:p>
          </table:table-cell>
        </table:table-row>
        <table:table-row table:style-name="ro2" table:visibility="filter">
          <table:table-cell office:value-type="float" office:value="1966">
            <text:p>196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34375">
            <text:p>1.34375</text:p>
          </table:table-cell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37125">
            <text:p>1.37125</text:p>
          </table:table-cell>
        </table:table-row>
        <table:table-row table:style-name="ro2" table:visibility="filter">
          <table:table-cell office:value-type="float" office:value="2279">
            <text:p>227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875">
            <text:p>0.6875</text:p>
          </table:table-cell>
          <table:table-cell office:value-type="float" office:value="1.32125">
            <text:p>1.32125</text:p>
          </table:table-cell>
        </table:table-row>
        <table:table-row table:style-name="ro2">
          <table:table-cell office:value-type="float" office:value="2312">
            <text:p>2312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3788125">
            <text:p>1.3788125</text:p>
          </table:table-cell>
        </table:table-row>
        <table:table-row table:style-name="ro2" table:visibility="filter">
          <table:table-cell office:value-type="float" office:value="2484">
            <text:p>248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38625">
            <text:p>1.38625</text:p>
          </table:table-cell>
        </table:table-row>
        <table:table-row table:style-name="ro2" table:visibility="filter">
          <table:table-cell office:value-type="float" office:value="2615">
            <text:p>26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875">
            <text:p>0.6875</text:p>
          </table:table-cell>
          <table:table-cell office:value-type="float" office:value="1.39875">
            <text:p>1.39875</text:p>
          </table:table-cell>
        </table:table-row>
        <table:table-row table:style-name="ro2" table:visibility="filter">
          <table:table-cell office:value-type="float" office:value="2641">
            <text:p>264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875">
            <text:p>0.6875</text:p>
          </table:table-cell>
          <table:table-cell office:value-type="float" office:value="1.399375">
            <text:p>1.399375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3634375">
            <text:p>1.3634375</text:p>
          </table:table-cell>
        </table:table-row>
        <table:table-row table:style-name="ro2" table:visibility="filter">
          <table:table-cell office:value-type="float" office:value="2839">
            <text:p>2839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387375">
            <text:p>1.387375</text:p>
          </table:table-cell>
        </table:table-row>
        <table:table-row table:style-name="ro2" table:visibility="filter">
          <table:table-cell office:value-type="float" office:value="2914">
            <text:p>291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39625">
            <text:p>1.39625</text:p>
          </table:table-cell>
        </table:table-row>
        <table:table-row table:style-name="ro2" table:visibility="filter">
          <table:table-cell office:value-type="float" office:value="3142">
            <text:p>314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34875">
            <text:p>1.34875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351875">
            <text:p>1.351875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.6875">
            <text:p>0.6875</text:p>
          </table:table-cell>
          <table:table-cell office:value-type="float" office:value="1.34203125">
            <text:p>1.34203125</text:p>
          </table:table-cell>
        </table:table-row>
        <table:table-row table:style-name="ro2" table:visibility="filter">
          <table:table-cell office:value-type="float" office:value="3218">
            <text:p>321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36375">
            <text:p>1.36375</text:p>
          </table:table-cell>
        </table:table-row>
        <table:table-row table:style-name="ro2" table:visibility="filter">
          <table:table-cell office:value-type="float" office:value="3353">
            <text:p>335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875">
            <text:p>0.6875</text:p>
          </table:table-cell>
          <table:table-cell office:value-type="float" office:value="1.426875">
            <text:p>1.426875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875">
            <text:p>0.6875</text:p>
          </table:table-cell>
          <table:table-cell office:value-type="float" office:value="1.374375">
            <text:p>1.374375</text:p>
          </table:table-cell>
        </table:table-row>
        <table:table-row table:style-name="ro2" table:visibility="filter">
          <table:table-cell office:value-type="float" office:value="3744">
            <text:p>374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6875">
            <text:p>0.6875</text:p>
          </table:table-cell>
          <table:table-cell office:value-type="float" office:value="1.3715625">
            <text:p>1.3715625</text:p>
          </table:table-cell>
        </table:table-row>
        <table:table-row table:style-name="ro2">
          <table:table-cell office:value-type="float" office:value="3204">
            <text:p>3204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0.687179487179487">
            <text:p>0.6871794872</text:p>
          </table:table-cell>
          <table:table-cell office:value-type="float" office:value="1.37107692307692">
            <text:p>1.3710769231</text:p>
          </table:table-cell>
        </table:table-row>
        <table:table-row table:style-name="ro2">
          <table:table-cell office:value-type="float" office:value="2207">
            <text:p>2207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0.687074829931973">
            <text:p>0.6870748299</text:p>
          </table:table-cell>
          <table:table-cell office:value-type="float" office:value="1.36489795918367">
            <text:p>1.3648979592</text:p>
          </table:table-cell>
        </table:table-row>
        <table:table-row table:style-name="ro2">
          <table:table-cell office:value-type="float" office:value="2518">
            <text:p>2518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0.687074829931973">
            <text:p>0.6870748299</text:p>
          </table:table-cell>
          <table:table-cell office:value-type="float" office:value="1.4043537414966">
            <text:p>1.4043537415</text:p>
          </table:table-cell>
        </table:table-row>
        <table:table-row table:style-name="ro2">
          <table:table-cell office:value-type="float" office:value="2541">
            <text:p>2541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0.68695652173913">
            <text:p>0.6869565217</text:p>
          </table:table-cell>
          <table:table-cell office:value-type="float" office:value="1.35130434782609">
            <text:p>1.3513043478</text:p>
          </table:table-cell>
        </table:table-row>
        <table:table-row table:style-name="ro2">
          <table:table-cell office:value-type="float" office:value="3102">
            <text:p>3102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0.68695652173913">
            <text:p>0.6869565217</text:p>
          </table:table-cell>
          <table:table-cell office:value-type="float" office:value="1.34226086956522">
            <text:p>1.3422608696</text:p>
          </table:table-cell>
        </table:table-row>
        <table:table-row table:style-name="ro2" table:visibility="filter">
          <table:table-cell office:value-type="float" office:value="2951">
            <text:p>2951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0.686868686868687">
            <text:p>0.6868686869</text:p>
          </table:table-cell>
          <table:table-cell office:value-type="float" office:value="1.36050505050505">
            <text:p>1.3605050505</text:p>
          </table:table-cell>
        </table:table-row>
        <table:table-row table:style-name="ro2">
          <table:table-cell office:value-type="float" office:value="2223">
            <text:p>2223</text:p>
          </table:table-cell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float" office:value="0.686781609195402">
            <text:p>0.6867816092</text:p>
          </table:table-cell>
          <table:table-cell office:value-type="float" office:value="1.39074712643678">
            <text:p>1.3907471264</text:p>
          </table:table-cell>
        </table:table-row>
        <table:table-row table:style-name="ro2">
          <table:table-cell office:value-type="float" office:value="2635">
            <text:p>2635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0.686746987951807">
            <text:p>0.686746988</text:p>
          </table:table-cell>
          <table:table-cell office:value-type="float" office:value="1.37698795180723">
            <text:p>1.3769879518</text:p>
          </table:table-cell>
        </table:table-row>
        <table:table-row table:style-name="ro2">
          <table:table-cell office:value-type="float" office:value="2727">
            <text:p>2727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0.686390532544379">
            <text:p>0.6863905325</text:p>
          </table:table-cell>
          <table:table-cell office:value-type="float" office:value="1.36532544378698">
            <text:p>1.3653254438</text:p>
          </table:table-cell>
        </table:table-row>
        <table:table-row table:style-name="ro2">
          <table:table-cell office:value-type="float" office:value="3188">
            <text:p>3188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0.68595041322314">
            <text:p>0.6859504132</text:p>
          </table:table-cell>
          <table:table-cell office:value-type="float" office:value="1.34157024793388">
            <text:p>1.3415702479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1668">
            <text:p>1668</text:p>
          </table:table-cell>
          <table:table-cell office:value-type="float" office:value="1">
            <text:p>1</text:p>
          </table:table-cell>
          <table:table-cell office:value-type="float" office:value="0.685851318944844">
            <text:p>0.6858513189</text:p>
          </table:table-cell>
          <table:table-cell office:value-type="float" office:value="1.37694244604317">
            <text:p>1.376942446</text:p>
          </table:table-cell>
        </table:table-row>
        <table:table-row table:style-name="ro2" table:visibility="filter">
          <table:table-cell office:value-type="float" office:value="2471">
            <text:p>247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685714285714286">
            <text:p>0.6857142857</text:p>
          </table:table-cell>
          <table:table-cell office:value-type="float" office:value="1.35742857142857">
            <text:p>1.3574285714</text:p>
          </table:table-cell>
        </table:table-row>
        <table:table-row table:style-name="ro2" table:visibility="filter">
          <table:table-cell office:value-type="float" office:value="2846">
            <text:p>2846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685714285714286">
            <text:p>0.6857142857</text:p>
          </table:table-cell>
          <table:table-cell office:value-type="float" office:value="1.35771428571429">
            <text:p>1.3577142857</text:p>
          </table:table-cell>
        </table:table-row>
        <table:table-row table:style-name="ro2">
          <table:table-cell office:value-type="float" office:value="3248">
            <text:p>3248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0.685714285714286">
            <text:p>0.6857142857</text:p>
          </table:table-cell>
          <table:table-cell office:value-type="float" office:value="1.36571428571429">
            <text:p>1.3657142857</text:p>
          </table:table-cell>
        </table:table-row>
        <table:table-row table:style-name="ro2">
          <table:table-cell office:value-type="float" office:value="3316">
            <text:p>3316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0.685714285714286">
            <text:p>0.6857142857</text:p>
          </table:table-cell>
          <table:table-cell office:value-type="float" office:value="1.39025714285714">
            <text:p>1.3902571429</text:p>
          </table:table-cell>
        </table:table-row>
        <table:table-row table:style-name="ro2">
          <table:table-cell office:value-type="float" office:value="3532">
            <text:p>3532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0.685714285714286">
            <text:p>0.6857142857</text:p>
          </table:table-cell>
          <table:table-cell office:value-type="float" office:value="1.36619047619048">
            <text:p>1.3661904762</text:p>
          </table:table-cell>
        </table:table-row>
        <table:table-row table:style-name="ro2" table:visibility="filter">
          <table:table-cell office:value-type="float" office:value="3556">
            <text:p>3556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685714285714286">
            <text:p>0.6857142857</text:p>
          </table:table-cell>
          <table:table-cell office:value-type="float" office:value="1.35457142857143">
            <text:p>1.3545714286</text:p>
          </table:table-cell>
        </table:table-row>
        <table:table-row table:style-name="ro2">
          <table:table-cell office:value-type="float" office:value="2535">
            <text:p>2535</text:p>
          </table:table-cell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office:value-type="float" office:value="0.685579196217494">
            <text:p>0.6855791962</text:p>
          </table:table-cell>
          <table:table-cell office:value-type="float" office:value="1.37626477541371">
            <text:p>1.3762647754</text:p>
          </table:table-cell>
        </table:table-row>
        <table:table-row table:style-name="ro2">
          <table:table-cell office:value-type="float" office:value="3709">
            <text:p>3709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0.685534591194968">
            <text:p>0.6855345912</text:p>
          </table:table-cell>
          <table:table-cell office:value-type="float" office:value="1.37522012578616">
            <text:p>1.3752201258</text:p>
          </table:table-cell>
        </table:table-row>
        <table:table-row table:style-name="ro2">
          <table:table-cell office:value-type="float" office:value="3245">
            <text:p>3245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office:value-type="float" office:value="0.685503685503685">
            <text:p>0.6855036855</text:p>
          </table:table-cell>
          <table:table-cell office:value-type="float" office:value="1.3770515970516">
            <text:p>1.3770515971</text:p>
          </table:table-cell>
        </table:table-row>
        <table:table-row table:style-name="ro2">
          <table:table-cell office:value-type="float" office:value="2142">
            <text:p>2142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0.685314685314685">
            <text:p>0.6853146853</text:p>
          </table:table-cell>
          <table:table-cell office:value-type="float" office:value="1.3841958041958">
            <text:p>1.3841958042</text:p>
          </table:table-cell>
        </table:table-row>
        <table:table-row table:style-name="ro2">
          <table:table-cell office:value-type="float" office:value="2704">
            <text:p>2704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0.685314685314685">
            <text:p>0.6853146853</text:p>
          </table:table-cell>
          <table:table-cell office:value-type="float" office:value="1.37384615384615">
            <text:p>1.3738461538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685185185185185">
            <text:p>0.6851851852</text:p>
          </table:table-cell>
          <table:table-cell office:value-type="float" office:value="1.35259259259259">
            <text:p>1.3525925926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.685185185185185">
            <text:p>0.6851851852</text:p>
          </table:table-cell>
          <table:table-cell office:value-type="float" office:value="1.37703703703704">
            <text:p>1.377037037</text:p>
          </table:table-cell>
        </table:table-row>
        <table:table-row table:style-name="ro2">
          <table:table-cell office:value-type="float" office:value="2478">
            <text:p>2478</text:p>
          </table:table-cell>
          <table:table-cell office:value-type="float" office:value="222">
            <text:p>222</text:p>
          </table:table-cell>
          <table:table-cell office:value-type="float" office:value="1">
            <text:p>1</text:p>
          </table:table-cell>
          <table:table-cell office:value-type="float" office:value="0.684684684684685">
            <text:p>0.6846846847</text:p>
          </table:table-cell>
          <table:table-cell office:value-type="float" office:value="1.37094594594595">
            <text:p>1.3709459459</text:p>
          </table:table-cell>
        </table:table-row>
        <table:table-row table:style-name="ro2">
          <table:table-cell office:value-type="float" office:value="3341">
            <text:p>3341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0.684684684684685">
            <text:p>0.6846846847</text:p>
          </table:table-cell>
          <table:table-cell office:value-type="float" office:value="1.42063063063063">
            <text:p>1.4206306306</text:p>
          </table:table-cell>
        </table:table-row>
        <table:table-row table:style-name="ro2">
          <table:table-cell office:value-type="float" office:value="2650">
            <text:p>2650</text:p>
          </table:table-cell>
          <table:table-cell office:value-type="float" office:value="282">
            <text:p>282</text:p>
          </table:table-cell>
          <table:table-cell office:value-type="float" office:value="1">
            <text:p>1</text:p>
          </table:table-cell>
          <table:table-cell office:value-type="float" office:value="0.684397163120567">
            <text:p>0.6843971631</text:p>
          </table:table-cell>
          <table:table-cell office:value-type="float" office:value="1.3781914893617">
            <text:p>1.3781914894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68421052631579">
            <text:p>0.6842105263</text:p>
          </table:table-cell>
          <table:table-cell office:value-type="float" office:value="1.37894736842105">
            <text:p>1.3789473684</text:p>
          </table:table-cell>
        </table:table-row>
        <table:table-row table:style-name="ro2" table:visibility="filter">
          <table:table-cell office:value-type="float" office:value="2128">
            <text:p>2128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68421052631579">
            <text:p>0.6842105263</text:p>
          </table:table-cell>
          <table:table-cell office:value-type="float" office:value="1.39105263157895">
            <text:p>1.3910526316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68421052631579">
            <text:p>0.6842105263</text:p>
          </table:table-cell>
          <table:table-cell office:value-type="float" office:value="1.35368421052632">
            <text:p>1.3536842105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68421052631579">
            <text:p>0.6842105263</text:p>
          </table:table-cell>
          <table:table-cell office:value-type="float" office:value="1.37026315789474">
            <text:p>1.3702631579</text:p>
          </table:table-cell>
        </table:table-row>
        <table:table-row table:style-name="ro2">
          <table:table-cell office:value-type="float" office:value="2636">
            <text:p>2636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0.68421052631579">
            <text:p>0.6842105263</text:p>
          </table:table-cell>
          <table:table-cell office:value-type="float" office:value="1.37526315789474">
            <text:p>1.3752631579</text:p>
          </table:table-cell>
        </table:table-row>
        <table:table-row table:style-name="ro2" table:visibility="filter">
          <table:table-cell office:value-type="float" office:value="2638">
            <text:p>263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68421052631579">
            <text:p>0.6842105263</text:p>
          </table:table-cell>
          <table:table-cell office:value-type="float" office:value="1.40473684210526">
            <text:p>1.4047368421</text:p>
          </table:table-cell>
        </table:table-row>
        <table:table-row table:style-name="ro2" table:visibility="filter">
          <table:table-cell office:value-type="float" office:value="3216">
            <text:p>321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68421052631579">
            <text:p>0.6842105263</text:p>
          </table:table-cell>
          <table:table-cell office:value-type="float" office:value="1.34710526315789">
            <text:p>1.3471052632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68421052631579">
            <text:p>0.6842105263</text:p>
          </table:table-cell>
          <table:table-cell office:value-type="float" office:value="1.39684210526316">
            <text:p>1.3968421053</text:p>
          </table:table-cell>
        </table:table-row>
        <table:table-row table:style-name="ro2">
          <table:table-cell office:value-type="float" office:value="3055">
            <text:p>3055</text:p>
          </table:table-cell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0.683908045977011">
            <text:p>0.683908046</text:p>
          </table:table-cell>
          <table:table-cell office:value-type="float" office:value="1.36074712643678">
            <text:p>1.3607471264</text:p>
          </table:table-cell>
        </table:table-row>
        <table:table-row table:style-name="ro2">
          <table:table-cell office:value-type="float" office:value="3541">
            <text:p>3541</text:p>
          </table:table-cell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0.683673469387755">
            <text:p>0.6836734694</text:p>
          </table:table-cell>
          <table:table-cell office:value-type="float" office:value="1.34979591836735">
            <text:p>1.3497959184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683333333333333">
            <text:p>0.6833333333</text:p>
          </table:table-cell>
          <table:table-cell office:value-type="float" office:value="1.36133333333333">
            <text:p>1.3613333333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683333333333333">
            <text:p>0.6833333333</text:p>
          </table:table-cell>
          <table:table-cell office:value-type="float" office:value="1.366">
            <text:p>1.366</text:p>
          </table:table-cell>
        </table:table-row>
        <table:table-row table:style-name="ro2">
          <table:table-cell office:value-type="float" office:value="2569">
            <text:p>2569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0.683035714285714">
            <text:p>0.6830357143</text:p>
          </table:table-cell>
          <table:table-cell office:value-type="float" office:value="1.36642857142857">
            <text:p>1.3664285714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682926829268293">
            <text:p>0.6829268293</text:p>
          </table:table-cell>
          <table:table-cell office:value-type="float" office:value="1.37219512195122">
            <text:p>1.372195122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.682926829268293">
            <text:p>0.6829268293</text:p>
          </table:table-cell>
          <table:table-cell office:value-type="float" office:value="1.3809756097561">
            <text:p>1.3809756098</text:p>
          </table:table-cell>
        </table:table-row>
        <table:table-row table:style-name="ro2" table:visibility="filter">
          <table:table-cell office:value-type="float" office:value="2610">
            <text:p>261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682926829268293">
            <text:p>0.6829268293</text:p>
          </table:table-cell>
          <table:table-cell office:value-type="float" office:value="1.40804878048781">
            <text:p>1.4080487805</text:p>
          </table:table-cell>
        </table:table-row>
        <table:table-row table:style-name="ro2" table:visibility="filter">
          <table:table-cell office:value-type="float" office:value="2973">
            <text:p>2973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.682926829268293">
            <text:p>0.6829268293</text:p>
          </table:table-cell>
          <table:table-cell office:value-type="float" office:value="1.3590243902439">
            <text:p>1.3590243902</text:p>
          </table:table-cell>
        </table:table-row>
        <table:table-row table:style-name="ro2" table:visibility="filter">
          <table:table-cell office:value-type="float" office:value="3788">
            <text:p>3788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.682926829268293">
            <text:p>0.6829268293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891">
            <text:p>2891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0.682539682539683">
            <text:p>0.6825396825</text:p>
          </table:table-cell>
          <table:table-cell office:value-type="float" office:value="1.36460317460317">
            <text:p>1.3646031746</text:p>
          </table:table-cell>
        </table:table-row>
        <table:table-row table:style-name="ro2" table:visibility="filter">
          <table:table-cell office:value-type="float" office:value="2239">
            <text:p>2239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0.682352941176471">
            <text:p>0.6823529412</text:p>
          </table:table-cell>
          <table:table-cell office:value-type="float" office:value="1.38576470588235">
            <text:p>1.3857647059</text:p>
          </table:table-cell>
        </table:table-row>
        <table:table-row table:style-name="ro2">
          <table:table-cell office:value-type="float" office:value="2852">
            <text:p>2852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0.682242990654206">
            <text:p>0.6822429907</text:p>
          </table:table-cell>
          <table:table-cell office:value-type="float" office:value="1.36990654205608">
            <text:p>1.3699065421</text:p>
          </table:table-cell>
        </table:table-row>
        <table:table-row table:style-name="ro2">
          <table:table-cell office:value-type="float" office:value="3148">
            <text:p>3148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0.682119205298013">
            <text:p>0.6821192053</text:p>
          </table:table-cell>
          <table:table-cell office:value-type="float" office:value="1.36103752759382">
            <text:p>1.3610375276</text:p>
          </table:table-cell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1821">
            <text:p>1821</text:p>
          </table:table-cell>
          <table:table-cell office:value-type="float" office:value="1">
            <text:p>1</text:p>
          </table:table-cell>
          <table:table-cell office:value-type="float" office:value="0.682042833607908">
            <text:p>0.6820428336</text:p>
          </table:table-cell>
          <table:table-cell office:value-type="float" office:value="1.42358594179023">
            <text:p>1.4235859418</text:p>
          </table:table-cell>
        </table:table-row>
        <table:table-row table:style-name="ro2" table:visibility="filter">
          <table:table-cell office:value-type="float" office:value="2203">
            <text:p>2203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.681818181818182">
            <text:p>0.6818181818</text:p>
          </table:table-cell>
          <table:table-cell office:value-type="float" office:value="1.39045454545455">
            <text:p>1.3904545455</text:p>
          </table:table-cell>
        </table:table-row>
        <table:table-row table:style-name="ro2" table:visibility="filter">
          <table:table-cell office:value-type="float" office:value="2249">
            <text:p>2249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681818181818182">
            <text:p>0.6818181818</text:p>
          </table:table-cell>
          <table:table-cell office:value-type="float" office:value="1.40159090909091">
            <text:p>1.4015909091</text:p>
          </table:table-cell>
        </table:table-row>
        <table:table-row table:style-name="ro2">
          <table:table-cell office:value-type="float" office:value="2333">
            <text:p>2333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0.681818181818182">
            <text:p>0.6818181818</text:p>
          </table:table-cell>
          <table:table-cell office:value-type="float" office:value="1.37606060606061">
            <text:p>1.3760606061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681818181818182">
            <text:p>0.6818181818</text:p>
          </table:table-cell>
          <table:table-cell office:value-type="float" office:value="1.37409090909091">
            <text:p>1.3740909091</text:p>
          </table:table-cell>
        </table:table-row>
        <table:table-row table:style-name="ro2" table:visibility="filter">
          <table:table-cell office:value-type="float" office:value="2839">
            <text:p>283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681818181818182">
            <text:p>0.6818181818</text:p>
          </table:table-cell>
          <table:table-cell office:value-type="float" office:value="1.35909090909091">
            <text:p>1.3590909091</text:p>
          </table:table-cell>
        </table:table-row>
        <table:table-row table:style-name="ro2" table:visibility="filter">
          <table:table-cell office:value-type="float" office:value="2862">
            <text:p>286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681818181818182">
            <text:p>0.6818181818</text:p>
          </table:table-cell>
          <table:table-cell office:value-type="float" office:value="1.36909090909091">
            <text:p>1.3690909091</text:p>
          </table:table-cell>
        </table:table-row>
        <table:table-row table:style-name="ro2" table:visibility="filter">
          <table:table-cell office:value-type="float" office:value="3032">
            <text:p>303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.681818181818182">
            <text:p>0.6818181818</text:p>
          </table:table-cell>
          <table:table-cell office:value-type="float" office:value="1.36568181818182">
            <text:p>1.3656818182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681818181818182">
            <text:p>0.6818181818</text:p>
          </table:table-cell>
          <table:table-cell office:value-type="float" office:value="1.35386363636364">
            <text:p>1.3538636364</text:p>
          </table:table-cell>
        </table:table-row>
        <table:table-row table:style-name="ro2" table:visibility="filter">
          <table:table-cell office:value-type="float" office:value="3519">
            <text:p>3519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681818181818182">
            <text:p>0.6818181818</text:p>
          </table:table-cell>
          <table:table-cell office:value-type="float" office:value="1.36772727272727">
            <text:p>1.3677272727</text:p>
          </table:table-cell>
        </table:table-row>
        <table:table-row table:style-name="ro2" table:visibility="filter">
          <table:table-cell office:value-type="float" office:value="3564">
            <text:p>356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681818181818182">
            <text:p>0.6818181818</text:p>
          </table:table-cell>
          <table:table-cell office:value-type="float" office:value="1.37">
            <text:p>1.37</text:p>
          </table:table-cell>
        </table:table-row>
        <table:table-row table:style-name="ro2">
          <table:table-cell office:value-type="float" office:value="3151">
            <text:p>3151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0.681481481481481">
            <text:p>0.6814814815</text:p>
          </table:table-cell>
          <table:table-cell office:value-type="float" office:value="1.35548148148148">
            <text:p>1.3554814815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389">
            <text:p>389</text:p>
          </table:table-cell>
          <table:table-cell office:value-type="float" office:value="1">
            <text:p>1</text:p>
          </table:table-cell>
          <table:table-cell office:value-type="float" office:value="0.681233933161954">
            <text:p>0.6812339332</text:p>
          </table:table-cell>
          <table:table-cell office:value-type="float" office:value="1.37210796915167">
            <text:p>1.3721079692</text:p>
          </table:table-cell>
        </table:table-row>
        <table:table-row table:style-name="ro2" table:visibility="filter">
          <table:table-cell office:value-type="float" office:value="2972">
            <text:p>297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0.681159420289855">
            <text:p>0.6811594203</text:p>
          </table:table-cell>
          <table:table-cell office:value-type="float" office:value="1.39">
            <text:p>1.39</text:p>
          </table:table-cell>
        </table:table-row>
        <table:table-row table:style-name="ro2">
          <table:table-cell office:value-type="float" office:value="3354">
            <text:p>3354</text:p>
          </table:table-cell>
          <table:table-cell office:value-type="float" office:value="398">
            <text:p>398</text:p>
          </table:table-cell>
          <table:table-cell office:value-type="float" office:value="1">
            <text:p>1</text:p>
          </table:table-cell>
          <table:table-cell office:value-type="float" office:value="0.680904522613065">
            <text:p>0.6809045226</text:p>
          </table:table-cell>
          <table:table-cell office:value-type="float" office:value="1.38379396984925">
            <text:p>1.3837939698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680851063829787">
            <text:p>0.6808510638</text:p>
          </table:table-cell>
          <table:table-cell office:value-type="float" office:value="1.41234042553191">
            <text:p>1.4123404255</text:p>
          </table:table-cell>
        </table:table-row>
        <table:table-row table:style-name="ro2">
          <table:table-cell office:value-type="float" office:value="2343">
            <text:p>2343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0.680608365019011">
            <text:p>0.680608365</text:p>
          </table:table-cell>
          <table:table-cell office:value-type="float" office:value="1.403536121673">
            <text:p>1.4035361217</text:p>
          </table:table-cell>
        </table:table-row>
        <table:table-row table:style-name="ro2" table:visibility="filter">
          <table:table-cell office:value-type="float" office:value="2082">
            <text:p>2082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0.680555555555556">
            <text:p>0.6805555556</text:p>
          </table:table-cell>
          <table:table-cell office:value-type="float" office:value="1.38055555555556">
            <text:p>1.3805555556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680555555555556">
            <text:p>0.6805555556</text:p>
          </table:table-cell>
          <table:table-cell office:value-type="float" office:value="1.36972222222222">
            <text:p>1.3697222222</text:p>
          </table:table-cell>
        </table:table-row>
        <table:table-row table:style-name="ro2">
          <table:table-cell office:value-type="float" office:value="3006">
            <text:p>3006</text:p>
          </table:table-cell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float" office:value="0.680412371134021">
            <text:p>0.6804123711</text:p>
          </table:table-cell>
          <table:table-cell office:value-type="float" office:value="1.37697594501718">
            <text:p>1.376975945</text:p>
          </table:table-cell>
        </table:table-row>
        <table:table-row table:style-name="ro2">
          <table:table-cell office:value-type="float" office:value="3398">
            <text:p>3398</text:p>
          </table:table-cell>
          <table:table-cell office:value-type="float" office:value="594">
            <text:p>594</text:p>
          </table:table-cell>
          <table:table-cell office:value-type="float" office:value="1">
            <text:p>1</text:p>
          </table:table-cell>
          <table:table-cell office:value-type="float" office:value="0.68013468013468">
            <text:p>0.6801346801</text:p>
          </table:table-cell>
          <table:table-cell office:value-type="float" office:value="1.38030303030303">
            <text:p>1.3803030303</text:p>
          </table:table-cell>
        </table:table-row>
        <table:table-row table:style-name="ro2">
          <table:table-cell office:value-type="float" office:value="2246">
            <text:p>2246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0.68">
            <text:p>0.68</text:p>
          </table:table-cell>
          <table:table-cell office:value-type="float" office:value="1.3756">
            <text:p>1.3756</text:p>
          </table:table-cell>
        </table:table-row>
        <table:table-row table:style-name="ro2" table:visibility="filter">
          <table:table-cell office:value-type="float" office:value="2273">
            <text:p>227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68">
            <text:p>0.68</text:p>
          </table:table-cell>
          <table:table-cell office:value-type="float" office:value="1.3672">
            <text:p>1.3672</text:p>
          </table:table-cell>
        </table:table-row>
        <table:table-row table:style-name="ro2" table:visibility="filter">
          <table:table-cell office:value-type="float" office:value="2508">
            <text:p>250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8">
            <text:p>0.68</text:p>
          </table:table-cell>
          <table:table-cell office:value-type="float" office:value="1.3996">
            <text:p>1.3996</text:p>
          </table:table-cell>
        </table:table-row>
        <table:table-row table:style-name="ro2" table:visibility="filter">
          <table:table-cell office:value-type="float" office:value="2704">
            <text:p>2704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0.68">
            <text:p>0.68</text:p>
          </table:table-cell>
          <table:table-cell office:value-type="float" office:value="1.39386666666667">
            <text:p>1.3938666667</text:p>
          </table:table-cell>
        </table:table-row>
        <table:table-row table:style-name="ro2" table:visibility="filter">
          <table:table-cell office:value-type="float" office:value="2856">
            <text:p>2856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0.68">
            <text:p>0.68</text:p>
          </table:table-cell>
          <table:table-cell office:value-type="float" office:value="1.37693333333333">
            <text:p>1.3769333333</text:p>
          </table:table-cell>
        </table:table-row>
        <table:table-row table:style-name="ro2" table:visibility="filter">
          <table:table-cell office:value-type="float" office:value="2859">
            <text:p>2859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0.68">
            <text:p>0.68</text:p>
          </table:table-cell>
          <table:table-cell office:value-type="float" office:value="1.36213333333333">
            <text:p>1.3621333333</text:p>
          </table:table-cell>
        </table:table-row>
        <table:table-row table:style-name="ro2" table:visibility="filter">
          <table:table-cell office:value-type="float" office:value="3049">
            <text:p>304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8">
            <text:p>0.68</text:p>
          </table:table-cell>
          <table:table-cell office:value-type="float" office:value="1.3708">
            <text:p>1.3708</text:p>
          </table:table-cell>
        </table:table-row>
        <table:table-row table:style-name="ro2">
          <table:table-cell office:value-type="float" office:value="3181">
            <text:p>3181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.68">
            <text:p>0.68</text:p>
          </table:table-cell>
          <table:table-cell office:value-type="float" office:value="1.36466666666667">
            <text:p>1.3646666667</text:p>
          </table:table-cell>
        </table:table-row>
        <table:table-row table:style-name="ro2" table:visibility="filter">
          <table:table-cell office:value-type="float" office:value="3345">
            <text:p>334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8">
            <text:p>0.68</text:p>
          </table:table-cell>
          <table:table-cell office:value-type="float" office:value="1.354">
            <text:p>1.354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68">
            <text:p>0.68</text:p>
          </table:table-cell>
          <table:table-cell office:value-type="float" office:value="1.3604">
            <text:p>1.3604</text:p>
          </table:table-cell>
        </table:table-row>
        <table:table-row table:style-name="ro2">
          <table:table-cell office:value-type="float" office:value="2974">
            <text:p>2974</text:p>
          </table:table-cell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office:value-type="float" office:value="0.67966573816156">
            <text:p>0.6796657382</text:p>
          </table:table-cell>
          <table:table-cell office:value-type="float" office:value="1.3641782729805">
            <text:p>1.364178273</text:p>
          </table:table-cell>
        </table:table-row>
        <table:table-row table:style-name="ro2">
          <table:table-cell office:value-type="float" office:value="2524">
            <text:p>2524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0.679611650485437">
            <text:p>0.6796116505</text:p>
          </table:table-cell>
          <table:table-cell office:value-type="float" office:value="1.35679611650485">
            <text:p>1.3567961165</text:p>
          </table:table-cell>
        </table:table-row>
        <table:table-row table:style-name="ro2">
          <table:table-cell office:value-type="float" office:value="2019">
            <text:p>2019</text:p>
          </table:table-cell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float" office:value="0.67948717948718">
            <text:p>0.6794871795</text:p>
          </table:table-cell>
          <table:table-cell office:value-type="float" office:value="1.36213675213675">
            <text:p>1.3621367521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float" office:value="0.67948717948718">
            <text:p>0.6794871795</text:p>
          </table:table-cell>
          <table:table-cell office:value-type="float" office:value="1.3713141025641">
            <text:p>1.3713141026</text:p>
          </table:table-cell>
        </table:table-row>
        <table:table-row table:style-name="ro2" table:visibility="filter">
          <table:table-cell office:value-type="float" office:value="2053">
            <text:p>2053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679245283018868">
            <text:p>0.679245283</text:p>
          </table:table-cell>
          <table:table-cell office:value-type="float" office:value="1.3722641509434">
            <text:p>1.3722641509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679245283018868">
            <text:p>0.679245283</text:p>
          </table:table-cell>
          <table:table-cell office:value-type="float" office:value="1.36169811320755">
            <text:p>1.3616981132</text:p>
          </table:table-cell>
        </table:table-row>
        <table:table-row table:style-name="ro2" table:visibility="filter">
          <table:table-cell office:value-type="float" office:value="3451">
            <text:p>3451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.679245283018868">
            <text:p>0.679245283</text:p>
          </table:table-cell>
          <table:table-cell office:value-type="float" office:value="1.35641509433962">
            <text:p>1.3564150943</text:p>
          </table:table-cell>
        </table:table-row>
        <table:table-row table:style-name="ro2">
          <table:table-cell office:value-type="float" office:value="2585">
            <text:p>2585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0.679166666666667">
            <text:p>0.6791666667</text:p>
          </table:table-cell>
          <table:table-cell office:value-type="float" office:value="1.38058333333333">
            <text:p>1.3805833333</text:p>
          </table:table-cell>
        </table:table-row>
        <table:table-row table:style-name="ro2">
          <table:table-cell office:value-type="float" office:value="2170">
            <text:p>2170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0.67910447761194">
            <text:p>0.6791044776</text:p>
          </table:table-cell>
          <table:table-cell office:value-type="float" office:value="1.35776119402985">
            <text:p>1.357761194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678571428571429">
            <text:p>0.6785714286</text:p>
          </table:table-cell>
          <table:table-cell office:value-type="float" office:value="1.40071428571429">
            <text:p>1.4007142857</text:p>
          </table:table-cell>
        </table:table-row>
        <table:table-row table:style-name="ro2" table:visibility="filter">
          <table:table-cell office:value-type="float" office:value="2829">
            <text:p>28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678571428571429">
            <text:p>0.6785714286</text:p>
          </table:table-cell>
          <table:table-cell office:value-type="float" office:value="1.35892857142857">
            <text:p>1.3589285714</text:p>
          </table:table-cell>
        </table:table-row>
        <table:table-row table:style-name="ro2" table:visibility="filter">
          <table:table-cell office:value-type="float" office:value="2954">
            <text:p>2954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678571428571429">
            <text:p>0.6785714286</text:p>
          </table:table-cell>
          <table:table-cell office:value-type="float" office:value="1.34535714285714">
            <text:p>1.3453571429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678571428571429">
            <text:p>0.6785714286</text:p>
          </table:table-cell>
          <table:table-cell office:value-type="float" office:value="1.34857142857143">
            <text:p>1.3485714286</text:p>
          </table:table-cell>
        </table:table-row>
        <table:table-row table:style-name="ro2" table:visibility="filter">
          <table:table-cell office:value-type="float" office:value="3636">
            <text:p>3636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678571428571429">
            <text:p>0.6785714286</text:p>
          </table:table-cell>
          <table:table-cell office:value-type="float" office:value="1.33446428571429">
            <text:p>1.3344642857</text:p>
          </table:table-cell>
        </table:table-row>
        <table:table-row table:style-name="ro2" table:visibility="filter">
          <table:table-cell office:value-type="float" office:value="3694">
            <text:p>369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678571428571429">
            <text:p>0.6785714286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808">
            <text:p>3808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0.678571428571429">
            <text:p>0.6785714286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3830">
            <text:p>3830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678571428571429">
            <text:p>0.6785714286</text:p>
          </table:table-cell>
          <table:table-cell office:value-type="float" office:value="1.36410714285714">
            <text:p>1.3641071429</text:p>
          </table:table-cell>
        </table:table-row>
        <table:table-row table:style-name="ro2">
          <table:table-cell office:value-type="float" office:value="2537">
            <text:p>2537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0.678217821782178">
            <text:p>0.6782178218</text:p>
          </table:table-cell>
          <table:table-cell office:value-type="float" office:value="1.3669801980198">
            <text:p>1.366980198</text:p>
          </table:table-cell>
        </table:table-row>
        <table:table-row table:style-name="ro2" table:visibility="filter">
          <table:table-cell office:value-type="float" office:value="3638">
            <text:p>3638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677966101694915">
            <text:p>0.6779661017</text:p>
          </table:table-cell>
          <table:table-cell office:value-type="float" office:value="1.3464406779661">
            <text:p>1.346440678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.677777777777778">
            <text:p>0.6777777778</text:p>
          </table:table-cell>
          <table:table-cell office:value-type="float" office:value="1.36266666666667">
            <text:p>1.3626666667</text:p>
          </table:table-cell>
        </table:table-row>
        <table:table-row table:style-name="ro2" table:visibility="filter">
          <table:table-cell office:value-type="float" office:value="3151">
            <text:p>3151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0.677777777777778">
            <text:p>0.6777777778</text:p>
          </table:table-cell>
          <table:table-cell office:value-type="float" office:value="1.36777777777778">
            <text:p>1.3677777778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67741935483871">
            <text:p>0.6774193548</text:p>
          </table:table-cell>
          <table:table-cell office:value-type="float" office:value="1.38806451612903">
            <text:p>1.3880645161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67741935483871">
            <text:p>0.6774193548</text:p>
          </table:table-cell>
          <table:table-cell office:value-type="float" office:value="1.3741935483871">
            <text:p>1.3741935484</text:p>
          </table:table-cell>
        </table:table-row>
        <table:table-row table:style-name="ro2">
          <table:table-cell office:value-type="float" office:value="2422">
            <text:p>2422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0.67741935483871">
            <text:p>0.6774193548</text:p>
          </table:table-cell>
          <table:table-cell office:value-type="float" office:value="1.36314516129032">
            <text:p>1.3631451613</text:p>
          </table:table-cell>
        </table:table-row>
        <table:table-row table:style-name="ro2">
          <table:table-cell office:value-type="float" office:value="3205">
            <text:p>3205</text:p>
          </table:table-cell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float" office:value="0.67741935483871">
            <text:p>0.6774193548</text:p>
          </table:table-cell>
          <table:table-cell office:value-type="float" office:value="1.36036866359447">
            <text:p>1.3603686636</text:p>
          </table:table-cell>
        </table:table-row>
        <table:table-row table:style-name="ro2" table:visibility="filter">
          <table:table-cell office:value-type="float" office:value="3694">
            <text:p>3694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67741935483871">
            <text:p>0.6774193548</text:p>
          </table:table-cell>
          <table:table-cell office:value-type="float" office:value="1.33387096774194">
            <text:p>1.3338709677</text:p>
          </table:table-cell>
        </table:table-row>
        <table:table-row table:style-name="ro2" table:visibility="filter">
          <table:table-cell office:value-type="float" office:value="2219">
            <text:p>2219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676923076923077">
            <text:p>0.6769230769</text:p>
          </table:table-cell>
          <table:table-cell office:value-type="float" office:value="1.36015384615385">
            <text:p>1.3601538462</text:p>
          </table:table-cell>
        </table:table-row>
        <table:table-row table:style-name="ro2" table:visibility="filter">
          <table:table-cell office:value-type="float" office:value="2257">
            <text:p>2257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0.676767676767677">
            <text:p>0.6767676768</text:p>
          </table:table-cell>
          <table:table-cell office:value-type="float" office:value="1.38353535353535">
            <text:p>1.3835353535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0.676767676767677">
            <text:p>0.6767676768</text:p>
          </table:table-cell>
          <table:table-cell office:value-type="float" office:value="1.36111111111111">
            <text:p>1.3611111111</text:p>
          </table:table-cell>
        </table:table-row>
        <table:table-row table:style-name="ro2">
          <table:table-cell office:value-type="float" office:value="3179">
            <text:p>3179</text:p>
          </table:table-cell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float" office:value="0.676595744680851">
            <text:p>0.6765957447</text:p>
          </table:table-cell>
          <table:table-cell office:value-type="float" office:value="1.37106382978723">
            <text:p>1.3710638298</text:p>
          </table:table-cell>
        </table:table-row>
        <table:table-row table:style-name="ro2" table:visibility="filter">
          <table:table-cell office:value-type="float" office:value="2025">
            <text:p>2025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676470588235294">
            <text:p>0.6764705882</text:p>
          </table:table-cell>
          <table:table-cell office:value-type="float" office:value="1.39264705882353">
            <text:p>1.3926470588</text:p>
          </table:table-cell>
        </table:table-row>
        <table:table-row table:style-name="ro2">
          <table:table-cell office:value-type="float" office:value="2365">
            <text:p>2365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0.676470588235294">
            <text:p>0.6764705882</text:p>
          </table:table-cell>
          <table:table-cell office:value-type="float" office:value="1.41529411764706">
            <text:p>1.4152941176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676470588235294">
            <text:p>0.6764705882</text:p>
          </table:table-cell>
          <table:table-cell office:value-type="float" office:value="1.34441176470588">
            <text:p>1.3444117647</text:p>
          </table:table-cell>
        </table:table-row>
        <table:table-row table:style-name="ro2" table:visibility="filter">
          <table:table-cell office:value-type="float" office:value="3637">
            <text:p>3637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676470588235294">
            <text:p>0.6764705882</text:p>
          </table:table-cell>
          <table:table-cell office:value-type="float" office:value="1.33147058823529">
            <text:p>1.3314705882</text:p>
          </table:table-cell>
        </table:table-row>
        <table:table-row table:style-name="ro2">
          <table:table-cell office:value-type="float" office:value="2028">
            <text:p>2028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0.676258992805755">
            <text:p>0.6762589928</text:p>
          </table:table-cell>
          <table:table-cell office:value-type="float" office:value="1.38158273381295">
            <text:p>1.3815827338</text:p>
          </table:table-cell>
        </table:table-row>
        <table:table-row table:style-name="ro2">
          <table:table-cell office:value-type="float" office:value="3258">
            <text:p>3258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0.676190476190476">
            <text:p>0.6761904762</text:p>
          </table:table-cell>
          <table:table-cell office:value-type="float" office:value="1.39942857142857">
            <text:p>1.3994285714</text:p>
          </table:table-cell>
        </table:table-row>
        <table:table-row table:style-name="ro2" table:visibility="filter">
          <table:table-cell office:value-type="float" office:value="2383">
            <text:p>2383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676056338028169">
            <text:p>0.676056338</text:p>
          </table:table-cell>
          <table:table-cell office:value-type="float" office:value="1.37197183098592">
            <text:p>1.371971831</text:p>
          </table:table-cell>
        </table:table-row>
        <table:table-row table:style-name="ro2">
          <table:table-cell office:value-type="float" office:value="2517">
            <text:p>2517</text:p>
          </table:table-cell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0.675889328063241">
            <text:p>0.6758893281</text:p>
          </table:table-cell>
          <table:table-cell office:value-type="float" office:value="1.35691699604743">
            <text:p>1.356916996</text:p>
          </table:table-cell>
        </table:table-row>
        <table:table-row table:style-name="ro2">
          <table:table-cell office:value-type="float" office:value="3473">
            <text:p>3473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0.675824175824176">
            <text:p>0.6758241758</text:p>
          </table:table-cell>
          <table:table-cell office:value-type="float" office:value="1.36835164835165">
            <text:p>1.3683516484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float" office:value="0.675767918088737">
            <text:p>0.6757679181</text:p>
          </table:table-cell>
          <table:table-cell office:value-type="float" office:value="1.36621160409556">
            <text:p>1.3662116041</text:p>
          </table:table-cell>
        </table:table-row>
        <table:table-row table:style-name="ro2" table:visibility="filter">
          <table:table-cell office:value-type="float" office:value="2058">
            <text:p>2058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675675675675676">
            <text:p>0.6756756757</text:p>
          </table:table-cell>
          <table:table-cell office:value-type="float" office:value="1.37621621621622">
            <text:p>1.3762162162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675675675675676">
            <text:p>0.6756756757</text:p>
          </table:table-cell>
          <table:table-cell office:value-type="float" office:value="1.37945945945946">
            <text:p>1.3794594595</text:p>
          </table:table-cell>
        </table:table-row>
        <table:table-row table:style-name="ro2" table:visibility="filter">
          <table:table-cell office:value-type="float" office:value="2314">
            <text:p>2314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.675675675675676">
            <text:p>0.6756756757</text:p>
          </table:table-cell>
          <table:table-cell office:value-type="float" office:value="1.37067567567568">
            <text:p>1.3706756757</text:p>
          </table:table-cell>
        </table:table-row>
        <table:table-row table:style-name="ro2" table:visibility="filter">
          <table:table-cell office:value-type="float" office:value="2354">
            <text:p>235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675675675675676">
            <text:p>0.6756756757</text:p>
          </table:table-cell>
          <table:table-cell office:value-type="float" office:value="1.40675675675676">
            <text:p>1.4067567568</text:p>
          </table:table-cell>
        </table:table-row>
        <table:table-row table:style-name="ro2" table:visibility="filter">
          <table:table-cell office:value-type="float" office:value="3051">
            <text:p>305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675675675675676">
            <text:p>0.6756756757</text:p>
          </table:table-cell>
          <table:table-cell office:value-type="float" office:value="1.38135135135135">
            <text:p>1.3813513514</text:p>
          </table:table-cell>
        </table:table-row>
        <table:table-row table:style-name="ro2" table:visibility="filter">
          <table:table-cell office:value-type="float" office:value="3455">
            <text:p>3455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0.675675675675676">
            <text:p>0.6756756757</text:p>
          </table:table-cell>
          <table:table-cell office:value-type="float" office:value="1.35986486486487">
            <text:p>1.3598648649</text:p>
          </table:table-cell>
        </table:table-row>
        <table:table-row table:style-name="ro2" table:visibility="filter">
          <table:table-cell office:value-type="float" office:value="3563">
            <text:p>356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675675675675676">
            <text:p>0.6756756757</text:p>
          </table:table-cell>
          <table:table-cell office:value-type="float" office:value="1.36648648648649">
            <text:p>1.3664864865</text:p>
          </table:table-cell>
        </table:table-row>
        <table:table-row table:style-name="ro2" table:visibility="filter">
          <table:table-cell office:value-type="float" office:value="3687">
            <text:p>3687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0.675675675675676">
            <text:p>0.6756756757</text:p>
          </table:table-cell>
          <table:table-cell office:value-type="float" office:value="1.34648648648649">
            <text:p>1.3464864865</text:p>
          </table:table-cell>
        </table:table-row>
        <table:table-row table:style-name="ro2">
          <table:table-cell office:value-type="float" office:value="3807">
            <text:p>3807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0.675496688741722">
            <text:p>0.6754966887</text:p>
          </table:table-cell>
          <table:table-cell office:value-type="float" office:value="1.37370860927152">
            <text:p>1.3737086093</text:p>
          </table:table-cell>
        </table:table-row>
        <table:table-row table:style-name="ro2" table:visibility="filter">
          <table:table-cell office:value-type="float" office:value="2885">
            <text:p>2885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.675324675324675">
            <text:p>0.6753246753</text:p>
          </table:table-cell>
          <table:table-cell office:value-type="float" office:value="1.35493506493506">
            <text:p>1.3549350649</text:p>
          </table:table-cell>
        </table:table-row>
        <table:table-row table:style-name="ro2">
          <table:table-cell office:value-type="float" office:value="2911">
            <text:p>2911</text:p>
          </table:table-cell>
          <table:table-cell office:value-type="float" office:value="702">
            <text:p>702</text:p>
          </table:table-cell>
          <table:table-cell office:value-type="float" office:value="1">
            <text:p>1</text:p>
          </table:table-cell>
          <table:table-cell office:value-type="float" office:value="0.675213675213675">
            <text:p>0.6752136752</text:p>
          </table:table-cell>
          <table:table-cell office:value-type="float" office:value="1.36524216524217">
            <text:p>1.3652421652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675">
            <text:p>0.675</text:p>
          </table:table-cell>
          <table:table-cell office:value-type="float" office:value="1.35725">
            <text:p>1.35725</text:p>
          </table:table-cell>
        </table:table-row>
        <table:table-row table:style-name="ro2" table:visibility="filter">
          <table:table-cell office:value-type="float" office:value="2262">
            <text:p>2262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675">
            <text:p>0.675</text:p>
          </table:table-cell>
          <table:table-cell office:value-type="float" office:value="1.38625">
            <text:p>1.38625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675">
            <text:p>0.675</text:p>
          </table:table-cell>
          <table:table-cell office:value-type="float" office:value="1.35575">
            <text:p>1.35575</text:p>
          </table:table-cell>
        </table:table-row>
        <table:table-row table:style-name="ro2">
          <table:table-cell office:value-type="float" office:value="2159">
            <text:p>2159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0.67479674796748">
            <text:p>0.674796748</text:p>
          </table:table-cell>
          <table:table-cell office:value-type="float" office:value="1.36373983739837">
            <text:p>1.3637398374</text:p>
          </table:table-cell>
        </table:table-row>
        <table:table-row table:style-name="ro2" table:visibility="filter">
          <table:table-cell office:value-type="float" office:value="2332">
            <text:p>2332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0.674698795180723">
            <text:p>0.6746987952</text:p>
          </table:table-cell>
          <table:table-cell office:value-type="float" office:value="1.39168674698795">
            <text:p>1.391686747</text:p>
          </table:table-cell>
        </table:table-row>
        <table:table-row table:style-name="ro2">
          <table:table-cell office:value-type="float" office:value="2088">
            <text:p>2088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.674641148325359">
            <text:p>0.6746411483</text:p>
          </table:table-cell>
          <table:table-cell office:value-type="float" office:value="1.36818181818182">
            <text:p>1.3681818182</text:p>
          </table:table-cell>
        </table:table-row>
        <table:table-row table:style-name="ro2">
          <table:table-cell office:value-type="float" office:value="2113">
            <text:p>2113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0.674603174603175">
            <text:p>0.6746031746</text:p>
          </table:table-cell>
          <table:table-cell office:value-type="float" office:value="1.38238095238095">
            <text:p>1.3823809524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674418604651163">
            <text:p>0.6744186047</text:p>
          </table:table-cell>
          <table:table-cell office:value-type="float" office:value="1.38883720930233">
            <text:p>1.3888372093</text:p>
          </table:table-cell>
        </table:table-row>
        <table:table-row table:style-name="ro2" table:visibility="filter">
          <table:table-cell office:value-type="float" office:value="2008">
            <text:p>2008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673913043478261">
            <text:p>0.6739130435</text:p>
          </table:table-cell>
          <table:table-cell office:value-type="float" office:value="1.41717391304348">
            <text:p>1.417173913</text:p>
          </table:table-cell>
        </table:table-row>
        <table:table-row table:style-name="ro2" table:visibility="filter">
          <table:table-cell office:value-type="float" office:value="2987">
            <text:p>2987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673913043478261">
            <text:p>0.6739130435</text:p>
          </table:table-cell>
          <table:table-cell office:value-type="float" office:value="1.35978260869565">
            <text:p>1.3597826087</text:p>
          </table:table-cell>
        </table:table-row>
        <table:table-row table:style-name="ro2" table:visibility="filter">
          <table:table-cell office:value-type="float" office:value="3183">
            <text:p>3183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0.673469387755102">
            <text:p>0.6734693878</text:p>
          </table:table-cell>
          <table:table-cell office:value-type="float" office:value="1.36091836734694">
            <text:p>1.3609183673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.673469387755102">
            <text:p>0.6734693878</text:p>
          </table:table-cell>
          <table:table-cell office:value-type="float" office:value="1.35387755102041">
            <text:p>1.353877551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673469387755102">
            <text:p>0.6734693878</text:p>
          </table:table-cell>
          <table:table-cell office:value-type="float" office:value="1.33122448979592">
            <text:p>1.3312244898</text:p>
          </table:table-cell>
        </table:table-row>
        <table:table-row table:style-name="ro2">
          <table:table-cell office:value-type="float" office:value="2556">
            <text:p>2556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0.672955974842767">
            <text:p>0.6729559748</text:p>
          </table:table-cell>
          <table:table-cell office:value-type="float" office:value="1.38691823899371">
            <text:p>1.386918239</text:p>
          </table:table-cell>
        </table:table-row>
        <table:table-row table:style-name="ro2">
          <table:table-cell office:value-type="float" office:value="2633">
            <text:p>2633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0.672955974842767">
            <text:p>0.6729559748</text:p>
          </table:table-cell>
          <table:table-cell office:value-type="float" office:value="1.3777358490566">
            <text:p>1.3777358491</text:p>
          </table:table-cell>
        </table:table-row>
        <table:table-row table:style-name="ro2">
          <table:table-cell office:value-type="float" office:value="3047">
            <text:p>3047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0.672897196261682">
            <text:p>0.6728971963</text:p>
          </table:table-cell>
          <table:table-cell office:value-type="float" office:value="1.35822429906542">
            <text:p>1.3582242991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672727272727273">
            <text:p>0.6727272727</text:p>
          </table:table-cell>
          <table:table-cell office:value-type="float" office:value="1.36163636363636">
            <text:p>1.3616363636</text:p>
          </table:table-cell>
        </table:table-row>
        <table:table-row table:style-name="ro2">
          <table:table-cell office:value-type="float" office:value="2155">
            <text:p>2155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0.672131147540984">
            <text:p>0.6721311475</text:p>
          </table:table-cell>
          <table:table-cell office:value-type="float" office:value="1.38643442622951">
            <text:p>1.3864344262</text:p>
          </table:table-cell>
        </table:table-row>
        <table:table-row table:style-name="ro2">
          <table:table-cell office:value-type="float" office:value="2910">
            <text:p>2910</text:p>
          </table:table-cell>
          <table:table-cell office:value-type="float" office:value="570">
            <text:p>570</text:p>
          </table:table-cell>
          <table:table-cell office:value-type="float" office:value="1">
            <text:p>1</text:p>
          </table:table-cell>
          <table:table-cell office:value-type="float" office:value="0.671929824561403">
            <text:p>0.6719298246</text:p>
          </table:table-cell>
          <table:table-cell office:value-type="float" office:value="1.3589298245614">
            <text:p>1.3589298246</text:p>
          </table:table-cell>
        </table:table-row>
        <table:table-row table:style-name="ro2">
          <table:table-cell office:value-type="float" office:value="2275">
            <text:p>2275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0.67175572519084">
            <text:p>0.6717557252</text:p>
          </table:table-cell>
          <table:table-cell office:value-type="float" office:value="1.36045801526718">
            <text:p>1.3604580153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.671641791044776">
            <text:p>0.671641791</text:p>
          </table:table-cell>
          <table:table-cell office:value-type="float" office:value="1.36328358208955">
            <text:p>1.3632835821</text:p>
          </table:table-cell>
        </table:table-row>
        <table:table-row table:style-name="ro2">
          <table:table-cell office:value-type="float" office:value="2985">
            <text:p>2985</text:p>
          </table:table-cell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float" office:value="0.67156862745098">
            <text:p>0.6715686275</text:p>
          </table:table-cell>
          <table:table-cell office:value-type="float" office:value="1.35882352941176">
            <text:p>1.3588235294</text:p>
          </table:table-cell>
        </table:table-row>
        <table:table-row table:style-name="ro2">
          <table:table-cell office:value-type="float" office:value="3036">
            <text:p>3036</text:p>
          </table:table-cell>
          <table:table-cell office:value-type="float" office:value="496">
            <text:p>496</text:p>
          </table:table-cell>
          <table:table-cell office:value-type="float" office:value="1">
            <text:p>1</text:p>
          </table:table-cell>
          <table:table-cell office:value-type="float" office:value="0.671370967741936">
            <text:p>0.6713709677</text:p>
          </table:table-cell>
          <table:table-cell office:value-type="float" office:value="1.36469758064516">
            <text:p>1.3646975806</text:p>
          </table:table-cell>
        </table:table-row>
        <table:table-row table:style-name="ro2" table:visibility="filter">
          <table:table-cell office:value-type="float" office:value="3181">
            <text:p>3181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.671232876712329">
            <text:p>0.6712328767</text:p>
          </table:table-cell>
          <table:table-cell office:value-type="float" office:value="1.35698630136986">
            <text:p>1.3569863014</text:p>
          </table:table-cell>
        </table:table-row>
        <table:table-row table:style-name="ro2">
          <table:table-cell office:value-type="float" office:value="2337">
            <text:p>2337</text:p>
          </table:table-cell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office:value-type="float" office:value="0.671111111111111">
            <text:p>0.6711111111</text:p>
          </table:table-cell>
          <table:table-cell office:value-type="float" office:value="1.38168888888889">
            <text:p>1.3816888889</text:p>
          </table:table-cell>
        </table:table-row>
        <table:table-row table:style-name="ro2">
          <table:table-cell office:value-type="float" office:value="2134">
            <text:p>2134</text:p>
          </table:table-cell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float" office:value="0.671052631578947">
            <text:p>0.6710526316</text:p>
          </table:table-cell>
          <table:table-cell office:value-type="float" office:value="1.37350877192982">
            <text:p>1.3735087719</text:p>
          </table:table-cell>
        </table:table-row>
        <table:table-row table:style-name="ro2">
          <table:table-cell office:value-type="float" office:value="3251">
            <text:p>3251</text:p>
          </table:table-cell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float" office:value="0.671052631578947">
            <text:p>0.6710526316</text:p>
          </table:table-cell>
          <table:table-cell office:value-type="float" office:value="1.37299342105263">
            <text:p>1.3729934211</text:p>
          </table:table-cell>
        </table:table-row>
        <table:table-row table:style-name="ro2" table:visibility="filter">
          <table:table-cell office:value-type="float" office:value="3727">
            <text:p>3727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0.671052631578947">
            <text:p>0.6710526316</text:p>
          </table:table-cell>
          <table:table-cell office:value-type="float" office:value="1.3571052631579">
            <text:p>1.3571052632</text:p>
          </table:table-cell>
        </table:table-row>
        <table:table-row table:style-name="ro2">
          <table:table-cell office:value-type="float" office:value="2491">
            <text:p>2491</text:p>
          </table:table-cell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float" office:value="0.670498084291188">
            <text:p>0.6704980843</text:p>
          </table:table-cell>
          <table:table-cell office:value-type="float" office:value="1.39091954022988">
            <text:p>1.3909195402</text:p>
          </table:table-cell>
        </table:table-row>
        <table:table-row table:style-name="ro2" table:visibility="filter">
          <table:table-cell office:value-type="float" office:value="3501">
            <text:p>3501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0.670454545454545">
            <text:p>0.6704545455</text:p>
          </table:table-cell>
          <table:table-cell office:value-type="float" office:value="1.35897727272727">
            <text:p>1.3589772727</text:p>
          </table:table-cell>
        </table:table-row>
        <table:table-row table:style-name="ro2">
          <table:table-cell office:value-type="float" office:value="2244">
            <text:p>2244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0.670391061452514">
            <text:p>0.6703910615</text:p>
          </table:table-cell>
          <table:table-cell office:value-type="float" office:value="1.38597765363128">
            <text:p>1.3859776536</text:p>
          </table:table-cell>
        </table:table-row>
        <table:table-row table:style-name="ro2">
          <table:table-cell office:value-type="float" office:value="3147">
            <text:p>3147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0.670068027210884">
            <text:p>0.6700680272</text:p>
          </table:table-cell>
          <table:table-cell office:value-type="float" office:value="1.36459183673469">
            <text:p>1.3645918367</text:p>
          </table:table-cell>
        </table:table-row>
        <table:table-row table:style-name="ro2">
          <table:table-cell office:value-type="float" office:value="2321">
            <text:p>2321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0.669902912621359">
            <text:p>0.6699029126</text:p>
          </table:table-cell>
          <table:table-cell office:value-type="float" office:value="1.37378640776699">
            <text:p>1.3737864078</text:p>
          </table:table-cell>
        </table:table-row>
        <table:table-row table:style-name="ro2">
          <table:table-cell office:value-type="float" office:value="2436">
            <text:p>2436</text:p>
          </table:table-cell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float" office:value="0.669902912621359">
            <text:p>0.6699029126</text:p>
          </table:table-cell>
          <table:table-cell office:value-type="float" office:value="1.36631067961165">
            <text:p>1.3663106796</text:p>
          </table:table-cell>
        </table:table-row>
        <table:table-row table:style-name="ro2">
          <table:table-cell office:value-type="float" office:value="2998">
            <text:p>2998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.669856459330144">
            <text:p>0.6698564593</text:p>
          </table:table-cell>
          <table:table-cell office:value-type="float" office:value="1.35760765550239">
            <text:p>1.3576076555</text:p>
          </table:table-cell>
        </table:table-row>
        <table:table-row table:style-name="ro2">
          <table:table-cell office:value-type="float" office:value="3199">
            <text:p>3199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0.669811320754717">
            <text:p>0.6698113208</text:p>
          </table:table-cell>
          <table:table-cell office:value-type="float" office:value="1.34528301886792">
            <text:p>1.3452830189</text:p>
          </table:table-cell>
        </table:table-row>
        <table:table-row table:style-name="ro2">
          <table:table-cell office:value-type="float" office:value="2254">
            <text:p>2254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.669724770642202">
            <text:p>0.6697247706</text:p>
          </table:table-cell>
          <table:table-cell office:value-type="float" office:value="1.38110091743119">
            <text:p>1.3811009174</text:p>
          </table:table-cell>
        </table:table-row>
        <table:table-row table:style-name="ro2">
          <table:table-cell office:value-type="float" office:value="3458">
            <text:p>3458</text:p>
          </table:table-cell>
          <table:table-cell office:value-type="float" office:value="342">
            <text:p>342</text:p>
          </table:table-cell>
          <table:table-cell office:value-type="float" office:value="1">
            <text:p>1</text:p>
          </table:table-cell>
          <table:table-cell office:value-type="float" office:value="0.669590643274854">
            <text:p>0.6695906433</text:p>
          </table:table-cell>
          <table:table-cell office:value-type="float" office:value="1.42163742690058">
            <text:p>1.4216374269</text:p>
          </table:table-cell>
        </table:table-row>
        <table:table-row table:style-name="ro2">
          <table:table-cell office:value-type="float" office:value="2719">
            <text:p>2719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0.669491525423729">
            <text:p>0.6694915254</text:p>
          </table:table-cell>
          <table:table-cell office:value-type="float" office:value="1.37677966101695">
            <text:p>1.376779661</text:p>
          </table:table-cell>
        </table:table-row>
        <table:table-row table:style-name="ro2">
          <table:table-cell office:value-type="float" office:value="3724">
            <text:p>3724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0.669354838709677">
            <text:p>0.6693548387</text:p>
          </table:table-cell>
          <table:table-cell office:value-type="float" office:value="1.35983870967742">
            <text:p>1.3598387097</text:p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296">
            <text:p>296</text:p>
          </table:table-cell>
          <table:table-cell office:value-type="float" office:value="1">
            <text:p>1</text:p>
          </table:table-cell>
          <table:table-cell office:value-type="float" office:value="0.668918918918919">
            <text:p>0.6689189189</text:p>
          </table:table-cell>
          <table:table-cell office:value-type="float" office:value="1.35885135135135">
            <text:p>1.3588513514</text:p>
          </table:table-cell>
        </table:table-row>
        <table:table-row table:style-name="ro2">
          <table:table-cell office:value-type="float" office:value="2933">
            <text:p>2933</text:p>
          </table:table-cell>
          <table:table-cell office:value-type="float" office:value="338">
            <text:p>338</text:p>
          </table:table-cell>
          <table:table-cell office:value-type="float" office:value="1">
            <text:p>1</text:p>
          </table:table-cell>
          <table:table-cell office:value-type="float" office:value="0.668639053254438">
            <text:p>0.6686390533</text:p>
          </table:table-cell>
          <table:table-cell office:value-type="float" office:value="1.36940828402367">
            <text:p>1.369408284</text:p>
          </table:table-cell>
        </table:table-row>
        <table:table-row table:style-name="ro2">
          <table:table-cell office:value-type="float" office:value="2169">
            <text:p>2169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0.668508287292818">
            <text:p>0.6685082873</text:p>
          </table:table-cell>
          <table:table-cell office:value-type="float" office:value="1.36977900552486">
            <text:p>1.3697790055</text:p>
          </table:table-cell>
        </table:table-row>
        <table:table-row table:style-name="ro2">
          <table:table-cell office:value-type="float" office:value="3732">
            <text:p>3732</text:p>
          </table:table-cell>
          <table:table-cell office:value-type="float" office:value="241">
            <text:p>241</text:p>
          </table:table-cell>
          <table:table-cell office:value-type="float" office:value="1">
            <text:p>1</text:p>
          </table:table-cell>
          <table:table-cell office:value-type="float" office:value="0.66804979253112">
            <text:p>0.6680497925</text:p>
          </table:table-cell>
          <table:table-cell office:value-type="float" office:value="1.35473029045643">
            <text:p>1.3547302905</text:p>
          </table:table-cell>
        </table:table-row>
        <table:table-row table:style-name="ro2">
          <table:table-cell office:value-type="float" office:value="3341">
            <text:p>3341</text:p>
          </table:table-cell>
          <table:table-cell office:value-type="float" office:value="804">
            <text:p>804</text:p>
          </table:table-cell>
          <table:table-cell office:value-type="float" office:value="1">
            <text:p>1</text:p>
          </table:table-cell>
          <table:table-cell office:value-type="float" office:value="0.667910447761194">
            <text:p>0.6679104478</text:p>
          </table:table-cell>
          <table:table-cell office:value-type="float" office:value="1.38441542288557">
            <text:p>1.3844154229</text:p>
          </table:table-cell>
        </table:table-row>
        <table:table-row table:style-name="ro2">
          <table:table-cell office:value-type="float" office:value="2473">
            <text:p>2473</text:p>
          </table:table-cell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float" office:value="0.667820069204152">
            <text:p>0.6678200692</text:p>
          </table:table-cell>
          <table:table-cell office:value-type="float" office:value="1.39200692041523">
            <text:p>1.3920069204</text:p>
          </table:table-cell>
        </table:table-row>
        <table:table-row table:style-name="ro2" table:visibility="filter">
          <table:table-cell office:value-type="float" office:value="1940">
            <text:p>194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1940">
            <text:p>19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333333333333">
            <text:p>1.3433333333</text:p>
          </table:table-cell>
        </table:table-row>
        <table:table-row table:style-name="ro2" table:visibility="filter">
          <table:table-cell office:value-type="float" office:value="1946">
            <text:p>194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888888888889">
            <text:p>1.3988888889</text:p>
          </table:table-cell>
        </table:table-row>
        <table:table-row table:style-name="ro2" table:visibility="filter">
          <table:table-cell office:value-type="float" office:value="1953">
            <text:p>195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0388888888889">
            <text:p>1.4038888889</text:p>
          </table:table-cell>
        </table:table-row>
        <table:table-row table:style-name="ro2" table:visibility="filter">
          <table:table-cell office:value-type="float" office:value="1976">
            <text:p>197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1978">
            <text:p>19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6333333333333">
            <text:p>1.4633333333</text:p>
          </table:table-cell>
        </table:table-row>
        <table:table-row table:style-name="ro2" table:visibility="filter">
          <table:table-cell office:value-type="float" office:value="1979">
            <text:p>197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1987">
            <text:p>1987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1111111111111">
            <text:p>1.4111111111</text:p>
          </table:table-cell>
        </table:table-row>
        <table:table-row table:style-name="ro2" table:visibility="filter">
          <table:table-cell office:value-type="float" office:value="2007">
            <text:p>2007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0666666666667">
            <text:p>1.4066666667</text:p>
          </table:table-cell>
        </table:table-row>
        <table:table-row table:style-name="ro2" table:visibility="filter">
          <table:table-cell office:value-type="float" office:value="2022">
            <text:p>20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8555555555556">
            <text:p>1.3855555556</text:p>
          </table:table-cell>
        </table:table-row>
        <table:table-row table:style-name="ro2" table:visibility="filter">
          <table:table-cell office:value-type="float" office:value="2121">
            <text:p>2121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9217391304348">
            <text:p>1.392173913</text:p>
          </table:table-cell>
        </table:table-row>
        <table:table-row table:style-name="ro2" table:visibility="filter">
          <table:table-cell office:value-type="float" office:value="2132">
            <text:p>21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3864">
            <text:p>3864</text:p>
          </table:table-cell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7282485875706">
            <text:p>1.3728248588</text:p>
          </table:table-cell>
        </table:table-row>
        <table:table-row table:style-name="ro2" table:visibility="filter">
          <table:table-cell office:value-type="float" office:value="2161">
            <text:p>216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8611111111111">
            <text:p>1.3861111111</text:p>
          </table:table-cell>
        </table:table-row>
        <table:table-row table:style-name="ro2" table:visibility="filter">
          <table:table-cell office:value-type="float" office:value="2178">
            <text:p>217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8666666666667">
            <text:p>1.3866666667</text:p>
          </table:table-cell>
        </table:table-row>
        <table:table-row table:style-name="ro2">
          <table:table-cell office:value-type="float" office:value="2225">
            <text:p>2225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732323232323">
            <text:p>1.3973232323</text:p>
          </table:table-cell>
        </table:table-row>
        <table:table-row table:style-name="ro2" table:visibility="filter">
          <table:table-cell office:value-type="float" office:value="2296">
            <text:p>229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2302">
            <text:p>230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1090909090909">
            <text:p>1.4109090909</text:p>
          </table:table-cell>
        </table:table-row>
        <table:table-row table:style-name="ro2" table:visibility="filter">
          <table:table-cell office:value-type="float" office:value="2307">
            <text:p>2307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8194444444444">
            <text:p>1.3819444444</text:p>
          </table:table-cell>
        </table:table-row>
        <table:table-row table:style-name="ro2" table:visibility="filter">
          <table:table-cell office:value-type="float" office:value="2310">
            <text:p>2310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8402298850575">
            <text:p>1.3840229885</text:p>
          </table:table-cell>
        </table:table-row>
        <table:table-row table:style-name="ro2" table:visibility="filter">
          <table:table-cell office:value-type="float" office:value="2338">
            <text:p>233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9428571428571">
            <text:p>1.3942857143</text:p>
          </table:table-cell>
        </table:table-row>
        <table:table-row table:style-name="ro2" table:visibility="filter">
          <table:table-cell office:value-type="float" office:value="2342">
            <text:p>234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366">
            <text:p>23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4333333333333">
            <text:p>1.4433333333</text:p>
          </table:table-cell>
        </table:table-row>
        <table:table-row table:style-name="ro2" table:visibility="filter">
          <table:table-cell office:value-type="float" office:value="2370">
            <text:p>2370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0904761904762">
            <text:p>1.409047619</text:p>
          </table:table-cell>
        </table:table-row>
        <table:table-row table:style-name="ro2" table:visibility="filter">
          <table:table-cell office:value-type="float" office:value="2375">
            <text:p>237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1333333333333">
            <text:p>1.3133333333</text:p>
          </table:table-cell>
        </table:table-row>
        <table:table-row table:style-name="ro2" table:visibility="filter">
          <table:table-cell office:value-type="float" office:value="2378">
            <text:p>237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833333333333">
            <text:p>1.3583333333</text:p>
          </table:table-cell>
        </table:table-row>
        <table:table-row table:style-name="ro2" table:visibility="filter">
          <table:table-cell office:value-type="float" office:value="2379">
            <text:p>237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2389">
            <text:p>238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1333333333333">
            <text:p>1.3133333333</text:p>
          </table:table-cell>
        </table:table-row>
        <table:table-row table:style-name="ro2" table:visibility="filter">
          <table:table-cell office:value-type="float" office:value="2405">
            <text:p>240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8518518518519">
            <text:p>1.3851851852</text:p>
          </table:table-cell>
        </table:table-row>
        <table:table-row table:style-name="ro2" table:visibility="filter">
          <table:table-cell office:value-type="float" office:value="2415">
            <text:p>24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4666666666667">
            <text:p>1.3466666667</text:p>
          </table:table-cell>
        </table:table-row>
        <table:table-row table:style-name="ro2" table:visibility="filter">
          <table:table-cell office:value-type="float" office:value="2454">
            <text:p>245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4791666666667">
            <text:p>1.3479166667</text:p>
          </table:table-cell>
        </table:table-row>
        <table:table-row table:style-name="ro2" table:visibility="filter">
          <table:table-cell office:value-type="float" office:value="2460">
            <text:p>246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8333333333333">
            <text:p>1.3833333333</text:p>
          </table:table-cell>
        </table:table-row>
        <table:table-row table:style-name="ro2" table:visibility="filter">
          <table:table-cell office:value-type="float" office:value="2462">
            <text:p>24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2463">
            <text:p>246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2466">
            <text:p>246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2469">
            <text:p>246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508">
            <text:p>250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518">
            <text:p>25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166666666667">
            <text:p>1.3616666667</text:p>
          </table:table-cell>
        </table:table-row>
        <table:table-row table:style-name="ro2" table:visibility="filter">
          <table:table-cell office:value-type="float" office:value="2535">
            <text:p>253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0217948717949">
            <text:p>1.4021794872</text:p>
          </table:table-cell>
        </table:table-row>
        <table:table-row table:style-name="ro2" table:visibility="filter">
          <table:table-cell office:value-type="float" office:value="2562">
            <text:p>2562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862745098039">
            <text:p>1.368627451</text:p>
          </table:table-cell>
        </table:table-row>
        <table:table-row table:style-name="ro2" table:visibility="filter">
          <table:table-cell office:value-type="float" office:value="2566">
            <text:p>256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1833333333333">
            <text:p>1.4183333333</text:p>
          </table:table-cell>
        </table:table-row>
        <table:table-row table:style-name="ro2" table:visibility="filter">
          <table:table-cell office:value-type="float" office:value="2582">
            <text:p>258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2666666666667">
            <text:p>1.4266666667</text:p>
          </table:table-cell>
        </table:table-row>
        <table:table-row table:style-name="ro2" table:visibility="filter">
          <table:table-cell office:value-type="float" office:value="2586">
            <text:p>258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8055555555556">
            <text:p>1.3805555556</text:p>
          </table:table-cell>
        </table:table-row>
        <table:table-row table:style-name="ro2" table:visibility="filter">
          <table:table-cell office:value-type="float" office:value="2590">
            <text:p>259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466666666667">
            <text:p>1.3546666667</text:p>
          </table:table-cell>
        </table:table-row>
        <table:table-row table:style-name="ro2" table:visibility="filter">
          <table:table-cell office:value-type="float" office:value="2592">
            <text:p>259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605">
            <text:p>260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614">
            <text:p>26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825">
            <text:p>1.3825</text:p>
          </table:table-cell>
        </table:table-row>
        <table:table-row table:style-name="ro2" table:visibility="filter">
          <table:table-cell office:value-type="float" office:value="2625">
            <text:p>26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2649">
            <text:p>264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2666666666667">
            <text:p>1.4266666667</text:p>
          </table:table-cell>
        </table:table-row>
        <table:table-row table:style-name="ro2" table:visibility="filter">
          <table:table-cell office:value-type="float" office:value="2657">
            <text:p>265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714285714286">
            <text:p>1.3971428571</text:p>
          </table:table-cell>
        </table:table-row>
        <table:table-row table:style-name="ro2" table:visibility="filter">
          <table:table-cell office:value-type="float" office:value="2680">
            <text:p>2680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228070175439">
            <text:p>1.3922807018</text:p>
          </table:table-cell>
        </table:table-row>
        <table:table-row table:style-name="ro2" table:visibility="filter">
          <table:table-cell office:value-type="float" office:value="2696">
            <text:p>269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166666666667">
            <text:p>1.3916666667</text:p>
          </table:table-cell>
        </table:table-row>
        <table:table-row table:style-name="ro2" table:visibility="filter">
          <table:table-cell office:value-type="float" office:value="2697">
            <text:p>269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708">
            <text:p>27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9333333333333">
            <text:p>1.3933333333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2732">
            <text:p>273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8333333333333">
            <text:p>1.3833333333</text:p>
          </table:table-cell>
        </table:table-row>
        <table:table-row table:style-name="ro2" table:visibility="filter">
          <table:table-cell office:value-type="float" office:value="2746">
            <text:p>274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2748">
            <text:p>274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792">
            <text:p>279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802">
            <text:p>280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2805">
            <text:p>280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333333333333">
            <text:p>1.3733333333</text:p>
          </table:table-cell>
        </table:table-row>
        <table:table-row table:style-name="ro2" table:visibility="filter">
          <table:table-cell office:value-type="float" office:value="2853">
            <text:p>2853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916666666667">
            <text:p>1.3691666667</text:p>
          </table:table-cell>
        </table:table-row>
        <table:table-row table:style-name="ro2" table:visibility="filter">
          <table:table-cell office:value-type="float" office:value="2864">
            <text:p>2864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172839506173">
            <text:p>1.3717283951</text:p>
          </table:table-cell>
        </table:table-row>
        <table:table-row table:style-name="ro2" table:visibility="filter">
          <table:table-cell office:value-type="float" office:value="2868">
            <text:p>286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333333333333">
            <text:p>1.3733333333</text:p>
          </table:table-cell>
        </table:table-row>
        <table:table-row table:style-name="ro2" table:visibility="filter">
          <table:table-cell office:value-type="float" office:value="2898">
            <text:p>289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2916">
            <text:p>2916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769230769231">
            <text:p>1.3676923077</text:p>
          </table:table-cell>
        </table:table-row>
        <table:table-row table:style-name="ro2" table:visibility="filter">
          <table:table-cell office:value-type="float" office:value="2921">
            <text:p>292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923">
            <text:p>2923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037037037037">
            <text:p>1.3603703704</text:p>
          </table:table-cell>
        </table:table-row>
        <table:table-row table:style-name="ro2" table:visibility="filter">
          <table:table-cell office:value-type="float" office:value="2926">
            <text:p>29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2934">
            <text:p>293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3777777777778">
            <text:p>1.3377777778</text:p>
          </table:table-cell>
        </table:table-row>
        <table:table-row table:style-name="ro2" table:visibility="filter">
          <table:table-cell office:value-type="float" office:value="2935">
            <text:p>293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666666666667">
            <text:p>1.3666666667</text:p>
          </table:table-cell>
        </table:table-row>
        <table:table-row table:style-name="ro2">
          <table:table-cell office:value-type="float" office:value="2958">
            <text:p>2958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950980392157">
            <text:p>1.3595098039</text:p>
          </table:table-cell>
        </table:table-row>
        <table:table-row table:style-name="ro2" table:visibility="filter">
          <table:table-cell office:value-type="float" office:value="2960">
            <text:p>296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8666666666667">
            <text:p>1.3866666667</text:p>
          </table:table-cell>
        </table:table-row>
        <table:table-row table:style-name="ro2" table:visibility="filter">
          <table:table-cell office:value-type="float" office:value="2988">
            <text:p>298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333333333333">
            <text:p>1.3433333333</text:p>
          </table:table-cell>
        </table:table-row>
        <table:table-row table:style-name="ro2" table:visibility="filter">
          <table:table-cell office:value-type="float" office:value="3012">
            <text:p>30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8166666666667">
            <text:p>1.3816666667</text:p>
          </table:table-cell>
        </table:table-row>
        <table:table-row table:style-name="ro2" table:visibility="filter">
          <table:table-cell office:value-type="float" office:value="3016">
            <text:p>30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035">
            <text:p>303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0666666666667">
            <text:p>1.4066666667</text:p>
          </table:table-cell>
        </table:table-row>
        <table:table-row table:style-name="ro2" table:visibility="filter">
          <table:table-cell office:value-type="float" office:value="3040">
            <text:p>3040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452380952381">
            <text:p>1.3645238095</text:p>
          </table:table-cell>
        </table:table-row>
        <table:table-row table:style-name="ro2">
          <table:table-cell office:value-type="float" office:value="3043">
            <text:p>3043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395348837209">
            <text:p>1.3739534884</text:p>
          </table:table-cell>
        </table:table-row>
        <table:table-row table:style-name="ro2" table:visibility="filter">
          <table:table-cell office:value-type="float" office:value="3044">
            <text:p>304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46">
            <text:p>1.346</text:p>
          </table:table-cell>
        </table:table-row>
        <table:table-row table:style-name="ro2" table:visibility="filter">
          <table:table-cell office:value-type="float" office:value="3051">
            <text:p>305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066666666667">
            <text:p>1.3606666667</text:p>
          </table:table-cell>
        </table:table-row>
        <table:table-row table:style-name="ro2" table:visibility="filter">
          <table:table-cell office:value-type="float" office:value="3064">
            <text:p>30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070">
            <text:p>307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3761904761905">
            <text:p>1.3376190476</text:p>
          </table:table-cell>
        </table:table-row>
        <table:table-row table:style-name="ro2" table:visibility="filter">
          <table:table-cell office:value-type="float" office:value="3076">
            <text:p>307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8">
            <text:p>1.368</text:p>
          </table:table-cell>
        </table:table-row>
        <table:table-row table:style-name="ro2" table:visibility="filter">
          <table:table-cell office:value-type="float" office:value="3079">
            <text:p>307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083">
            <text:p>308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3881">
            <text:p>388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084">
            <text:p>308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3107">
            <text:p>310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066666666667">
            <text:p>1.3406666667</text:p>
          </table:table-cell>
        </table:table-row>
        <table:table-row table:style-name="ro2">
          <table:table-cell office:value-type="float" office:value="3110">
            <text:p>3110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71568627451">
            <text:p>1.3571568627</text:p>
          </table:table-cell>
        </table:table-row>
        <table:table-row table:style-name="ro2" table:visibility="filter">
          <table:table-cell office:value-type="float" office:value="3128">
            <text:p>3128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135">
            <text:p>31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4428571428571">
            <text:p>1.3442857143</text:p>
          </table:table-cell>
        </table:table-row>
        <table:table-row table:style-name="ro2" table:visibility="filter">
          <table:table-cell office:value-type="float" office:value="3158">
            <text:p>315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8333333333333">
            <text:p>1.3833333333</text:p>
          </table:table-cell>
        </table:table-row>
        <table:table-row table:style-name="ro2" table:visibility="filter">
          <table:table-cell office:value-type="float" office:value="3158">
            <text:p>315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165">
            <text:p>316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184">
            <text:p>318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8666666666667">
            <text:p>1.3866666667</text:p>
          </table:table-cell>
        </table:table-row>
        <table:table-row table:style-name="ro2" table:visibility="filter">
          <table:table-cell office:value-type="float" office:value="3200">
            <text:p>32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1333333333333">
            <text:p>1.3133333333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75">
            <text:p>1.3775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595238095238">
            <text:p>1.355952381</text:p>
          </table:table-cell>
        </table:table-row>
        <table:table-row table:style-name="ro2" table:visibility="filter">
          <table:table-cell office:value-type="float" office:value="3234">
            <text:p>323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3236">
            <text:p>323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238">
            <text:p>323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3238">
            <text:p>323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666666666667">
            <text:p>1.3466666667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1222222222222">
            <text:p>1.4122222222</text:p>
          </table:table-cell>
        </table:table-row>
        <table:table-row table:style-name="ro2" table:visibility="filter">
          <table:table-cell office:value-type="float" office:value="3260">
            <text:p>326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296">
            <text:p>329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05">
            <text:p>1.405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3133333333333">
            <text:p>1.3313333333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833333333333">
            <text:p>1.3583333333</text:p>
          </table:table-cell>
        </table:table-row>
        <table:table-row table:style-name="ro2" table:visibility="filter">
          <table:table-cell office:value-type="float" office:value="3326">
            <text:p>33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29666666666667">
            <text:p>1.2966666667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033333333333">
            <text:p>1.3503333333</text:p>
          </table:table-cell>
        </table:table-row>
        <table:table-row table:style-name="ro2" table:visibility="filter">
          <table:table-cell office:value-type="float" office:value="3344">
            <text:p>33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9166666666667">
            <text:p>1.3916666667</text:p>
          </table:table-cell>
        </table:table-row>
        <table:table-row table:style-name="ro2" table:visibility="filter">
          <table:table-cell office:value-type="float" office:value="3351">
            <text:p>335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177777777778">
            <text:p>1.3717777778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4928571428571">
            <text:p>1.3492857143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8833333333333">
            <text:p>1.3883333333</text:p>
          </table:table-cell>
        </table:table-row>
        <table:table-row table:style-name="ro2" table:visibility="filter">
          <table:table-cell office:value-type="float" office:value="3380">
            <text:p>33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393">
            <text:p>339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444444444444">
            <text:p>1.3644444444</text:p>
          </table:table-cell>
        </table:table-row>
        <table:table-row table:style-name="ro2" table:visibility="filter">
          <table:table-cell office:value-type="float" office:value="3406">
            <text:p>340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406">
            <text:p>34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2333333333333">
            <text:p>1.3233333333</text:p>
          </table:table-cell>
        </table:table-row>
        <table:table-row table:style-name="ro2" table:visibility="filter">
          <table:table-cell office:value-type="float" office:value="3412">
            <text:p>341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7222222222222">
            <text:p>1.3722222222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083333333333">
            <text:p>1.3408333333</text:p>
          </table:table-cell>
        </table:table-row>
        <table:table-row table:style-name="ro2" table:visibility="filter">
          <table:table-cell office:value-type="float" office:value="3420">
            <text:p>342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3426">
            <text:p>342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444444444444">
            <text:p>1.3544444444</text:p>
          </table:table-cell>
        </table:table-row>
        <table:table-row table:style-name="ro2" table:visibility="filter">
          <table:table-cell office:value-type="float" office:value="3430">
            <text:p>34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1666666666667">
            <text:p>1.3166666667</text:p>
          </table:table-cell>
        </table:table-row>
        <table:table-row table:style-name="ro2" table:visibility="filter">
          <table:table-cell office:value-type="float" office:value="3444">
            <text:p>344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6666666666667">
            <text:p>1.4666666667</text:p>
          </table:table-cell>
        </table:table-row>
        <table:table-row table:style-name="ro2" table:visibility="filter">
          <table:table-cell office:value-type="float" office:value="3465">
            <text:p>346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545454545455">
            <text:p>1.3554545455</text:p>
          </table:table-cell>
        </table:table-row>
        <table:table-row table:style-name="ro2" table:visibility="filter">
          <table:table-cell office:value-type="float" office:value="3470">
            <text:p>347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503">
            <text:p>350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507">
            <text:p>350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666666666667">
            <text:p>1.3466666667</text:p>
          </table:table-cell>
        </table:table-row>
        <table:table-row table:style-name="ro2" table:visibility="filter">
          <table:table-cell office:value-type="float" office:value="3508">
            <text:p>350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509">
            <text:p>350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4333333333333">
            <text:p>1.3433333333</text:p>
          </table:table-cell>
        </table:table-row>
        <table:table-row table:style-name="ro2" table:visibility="filter">
          <table:table-cell office:value-type="float" office:value="3513">
            <text:p>351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583333333333">
            <text:p>1.3658333333</text:p>
          </table:table-cell>
        </table:table-row>
        <table:table-row table:style-name="ro2" table:visibility="filter">
          <table:table-cell office:value-type="float" office:value="3518">
            <text:p>35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3530">
            <text:p>35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3538">
            <text:p>353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542">
            <text:p>35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9333333333333">
            <text:p>1.3933333333</text:p>
          </table:table-cell>
        </table:table-row>
        <table:table-row table:style-name="ro2" table:visibility="filter">
          <table:table-cell office:value-type="float" office:value="3543">
            <text:p>354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9666666666667">
            <text:p>1.2966666667</text:p>
          </table:table-cell>
        </table:table-row>
        <table:table-row table:style-name="ro2" table:visibility="filter">
          <table:table-cell office:value-type="float" office:value="3561">
            <text:p>356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7527777777778">
            <text:p>1.3752777778</text:p>
          </table:table-cell>
        </table:table-row>
        <table:table-row table:style-name="ro2" table:visibility="filter">
          <table:table-cell office:value-type="float" office:value="3568">
            <text:p>356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4555555555556">
            <text:p>1.3455555556</text:p>
          </table:table-cell>
        </table:table-row>
        <table:table-row table:style-name="ro2" table:visibility="filter">
          <table:table-cell office:value-type="float" office:value="3569">
            <text:p>356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569">
            <text:p>356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571">
            <text:p>357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1555555555556">
            <text:p>1.4155555556</text:p>
          </table:table-cell>
        </table:table-row>
        <table:table-row table:style-name="ro2" table:visibility="filter">
          <table:table-cell office:value-type="float" office:value="3583">
            <text:p>358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7833333333333">
            <text:p>1.3783333333</text:p>
          </table:table-cell>
        </table:table-row>
        <table:table-row table:style-name="ro2" table:visibility="filter">
          <table:table-cell office:value-type="float" office:value="3584">
            <text:p>358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9166666666667">
            <text:p>1.3916666667</text:p>
          </table:table-cell>
        </table:table-row>
        <table:table-row table:style-name="ro2" table:visibility="filter">
          <table:table-cell office:value-type="float" office:value="3596">
            <text:p>359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4925925925926">
            <text:p>1.3492592593</text:p>
          </table:table-cell>
        </table:table-row>
        <table:table-row table:style-name="ro2" table:visibility="filter">
          <table:table-cell office:value-type="float" office:value="3605">
            <text:p>360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333333333333">
            <text:p>1.3933333333</text:p>
          </table:table-cell>
        </table:table-row>
        <table:table-row table:style-name="ro2" table:visibility="filter">
          <table:table-cell office:value-type="float" office:value="3616">
            <text:p>361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640">
            <text:p>364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291666666667">
            <text:p>1.3529166667</text:p>
          </table:table-cell>
        </table:table-row>
        <table:table-row table:style-name="ro2" table:visibility="filter">
          <table:table-cell office:value-type="float" office:value="3642">
            <text:p>364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643">
            <text:p>364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8888888888889">
            <text:p>1.2888888889</text:p>
          </table:table-cell>
        </table:table-row>
        <table:table-row table:style-name="ro2" table:visibility="filter">
          <table:table-cell office:value-type="float" office:value="3643">
            <text:p>364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833333333333">
            <text:p>1.3683333333</text:p>
          </table:table-cell>
        </table:table-row>
        <table:table-row table:style-name="ro2" table:visibility="filter">
          <table:table-cell office:value-type="float" office:value="3653">
            <text:p>365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8666666666667">
            <text:p>1.3866666667</text:p>
          </table:table-cell>
        </table:table-row>
        <table:table-row table:style-name="ro2" table:visibility="filter">
          <table:table-cell office:value-type="float" office:value="3666">
            <text:p>366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166666666667">
            <text:p>1.3616666667</text:p>
          </table:table-cell>
        </table:table-row>
        <table:table-row table:style-name="ro2" table:visibility="filter">
          <table:table-cell office:value-type="float" office:value="3668">
            <text:p>36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28666666666667">
            <text:p>1.2866666667</text:p>
          </table:table-cell>
        </table:table-row>
        <table:table-row table:style-name="ro2" table:visibility="filter">
          <table:table-cell office:value-type="float" office:value="3669">
            <text:p>366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0333333333333">
            <text:p>1.4033333333</text:p>
          </table:table-cell>
        </table:table-row>
        <table:table-row table:style-name="ro2" table:visibility="filter">
          <table:table-cell office:value-type="float" office:value="3675">
            <text:p>367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3678">
            <text:p>367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825">
            <text:p>1.3825</text:p>
          </table:table-cell>
        </table:table-row>
        <table:table-row table:style-name="ro2" table:visibility="filter">
          <table:table-cell office:value-type="float" office:value="3714">
            <text:p>37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722">
            <text:p>372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4">
            <text:p>1.344</text:p>
          </table:table-cell>
        </table:table-row>
        <table:table-row table:style-name="ro2" table:visibility="filter">
          <table:table-cell office:value-type="float" office:value="3748">
            <text:p>3748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816091954023">
            <text:p>1.3681609195</text:p>
          </table:table-cell>
        </table:table-row>
        <table:table-row table:style-name="ro2" table:visibility="filter">
          <table:table-cell office:value-type="float" office:value="3755">
            <text:p>375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166666666667">
            <text:p>1.3616666667</text:p>
          </table:table-cell>
        </table:table-row>
        <table:table-row table:style-name="ro2" table:visibility="filter">
          <table:table-cell office:value-type="float" office:value="3758">
            <text:p>375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1666666666667">
            <text:p>1.3166666667</text:p>
          </table:table-cell>
        </table:table-row>
        <table:table-row table:style-name="ro2" table:visibility="filter">
          <table:table-cell office:value-type="float" office:value="3764">
            <text:p>376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3166666666667">
            <text:p>1.3316666667</text:p>
          </table:table-cell>
        </table:table-row>
        <table:table-row table:style-name="ro2" table:visibility="filter">
          <table:table-cell office:value-type="float" office:value="3770">
            <text:p>377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787">
            <text:p>378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1533333333333">
            <text:p>1.3153333333</text:p>
          </table:table-cell>
        </table:table-row>
        <table:table-row table:style-name="ro2" table:visibility="filter">
          <table:table-cell office:value-type="float" office:value="3814">
            <text:p>38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8666666666667">
            <text:p>1.3866666667</text:p>
          </table:table-cell>
        </table:table-row>
        <table:table-row table:style-name="ro2" table:visibility="filter">
          <table:table-cell office:value-type="float" office:value="3839">
            <text:p>3839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38">
            <text:p>1.338</text:p>
          </table:table-cell>
        </table:table-row>
        <table:table-row table:style-name="ro2" table:visibility="filter">
          <table:table-cell office:value-type="float" office:value="3841">
            <text:p>384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444444444444">
            <text:p>1.3644444444</text:p>
          </table:table-cell>
        </table:table-row>
        <table:table-row table:style-name="ro2" table:visibility="filter">
          <table:table-cell office:value-type="float" office:value="3846">
            <text:p>38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1333333333333">
            <text:p>1.3133333333</text:p>
          </table:table-cell>
        </table:table-row>
        <table:table-row table:style-name="ro2" table:visibility="filter">
          <table:table-cell office:value-type="float" office:value="3847">
            <text:p>384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3852">
            <text:p>385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860">
            <text:p>386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29333333333333">
            <text:p>1.2933333333</text:p>
          </table:table-cell>
        </table:table-row>
        <table:table-row table:style-name="ro2">
          <table:table-cell office:value-type="float" office:value="3009">
            <text:p>3009</text:p>
          </table:table-cell>
          <table:table-cell office:value-type="float" office:value="499">
            <text:p>499</text:p>
          </table:table-cell>
          <table:table-cell office:value-type="float" office:value="1">
            <text:p>1</text:p>
          </table:table-cell>
          <table:table-cell office:value-type="float" office:value="0.665330661322645">
            <text:p>0.6653306613</text:p>
          </table:table-cell>
          <table:table-cell office:value-type="float" office:value="1.36486973947896">
            <text:p>1.3648697395</text:p>
          </table:table-cell>
        </table:table-row>
        <table:table-row table:style-name="ro2">
          <table:table-cell office:value-type="float" office:value="2908">
            <text:p>2908</text:p>
          </table:table-cell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0.664596273291926">
            <text:p>0.6645962733</text:p>
          </table:table-cell>
          <table:table-cell office:value-type="float" office:value="1.37590062111801">
            <text:p>1.3759006211</text:p>
          </table:table-cell>
        </table:table-row>
        <table:table-row table:style-name="ro2">
          <table:table-cell office:value-type="float" office:value="2067">
            <text:p>2067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0.664473684210526">
            <text:p>0.6644736842</text:p>
          </table:table-cell>
          <table:table-cell office:value-type="float" office:value="1.36388157894737">
            <text:p>1.3638815789</text:p>
          </table:table-cell>
        </table:table-row>
        <table:table-row table:style-name="ro2">
          <table:table-cell office:value-type="float" office:value="2024">
            <text:p>2024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0.664259927797834">
            <text:p>0.6642599278</text:p>
          </table:table-cell>
          <table:table-cell office:value-type="float" office:value="1.3843321299639">
            <text:p>1.38433213</text:p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0.66412213740458">
            <text:p>0.6641221374</text:p>
          </table:table-cell>
          <table:table-cell office:value-type="float" office:value="1.35709923664122">
            <text:p>1.3570992366</text:p>
          </table:table-cell>
        </table:table-row>
        <table:table-row table:style-name="ro2">
          <table:table-cell office:value-type="float" office:value="2946">
            <text:p>2946</text:p>
          </table:table-cell>
          <table:table-cell office:value-type="float" office:value="538">
            <text:p>538</text:p>
          </table:table-cell>
          <table:table-cell office:value-type="float" office:value="1">
            <text:p>1</text:p>
          </table:table-cell>
          <table:table-cell office:value-type="float" office:value="0.663568773234201">
            <text:p>0.6635687732</text:p>
          </table:table-cell>
          <table:table-cell office:value-type="float" office:value="1.36446096654275">
            <text:p>1.3644609665</text:p>
          </table:table-cell>
        </table:table-row>
        <table:table-row table:style-name="ro2">
          <table:table-cell office:value-type="float" office:value="2273">
            <text:p>2273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0.663461538461538">
            <text:p>0.6634615385</text:p>
          </table:table-cell>
          <table:table-cell office:value-type="float" office:value="1.36903846153846">
            <text:p>1.3690384615</text:p>
          </table:table-cell>
        </table:table-row>
        <table:table-row table:style-name="ro2">
          <table:table-cell office:value-type="float" office:value="3013">
            <text:p>3013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0.663157894736842">
            <text:p>0.6631578947</text:p>
          </table:table-cell>
          <table:table-cell office:value-type="float" office:value="1.373">
            <text:p>1.373</text:p>
          </table:table-cell>
        </table:table-row>
        <table:table-row table:style-name="ro2">
          <table:table-cell office:value-type="float" office:value="3335">
            <text:p>3335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0.663101604278075">
            <text:p>0.6631016043</text:p>
          </table:table-cell>
          <table:table-cell office:value-type="float" office:value="1.35304812834225">
            <text:p>1.3530481283</text:p>
          </table:table-cell>
        </table:table-row>
        <table:table-row table:style-name="ro2" table:visibility="filter">
          <table:table-cell office:value-type="float" office:value="1987">
            <text:p>1987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.662921348314607">
            <text:p>0.6629213483</text:p>
          </table:table-cell>
          <table:table-cell office:value-type="float" office:value="1.38741573033708">
            <text:p>1.3874157303</text:p>
          </table:table-cell>
        </table:table-row>
        <table:table-row table:style-name="ro2" table:visibility="filter">
          <table:table-cell office:value-type="float" office:value="2848">
            <text:p>2848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.662921348314607">
            <text:p>0.6629213483</text:p>
          </table:table-cell>
          <table:table-cell office:value-type="float" office:value="1.37404494382022">
            <text:p>1.3740449438</text:p>
          </table:table-cell>
        </table:table-row>
        <table:table-row table:style-name="ro2" table:visibility="filter">
          <table:table-cell office:value-type="float" office:value="2929">
            <text:p>2929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0.662650602409639">
            <text:p>0.6626506024</text:p>
          </table:table-cell>
          <table:table-cell office:value-type="float" office:value="1.35253012048193">
            <text:p>1.3525301205</text:p>
          </table:table-cell>
        </table:table-row>
        <table:table-row table:style-name="ro2">
          <table:table-cell office:value-type="float" office:value="2166">
            <text:p>2166</text:p>
          </table:table-cell>
          <table:table-cell office:value-type="float" office:value="732">
            <text:p>732</text:p>
          </table:table-cell>
          <table:table-cell office:value-type="float" office:value="1">
            <text:p>1</text:p>
          </table:table-cell>
          <table:table-cell office:value-type="float" office:value="0.662568306010929">
            <text:p>0.662568306</text:p>
          </table:table-cell>
          <table:table-cell office:value-type="float" office:value="1.36796448087432">
            <text:p>1.3679644809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6625">
            <text:p>0.6625</text:p>
          </table:table-cell>
          <table:table-cell office:value-type="float" office:value="1.359875">
            <text:p>1.359875</text:p>
          </table:table-cell>
        </table:table-row>
        <table:table-row table:style-name="ro2" table:visibility="filter">
          <table:table-cell office:value-type="float" office:value="3657">
            <text:p>365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6625">
            <text:p>0.6625</text:p>
          </table:table-cell>
          <table:table-cell office:value-type="float" office:value="1.356625">
            <text:p>1.356625</text:p>
          </table:table-cell>
        </table:table-row>
        <table:table-row table:style-name="ro2" table:visibility="filter">
          <table:table-cell office:value-type="float" office:value="2241">
            <text:p>2241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.662337662337662">
            <text:p>0.6623376623</text:p>
          </table:table-cell>
          <table:table-cell office:value-type="float" office:value="1.4048051948052">
            <text:p>1.4048051948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0.662162162162162">
            <text:p>0.6621621622</text:p>
          </table:table-cell>
          <table:table-cell office:value-type="float" office:value="1.35202702702703">
            <text:p>1.352027027</text:p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0.661764705882353">
            <text:p>0.6617647059</text:p>
          </table:table-cell>
          <table:table-cell office:value-type="float" office:value="1.36698529411765">
            <text:p>1.3669852941</text:p>
          </table:table-cell>
        </table:table-row>
        <table:table-row table:style-name="ro2">
          <table:table-cell office:value-type="float" office:value="2366">
            <text:p>2366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0.661654135338346">
            <text:p>0.6616541353</text:p>
          </table:table-cell>
          <table:table-cell office:value-type="float" office:value="1.39624060150376">
            <text:p>1.3962406015</text:p>
          </table:table-cell>
        </table:table-row>
        <table:table-row table:style-name="ro2">
          <table:table-cell office:value-type="float" office:value="2615">
            <text:p>2615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0.661596958174905">
            <text:p>0.6615969582</text:p>
          </table:table-cell>
          <table:table-cell office:value-type="float" office:value="1.39821292775665">
            <text:p>1.3982129278</text:p>
          </table:table-cell>
        </table:table-row>
        <table:table-row table:style-name="ro2">
          <table:table-cell office:value-type="float" office:value="2042">
            <text:p>2042</text:p>
          </table:table-cell>
          <table:table-cell office:value-type="float" office:value="455">
            <text:p>455</text:p>
          </table:table-cell>
          <table:table-cell office:value-type="float" office:value="1">
            <text:p>1</text:p>
          </table:table-cell>
          <table:table-cell office:value-type="float" office:value="0.661538461538462">
            <text:p>0.6615384615</text:p>
          </table:table-cell>
          <table:table-cell office:value-type="float" office:value="1.39665934065934">
            <text:p>1.3966593407</text:p>
          </table:table-cell>
        </table:table-row>
        <table:table-row table:style-name="ro2">
          <table:table-cell office:value-type="float" office:value="2381">
            <text:p>2381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0.661458333333333">
            <text:p>0.6614583333</text:p>
          </table:table-cell>
          <table:table-cell office:value-type="float" office:value="1.39640625">
            <text:p>1.39640625</text:p>
          </table:table-cell>
        </table:table-row>
        <table:table-row table:style-name="ro2">
          <table:table-cell office:value-type="float" office:value="3866">
            <text:p>3866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0.661375661375661">
            <text:p>0.6613756614</text:p>
          </table:table-cell>
          <table:table-cell office:value-type="float" office:value="1.38878306878307">
            <text:p>1.3887830688</text:p>
          </table:table-cell>
        </table:table-row>
        <table:table-row table:style-name="ro2" table:visibility="filter">
          <table:table-cell office:value-type="float" office:value="3701">
            <text:p>3701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.661290322580645">
            <text:p>0.6612903226</text:p>
          </table:table-cell>
          <table:table-cell office:value-type="float" office:value="1.34435483870968">
            <text:p>1.3443548387</text:p>
          </table:table-cell>
        </table:table-row>
        <table:table-row table:style-name="ro2">
          <table:table-cell office:value-type="float" office:value="3320">
            <text:p>3320</text:p>
          </table:table-cell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0.66120218579235">
            <text:p>0.6612021858</text:p>
          </table:table-cell>
          <table:table-cell office:value-type="float" office:value="1.3572131147541">
            <text:p>1.3572131148</text:p>
          </table:table-cell>
        </table:table-row>
        <table:table-row table:style-name="ro2" table:visibility="filter">
          <table:table-cell office:value-type="float" office:value="3682">
            <text:p>3682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661016949152542">
            <text:p>0.6610169492</text:p>
          </table:table-cell>
          <table:table-cell office:value-type="float" office:value="1.36881355932203">
            <text:p>1.3688135593</text:p>
          </table:table-cell>
        </table:table-row>
        <table:table-row table:style-name="ro2">
          <table:table-cell office:value-type="float" office:value="2338">
            <text:p>2338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.660714285714286">
            <text:p>0.6607142857</text:p>
          </table:table-cell>
          <table:table-cell office:value-type="float" office:value="1.37821428571429">
            <text:p>1.3782142857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660377358490566">
            <text:p>0.6603773585</text:p>
          </table:table-cell>
          <table:table-cell office:value-type="float" office:value="1.36377358490566">
            <text:p>1.3637735849</text:p>
          </table:table-cell>
        </table:table-row>
        <table:table-row table:style-name="ro2">
          <table:table-cell office:value-type="float" office:value="3109">
            <text:p>3109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0.660377358490566">
            <text:p>0.6603773585</text:p>
          </table:table-cell>
          <table:table-cell office:value-type="float" office:value="1.36440251572327">
            <text:p>1.3644025157</text:p>
          </table:table-cell>
        </table:table-row>
        <table:table-row table:style-name="ro2">
          <table:table-cell office:value-type="float" office:value="2417">
            <text:p>24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float" office:value="1.3617">
            <text:p>1.3617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float" office:value="1.3536">
            <text:p>1.3536</text:p>
          </table:table-cell>
        </table:table-row>
        <table:table-row table:style-name="ro2" table:visibility="filter">
          <table:table-cell office:value-type="float" office:value="2679">
            <text:p>2679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659574468085106">
            <text:p>0.6595744681</text:p>
          </table:table-cell>
          <table:table-cell office:value-type="float" office:value="1.39340425531915">
            <text:p>1.3934042553</text:p>
          </table:table-cell>
        </table:table-row>
        <table:table-row table:style-name="ro2" table:visibility="filter">
          <table:table-cell office:value-type="float" office:value="3680">
            <text:p>3680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659574468085106">
            <text:p>0.6595744681</text:p>
          </table:table-cell>
          <table:table-cell office:value-type="float" office:value="1.34191489361702">
            <text:p>1.3419148936</text:p>
          </table:table-cell>
        </table:table-row>
        <table:table-row table:style-name="ro2">
          <table:table-cell office:value-type="float" office:value="3018">
            <text:p>3018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float" office:value="0.659203980099503">
            <text:p>0.6592039801</text:p>
          </table:table-cell>
          <table:table-cell office:value-type="float" office:value="1.35960199004975">
            <text:p>1.35960199</text:p>
          </table:table-cell>
        </table:table-row>
        <table:table-row table:style-name="ro2" table:visibility="filter">
          <table:table-cell office:value-type="float" office:value="2539">
            <text:p>2539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659090909090909">
            <text:p>0.6590909091</text:p>
          </table:table-cell>
          <table:table-cell office:value-type="float" office:value="1.3975">
            <text:p>1.3975</text:p>
          </table:table-cell>
        </table:table-row>
        <table:table-row table:style-name="ro2">
          <table:table-cell office:value-type="float" office:value="3043">
            <text:p>3043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0.659090909090909">
            <text:p>0.6590909091</text:p>
          </table:table-cell>
          <table:table-cell office:value-type="float" office:value="1.35505681818182">
            <text:p>1.3550568182</text:p>
          </table:table-cell>
        </table:table-row>
        <table:table-row table:style-name="ro2" table:visibility="filter">
          <table:table-cell office:value-type="float" office:value="3721">
            <text:p>372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659090909090909">
            <text:p>0.6590909091</text:p>
          </table:table-cell>
          <table:table-cell office:value-type="float" office:value="1.34727272727273">
            <text:p>1.3472727273</text:p>
          </table:table-cell>
        </table:table-row>
        <table:table-row table:style-name="ro2">
          <table:table-cell office:value-type="float" office:value="2141">
            <text:p>2141</text:p>
          </table:table-cell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0.659025787965616">
            <text:p>0.659025788</text:p>
          </table:table-cell>
          <table:table-cell office:value-type="float" office:value="1.3954441260745">
            <text:p>1.3954441261</text:p>
          </table:table-cell>
        </table:table-row>
        <table:table-row table:style-name="ro2">
          <table:table-cell office:value-type="float" office:value="2148">
            <text:p>2148</text:p>
          </table:table-cell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float" office:value="0.659003831417625">
            <text:p>0.6590038314</text:p>
          </table:table-cell>
          <table:table-cell office:value-type="float" office:value="1.40812260536398">
            <text:p>1.4081226054</text:p>
          </table:table-cell>
        </table:table-row>
        <table:table-row table:style-name="ro2" table:visibility="filter">
          <table:table-cell office:value-type="float" office:value="3613">
            <text:p>3613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0.658823529411765">
            <text:p>0.6588235294</text:p>
          </table:table-cell>
          <table:table-cell office:value-type="float" office:value="1.38176470588235">
            <text:p>1.3817647059</text:p>
          </table:table-cell>
        </table:table-row>
        <table:table-row table:style-name="ro2">
          <table:table-cell office:value-type="float" office:value="3248">
            <text:p>3248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0.658682634730539">
            <text:p>0.6586826347</text:p>
          </table:table-cell>
          <table:table-cell office:value-type="float" office:value="1.36065868263473">
            <text:p>1.3606586826</text:p>
          </table:table-cell>
        </table:table-row>
        <table:table-row table:style-name="ro2" table:visibility="filter">
          <table:table-cell office:value-type="float" office:value="2067">
            <text:p>2067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658536585365854">
            <text:p>0.6585365854</text:p>
          </table:table-cell>
          <table:table-cell office:value-type="float" office:value="1.39487804878049">
            <text:p>1.3948780488</text:p>
          </table:table-cell>
        </table:table-row>
        <table:table-row table:style-name="ro2" table:visibility="filter">
          <table:table-cell office:value-type="float" office:value="2278">
            <text:p>2278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.658536585365854">
            <text:p>0.6585365854</text:p>
          </table:table-cell>
          <table:table-cell office:value-type="float" office:value="1.36060975609756">
            <text:p>1.3606097561</text:p>
          </table:table-cell>
        </table:table-row>
        <table:table-row table:style-name="ro2" table:visibility="filter">
          <table:table-cell office:value-type="float" office:value="3683">
            <text:p>3683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658536585365854">
            <text:p>0.6585365854</text:p>
          </table:table-cell>
          <table:table-cell office:value-type="float" office:value="1.34682926829268">
            <text:p>1.3468292683</text:p>
          </table:table-cell>
        </table:table-row>
        <table:table-row table:style-name="ro2">
          <table:table-cell office:value-type="float" office:value="2087">
            <text:p>2087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0.658333333333333">
            <text:p>0.6583333333</text:p>
          </table:table-cell>
          <table:table-cell office:value-type="float" office:value="1.3775">
            <text:p>1.3775</text:p>
          </table:table-cell>
        </table:table-row>
        <table:table-row table:style-name="ro2">
          <table:table-cell office:value-type="float" office:value="3383">
            <text:p>3383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.658333333333333">
            <text:p>0.6583333333</text:p>
          </table:table-cell>
          <table:table-cell office:value-type="float" office:value="1.43716666666667">
            <text:p>1.4371666667</text:p>
          </table:table-cell>
        </table:table-row>
        <table:table-row table:style-name="ro2">
          <table:table-cell office:value-type="float" office:value="2149">
            <text:p>2149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0.658064516129032">
            <text:p>0.6580645161</text:p>
          </table:table-cell>
          <table:table-cell office:value-type="float" office:value="1.41858064516129">
            <text:p>1.4185806452</text:p>
          </table:table-cell>
        </table:table-row>
        <table:table-row table:style-name="ro2" table:visibility="filter">
          <table:table-cell office:value-type="float" office:value="2258">
            <text:p>2258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657894736842105">
            <text:p>0.6578947368</text:p>
          </table:table-cell>
          <table:table-cell office:value-type="float" office:value="1.39184210526316">
            <text:p>1.3918421053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657534246575342">
            <text:p>0.6575342466</text:p>
          </table:table-cell>
          <table:table-cell office:value-type="float" office:value="1.36342465753425">
            <text:p>1.3634246575</text:p>
          </table:table-cell>
        </table:table-row>
        <table:table-row table:style-name="ro2">
          <table:table-cell office:value-type="float" office:value="2946">
            <text:p>2946</text:p>
          </table:table-cell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0.657303370786517">
            <text:p>0.6573033708</text:p>
          </table:table-cell>
          <table:table-cell office:value-type="float" office:value="1.37011235955056">
            <text:p>1.3701123596</text:p>
          </table:table-cell>
        </table:table-row>
        <table:table-row table:style-name="ro2" table:visibility="filter">
          <table:table-cell office:value-type="float" office:value="2697">
            <text:p>269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657142857142857">
            <text:p>0.6571428571</text:p>
          </table:table-cell>
          <table:table-cell office:value-type="float" office:value="1.37942857142857">
            <text:p>1.3794285714</text:p>
          </table:table-cell>
        </table:table-row>
        <table:table-row table:style-name="ro2">
          <table:table-cell office:value-type="float" office:value="3157">
            <text:p>3157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0.656934306569343">
            <text:p>0.6569343066</text:p>
          </table:table-cell>
          <table:table-cell office:value-type="float" office:value="1.37051094890511">
            <text:p>1.3705109489</text:p>
          </table:table-cell>
        </table:table-row>
        <table:table-row table:style-name="ro2">
          <table:table-cell office:value-type="float" office:value="2092">
            <text:p>2092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float" office:value="0.656716417910448">
            <text:p>0.6567164179</text:p>
          </table:table-cell>
          <table:table-cell office:value-type="float" office:value="1.39779104477612">
            <text:p>1.3977910448</text:p>
          </table:table-cell>
        </table:table-row>
        <table:table-row table:style-name="ro2">
          <table:table-cell office:value-type="float" office:value="2203">
            <text:p>2203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0.656716417910448">
            <text:p>0.6567164179</text:p>
          </table:table-cell>
          <table:table-cell office:value-type="float" office:value="1.37417910447761">
            <text:p>1.3741791045</text:p>
          </table:table-cell>
        </table:table-row>
        <table:table-row table:style-name="ro2" table:visibility="filter">
          <table:table-cell office:value-type="float" office:value="1964">
            <text:p>1964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0.656565656565657">
            <text:p>0.6565656566</text:p>
          </table:table-cell>
          <table:table-cell office:value-type="float" office:value="1.37444444444444">
            <text:p>1.3744444444</text:p>
          </table:table-cell>
        </table:table-row>
        <table:table-row table:style-name="ro2">
          <table:table-cell office:value-type="float" office:value="3306">
            <text:p>3306</text:p>
          </table:table-cell>
          <table:table-cell office:value-type="float" office:value="393">
            <text:p>393</text:p>
          </table:table-cell>
          <table:table-cell office:value-type="float" office:value="1">
            <text:p>1</text:p>
          </table:table-cell>
          <table:table-cell office:value-type="float" office:value="0.656488549618321">
            <text:p>0.6564885496</text:p>
          </table:table-cell>
          <table:table-cell office:value-type="float" office:value="1.39687022900763">
            <text:p>1.396870229</text:p>
          </table:table-cell>
        </table:table-row>
        <table:table-row table:style-name="ro2" table:visibility="filter">
          <table:table-cell office:value-type="float" office:value="1994">
            <text:p>199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65625">
            <text:p>0.65625</text:p>
          </table:table-cell>
          <table:table-cell office:value-type="float" office:value="1.3584375">
            <text:p>1.3584375</text:p>
          </table:table-cell>
        </table:table-row>
        <table:table-row table:style-name="ro2" table:visibility="filter">
          <table:table-cell office:value-type="float" office:value="2626">
            <text:p>2626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0.65625">
            <text:p>0.65625</text:p>
          </table:table-cell>
          <table:table-cell office:value-type="float" office:value="1.36822916666667">
            <text:p>1.3682291667</text:p>
          </table:table-cell>
        </table:table-row>
        <table:table-row table:style-name="ro2" table:visibility="filter">
          <table:table-cell office:value-type="float" office:value="2662">
            <text:p>2662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0.65625">
            <text:p>0.65625</text:p>
          </table:table-cell>
          <table:table-cell office:value-type="float" office:value="1.3871875">
            <text:p>1.3871875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65625">
            <text:p>0.65625</text:p>
          </table:table-cell>
          <table:table-cell office:value-type="float" office:value="1.3628125">
            <text:p>1.3628125</text:p>
          </table:table-cell>
        </table:table-row>
        <table:table-row table:style-name="ro2" table:visibility="filter">
          <table:table-cell office:value-type="float" office:value="3763">
            <text:p>376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65625">
            <text:p>0.65625</text:p>
          </table:table-cell>
          <table:table-cell office:value-type="float" office:value="1.3775">
            <text:p>1.3775</text:p>
          </table:table-cell>
        </table:table-row>
        <table:table-row table:style-name="ro2">
          <table:table-cell office:value-type="float" office:value="2618">
            <text:p>2618</text:p>
          </table:table-cell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0.656126482213439">
            <text:p>0.6561264822</text:p>
          </table:table-cell>
          <table:table-cell office:value-type="float" office:value="1.38810276679842">
            <text:p>1.3881027668</text:p>
          </table:table-cell>
        </table:table-row>
        <table:table-row table:style-name="ro2" table:visibility="filter">
          <table:table-cell office:value-type="float" office:value="2543">
            <text:p>2543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655737704918033">
            <text:p>0.6557377049</text:p>
          </table:table-cell>
          <table:table-cell office:value-type="float" office:value="1.38196721311475">
            <text:p>1.3819672131</text:p>
          </table:table-cell>
        </table:table-row>
        <table:table-row table:style-name="ro2" table:visibility="filter">
          <table:table-cell office:value-type="float" office:value="3807">
            <text:p>3807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655737704918033">
            <text:p>0.6557377049</text:p>
          </table:table-cell>
          <table:table-cell office:value-type="float" office:value="1.35459016393443">
            <text:p>1.3545901639</text:p>
          </table:table-cell>
        </table:table-row>
        <table:table-row table:style-name="ro2" table:visibility="filter">
          <table:table-cell office:value-type="float" office:value="3019">
            <text:p>3019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.655555555555556">
            <text:p>0.6555555556</text:p>
          </table:table-cell>
          <table:table-cell office:value-type="float" office:value="1.36711111111111">
            <text:p>1.3671111111</text:p>
          </table:table-cell>
        </table:table-row>
        <table:table-row table:style-name="ro2">
          <table:table-cell office:value-type="float" office:value="2043">
            <text:p>2043</text:p>
          </table:table-cell>
          <table:table-cell office:value-type="float" office:value="296">
            <text:p>296</text:p>
          </table:table-cell>
          <table:table-cell office:value-type="float" office:value="1">
            <text:p>1</text:p>
          </table:table-cell>
          <table:table-cell office:value-type="float" office:value="0.655405405405405">
            <text:p>0.6554054054</text:p>
          </table:table-cell>
          <table:table-cell office:value-type="float" office:value="1.40716216216216">
            <text:p>1.4071621622</text:p>
          </table:table-cell>
        </table:table-row>
        <table:table-row table:style-name="ro2">
          <table:table-cell office:value-type="float" office:value="2531">
            <text:p>2531</text:p>
          </table:table-cell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float" office:value="0.655339805825243">
            <text:p>0.6553398058</text:p>
          </table:table-cell>
          <table:table-cell office:value-type="float" office:value="1.36873786407767">
            <text:p>1.3687378641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655172413793103">
            <text:p>0.6551724138</text:p>
          </table:table-cell>
          <table:table-cell office:value-type="float" office:value="1.35724137931034">
            <text:p>1.3572413793</text:p>
          </table:table-cell>
        </table:table-row>
        <table:table-row table:style-name="ro2">
          <table:table-cell office:value-type="float" office:value="2812">
            <text:p>2812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0.655172413793103">
            <text:p>0.6551724138</text:p>
          </table:table-cell>
          <table:table-cell office:value-type="float" office:value="1.36408866995074">
            <text:p>1.36408867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655172413793103">
            <text:p>0.6551724138</text:p>
          </table:table-cell>
          <table:table-cell office:value-type="float" office:value="1.36551724137931">
            <text:p>1.3655172414</text:p>
          </table:table-cell>
        </table:table-row>
        <table:table-row table:style-name="ro2" table:visibility="filter">
          <table:table-cell office:value-type="float" office:value="3567">
            <text:p>3567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655172413793103">
            <text:p>0.6551724138</text:p>
          </table:table-cell>
          <table:table-cell office:value-type="float" office:value="1.3748275862069">
            <text:p>1.3748275862</text:p>
          </table:table-cell>
        </table:table-row>
        <table:table-row table:style-name="ro2" table:visibility="filter">
          <table:table-cell office:value-type="float" office:value="3630">
            <text:p>363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655172413793103">
            <text:p>0.6551724138</text:p>
          </table:table-cell>
          <table:table-cell office:value-type="float" office:value="1.31862068965517">
            <text:p>1.3186206897</text:p>
          </table:table-cell>
        </table:table-row>
        <table:table-row table:style-name="ro2">
          <table:table-cell office:value-type="float" office:value="2147">
            <text:p>2147</text:p>
          </table:table-cell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float" office:value="0.655021834061135">
            <text:p>0.6550218341</text:p>
          </table:table-cell>
          <table:table-cell office:value-type="float" office:value="1.41733624454148">
            <text:p>1.4173362445</text:p>
          </table:table-cell>
        </table:table-row>
        <table:table-row table:style-name="ro2">
          <table:table-cell office:value-type="float" office:value="2542">
            <text:p>2542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float" office:value="0.654867256637168">
            <text:p>0.6548672566</text:p>
          </table:table-cell>
          <table:table-cell office:value-type="float" office:value="1.36853982300885">
            <text:p>1.368539823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0.654761904761905">
            <text:p>0.6547619048</text:p>
          </table:table-cell>
          <table:table-cell office:value-type="float" office:value="1.33892857142857">
            <text:p>1.3389285714</text:p>
          </table:table-cell>
        </table:table-row>
        <table:table-row table:style-name="ro2" table:visibility="filter">
          <table:table-cell office:value-type="float" office:value="3188">
            <text:p>3188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0.654761904761905">
            <text:p>0.6547619048</text:p>
          </table:table-cell>
          <table:table-cell office:value-type="float" office:value="1.35654761904762">
            <text:p>1.356547619</text:p>
          </table:table-cell>
        </table:table-row>
        <table:table-row table:style-name="ro2" table:visibility="filter">
          <table:table-cell office:value-type="float" office:value="3692">
            <text:p>3692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.654761904761905">
            <text:p>0.6547619048</text:p>
          </table:table-cell>
          <table:table-cell office:value-type="float" office:value="1.36178571428571">
            <text:p>1.3617857143</text:p>
          </table:table-cell>
        </table:table-row>
        <table:table-row table:style-name="ro2" table:visibility="filter">
          <table:table-cell office:value-type="float" office:value="2429">
            <text:p>2429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654545454545455">
            <text:p>0.6545454545</text:p>
          </table:table-cell>
          <table:table-cell office:value-type="float" office:value="1.41672727272727">
            <text:p>1.4167272727</text:p>
          </table:table-cell>
        </table:table-row>
        <table:table-row table:style-name="ro2" table:visibility="filter">
          <table:table-cell office:value-type="float" office:value="2813">
            <text:p>2813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.654545454545455">
            <text:p>0.6545454545</text:p>
          </table:table-cell>
          <table:table-cell office:value-type="float" office:value="1.37236363636364">
            <text:p>1.3723636364</text:p>
          </table:table-cell>
        </table:table-row>
        <table:table-row table:style-name="ro2" table:visibility="filter">
          <table:table-cell office:value-type="float" office:value="2812">
            <text:p>2812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0.654320987654321">
            <text:p>0.6543209877</text:p>
          </table:table-cell>
          <table:table-cell office:value-type="float" office:value="1.36333333333333">
            <text:p>1.3633333333</text:p>
          </table:table-cell>
        </table:table-row>
        <table:table-row table:style-name="ro2">
          <table:table-cell office:value-type="float" office:value="3336">
            <text:p>3336</text:p>
          </table:table-cell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0.654320987654321">
            <text:p>0.6543209877</text:p>
          </table:table-cell>
          <table:table-cell office:value-type="float" office:value="1.37117283950617">
            <text:p>1.3711728395</text:p>
          </table:table-cell>
        </table:table-row>
        <table:table-row table:style-name="ro2" table:visibility="filter">
          <table:table-cell office:value-type="float" office:value="2329">
            <text:p>2329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53846153846154">
            <text:p>0.6538461538</text:p>
          </table:table-cell>
          <table:table-cell office:value-type="float" office:value="1.40346153846154">
            <text:p>1.4034615385</text:p>
          </table:table-cell>
        </table:table-row>
        <table:table-row table:style-name="ro2" table:visibility="filter">
          <table:table-cell office:value-type="float" office:value="2995">
            <text:p>299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653846153846154">
            <text:p>0.6538461538</text:p>
          </table:table-cell>
          <table:table-cell office:value-type="float" office:value="1.36653846153846">
            <text:p>1.3665384615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.653846153846154">
            <text:p>0.6538461538</text:p>
          </table:table-cell>
          <table:table-cell office:value-type="float" office:value="1.35711538461538">
            <text:p>1.3571153846</text:p>
          </table:table-cell>
        </table:table-row>
        <table:table-row table:style-name="ro2" table:visibility="filter">
          <table:table-cell office:value-type="float" office:value="3166">
            <text:p>3166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53846153846154">
            <text:p>0.6538461538</text:p>
          </table:table-cell>
          <table:table-cell office:value-type="float" office:value="1.34">
            <text:p>1.34</text:p>
          </table:table-cell>
        </table:table-row>
        <table:table-row table:style-name="ro2">
          <table:table-cell office:value-type="float" office:value="2445">
            <text:p>2445</text:p>
          </table:table-cell>
          <table:table-cell office:value-type="float" office:value="491">
            <text:p>491</text:p>
          </table:table-cell>
          <table:table-cell office:value-type="float" office:value="1">
            <text:p>1</text:p>
          </table:table-cell>
          <table:table-cell office:value-type="float" office:value="0.653767820773931">
            <text:p>0.6537678208</text:p>
          </table:table-cell>
          <table:table-cell office:value-type="float" office:value="1.38160896130346">
            <text:p>1.3816089613</text:p>
          </table:table-cell>
        </table:table-row>
        <table:table-row table:style-name="ro2">
          <table:table-cell office:value-type="float" office:value="3713">
            <text:p>3713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0.65359477124183">
            <text:p>0.6535947712</text:p>
          </table:table-cell>
          <table:table-cell office:value-type="float" office:value="1.36392156862745">
            <text:p>1.3639215686</text:p>
          </table:table-cell>
        </table:table-row>
        <table:table-row table:style-name="ro2">
          <table:table-cell office:value-type="float" office:value="2917">
            <text:p>2917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0.653571428571429">
            <text:p>0.6535714286</text:p>
          </table:table-cell>
          <table:table-cell office:value-type="float" office:value="1.36978571428571">
            <text:p>1.3697857143</text:p>
          </table:table-cell>
        </table:table-row>
        <table:table-row table:style-name="ro2">
          <table:table-cell office:value-type="float" office:value="2865">
            <text:p>2865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0.653543307086614">
            <text:p>0.6535433071</text:p>
          </table:table-cell>
          <table:table-cell office:value-type="float" office:value="1.37913385826772">
            <text:p>1.3791338583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.653333333333333">
            <text:p>0.6533333333</text:p>
          </table:table-cell>
          <table:table-cell office:value-type="float" office:value="1.38646666666667">
            <text:p>1.3864666667</text:p>
          </table:table-cell>
        </table:table-row>
        <table:table-row table:style-name="ro2" table:visibility="filter">
          <table:table-cell office:value-type="float" office:value="2841">
            <text:p>2841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.653061224489796">
            <text:p>0.6530612245</text:p>
          </table:table-cell>
          <table:table-cell office:value-type="float" office:value="1.36591836734694">
            <text:p>1.3659183673</text:p>
          </table:table-cell>
        </table:table-row>
        <table:table-row table:style-name="ro2" table:visibility="filter">
          <table:table-cell office:value-type="float" office:value="3650">
            <text:p>3650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0.652777777777778">
            <text:p>0.6527777778</text:p>
          </table:table-cell>
          <table:table-cell office:value-type="float" office:value="1.3675">
            <text:p>1.3675</text:p>
          </table:table-cell>
        </table:table-row>
        <table:table-row table:style-name="ro2" table:visibility="filter">
          <table:table-cell office:value-type="float" office:value="2538">
            <text:p>2538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0.652631578947368">
            <text:p>0.6526315789</text:p>
          </table:table-cell>
          <table:table-cell office:value-type="float" office:value="1.34052631578947">
            <text:p>1.3405263158</text:p>
          </table:table-cell>
        </table:table-row>
        <table:table-row table:style-name="ro2" table:visibility="filter">
          <table:table-cell office:value-type="float" office:value="2973">
            <text:p>2973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0.652631578947368">
            <text:p>0.6526315789</text:p>
          </table:table-cell>
          <table:table-cell office:value-type="float" office:value="1.37368421052632">
            <text:p>1.3736842105</text:p>
          </table:table-cell>
        </table:table-row>
        <table:table-row table:style-name="ro2" table:visibility="filter">
          <table:table-cell office:value-type="float" office:value="2237">
            <text:p>223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652173913043478">
            <text:p>0.652173913</text:p>
          </table:table-cell>
          <table:table-cell office:value-type="float" office:value="1.35913043478261">
            <text:p>1.3591304348</text:p>
          </table:table-cell>
        </table:table-row>
        <table:table-row table:style-name="ro2" table:visibility="filter">
          <table:table-cell office:value-type="float" office:value="2527">
            <text:p>2527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0.652173913043478">
            <text:p>0.652173913</text:p>
          </table:table-cell>
          <table:table-cell office:value-type="float" office:value="1.37391304347826">
            <text:p>1.3739130435</text:p>
          </table:table-cell>
        </table:table-row>
        <table:table-row table:style-name="ro2">
          <table:table-cell office:value-type="float" office:value="2718">
            <text:p>2718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0.652173913043478">
            <text:p>0.652173913</text:p>
          </table:table-cell>
          <table:table-cell office:value-type="float" office:value="1.37590062111801">
            <text:p>1.3759006211</text:p>
          </table:table-cell>
        </table:table-row>
        <table:table-row table:style-name="ro2" table:visibility="filter">
          <table:table-cell office:value-type="float" office:value="2718">
            <text:p>2718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652173913043478">
            <text:p>0.652173913</text:p>
          </table:table-cell>
          <table:table-cell office:value-type="float" office:value="1.38">
            <text:p>1.38</text:p>
          </table:table-cell>
        </table:table-row>
        <table:table-row table:style-name="ro2">
          <table:table-cell office:value-type="float" office:value="2724">
            <text:p>2724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0.652173913043478">
            <text:p>0.652173913</text:p>
          </table:table-cell>
          <table:table-cell office:value-type="float" office:value="1.38313043478261">
            <text:p>1.3831304348</text:p>
          </table:table-cell>
        </table:table-row>
        <table:table-row table:style-name="ro2" table:visibility="filter">
          <table:table-cell office:value-type="float" office:value="2950">
            <text:p>2950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0.652173913043478">
            <text:p>0.652173913</text:p>
          </table:table-cell>
          <table:table-cell office:value-type="float" office:value="1.35347826086957">
            <text:p>1.3534782609</text:p>
          </table:table-cell>
        </table:table-row>
        <table:table-row table:style-name="ro2" table:visibility="filter">
          <table:table-cell office:value-type="float" office:value="3207">
            <text:p>3207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0.652173913043478">
            <text:p>0.652173913</text:p>
          </table:table-cell>
          <table:table-cell office:value-type="float" office:value="1.33880434782609">
            <text:p>1.3388043478</text:p>
          </table:table-cell>
        </table:table-row>
        <table:table-row table:style-name="ro2" table:visibility="filter">
          <table:table-cell office:value-type="float" office:value="3521">
            <text:p>352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652173913043478">
            <text:p>0.652173913</text:p>
          </table:table-cell>
          <table:table-cell office:value-type="float" office:value="1.38826086956522">
            <text:p>1.3882608696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652173913043478">
            <text:p>0.652173913</text:p>
          </table:table-cell>
          <table:table-cell office:value-type="float" office:value="1.37">
            <text:p>1.37</text:p>
          </table:table-cell>
        </table:table-row>
        <table:table-row table:style-name="ro2">
          <table:table-cell office:value-type="float" office:value="3716">
            <text:p>3716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0.652173913043478">
            <text:p>0.652173913</text:p>
          </table:table-cell>
          <table:table-cell office:value-type="float" office:value="1.36591304347826">
            <text:p>1.3659130435</text:p>
          </table:table-cell>
        </table:table-row>
        <table:table-row table:style-name="ro2">
          <table:table-cell office:value-type="float" office:value="2328">
            <text:p>2328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0.651851851851852">
            <text:p>0.6518518519</text:p>
          </table:table-cell>
          <table:table-cell office:value-type="float" office:value="1.40088888888889">
            <text:p>1.4008888889</text:p>
          </table:table-cell>
        </table:table-row>
        <table:table-row table:style-name="ro2">
          <table:table-cell office:value-type="float" office:value="2818">
            <text:p>2818</text:p>
          </table:table-cell>
          <table:table-cell office:value-type="float" office:value="290">
            <text:p>290</text:p>
          </table:table-cell>
          <table:table-cell office:value-type="float" office:value="1">
            <text:p>1</text:p>
          </table:table-cell>
          <table:table-cell office:value-type="float" office:value="0.651724137931034">
            <text:p>0.6517241379</text:p>
          </table:table-cell>
          <table:table-cell office:value-type="float" office:value="1.37413793103448">
            <text:p>1.374137931</text:p>
          </table:table-cell>
        </table:table-row>
        <table:table-row table:style-name="ro2" table:visibility="filter">
          <table:table-cell office:value-type="float" office:value="2861">
            <text:p>2861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.651515151515152">
            <text:p>0.6515151515</text:p>
          </table:table-cell>
          <table:table-cell office:value-type="float" office:value="1.34378787878788">
            <text:p>1.3437878788</text:p>
          </table:table-cell>
        </table:table-row>
        <table:table-row table:style-name="ro2">
          <table:table-cell office:value-type="float" office:value="2617">
            <text:p>2617</text:p>
          </table:table-cell>
          <table:table-cell office:value-type="float" office:value="241">
            <text:p>241</text:p>
          </table:table-cell>
          <table:table-cell office:value-type="float" office:value="1">
            <text:p>1</text:p>
          </table:table-cell>
          <table:table-cell office:value-type="float" office:value="0.651452282157676">
            <text:p>0.6514522822</text:p>
          </table:table-cell>
          <table:table-cell office:value-type="float" office:value="1.3953112033195">
            <text:p>1.3953112033</text:p>
          </table:table-cell>
        </table:table-row>
        <table:table-row table:style-name="ro2" table:visibility="filter">
          <table:table-cell office:value-type="float" office:value="2989">
            <text:p>2989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651162790697674">
            <text:p>0.6511627907</text:p>
          </table:table-cell>
          <table:table-cell office:value-type="float" office:value="1.35883720930233">
            <text:p>1.3588372093</text:p>
          </table:table-cell>
        </table:table-row>
        <table:table-row table:style-name="ro2" table:visibility="filter">
          <table:table-cell office:value-type="float" office:value="3442">
            <text:p>3442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651162790697674">
            <text:p>0.6511627907</text:p>
          </table:table-cell>
          <table:table-cell office:value-type="float" office:value="1.41558139534884">
            <text:p>1.4155813953</text:p>
          </table:table-cell>
        </table:table-row>
        <table:table-row table:style-name="ro2" table:visibility="filter">
          <table:table-cell office:value-type="float" office:value="3836">
            <text:p>3836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651162790697674">
            <text:p>0.6511627907</text:p>
          </table:table-cell>
          <table:table-cell office:value-type="float" office:value="1.36186046511628">
            <text:p>1.3618604651</text:p>
          </table:table-cell>
        </table:table-row>
        <table:table-row table:style-name="ro2">
          <table:table-cell office:value-type="float" office:value="2428">
            <text:p>2428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0.650602409638554">
            <text:p>0.6506024096</text:p>
          </table:table-cell>
          <table:table-cell office:value-type="float" office:value="1.42150602409639">
            <text:p>1.4215060241</text:p>
          </table:table-cell>
        </table:table-row>
        <table:table-row table:style-name="ro2" table:visibility="filter">
          <table:table-cell office:value-type="float" office:value="3541">
            <text:p>3541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0.650602409638554">
            <text:p>0.6506024096</text:p>
          </table:table-cell>
          <table:table-cell office:value-type="float" office:value="1.36602409638554">
            <text:p>1.3660240964</text:p>
          </table:table-cell>
        </table:table-row>
        <table:table-row table:style-name="ro2">
          <table:table-cell office:value-type="float" office:value="2575">
            <text:p>2575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0.650485436893204">
            <text:p>0.6504854369</text:p>
          </table:table-cell>
          <table:table-cell office:value-type="float" office:value="1.37533980582524">
            <text:p>1.3753398058</text:p>
          </table:table-cell>
        </table:table-row>
        <table:table-row table:style-name="ro2" table:visibility="filter">
          <table:table-cell office:value-type="float" office:value="2118">
            <text:p>211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1.3795">
            <text:p>1.3795</text:p>
          </table:table-cell>
        </table:table-row>
        <table:table-row table:style-name="ro2" table:visibility="filter">
          <table:table-cell office:value-type="float" office:value="2352">
            <text:p>235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1.413">
            <text:p>1.413</text:p>
          </table:table-cell>
        </table:table-row>
        <table:table-row table:style-name="ro2" table:visibility="filter">
          <table:table-cell office:value-type="float" office:value="2670">
            <text:p>267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1.369">
            <text:p>1.369</text:p>
          </table:table-cell>
        </table:table-row>
        <table:table-row table:style-name="ro2">
          <table:table-cell office:value-type="float" office:value="2844">
            <text:p>2844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1.37066666666667">
            <text:p>1.3706666667</text:p>
          </table:table-cell>
        </table:table-row>
        <table:table-row table:style-name="ro2" table:visibility="filter">
          <table:table-cell office:value-type="float" office:value="2958">
            <text:p>2958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office:value-type="float" office:value="1.368">
            <text:p>1.368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office:value-type="float" office:value="1.36475">
            <text:p>1.36475</text:p>
          </table:table-cell>
        </table:table-row>
        <table:table-row table:style-name="ro2" table:visibility="filter">
          <table:table-cell office:value-type="float" office:value="3550">
            <text:p>355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1.3695">
            <text:p>1.3695</text:p>
          </table:table-cell>
        </table:table-row>
        <table:table-row table:style-name="ro2">
          <table:table-cell office:value-type="float" office:value="3105">
            <text:p>3105</text:p>
          </table:table-cell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float" office:value="0.649789029535865">
            <text:p>0.6497890295</text:p>
          </table:table-cell>
          <table:table-cell office:value-type="float" office:value="1.36244725738397">
            <text:p>1.3624472574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0.649446494464945">
            <text:p>0.6494464945</text:p>
          </table:table-cell>
          <table:table-cell office:value-type="float" office:value="1.40092250922509">
            <text:p>1.4009225092</text:p>
          </table:table-cell>
        </table:table-row>
        <table:table-row table:style-name="ro2" table:visibility="filter">
          <table:table-cell office:value-type="float" office:value="3532">
            <text:p>353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0.649122807017544">
            <text:p>0.649122807</text:p>
          </table:table-cell>
          <table:table-cell office:value-type="float" office:value="1.36982456140351">
            <text:p>1.3698245614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0.648936170212766">
            <text:p>0.6489361702</text:p>
          </table:table-cell>
          <table:table-cell office:value-type="float" office:value="1.37031914893617">
            <text:p>1.3703191489</text:p>
          </table:table-cell>
        </table:table-row>
        <table:table-row table:style-name="ro2" table:visibility="filter">
          <table:table-cell office:value-type="float" office:value="2890">
            <text:p>289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648648648648649">
            <text:p>0.6486486486</text:p>
          </table:table-cell>
          <table:table-cell office:value-type="float" office:value="1.35">
            <text:p>1.35</text:p>
          </table:table-cell>
        </table:table-row>
        <table:table-row table:style-name="ro2">
          <table:table-cell office:value-type="float" office:value="3015">
            <text:p>3015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0.648648648648649">
            <text:p>0.6486486486</text:p>
          </table:table-cell>
          <table:table-cell office:value-type="float" office:value="1.35817567567568">
            <text:p>1.3581756757</text:p>
          </table:table-cell>
        </table:table-row>
        <table:table-row table:style-name="ro2">
          <table:table-cell office:value-type="float" office:value="2698">
            <text:p>2698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0.6484375">
            <text:p>0.6484375</text:p>
          </table:table-cell>
          <table:table-cell office:value-type="float" office:value="1.3715625">
            <text:p>1.3715625</text:p>
          </table:table-cell>
        </table:table-row>
        <table:table-row table:style-name="ro2">
          <table:table-cell office:value-type="float" office:value="2632">
            <text:p>2632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0.648351648351648">
            <text:p>0.6483516484</text:p>
          </table:table-cell>
          <table:table-cell office:value-type="float" office:value="1.38571428571429">
            <text:p>1.3857142857</text:p>
          </table:table-cell>
        </table:table-row>
        <table:table-row table:style-name="ro2" table:visibility="filter">
          <table:table-cell office:value-type="float" office:value="2368">
            <text:p>2368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648148148148148">
            <text:p>0.6481481481</text:p>
          </table:table-cell>
          <table:table-cell office:value-type="float" office:value="1.42777777777778">
            <text:p>1.4277777778</text:p>
          </table:table-cell>
        </table:table-row>
        <table:table-row table:style-name="ro2">
          <table:table-cell office:value-type="float" office:value="2852">
            <text:p>2852</text:p>
          </table:table-cell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office:value-type="float" office:value="0.647887323943662">
            <text:p>0.6478873239</text:p>
          </table:table-cell>
          <table:table-cell office:value-type="float" office:value="1.36307511737089">
            <text:p>1.3630751174</text:p>
          </table:table-cell>
        </table:table-row>
        <table:table-row table:style-name="ro2">
          <table:table-cell office:value-type="float" office:value="3718">
            <text:p>3718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0.647619047619048">
            <text:p>0.6476190476</text:p>
          </table:table-cell>
          <table:table-cell office:value-type="float" office:value="1.34419047619048">
            <text:p>1.3441904762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0.647342995169082">
            <text:p>0.6473429952</text:p>
          </table:table-cell>
          <table:table-cell office:value-type="float" office:value="1.37381642512077">
            <text:p>1.3738164251</text:p>
          </table:table-cell>
        </table:table-row>
        <table:table-row table:style-name="ro2" table:visibility="filter">
          <table:table-cell office:value-type="float" office:value="1998">
            <text:p>199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647058823529412">
            <text:p>0.6470588235</text:p>
          </table:table-cell>
          <table:table-cell office:value-type="float" office:value="1.37117647058824">
            <text:p>1.3711764706</text:p>
          </table:table-cell>
        </table:table-row>
        <table:table-row table:style-name="ro2" table:visibility="filter">
          <table:table-cell office:value-type="float" office:value="2016">
            <text:p>2016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1.36176470588235">
            <text:p>1.3617647059</text:p>
          </table:table-cell>
        </table:table-row>
        <table:table-row table:style-name="ro2">
          <table:table-cell office:value-type="float" office:value="2274">
            <text:p>2274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1.38039215686275">
            <text:p>1.3803921569</text:p>
          </table:table-cell>
        </table:table-row>
        <table:table-row table:style-name="ro2" table:visibility="filter">
          <table:table-cell office:value-type="float" office:value="2866">
            <text:p>2866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647058823529412">
            <text:p>0.6470588235</text:p>
          </table:table-cell>
          <table:table-cell office:value-type="float" office:value="1.39029411764706">
            <text:p>1.3902941176</text:p>
          </table:table-cell>
        </table:table-row>
        <table:table-row table:style-name="ro2" table:visibility="filter">
          <table:table-cell office:value-type="float" office:value="3050">
            <text:p>305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647058823529412">
            <text:p>0.6470588235</text:p>
          </table:table-cell>
          <table:table-cell office:value-type="float" office:value="1.33470588235294">
            <text:p>1.3347058824</text:p>
          </table:table-cell>
        </table:table-row>
        <table:table-row table:style-name="ro2" table:visibility="filter">
          <table:table-cell office:value-type="float" office:value="3201">
            <text:p>320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1.37470588235294">
            <text:p>1.3747058824</text:p>
          </table:table-cell>
        </table:table-row>
        <table:table-row table:style-name="ro2" table:visibility="filter">
          <table:table-cell office:value-type="float" office:value="3214">
            <text:p>321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306">
            <text:p>3306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647058823529412">
            <text:p>0.6470588235</text:p>
          </table:table-cell>
          <table:table-cell office:value-type="float" office:value="1.39558823529412">
            <text:p>1.3955882353</text:p>
          </table:table-cell>
        </table:table-row>
        <table:table-row table:style-name="ro2">
          <table:table-cell office:value-type="float" office:value="3308">
            <text:p>3308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1.36539215686275">
            <text:p>1.3653921569</text:p>
          </table:table-cell>
        </table:table-row>
        <table:table-row table:style-name="ro2">
          <table:table-cell office:value-type="float" office:value="2974">
            <text:p>2974</text:p>
          </table:table-cell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float" office:value="0.646766169154229">
            <text:p>0.6467661692</text:p>
          </table:table-cell>
          <table:table-cell office:value-type="float" office:value="1.3689552238806">
            <text:p>1.3689552239</text:p>
          </table:table-cell>
        </table:table-row>
        <table:table-row table:style-name="ro2">
          <table:table-cell office:value-type="float" office:value="3353">
            <text:p>3353</text:p>
          </table:table-cell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office:value-type="float" office:value="0.645945945945946">
            <text:p>0.6459459459</text:p>
          </table:table-cell>
          <table:table-cell office:value-type="float" office:value="1.39337837837838">
            <text:p>1.3933783784</text:p>
          </table:table-cell>
        </table:table-row>
        <table:table-row table:style-name="ro2" table:visibility="filter">
          <table:table-cell office:value-type="float" office:value="2023">
            <text:p>2023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645833333333333">
            <text:p>0.6458333333</text:p>
          </table:table-cell>
          <table:table-cell office:value-type="float" office:value="1.42229166666667">
            <text:p>1.4222916667</text:p>
          </table:table-cell>
        </table:table-row>
        <table:table-row table:style-name="ro2" table:visibility="filter">
          <table:table-cell office:value-type="float" office:value="2830">
            <text:p>2830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645833333333333">
            <text:p>0.6458333333</text:p>
          </table:table-cell>
          <table:table-cell office:value-type="float" office:value="1.34979166666667">
            <text:p>1.3497916667</text:p>
          </table:table-cell>
        </table:table-row>
        <table:table-row table:style-name="ro2" table:visibility="filter">
          <table:table-cell office:value-type="float" office:value="2989">
            <text:p>2989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645833333333333">
            <text:p>0.6458333333</text:p>
          </table:table-cell>
          <table:table-cell office:value-type="float" office:value="1.36333333333333">
            <text:p>1.3633333333</text:p>
          </table:table-cell>
        </table:table-row>
        <table:table-row table:style-name="ro2">
          <table:table-cell office:value-type="float" office:value="2255">
            <text:p>2255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0.645669291338583">
            <text:p>0.6456692913</text:p>
          </table:table-cell>
          <table:table-cell office:value-type="float" office:value="1.38236220472441">
            <text:p>1.3823622047</text:p>
          </table:table-cell>
        </table:table-row>
        <table:table-row table:style-name="ro2">
          <table:table-cell office:value-type="float" office:value="2231">
            <text:p>2231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0.645631067961165">
            <text:p>0.645631068</text:p>
          </table:table-cell>
          <table:table-cell office:value-type="float" office:value="1.36820388349515">
            <text:p>1.3682038835</text:p>
          </table:table-cell>
        </table:table-row>
        <table:table-row table:style-name="ro2" table:visibility="filter">
          <table:table-cell office:value-type="float" office:value="2207">
            <text:p>2207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645569620253165">
            <text:p>0.6455696203</text:p>
          </table:table-cell>
          <table:table-cell office:value-type="float" office:value="1.37860759493671">
            <text:p>1.3786075949</text:p>
          </table:table-cell>
        </table:table-row>
        <table:table-row table:style-name="ro2" table:visibility="filter">
          <table:table-cell office:value-type="float" office:value="3075">
            <text:p>3075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645569620253165">
            <text:p>0.6455696203</text:p>
          </table:table-cell>
          <table:table-cell office:value-type="float" office:value="1.35050632911392">
            <text:p>1.3505063291</text:p>
          </table:table-cell>
        </table:table-row>
        <table:table-row table:style-name="ro2">
          <table:table-cell office:value-type="float" office:value="3148">
            <text:p>3148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0.645454545454546">
            <text:p>0.6454545455</text:p>
          </table:table-cell>
          <table:table-cell office:value-type="float" office:value="1.37081818181818">
            <text:p>1.3708181818</text:p>
          </table:table-cell>
        </table:table-row>
        <table:table-row table:style-name="ro2" table:visibility="filter">
          <table:table-cell office:value-type="float" office:value="1992">
            <text:p>199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645161290322581">
            <text:p>0.6451612903</text:p>
          </table:table-cell>
          <table:table-cell office:value-type="float" office:value="1.36935483870968">
            <text:p>1.3693548387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645161290322581">
            <text:p>0.6451612903</text:p>
          </table:table-cell>
          <table:table-cell office:value-type="float" office:value="1.35741935483871">
            <text:p>1.3574193548</text:p>
          </table:table-cell>
        </table:table-row>
        <table:table-row table:style-name="ro2" table:visibility="filter">
          <table:table-cell office:value-type="float" office:value="3102">
            <text:p>310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645161290322581">
            <text:p>0.6451612903</text:p>
          </table:table-cell>
          <table:table-cell office:value-type="float" office:value="1.3658064516129">
            <text:p>1.3658064516</text:p>
          </table:table-cell>
        </table:table-row>
        <table:table-row table:style-name="ro2" table:visibility="filter">
          <table:table-cell office:value-type="float" office:value="3502">
            <text:p>350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645161290322581">
            <text:p>0.6451612903</text:p>
          </table:table-cell>
          <table:table-cell office:value-type="float" office:value="1.35645161290323">
            <text:p>1.3564516129</text:p>
          </table:table-cell>
        </table:table-row>
        <table:table-row table:style-name="ro2" table:visibility="filter">
          <table:table-cell office:value-type="float" office:value="3711">
            <text:p>371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645161290322581">
            <text:p>0.6451612903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717">
            <text:p>3717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0.645161290322581">
            <text:p>0.6451612903</text:p>
          </table:table-cell>
          <table:table-cell office:value-type="float" office:value="1.3505376344086">
            <text:p>1.3505376344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644444444444444">
            <text:p>0.6444444444</text:p>
          </table:table-cell>
          <table:table-cell office:value-type="float" office:value="1.36466666666667">
            <text:p>1.3646666667</text:p>
          </table:table-cell>
        </table:table-row>
        <table:table-row table:style-name="ro2">
          <table:table-cell office:value-type="float" office:value="2986">
            <text:p>2986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0.644444444444444">
            <text:p>0.6444444444</text:p>
          </table:table-cell>
          <table:table-cell office:value-type="float" office:value="1.368">
            <text:p>1.368</text:p>
          </table:table-cell>
        </table:table-row>
        <table:table-row table:style-name="ro2" table:visibility="filter">
          <table:table-cell office:value-type="float" office:value="3473">
            <text:p>3473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644444444444444">
            <text:p>0.6444444444</text:p>
          </table:table-cell>
          <table:table-cell office:value-type="float" office:value="1.36866666666667">
            <text:p>1.3686666667</text:p>
          </table:table-cell>
        </table:table-row>
        <table:table-row table:style-name="ro2" table:visibility="filter">
          <table:table-cell office:value-type="float" office:value="3667">
            <text:p>3667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644067796610169">
            <text:p>0.6440677966</text:p>
          </table:table-cell>
          <table:table-cell office:value-type="float" office:value="1.37033898305085">
            <text:p>1.3703389831</text:p>
          </table:table-cell>
        </table:table-row>
        <table:table-row table:style-name="ro2">
          <table:table-cell office:value-type="float" office:value="3241">
            <text:p>3241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0.643478260869565">
            <text:p>0.6434782609</text:p>
          </table:table-cell>
          <table:table-cell office:value-type="float" office:value="1.36965217391304">
            <text:p>1.3696521739</text:p>
          </table:table-cell>
        </table:table-row>
        <table:table-row table:style-name="ro2">
          <table:table-cell office:value-type="float" office:value="3720">
            <text:p>3720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0.643478260869565">
            <text:p>0.6434782609</text:p>
          </table:table-cell>
          <table:table-cell office:value-type="float" office:value="1.34591304347826">
            <text:p>1.3459130435</text:p>
          </table:table-cell>
        </table:table-row>
        <table:table-row table:style-name="ro2">
          <table:table-cell office:value-type="float" office:value="2247">
            <text:p>2247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0.643356643356643">
            <text:p>0.6433566434</text:p>
          </table:table-cell>
          <table:table-cell office:value-type="float" office:value="1.40230769230769">
            <text:p>1.4023076923</text:p>
          </table:table-cell>
        </table:table-row>
        <table:table-row table:style-name="ro2">
          <table:table-cell office:value-type="float" office:value="2536">
            <text:p>2536</text:p>
          </table:table-cell>
          <table:table-cell office:value-type="float" office:value="314">
            <text:p>314</text:p>
          </table:table-cell>
          <table:table-cell office:value-type="float" office:value="1">
            <text:p>1</text:p>
          </table:table-cell>
          <table:table-cell office:value-type="float" office:value="0.643312101910828">
            <text:p>0.6433121019</text:p>
          </table:table-cell>
          <table:table-cell office:value-type="float" office:value="1.38162420382166">
            <text:p>1.3816242038</text:p>
          </table:table-cell>
        </table:table-row>
        <table:table-row table:style-name="ro2" table:visibility="filter">
          <table:table-cell office:value-type="float" office:value="1956">
            <text:p>195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36214285714286">
            <text:p>1.3621428571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40285714285714">
            <text:p>1.4028571429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37044642857143">
            <text:p>1.3704464286</text:p>
          </table:table-cell>
        </table:table-row>
        <table:table-row table:style-name="ro2" table:visibility="filter">
          <table:table-cell office:value-type="float" office:value="2671">
            <text:p>267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37214285714286">
            <text:p>1.3721428571</text:p>
          </table:table-cell>
        </table:table-row>
        <table:table-row table:style-name="ro2" table:visibility="filter">
          <table:table-cell office:value-type="float" office:value="2909">
            <text:p>290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34471428571429">
            <text:p>1.3447142857</text:p>
          </table:table-cell>
        </table:table-row>
        <table:table-row table:style-name="ro2" table:visibility="filter">
          <table:table-cell office:value-type="float" office:value="3195">
            <text:p>319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35071428571429">
            <text:p>1.3507142857</text:p>
          </table:table-cell>
        </table:table-row>
        <table:table-row table:style-name="ro2" table:visibility="filter">
          <table:table-cell office:value-type="float" office:value="3211">
            <text:p>321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33178571428571">
            <text:p>1.3317857143</text:p>
          </table:table-cell>
        </table:table-row>
        <table:table-row table:style-name="ro2" table:visibility="filter">
          <table:table-cell office:value-type="float" office:value="3351">
            <text:p>335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36142857142857">
            <text:p>1.3614285714</text:p>
          </table:table-cell>
        </table:table-row>
        <table:table-row table:style-name="ro2" table:visibility="filter">
          <table:table-cell office:value-type="float" office:value="3459">
            <text:p>345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4225">
            <text:p>1.4225</text:p>
          </table:table-cell>
        </table:table-row>
        <table:table-row table:style-name="ro2" table:visibility="filter">
          <table:table-cell office:value-type="float" office:value="3597">
            <text:p>359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34857142857143">
            <text:p>1.3485714286</text:p>
          </table:table-cell>
        </table:table-row>
        <table:table-row table:style-name="ro2" table:visibility="filter">
          <table:table-cell office:value-type="float" office:value="3711">
            <text:p>371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36071428571429">
            <text:p>1.3607142857</text:p>
          </table:table-cell>
        </table:table-row>
        <table:table-row table:style-name="ro2" table:visibility="filter">
          <table:table-cell office:value-type="float" office:value="3786">
            <text:p>3786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38666666666667">
            <text:p>1.3866666667</text:p>
          </table:table-cell>
        </table:table-row>
        <table:table-row table:style-name="ro2" table:visibility="filter">
          <table:table-cell office:value-type="float" office:value="3822">
            <text:p>382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38071428571429">
            <text:p>1.3807142857</text:p>
          </table:table-cell>
        </table:table-row>
        <table:table-row table:style-name="ro2" table:visibility="filter">
          <table:table-cell office:value-type="float" office:value="3830">
            <text:p>383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34785714285714">
            <text:p>1.3478571429</text:p>
          </table:table-cell>
        </table:table-row>
        <table:table-row table:style-name="ro2">
          <table:table-cell office:value-type="float" office:value="2813">
            <text:p>2813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.642201834862385">
            <text:p>0.6422018349</text:p>
          </table:table-cell>
          <table:table-cell office:value-type="float" office:value="1.34660550458716">
            <text:p>1.3466055046</text:p>
          </table:table-cell>
        </table:table-row>
        <table:table-row table:style-name="ro2">
          <table:table-cell office:value-type="float" office:value="3208">
            <text:p>3208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0.642105263157895">
            <text:p>0.6421052632</text:p>
          </table:table-cell>
          <table:table-cell office:value-type="float" office:value="1.35978947368421">
            <text:p>1.3597894737</text:p>
          </table:table-cell>
        </table:table-row>
        <table:table-row table:style-name="ro2" table:visibility="filter">
          <table:table-cell office:value-type="float" office:value="2678">
            <text:p>2678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641509433962264">
            <text:p>0.641509434</text:p>
          </table:table-cell>
          <table:table-cell office:value-type="float" office:value="1.3822641509434">
            <text:p>1.3822641509</text:p>
          </table:table-cell>
        </table:table-row>
        <table:table-row table:style-name="ro2">
          <table:table-cell office:value-type="float" office:value="3346">
            <text:p>3346</text:p>
          </table:table-cell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float" office:value="0.641447368421053">
            <text:p>0.6414473684</text:p>
          </table:table-cell>
          <table:table-cell office:value-type="float" office:value="1.37348684210526">
            <text:p>1.3734868421</text:p>
          </table:table-cell>
        </table:table-row>
        <table:table-row table:style-name="ro2" table:visibility="filter">
          <table:table-cell office:value-type="float" office:value="2850">
            <text:p>2850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0.641304347826087">
            <text:p>0.6413043478</text:p>
          </table:table-cell>
          <table:table-cell office:value-type="float" office:value="1.36239130434783">
            <text:p>1.3623913043</text:p>
          </table:table-cell>
        </table:table-row>
        <table:table-row table:style-name="ro2" table:visibility="filter">
          <table:table-cell office:value-type="float" office:value="2135">
            <text:p>213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641025641025641">
            <text:p>0.641025641</text:p>
          </table:table-cell>
          <table:table-cell office:value-type="float" office:value="1.38410256410256">
            <text:p>1.3841025641</text:p>
          </table:table-cell>
        </table:table-row>
        <table:table-row table:style-name="ro2">
          <table:table-cell office:value-type="float" office:value="2231">
            <text:p>2231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0.640350877192982">
            <text:p>0.6403508772</text:p>
          </table:table-cell>
          <table:table-cell office:value-type="float" office:value="1.36377192982456">
            <text:p>1.3637719298</text:p>
          </table:table-cell>
        </table:table-row>
        <table:table-row table:style-name="ro2">
          <table:table-cell office:value-type="float" office:value="3203">
            <text:p>3203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0.640350877192982">
            <text:p>0.6403508772</text:p>
          </table:table-cell>
          <table:table-cell office:value-type="float" office:value="1.34728070175439">
            <text:p>1.3472807018</text:p>
          </table:table-cell>
        </table:table-row>
        <table:table-row table:style-name="ro2">
          <table:table-cell office:value-type="float" office:value="3342">
            <text:p>3342</text:p>
          </table:table-cell>
          <table:table-cell office:value-type="float" office:value="481">
            <text:p>481</text:p>
          </table:table-cell>
          <table:table-cell office:value-type="float" office:value="1">
            <text:p>1</text:p>
          </table:table-cell>
          <table:table-cell office:value-type="float" office:value="0.64033264033264">
            <text:p>0.6403326403</text:p>
          </table:table-cell>
          <table:table-cell office:value-type="float" office:value="1.39022869022869">
            <text:p>1.3902286902</text:p>
          </table:table-cell>
        </table:table-row>
        <table:table-row table:style-name="ro2">
          <table:table-cell office:value-type="float" office:value="2710">
            <text:p>2710</text:p>
          </table:table-cell>
          <table:table-cell office:value-type="float" office:value="264">
            <text:p>264</text:p>
          </table:table-cell>
          <table:table-cell office:value-type="float" office:value="1">
            <text:p>1</text:p>
          </table:table-cell>
          <table:table-cell office:value-type="float" office:value="0.640151515151515">
            <text:p>0.6401515152</text:p>
          </table:table-cell>
          <table:table-cell office:value-type="float" office:value="1.3917803030303">
            <text:p>1.391780303</text:p>
          </table:table-cell>
        </table:table-row>
        <table:table-row table:style-name="ro2" table:visibility="filter">
          <table:table-cell office:value-type="float" office:value="2085">
            <text:p>208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64">
            <text:p>0.64</text:p>
          </table:table-cell>
          <table:table-cell office:value-type="float" office:value="1.3908">
            <text:p>1.3908</text:p>
          </table:table-cell>
        </table:table-row>
        <table:table-row table:style-name="ro2" table:visibility="filter">
          <table:table-cell office:value-type="float" office:value="2255">
            <text:p>225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64">
            <text:p>0.64</text:p>
          </table:table-cell>
          <table:table-cell office:value-type="float" office:value="1.406">
            <text:p>1.406</text:p>
          </table:table-cell>
        </table:table-row>
        <table:table-row table:style-name="ro2" table:visibility="filter">
          <table:table-cell office:value-type="float" office:value="2538">
            <text:p>2538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64">
            <text:p>0.64</text:p>
          </table:table-cell>
          <table:table-cell office:value-type="float" office:value="1.4044">
            <text:p>1.4044</text:p>
          </table:table-cell>
        </table:table-row>
        <table:table-row table:style-name="ro2" table:visibility="filter">
          <table:table-cell office:value-type="float" office:value="3003">
            <text:p>300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64">
            <text:p>0.64</text:p>
          </table:table-cell>
          <table:table-cell office:value-type="float" office:value="1.3532">
            <text:p>1.3532</text:p>
          </table:table-cell>
        </table:table-row>
        <table:table-row table:style-name="ro2" table:visibility="filter">
          <table:table-cell office:value-type="float" office:value="3265">
            <text:p>326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1.352">
            <text:p>1.352</text:p>
          </table:table-cell>
        </table:table-row>
        <table:table-row table:style-name="ro2" table:visibility="filter">
          <table:table-cell office:value-type="float" office:value="3681">
            <text:p>368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64">
            <text:p>0.64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820">
            <text:p>382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1.3584">
            <text:p>1.3584</text:p>
          </table:table-cell>
        </table:table-row>
        <table:table-row table:style-name="ro2" table:visibility="filter">
          <table:table-cell office:value-type="float" office:value="3839">
            <text:p>3839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64">
            <text:p>0.64</text:p>
          </table:table-cell>
          <table:table-cell office:value-type="float" office:value="1.3772">
            <text:p>1.3772</text:p>
          </table:table-cell>
        </table:table-row>
        <table:table-row table:style-name="ro2" table:visibility="filter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63953488372093">
            <text:p>0.6395348837</text:p>
          </table:table-cell>
          <table:table-cell office:value-type="float" office:value="1.36069767441861">
            <text:p>1.3606976744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639344262295082">
            <text:p>0.6393442623</text:p>
          </table:table-cell>
          <table:table-cell office:value-type="float" office:value="1.34885245901639">
            <text:p>1.348852459</text:p>
          </table:table-cell>
        </table:table-row>
        <table:table-row table:style-name="ro2" table:visibility="filter">
          <table:table-cell office:value-type="float" office:value="3781">
            <text:p>378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639344262295082">
            <text:p>0.6393442623</text:p>
          </table:table-cell>
          <table:table-cell office:value-type="float" office:value="1.36540983606557">
            <text:p>1.3654098361</text:p>
          </table:table-cell>
        </table:table-row>
        <table:table-row table:style-name="ro2" table:visibility="filter">
          <table:table-cell office:value-type="float" office:value="2912">
            <text:p>291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638888888888889">
            <text:p>0.6388888889</text:p>
          </table:table-cell>
          <table:table-cell office:value-type="float" office:value="1.38527777777778">
            <text:p>1.3852777778</text:p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0.638888888888889">
            <text:p>0.6388888889</text:p>
          </table:table-cell>
          <table:table-cell office:value-type="float" office:value="1.36305555555556">
            <text:p>1.3630555556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638888888888889">
            <text:p>0.6388888889</text:p>
          </table:table-cell>
          <table:table-cell office:value-type="float" office:value="1.36416666666667">
            <text:p>1.364166666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0.638709677419355">
            <text:p>0.6387096774</text:p>
          </table:table-cell>
          <table:table-cell office:value-type="float" office:value="1.37470967741935">
            <text:p>1.3747096774</text:p>
          </table:table-cell>
        </table:table-row>
        <table:table-row table:style-name="ro2">
          <table:table-cell office:value-type="float" office:value="2840">
            <text:p>2840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0.63855421686747">
            <text:p>0.6385542169</text:p>
          </table:table-cell>
          <table:table-cell office:value-type="float" office:value="1.36969879518072">
            <text:p>1.3696987952</text:p>
          </table:table-cell>
        </table:table-row>
        <table:table-row table:style-name="ro2" table:visibility="filter">
          <table:table-cell office:value-type="float" office:value="2841">
            <text:p>2841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0.63855421686747">
            <text:p>0.6385542169</text:p>
          </table:table-cell>
          <table:table-cell office:value-type="float" office:value="1.36506024096386">
            <text:p>1.365060241</text:p>
          </table:table-cell>
        </table:table-row>
        <table:table-row table:style-name="ro2">
          <table:table-cell office:value-type="float" office:value="2955">
            <text:p>2955</text:p>
          </table:table-cell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float" office:value="0.638211382113821">
            <text:p>0.6382113821</text:p>
          </table:table-cell>
          <table:table-cell office:value-type="float" office:value="1.36764227642276">
            <text:p>1.3676422764</text:p>
          </table:table-cell>
        </table:table-row>
        <table:table-row table:style-name="ro2">
          <table:table-cell office:value-type="float" office:value="3717">
            <text:p>3717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0.636904761904762">
            <text:p>0.6369047619</text:p>
          </table:table-cell>
          <table:table-cell office:value-type="float" office:value="1.34309523809524">
            <text:p>1.3430952381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float" office:value="0.636734693877551">
            <text:p>0.6367346939</text:p>
          </table:table-cell>
          <table:table-cell office:value-type="float" office:value="1.40044897959184">
            <text:p>1.4004489796</text:p>
          </table:table-cell>
        </table:table-row>
        <table:table-row table:style-name="ro2" table:visibility="filter">
          <table:table-cell office:value-type="float" office:value="1950">
            <text:p>195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44636363636364">
            <text:p>1.4463636364</text:p>
          </table:table-cell>
        </table:table-row>
        <table:table-row table:style-name="ro2" table:visibility="filter">
          <table:table-cell office:value-type="float" office:value="1968">
            <text:p>196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8727272727273">
            <text:p>1.3872727273</text:p>
          </table:table-cell>
        </table:table-row>
        <table:table-row table:style-name="ro2" table:visibility="filter">
          <table:table-cell office:value-type="float" office:value="2045">
            <text:p>204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6606060606061">
            <text:p>1.3660606061</text:p>
          </table:table-cell>
        </table:table-row>
        <table:table-row table:style-name="ro2" table:visibility="filter">
          <table:table-cell office:value-type="float" office:value="2129">
            <text:p>2129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4030303030303">
            <text:p>1.403030303</text:p>
          </table:table-cell>
        </table:table-row>
        <table:table-row table:style-name="ro2" table:visibility="filter">
          <table:table-cell office:value-type="float" office:value="3864">
            <text:p>3864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9590909090909">
            <text:p>1.3959090909</text:p>
          </table:table-cell>
        </table:table-row>
        <table:table-row table:style-name="ro2" table:visibility="filter">
          <table:table-cell office:value-type="float" office:value="2223">
            <text:p>2223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41295454545455">
            <text:p>1.4129545455</text:p>
          </table:table-cell>
        </table:table-row>
        <table:table-row table:style-name="ro2" table:visibility="filter">
          <table:table-cell office:value-type="float" office:value="2294">
            <text:p>229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4454545454545">
            <text:p>1.3445454545</text:p>
          </table:table-cell>
        </table:table-row>
        <table:table-row table:style-name="ro2" table:visibility="filter">
          <table:table-cell office:value-type="float" office:value="2328">
            <text:p>232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42181818181818">
            <text:p>1.4218181818</text:p>
          </table:table-cell>
        </table:table-row>
        <table:table-row table:style-name="ro2" table:visibility="filter">
          <table:table-cell office:value-type="float" office:value="2380">
            <text:p>238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554">
            <text:p>2554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7909090909091">
            <text:p>1.3790909091</text:p>
          </table:table-cell>
        </table:table-row>
        <table:table-row table:style-name="ro2" table:visibility="filter">
          <table:table-cell office:value-type="float" office:value="2618">
            <text:p>261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43272727272727">
            <text:p>1.4327272727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4772727272727">
            <text:p>1.3477272727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7727272727273">
            <text:p>1.3772727273</text:p>
          </table:table-cell>
        </table:table-row>
        <table:table-row table:style-name="ro2" table:visibility="filter">
          <table:table-cell office:value-type="float" office:value="2862">
            <text:p>286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4727272727273">
            <text:p>1.3472727273</text:p>
          </table:table-cell>
        </table:table-row>
        <table:table-row table:style-name="ro2" table:visibility="filter">
          <table:table-cell office:value-type="float" office:value="2925">
            <text:p>2925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947">
            <text:p>294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2454545454545">
            <text:p>1.3245454545</text:p>
          </table:table-cell>
        </table:table-row>
        <table:table-row table:style-name="ro2" table:visibility="filter">
          <table:table-cell office:value-type="float" office:value="3074">
            <text:p>307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6909090909091">
            <text:p>1.3690909091</text:p>
          </table:table-cell>
        </table:table-row>
        <table:table-row table:style-name="ro2" table:visibility="filter">
          <table:table-cell office:value-type="float" office:value="3161">
            <text:p>316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3909090909091">
            <text:p>1.3390909091</text:p>
          </table:table-cell>
        </table:table-row>
        <table:table-row table:style-name="ro2" table:visibility="filter">
          <table:table-cell office:value-type="float" office:value="3233">
            <text:p>323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1636363636364">
            <text:p>1.3163636364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7181818181818">
            <text:p>1.3718181818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3909090909091">
            <text:p>1.3390909091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8454545454545">
            <text:p>1.3845454545</text:p>
          </table:table-cell>
        </table:table-row>
        <table:table-row table:style-name="ro2" table:visibility="filter">
          <table:table-cell office:value-type="float" office:value="3408">
            <text:p>340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5909090909091">
            <text:p>1.3590909091</text:p>
          </table:table-cell>
        </table:table-row>
        <table:table-row table:style-name="ro2" table:visibility="filter">
          <table:table-cell office:value-type="float" office:value="3442">
            <text:p>344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40757575757576">
            <text:p>1.4075757576</text:p>
          </table:table-cell>
        </table:table-row>
        <table:table-row table:style-name="ro2" table:visibility="filter">
          <table:table-cell office:value-type="float" office:value="3446">
            <text:p>344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5">
            <text:p>1.35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286">
            <text:p>286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5853146853147">
            <text:p>1.3585314685</text:p>
          </table:table-cell>
        </table:table-row>
        <table:table-row table:style-name="ro2" table:visibility="filter">
          <table:table-cell office:value-type="float" office:value="3564">
            <text:p>356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8272727272727">
            <text:p>1.3827272727</text:p>
          </table:table-cell>
        </table:table-row>
        <table:table-row table:style-name="ro2" table:visibility="filter">
          <table:table-cell office:value-type="float" office:value="3567">
            <text:p>356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7272727272727">
            <text:p>1.3727272727</text:p>
          </table:table-cell>
        </table:table-row>
        <table:table-row table:style-name="ro2" table:visibility="filter">
          <table:table-cell office:value-type="float" office:value="3581">
            <text:p>358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9090909090909">
            <text:p>1.3909090909</text:p>
          </table:table-cell>
        </table:table-row>
        <table:table-row table:style-name="ro2" table:visibility="filter">
          <table:table-cell office:value-type="float" office:value="3664">
            <text:p>366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9363636363636">
            <text:p>1.3936363636</text:p>
          </table:table-cell>
        </table:table-row>
        <table:table-row table:style-name="ro2" table:visibility="filter">
          <table:table-cell office:value-type="float" office:value="3696">
            <text:p>3696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6575757575758">
            <text:p>1.3657575758</text:p>
          </table:table-cell>
        </table:table-row>
        <table:table-row table:style-name="ro2" table:visibility="filter">
          <table:table-cell office:value-type="float" office:value="3765">
            <text:p>376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4454545454545">
            <text:p>1.3445454545</text:p>
          </table:table-cell>
        </table:table-row>
        <table:table-row table:style-name="ro2" table:visibility="filter">
          <table:table-cell office:value-type="float" office:value="3768">
            <text:p>3768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6704545454545">
            <text:p>1.3670454545</text:p>
          </table:table-cell>
        </table:table-row>
        <table:table-row table:style-name="ro2" table:visibility="filter">
          <table:table-cell office:value-type="float" office:value="3822">
            <text:p>382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8909090909091">
            <text:p>1.3890909091</text:p>
          </table:table-cell>
        </table:table-row>
        <table:table-row table:style-name="ro2" table:visibility="filter">
          <table:table-cell office:value-type="float" office:value="3850">
            <text:p>385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5568181818182">
            <text:p>1.3556818182</text:p>
          </table:table-cell>
        </table:table-row>
        <table:table-row table:style-name="ro2">
          <table:table-cell office:value-type="float" office:value="2135">
            <text:p>2135</text:p>
          </table:table-cell>
          <table:table-cell office:value-type="float" office:value="258">
            <text:p>258</text:p>
          </table:table-cell>
          <table:table-cell office:value-type="float" office:value="1">
            <text:p>1</text:p>
          </table:table-cell>
          <table:table-cell office:value-type="float" office:value="0.635658914728682">
            <text:p>0.6356589147</text:p>
          </table:table-cell>
          <table:table-cell office:value-type="float" office:value="1.37821705426357">
            <text:p>1.3782170543</text:p>
          </table:table-cell>
        </table:table-row>
        <table:table-row table:style-name="ro2">
          <table:table-cell office:value-type="float" office:value="2252">
            <text:p>2252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0.635135135135135">
            <text:p>0.6351351351</text:p>
          </table:table-cell>
          <table:table-cell office:value-type="float" office:value="1.37972972972973">
            <text:p>1.3797297297</text:p>
          </table:table-cell>
        </table:table-row>
        <table:table-row table:style-name="ro2">
          <table:table-cell office:value-type="float" office:value="3110">
            <text:p>3110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0.634615384615385">
            <text:p>0.6346153846</text:p>
          </table:table-cell>
          <table:table-cell office:value-type="float" office:value="1.35586538461538">
            <text:p>1.3558653846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634146341463415">
            <text:p>0.6341463415</text:p>
          </table:table-cell>
          <table:table-cell office:value-type="float" office:value="1.37756097560976">
            <text:p>1.3775609756</text:p>
          </table:table-cell>
        </table:table-row>
        <table:table-row table:style-name="ro2" table:visibility="filter">
          <table:table-cell office:value-type="float" office:value="2609">
            <text:p>2609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634146341463415">
            <text:p>0.6341463415</text:p>
          </table:table-cell>
          <table:table-cell office:value-type="float" office:value="1.40073170731707">
            <text:p>1.4007317073</text:p>
          </table:table-cell>
        </table:table-row>
        <table:table-row table:style-name="ro2">
          <table:table-cell office:value-type="float" office:value="2554">
            <text:p>2554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0.633540372670807">
            <text:p>0.6335403727</text:p>
          </table:table-cell>
          <table:table-cell office:value-type="float" office:value="1.3867701863354">
            <text:p>1.3867701863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0.633540372670807">
            <text:p>0.6335403727</text:p>
          </table:table-cell>
          <table:table-cell office:value-type="float" office:value="1.38993788819876">
            <text:p>1.3899378882</text:p>
          </table:table-cell>
        </table:table-row>
        <table:table-row table:style-name="ro2" table:visibility="filter">
          <table:table-cell office:value-type="float" office:value="2367">
            <text:p>2367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633333333333333">
            <text:p>0.6333333333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744">
            <text:p>374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633333333333333">
            <text:p>0.6333333333</text:p>
          </table:table-cell>
          <table:table-cell office:value-type="float" office:value="1.34816666666667">
            <text:p>1.3481666667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632911392405063">
            <text:p>0.6329113924</text:p>
          </table:table-cell>
          <table:table-cell office:value-type="float" office:value="1.36911392405063">
            <text:p>1.3691139241</text:p>
          </table:table-cell>
        </table:table-row>
        <table:table-row table:style-name="ro2" table:visibility="filter">
          <table:table-cell office:value-type="float" office:value="2417">
            <text:p>2417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.63265306122449">
            <text:p>0.6326530612</text:p>
          </table:table-cell>
          <table:table-cell office:value-type="float" office:value="1.3534693877551">
            <text:p>1.3534693878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4</text:p>
          </table:table-cell>
          <table:table-cell office:value-type="float" office:value="1.38421052631579">
            <text:p>1.3842105263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4</text:p>
          </table:table-cell>
          <table:table-cell office:value-type="float" office:value="1.37236842105263">
            <text:p>1.3723684211</text:p>
          </table:table-cell>
        </table:table-row>
        <table:table-row table:style-name="ro2" table:visibility="filter">
          <table:table-cell office:value-type="float" office:value="2227">
            <text:p>222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4</text:p>
          </table:table-cell>
          <table:table-cell office:value-type="float" office:value="1.38263157894737">
            <text:p>1.3826315789</text:p>
          </table:table-cell>
        </table:table-row>
        <table:table-row table:style-name="ro2" table:visibility="filter">
          <table:table-cell office:value-type="float" office:value="2488">
            <text:p>248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4</text:p>
          </table:table-cell>
          <table:table-cell office:value-type="float" office:value="1.39578947368421">
            <text:p>1.3957894737</text:p>
          </table:table-cell>
        </table:table-row>
        <table:table-row table:style-name="ro2" table:visibility="filter">
          <table:table-cell office:value-type="float" office:value="2885">
            <text:p>2885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0.631578947368421">
            <text:p>0.6315789474</text:p>
          </table:table-cell>
          <table:table-cell office:value-type="float" office:value="1.35912280701754">
            <text:p>1.359122807</text:p>
          </table:table-cell>
        </table:table-row>
        <table:table-row table:style-name="ro2" table:visibility="filter">
          <table:table-cell office:value-type="float" office:value="3496">
            <text:p>3496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0.631578947368421">
            <text:p>0.6315789474</text:p>
          </table:table-cell>
          <table:table-cell office:value-type="float" office:value="1.36631578947368">
            <text:p>1.3663157895</text:p>
          </table:table-cell>
        </table:table-row>
        <table:table-row table:style-name="ro2" table:visibility="filter">
          <table:table-cell office:value-type="float" office:value="3528">
            <text:p>352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631578947368421">
            <text:p>0.6315789474</text:p>
          </table:table-cell>
          <table:table-cell office:value-type="float" office:value="1.37526315789474">
            <text:p>1.3752631579</text:p>
          </table:table-cell>
        </table:table-row>
        <table:table-row table:style-name="ro2" table:visibility="filter">
          <table:table-cell office:value-type="float" office:value="3588">
            <text:p>358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631578947368421">
            <text:p>0.6315789474</text:p>
          </table:table-cell>
          <table:table-cell office:value-type="float" office:value="1.32947368421053">
            <text:p>1.3294736842</text:p>
          </table:table-cell>
        </table:table-row>
        <table:table-row table:style-name="ro2" table:visibility="filter">
          <table:table-cell office:value-type="float" office:value="3688">
            <text:p>3688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4</text:p>
          </table:table-cell>
          <table:table-cell office:value-type="float" office:value="1.35184210526316">
            <text:p>1.3518421053</text:p>
          </table:table-cell>
        </table:table-row>
        <table:table-row table:style-name="ro2" table:visibility="filter">
          <table:table-cell office:value-type="float" office:value="3739">
            <text:p>373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4</text:p>
          </table:table-cell>
          <table:table-cell office:value-type="float" office:value="1.36210526315789">
            <text:p>1.3621052632</text:p>
          </table:table-cell>
        </table:table-row>
        <table:table-row table:style-name="ro2">
          <table:table-cell office:value-type="float" office:value="3103">
            <text:p>3103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0.631147540983607">
            <text:p>0.631147541</text:p>
          </table:table-cell>
          <table:table-cell office:value-type="float" office:value="1.37016393442623">
            <text:p>1.3701639344</text:p>
          </table:table-cell>
        </table:table-row>
        <table:table-row table:style-name="ro2">
          <table:table-cell office:value-type="float" office:value="3186">
            <text:p>3186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0.631067961165049">
            <text:p>0.6310679612</text:p>
          </table:table-cell>
          <table:table-cell office:value-type="float" office:value="1.35543689320388">
            <text:p>1.3554368932</text:p>
          </table:table-cell>
        </table:table-row>
        <table:table-row table:style-name="ro2" table:visibility="filter">
          <table:table-cell office:value-type="float" office:value="2504">
            <text:p>250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630434782608696">
            <text:p>0.6304347826</text:p>
          </table:table-cell>
          <table:table-cell office:value-type="float" office:value="1.36282608695652">
            <text:p>1.362826087</text:p>
          </table:table-cell>
        </table:table-row>
        <table:table-row table:style-name="ro2">
          <table:table-cell office:value-type="float" office:value="3458">
            <text:p>3458</text:p>
          </table:table-cell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float" office:value="0.630350194552529">
            <text:p>0.6303501946</text:p>
          </table:table-cell>
          <table:table-cell office:value-type="float" office:value="1.41603112840467">
            <text:p>1.4160311284</text:p>
          </table:table-cell>
        </table:table-row>
        <table:table-row table:style-name="ro2">
          <table:table-cell office:value-type="float" office:value="3754">
            <text:p>3754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0.629834254143646">
            <text:p>0.6298342541</text:p>
          </table:table-cell>
          <table:table-cell office:value-type="float" office:value="1.36806629834254">
            <text:p>1.3680662983</text:p>
          </table:table-cell>
        </table:table-row>
        <table:table-row table:style-name="ro2" table:visibility="filter">
          <table:table-cell office:value-type="float" office:value="2304">
            <text:p>2304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.62962962962963">
            <text:p>0.6296296296</text:p>
          </table:table-cell>
          <table:table-cell office:value-type="float" office:value="1.38240740740741">
            <text:p>1.3824074074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62962962962963">
            <text:p>0.6296296296</text:p>
          </table:table-cell>
          <table:table-cell office:value-type="float" office:value="1.34703703703704">
            <text:p>1.347037037</text:p>
          </table:table-cell>
        </table:table-row>
        <table:table-row table:style-name="ro2" table:visibility="filter">
          <table:table-cell office:value-type="float" office:value="2797">
            <text:p>2797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62962962962963">
            <text:p>0.6296296296</text:p>
          </table:table-cell>
          <table:table-cell office:value-type="float" office:value="1.38148148148148">
            <text:p>1.3814814815</text:p>
          </table:table-cell>
        </table:table-row>
        <table:table-row table:style-name="ro2" table:visibility="filter">
          <table:table-cell office:value-type="float" office:value="3790">
            <text:p>3790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0.62962962962963">
            <text:p>0.6296296296</text:p>
          </table:table-cell>
          <table:table-cell office:value-type="float" office:value="1.37246913580247">
            <text:p>1.3724691358</text:p>
          </table:table-cell>
        </table:table-row>
        <table:table-row table:style-name="ro2" table:visibility="filter">
          <table:table-cell office:value-type="float" office:value="2285">
            <text:p>2285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.629032258064516">
            <text:p>0.6290322581</text:p>
          </table:table-cell>
          <table:table-cell office:value-type="float" office:value="1.36741935483871">
            <text:p>1.3674193548</text:p>
          </table:table-cell>
        </table:table-row>
        <table:table-row table:style-name="ro2">
          <table:table-cell office:value-type="float" office:value="3106">
            <text:p>3106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0.628930817610063">
            <text:p>0.6289308176</text:p>
          </table:table-cell>
          <table:table-cell office:value-type="float" office:value="1.3562893081761">
            <text:p>1.3562893082</text:p>
          </table:table-cell>
        </table:table-row>
        <table:table-row table:style-name="ro2" table:visibility="filter">
          <table:table-cell office:value-type="float" office:value="2351">
            <text:p>235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628571428571429">
            <text:p>0.6285714286</text:p>
          </table:table-cell>
          <table:table-cell office:value-type="float" office:value="1.366">
            <text:p>1.366</text:p>
          </table:table-cell>
        </table:table-row>
        <table:table-row table:style-name="ro2" table:visibility="filter">
          <table:table-cell office:value-type="float" office:value="2590">
            <text:p>259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628571428571429">
            <text:p>0.6285714286</text:p>
          </table:table-cell>
          <table:table-cell office:value-type="float" office:value="1.40371428571429">
            <text:p>1.4037142857</text:p>
          </table:table-cell>
        </table:table-row>
        <table:table-row table:style-name="ro2" table:visibility="filter">
          <table:table-cell office:value-type="float" office:value="2799">
            <text:p>2799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628571428571429">
            <text:p>0.6285714286</text:p>
          </table:table-cell>
          <table:table-cell office:value-type="float" office:value="1.35">
            <text:p>1.35</text:p>
          </table:table-cell>
        </table:table-row>
        <table:table-row table:style-name="ro2">
          <table:table-cell office:value-type="float" office:value="2498">
            <text:p>2498</text:p>
          </table:table-cell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0.628458498023715">
            <text:p>0.628458498</text:p>
          </table:table-cell>
          <table:table-cell office:value-type="float" office:value="1.39154150197629">
            <text:p>1.391541502</text:p>
          </table:table-cell>
        </table:table-row>
        <table:table-row table:style-name="ro2" table:visibility="filter">
          <table:table-cell office:value-type="float" office:value="3742">
            <text:p>3742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628205128205128">
            <text:p>0.6282051282</text:p>
          </table:table-cell>
          <table:table-cell office:value-type="float" office:value="1.38205128205128">
            <text:p>1.3820512821</text:p>
          </table:table-cell>
        </table:table-row>
        <table:table-row table:style-name="ro2" table:visibility="filter">
          <table:table-cell office:value-type="float" office:value="2918">
            <text:p>2918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627906976744186">
            <text:p>0.6279069767</text:p>
          </table:table-cell>
          <table:table-cell office:value-type="float" office:value="1.37395348837209">
            <text:p>1.3739534884</text:p>
          </table:table-cell>
        </table:table-row>
        <table:table-row table:style-name="ro2" table:visibility="filter">
          <table:table-cell office:value-type="float" office:value="3346">
            <text:p>3346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627906976744186">
            <text:p>0.6279069767</text:p>
          </table:table-cell>
          <table:table-cell office:value-type="float" office:value="1.3906976744186">
            <text:p>1.3906976744</text:p>
          </table:table-cell>
        </table:table-row>
        <table:table-row table:style-name="ro2" table:visibility="filter">
          <table:table-cell office:value-type="float" office:value="2274">
            <text:p>2274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627450980392157">
            <text:p>0.6274509804</text:p>
          </table:table-cell>
          <table:table-cell office:value-type="float" office:value="1.39529411764706">
            <text:p>1.3952941176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627450980392157">
            <text:p>0.6274509804</text:p>
          </table:table-cell>
          <table:table-cell office:value-type="float" office:value="1.35509803921569">
            <text:p>1.3550980392</text:p>
          </table:table-cell>
        </table:table-row>
        <table:table-row table:style-name="ro2" table:visibility="filter">
          <table:table-cell office:value-type="float" office:value="3637">
            <text:p>3637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626666666666667">
            <text:p>0.6266666667</text:p>
          </table:table-cell>
          <table:table-cell office:value-type="float" office:value="1.33533333333333">
            <text:p>1.3353333333</text:p>
          </table:table-cell>
        </table:table-row>
        <table:table-row table:style-name="ro2">
          <table:table-cell office:value-type="float" office:value="2835">
            <text:p>2835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0.626373626373626">
            <text:p>0.6263736264</text:p>
          </table:table-cell>
          <table:table-cell office:value-type="float" office:value="1.36406593406593">
            <text:p>1.3640659341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7229166666667">
            <text:p>1.3722916667</text:p>
          </table:table-cell>
        </table:table-row>
        <table:table-row table:style-name="ro2" table:visibility="filter">
          <table:table-cell office:value-type="float" office:value="2032">
            <text:p>203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142">
            <text:p>2142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905">
            <text:p>1.3905</text:p>
          </table:table-cell>
        </table:table-row>
        <table:table-row table:style-name="ro2">
          <table:table-cell office:value-type="float" office:value="2268">
            <text:p>2268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845">
            <text:p>1.3845</text:p>
          </table:table-cell>
        </table:table-row>
        <table:table-row table:style-name="ro2" table:visibility="filter">
          <table:table-cell office:value-type="float" office:value="2418">
            <text:p>241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9078125">
            <text:p>1.39078125</text:p>
          </table:table-cell>
        </table:table-row>
        <table:table-row table:style-name="ro2" table:visibility="filter">
          <table:table-cell office:value-type="float" office:value="2456">
            <text:p>245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775">
            <text:p>1.3775</text:p>
          </table:table-cell>
        </table:table-row>
        <table:table-row table:style-name="ro2" table:visibility="filter">
          <table:table-cell office:value-type="float" office:value="2475">
            <text:p>2475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9625">
            <text:p>1.39625</text:p>
          </table:table-cell>
        </table:table-row>
        <table:table-row table:style-name="ro2" table:visibility="filter">
          <table:table-cell office:value-type="float" office:value="2486">
            <text:p>248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825">
            <text:p>1.3825</text:p>
          </table:table-cell>
        </table:table-row>
        <table:table-row table:style-name="ro2" table:visibility="filter">
          <table:table-cell office:value-type="float" office:value="2585">
            <text:p>2585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8729166666667">
            <text:p>1.3872916667</text:p>
          </table:table-cell>
        </table:table-row>
        <table:table-row table:style-name="ro2" table:visibility="filter">
          <table:table-cell office:value-type="float" office:value="2612">
            <text:p>261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575">
            <text:p>1.3575</text:p>
          </table:table-cell>
        </table:table-row>
        <table:table-row table:style-name="ro2">
          <table:table-cell office:value-type="float" office:value="2637">
            <text:p>2637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8138157894737">
            <text:p>1.3813815789</text:p>
          </table:table-cell>
        </table:table-row>
        <table:table-row table:style-name="ro2" table:visibility="filter">
          <table:table-cell office:value-type="float" office:value="2669">
            <text:p>266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2757">
            <text:p>275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7125">
            <text:p>1.37125</text:p>
          </table:table-cell>
        </table:table-row>
        <table:table-row table:style-name="ro2" table:visibility="filter">
          <table:table-cell office:value-type="float" office:value="2764">
            <text:p>276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8375">
            <text:p>1.38375</text:p>
          </table:table-cell>
        </table:table-row>
        <table:table-row table:style-name="ro2" table:visibility="filter">
          <table:table-cell office:value-type="float" office:value="2887">
            <text:p>2887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5875">
            <text:p>1.35875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6928571428571">
            <text:p>1.3692857143</text:p>
          </table:table-cell>
        </table:table-row>
        <table:table-row table:style-name="ro2" table:visibility="filter">
          <table:table-cell office:value-type="float" office:value="3138">
            <text:p>313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175">
            <text:p>317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225">
            <text:p>1.3225</text:p>
          </table:table-cell>
        </table:table-row>
        <table:table-row table:style-name="ro2" table:visibility="filter">
          <table:table-cell office:value-type="float" office:value="3175">
            <text:p>317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41875">
            <text:p>1.41875</text:p>
          </table:table-cell>
        </table:table-row>
        <table:table-row table:style-name="ro2" table:visibility="filter">
          <table:table-cell office:value-type="float" office:value="3196">
            <text:p>319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528125">
            <text:p>1.3528125</text:p>
          </table:table-cell>
        </table:table-row>
        <table:table-row table:style-name="ro2">
          <table:table-cell office:value-type="float" office:value="3208">
            <text:p>3208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5567307692308">
            <text:p>1.3556730769</text:p>
          </table:table-cell>
        </table:table-row>
        <table:table-row table:style-name="ro2" table:visibility="filter">
          <table:table-cell office:value-type="float" office:value="3267">
            <text:p>326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408125">
            <text:p>1.408125</text:p>
          </table:table-cell>
        </table:table-row>
        <table:table-row table:style-name="ro2" table:visibility="filter">
          <table:table-cell office:value-type="float" office:value="3316">
            <text:p>331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8475">
            <text:p>1.38475</text:p>
          </table:table-cell>
        </table:table-row>
        <table:table-row table:style-name="ro2" table:visibility="filter">
          <table:table-cell office:value-type="float" office:value="3322">
            <text:p>332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8625">
            <text:p>1.38625</text:p>
          </table:table-cell>
        </table:table-row>
        <table:table-row table:style-name="ro2">
          <table:table-cell office:value-type="float" office:value="3394">
            <text:p>3394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6964285714286">
            <text:p>1.3696428571</text:p>
          </table:table-cell>
        </table:table-row>
        <table:table-row table:style-name="ro2" table:visibility="filter">
          <table:table-cell office:value-type="float" office:value="3450">
            <text:p>34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4025">
            <text:p>1.4025</text:p>
          </table:table-cell>
        </table:table-row>
        <table:table-row table:style-name="ro2" table:visibility="filter">
          <table:table-cell office:value-type="float" office:value="3454">
            <text:p>345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47625">
            <text:p>1.47625</text:p>
          </table:table-cell>
        </table:table-row>
        <table:table-row table:style-name="ro2" table:visibility="filter">
          <table:table-cell office:value-type="float" office:value="3529">
            <text:p>3529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6397727272727">
            <text:p>1.3639772727</text:p>
          </table:table-cell>
        </table:table-row>
        <table:table-row table:style-name="ro2" table:visibility="filter">
          <table:table-cell office:value-type="float" office:value="3614">
            <text:p>36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475">
            <text:p>1.3475</text:p>
          </table:table-cell>
        </table:table-row>
        <table:table-row table:style-name="ro2" table:visibility="filter">
          <table:table-cell office:value-type="float" office:value="3624">
            <text:p>36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9125">
            <text:p>1.39125</text:p>
          </table:table-cell>
        </table:table-row>
        <table:table-row table:style-name="ro2" table:visibility="filter">
          <table:table-cell office:value-type="float" office:value="3638">
            <text:p>363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1416666666667">
            <text:p>1.3141666667</text:p>
          </table:table-cell>
        </table:table-row>
        <table:table-row table:style-name="ro2" table:visibility="filter">
          <table:table-cell office:value-type="float" office:value="3752">
            <text:p>375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4125">
            <text:p>1.34125</text:p>
          </table:table-cell>
        </table:table-row>
        <table:table-row table:style-name="ro2">
          <table:table-cell office:value-type="float" office:value="2260">
            <text:p>2260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.623853211009174">
            <text:p>0.623853211</text:p>
          </table:table-cell>
          <table:table-cell office:value-type="float" office:value="1.38403669724771">
            <text:p>1.3840366972</text:p>
          </table:table-cell>
        </table:table-row>
        <table:table-row table:style-name="ro2" table:visibility="filter">
          <table:table-cell office:value-type="float" office:value="3502">
            <text:p>3502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0.623529411764706">
            <text:p>0.6235294118</text:p>
          </table:table-cell>
          <table:table-cell office:value-type="float" office:value="1.35305882352941">
            <text:p>1.3530588235</text:p>
          </table:table-cell>
        </table:table-row>
        <table:table-row table:style-name="ro2">
          <table:table-cell office:value-type="float" office:value="2950">
            <text:p>2950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0.622641509433962">
            <text:p>0.6226415094</text:p>
          </table:table-cell>
          <table:table-cell office:value-type="float" office:value="1.35216981132075">
            <text:p>1.3521698113</text:p>
          </table:table-cell>
        </table:table-row>
        <table:table-row table:style-name="ro2" table:visibility="filter">
          <table:table-cell office:value-type="float" office:value="2674">
            <text:p>2674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.622448979591837">
            <text:p>0.6224489796</text:p>
          </table:table-cell>
          <table:table-cell office:value-type="float" office:value="1.39857142857143">
            <text:p>1.3985714286</text:p>
          </table:table-cell>
        </table:table-row>
        <table:table-row table:style-name="ro2">
          <table:table-cell office:value-type="float" office:value="3056">
            <text:p>3056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0.622317596566524">
            <text:p>0.6223175966</text:p>
          </table:table-cell>
          <table:table-cell office:value-type="float" office:value="1.36605150214592">
            <text:p>1.3660515021</text:p>
          </table:table-cell>
        </table:table-row>
        <table:table-row table:style-name="ro2" table:visibility="filter">
          <table:table-cell office:value-type="float" office:value="2387">
            <text:p>2387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622222222222222">
            <text:p>0.6222222222</text:p>
          </table:table-cell>
          <table:table-cell office:value-type="float" office:value="1.39666666666667">
            <text:p>1.3966666667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0.621848739495798">
            <text:p>0.6218487395</text:p>
          </table:table-cell>
          <table:table-cell office:value-type="float" office:value="1.40689075630252">
            <text:p>1.4068907563</text:p>
          </table:table-cell>
        </table:table-row>
        <table:table-row table:style-name="ro2" table:visibility="filter">
          <table:table-cell office:value-type="float" office:value="3013">
            <text:p>3013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0.621621621621622">
            <text:p>0.6216216216</text:p>
          </table:table-cell>
          <table:table-cell office:value-type="float" office:value="1.38094594594595">
            <text:p>1.3809459459</text:p>
          </table:table-cell>
        </table:table-row>
        <table:table-row table:style-name="ro2" table:visibility="filter">
          <table:table-cell office:value-type="float" office:value="3010">
            <text:p>301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621212121212121">
            <text:p>0.6212121212</text:p>
          </table:table-cell>
          <table:table-cell office:value-type="float" office:value="1.37075757575758">
            <text:p>1.3707575758</text:p>
          </table:table-cell>
        </table:table-row>
        <table:table-row table:style-name="ro2" table:visibility="filter">
          <table:table-cell office:value-type="float" office:value="3076">
            <text:p>3076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620689655172414">
            <text:p>0.6206896552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506">
            <text:p>350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620689655172414">
            <text:p>0.6206896552</text:p>
          </table:table-cell>
          <table:table-cell office:value-type="float" office:value="1.34862068965517">
            <text:p>1.3486206897</text:p>
          </table:table-cell>
        </table:table-row>
        <table:table-row table:style-name="ro2" table:visibility="filter">
          <table:table-cell office:value-type="float" office:value="2911">
            <text:p>291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620253164556962">
            <text:p>0.6202531646</text:p>
          </table:table-cell>
          <table:table-cell office:value-type="float" office:value="1.39075949367089">
            <text:p>1.3907594937</text:p>
          </table:table-cell>
        </table:table-row>
        <table:table-row table:style-name="ro2" table:visibility="filter">
          <table:table-cell office:value-type="float" office:value="2268">
            <text:p>226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62">
            <text:p>0.62</text:p>
          </table:table-cell>
          <table:table-cell office:value-type="float" office:value="1.3638">
            <text:p>1.3638</text:p>
          </table:table-cell>
        </table:table-row>
        <table:table-row table:style-name="ro2" table:visibility="filter">
          <table:table-cell office:value-type="float" office:value="3462">
            <text:p>3462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0.619565217391304">
            <text:p>0.6195652174</text:p>
          </table:table-cell>
          <table:table-cell office:value-type="float" office:value="1.44728260869565">
            <text:p>1.4472826087</text:p>
          </table:table-cell>
        </table:table-row>
        <table:table-row table:style-name="ro2" table:visibility="filter">
          <table:table-cell office:value-type="float" office:value="2084">
            <text:p>208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39761904761905">
            <text:p>1.3976190476</text:p>
          </table:table-cell>
        </table:table-row>
        <table:table-row table:style-name="ro2" table:visibility="filter">
          <table:table-cell office:value-type="float" office:value="2085">
            <text:p>2085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088">
            <text:p>2088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619047619047619">
            <text:p>0.619047619</text:p>
          </table:table-cell>
          <table:table-cell office:value-type="float" office:value="1.40880952380952">
            <text:p>1.4088095238</text:p>
          </table:table-cell>
        </table:table-row>
        <table:table-row table:style-name="ro2" table:visibility="filter">
          <table:table-cell office:value-type="float" office:value="2599">
            <text:p>259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35761904761905">
            <text:p>1.3576190476</text:p>
          </table:table-cell>
        </table:table-row>
        <table:table-row table:style-name="ro2">
          <table:table-cell office:value-type="float" office:value="2972">
            <text:p>2972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37961904761905">
            <text:p>1.3796190476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619047619047619">
            <text:p>0.619047619</text:p>
          </table:table-cell>
          <table:table-cell office:value-type="float" office:value="1.33095238095238">
            <text:p>1.330952381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36380952380952">
            <text:p>1.3638095238</text:p>
          </table:table-cell>
        </table:table-row>
        <table:table-row table:style-name="ro2" table:visibility="filter">
          <table:table-cell office:value-type="float" office:value="3384">
            <text:p>338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42357142857143">
            <text:p>1.4235714286</text:p>
          </table:table-cell>
        </table:table-row>
        <table:table-row table:style-name="ro2" table:visibility="filter">
          <table:table-cell office:value-type="float" office:value="3775">
            <text:p>377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35761904761905">
            <text:p>1.3576190476</text:p>
          </table:table-cell>
        </table:table-row>
        <table:table-row table:style-name="ro2">
          <table:table-cell office:value-type="float" office:value="3106">
            <text:p>3106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0.61864406779661">
            <text:p>0.6186440678</text:p>
          </table:table-cell>
          <table:table-cell office:value-type="float" office:value="1.37389830508475">
            <text:p>1.3738983051</text:p>
          </table:table-cell>
        </table:table-row>
        <table:table-row table:style-name="ro2" table:visibility="filter">
          <table:table-cell office:value-type="float" office:value="2337">
            <text:p>2337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0.618421052631579">
            <text:p>0.6184210526</text:p>
          </table:table-cell>
          <table:table-cell office:value-type="float" office:value="1.40276315789474">
            <text:p>1.4027631579</text:p>
          </table:table-cell>
        </table:table-row>
        <table:table-row table:style-name="ro2" table:visibility="filter">
          <table:table-cell office:value-type="float" office:value="2968">
            <text:p>296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618181818181818">
            <text:p>0.6181818182</text:p>
          </table:table-cell>
          <table:table-cell office:value-type="float" office:value="1.36054545454545">
            <text:p>1.3605454545</text:p>
          </table:table-cell>
        </table:table-row>
        <table:table-row table:style-name="ro2">
          <table:table-cell office:value-type="float" office:value="3205">
            <text:p>3205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0.618181818181818">
            <text:p>0.6181818182</text:p>
          </table:table-cell>
          <table:table-cell office:value-type="float" office:value="1.37809090909091">
            <text:p>1.3780909091</text:p>
          </table:table-cell>
        </table:table-row>
        <table:table-row table:style-name="ro2">
          <table:table-cell office:value-type="float" office:value="2933">
            <text:p>2933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0.617647058823529">
            <text:p>0.6176470588</text:p>
          </table:table-cell>
          <table:table-cell office:value-type="float" office:value="1.37529411764706">
            <text:p>1.3752941176</text:p>
          </table:table-cell>
        </table:table-row>
        <table:table-row table:style-name="ro2" table:visibility="filter">
          <table:table-cell office:value-type="float" office:value="2635">
            <text:p>2635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617021276595745">
            <text:p>0.6170212766</text:p>
          </table:table-cell>
          <table:table-cell office:value-type="float" office:value="1.37446808510638">
            <text:p>1.3744680851</text:p>
          </table:table-cell>
        </table:table-row>
        <table:table-row table:style-name="ro2" table:visibility="filter">
          <table:table-cell office:value-type="float" office:value="2986">
            <text:p>2986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616666666666667">
            <text:p>0.6166666667</text:p>
          </table:table-cell>
          <table:table-cell office:value-type="float" office:value="1.34433333333333">
            <text:p>1.3443333333</text:p>
          </table:table-cell>
        </table:table-row>
        <table:table-row table:style-name="ro2" table:visibility="filter">
          <table:table-cell office:value-type="float" office:value="3019">
            <text:p>3019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616666666666667">
            <text:p>0.6166666667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616666666666667">
            <text:p>0.6166666667</text:p>
          </table:table-cell>
          <table:table-cell office:value-type="float" office:value="1.34816666666667">
            <text:p>1.3481666667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35115384615385">
            <text:p>1.3511538462</text:p>
          </table:table-cell>
        </table:table-row>
        <table:table-row table:style-name="ro2" table:visibility="filter">
          <table:table-cell office:value-type="float" office:value="2083">
            <text:p>2083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40384615384615">
            <text:p>1.4038461538</text:p>
          </table:table-cell>
        </table:table-row>
        <table:table-row table:style-name="ro2" table:visibility="filter">
          <table:table-cell office:value-type="float" office:value="2291">
            <text:p>229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35923076923077">
            <text:p>1.3592307692</text:p>
          </table:table-cell>
        </table:table-row>
        <table:table-row table:style-name="ro2" table:visibility="filter">
          <table:table-cell office:value-type="float" office:value="2307">
            <text:p>230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40846153846154">
            <text:p>1.4084615385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37230769230769">
            <text:p>1.3723076923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38692307692308">
            <text:p>1.3869230769</text:p>
          </table:table-cell>
        </table:table-row>
        <table:table-row table:style-name="ro2" table:visibility="filter">
          <table:table-cell office:value-type="float" office:value="2633">
            <text:p>2633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39423076923077">
            <text:p>1.3942307692</text:p>
          </table:table-cell>
        </table:table-row>
        <table:table-row table:style-name="ro2" table:visibility="filter">
          <table:table-cell office:value-type="float" office:value="2664">
            <text:p>266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37423076923077">
            <text:p>1.3742307692</text:p>
          </table:table-cell>
        </table:table-row>
        <table:table-row table:style-name="ro2" table:visibility="filter">
          <table:table-cell office:value-type="float" office:value="2665">
            <text:p>266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43884615384615">
            <text:p>1.4388461538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38230769230769">
            <text:p>1.3823076923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35615384615385">
            <text:p>1.3561538462</text:p>
          </table:table-cell>
        </table:table-row>
        <table:table-row table:style-name="ro2" table:visibility="filter">
          <table:table-cell office:value-type="float" office:value="2803">
            <text:p>280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36384615384615">
            <text:p>1.3638461538</text:p>
          </table:table-cell>
        </table:table-row>
        <table:table-row table:style-name="ro2" table:visibility="filter">
          <table:table-cell office:value-type="float" office:value="2947">
            <text:p>294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35846153846154">
            <text:p>1.3584615385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36692307692308">
            <text:p>1.3669230769</text:p>
          </table:table-cell>
        </table:table-row>
        <table:table-row table:style-name="ro2" table:visibility="filter">
          <table:table-cell office:value-type="float" office:value="3596">
            <text:p>359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35076923076923">
            <text:p>1.3507692308</text:p>
          </table:table-cell>
        </table:table-row>
        <table:table-row table:style-name="ro2" table:visibility="filter">
          <table:table-cell office:value-type="float" office:value="3723">
            <text:p>372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38076923076923">
            <text:p>1.3807692308</text:p>
          </table:table-cell>
        </table:table-row>
        <table:table-row table:style-name="ro2">
          <table:table-cell office:value-type="float" office:value="2984">
            <text:p>2984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0.614678899082569">
            <text:p>0.6146788991</text:p>
          </table:table-cell>
          <table:table-cell office:value-type="float" office:value="1.36477064220184">
            <text:p>1.3647706422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613636363636364">
            <text:p>0.6136363636</text:p>
          </table:table-cell>
          <table:table-cell office:value-type="float" office:value="1.36977272727273">
            <text:p>1.3697727273</text:p>
          </table:table-cell>
        </table:table-row>
        <table:table-row table:style-name="ro2" table:visibility="filter">
          <table:table-cell office:value-type="float" office:value="2912">
            <text:p>291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613636363636364">
            <text:p>0.6136363636</text:p>
          </table:table-cell>
          <table:table-cell office:value-type="float" office:value="1.36181818181818">
            <text:p>1.3618181818</text:p>
          </table:table-cell>
        </table:table-row>
        <table:table-row table:style-name="ro2">
          <table:table-cell office:value-type="float" office:value="2597">
            <text:p>2597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0.613496932515337">
            <text:p>0.6134969325</text:p>
          </table:table-cell>
          <table:table-cell office:value-type="float" office:value="1.38742331288344">
            <text:p>1.3874233129</text:p>
          </table:table-cell>
        </table:table-row>
        <table:table-row table:style-name="ro2" table:visibility="filter">
          <table:table-cell office:value-type="float" office:value="3489">
            <text:p>3489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612903225806452">
            <text:p>0.6129032258</text:p>
          </table:table-cell>
          <table:table-cell office:value-type="float" office:value="1.39290322580645">
            <text:p>1.3929032258</text:p>
          </table:table-cell>
        </table:table-row>
        <table:table-row table:style-name="ro2" table:visibility="filter">
          <table:table-cell office:value-type="float" office:value="3760">
            <text:p>3760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0.6125">
            <text:p>0.6125</text:p>
          </table:table-cell>
          <table:table-cell office:value-type="float" office:value="1.358">
            <text:p>1.358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.612244897959184">
            <text:p>0.612244898</text:p>
          </table:table-cell>
          <table:table-cell office:value-type="float" office:value="1.37071428571429">
            <text:p>1.3707142857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0.611570247933884">
            <text:p>0.6115702479</text:p>
          </table:table-cell>
          <table:table-cell office:value-type="float" office:value="1.37876033057851">
            <text:p>1.3787603306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11111111111111">
            <text:p>0.6111111111</text:p>
          </table:table-cell>
          <table:table-cell office:value-type="float" office:value="1.36222222222222">
            <text:p>1.3622222222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.611111111111111">
            <text:p>0.6111111111</text:p>
          </table:table-cell>
          <table:table-cell office:value-type="float" office:value="1.38333333333333">
            <text:p>1.3833333333</text:p>
          </table:table-cell>
        </table:table-row>
        <table:table-row table:style-name="ro2" table:visibility="filter">
          <table:table-cell office:value-type="float" office:value="2411">
            <text:p>241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11111111111111">
            <text:p>0.6111111111</text:p>
          </table:table-cell>
          <table:table-cell office:value-type="float" office:value="1.35388888888889">
            <text:p>1.3538888889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11111111111111">
            <text:p>0.611111111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120">
            <text:p>312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11111111111111">
            <text:p>0.6111111111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123">
            <text:p>312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11111111111111">
            <text:p>0.6111111111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226">
            <text:p>3226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611111111111111">
            <text:p>0.6111111111</text:p>
          </table:table-cell>
          <table:table-cell office:value-type="float" office:value="1.35138888888889">
            <text:p>1.3513888889</text:p>
          </table:table-cell>
        </table:table-row>
        <table:table-row table:style-name="ro2" table:visibility="filter">
          <table:table-cell office:value-type="float" office:value="3459">
            <text:p>345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11111111111111">
            <text:p>0.6111111111</text:p>
          </table:table-cell>
          <table:table-cell office:value-type="float" office:value="1.42666666666667">
            <text:p>1.4266666667</text:p>
          </table:table-cell>
        </table:table-row>
        <table:table-row table:style-name="ro2" table:visibility="filter">
          <table:table-cell office:value-type="float" office:value="3157">
            <text:p>3157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0.61038961038961">
            <text:p>0.6103896104</text:p>
          </table:table-cell>
          <table:table-cell office:value-type="float" office:value="1.3687012987013">
            <text:p>1.3687012987</text:p>
          </table:table-cell>
        </table:table-row>
        <table:table-row table:style-name="ro2" table:visibility="filter">
          <table:table-cell office:value-type="float" office:value="3139">
            <text:p>3139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610169491525424">
            <text:p>0.6101694915</text:p>
          </table:table-cell>
          <table:table-cell office:value-type="float" office:value="1.35067796610169">
            <text:p>1.3506779661</text:p>
          </table:table-cell>
        </table:table-row>
        <table:table-row table:style-name="ro2" table:visibility="filter">
          <table:table-cell office:value-type="float" office:value="2244">
            <text:p>2244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609756097560976">
            <text:p>0.6097560976</text:p>
          </table:table-cell>
          <table:table-cell office:value-type="float" office:value="1.38878048780488">
            <text:p>1.3887804878</text:p>
          </table:table-cell>
        </table:table-row>
        <table:table-row table:style-name="ro2" table:visibility="filter">
          <table:table-cell office:value-type="float" office:value="2491">
            <text:p>249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609756097560976">
            <text:p>0.6097560976</text:p>
          </table:table-cell>
          <table:table-cell office:value-type="float" office:value="1.42463414634146">
            <text:p>1.4246341463</text:p>
          </table:table-cell>
        </table:table-row>
        <table:table-row table:style-name="ro2" table:visibility="filter">
          <table:table-cell office:value-type="float" office:value="2824">
            <text:p>282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609756097560976">
            <text:p>0.6097560976</text:p>
          </table:table-cell>
          <table:table-cell office:value-type="float" office:value="1.35390243902439">
            <text:p>1.353902439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608695652173913">
            <text:p>0.6086956522</text:p>
          </table:table-cell>
          <table:table-cell office:value-type="float" office:value="1.38521739130435">
            <text:p>1.3852173913</text:p>
          </table:table-cell>
        </table:table-row>
        <table:table-row table:style-name="ro2" table:visibility="filter">
          <table:table-cell office:value-type="float" office:value="2637">
            <text:p>2637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608695652173913">
            <text:p>0.6086956522</text:p>
          </table:table-cell>
          <table:table-cell office:value-type="float" office:value="1.38347826086957">
            <text:p>1.3834782609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608695652173913">
            <text:p>0.6086956522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806">
            <text:p>3806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607843137254902">
            <text:p>0.6078431373</text:p>
          </table:table-cell>
          <table:table-cell office:value-type="float" office:value="1.37117647058824">
            <text:p>1.3711764706</text:p>
          </table:table-cell>
        </table:table-row>
        <table:table-row table:style-name="ro2" table:visibility="filter">
          <table:table-cell office:value-type="float" office:value="2944">
            <text:p>2944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607594936708861">
            <text:p>0.6075949367</text:p>
          </table:table-cell>
          <table:table-cell office:value-type="float" office:value="1.35594936708861">
            <text:p>1.3559493671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.607142857142857">
            <text:p>0.6071428571</text:p>
          </table:table-cell>
          <table:table-cell office:value-type="float" office:value="1.37767857142857">
            <text:p>1.3776785714</text:p>
          </table:table-cell>
        </table:table-row>
        <table:table-row table:style-name="ro2" table:visibility="filter">
          <table:table-cell office:value-type="float" office:value="3662">
            <text:p>366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607142857142857">
            <text:p>0.6071428571</text:p>
          </table:table-cell>
          <table:table-cell office:value-type="float" office:value="1.35642857142857">
            <text:p>1.3564285714</text:p>
          </table:table-cell>
        </table:table-row>
        <table:table-row table:style-name="ro2" table:visibility="filter">
          <table:table-cell office:value-type="float" office:value="2101">
            <text:p>210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60655737704918">
            <text:p>0.606557377</text:p>
          </table:table-cell>
          <table:table-cell office:value-type="float" office:value="1.39131147540984">
            <text:p>1.3913114754</text:p>
          </table:table-cell>
        </table:table-row>
        <table:table-row table:style-name="ro2">
          <table:table-cell office:value-type="float" office:value="3173">
            <text:p>3173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.60625">
            <text:p>0.60625</text:p>
          </table:table-cell>
          <table:table-cell office:value-type="float" office:value="1.3620625">
            <text:p>1.3620625</text:p>
          </table:table-cell>
        </table:table-row>
        <table:table-row table:style-name="ro2" table:visibility="filter">
          <table:table-cell office:value-type="float" office:value="1993">
            <text:p>199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606060606060606">
            <text:p>0.6060606061</text:p>
          </table:table-cell>
          <table:table-cell office:value-type="float" office:value="1.39030303030303">
            <text:p>1.3903030303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606060606060606">
            <text:p>0.6060606061</text:p>
          </table:table-cell>
          <table:table-cell office:value-type="float" office:value="1.35515151515152">
            <text:p>1.3551515152</text:p>
          </table:table-cell>
        </table:table-row>
        <table:table-row table:style-name="ro2" table:visibility="filter">
          <table:table-cell office:value-type="float" office:value="3514">
            <text:p>3514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606060606060606">
            <text:p>0.6060606061</text:p>
          </table:table-cell>
          <table:table-cell office:value-type="float" office:value="1.3630303030303">
            <text:p>1.363030303</text:p>
          </table:table-cell>
        </table:table-row>
        <table:table-row table:style-name="ro2" table:visibility="filter">
          <table:table-cell office:value-type="float" office:value="2152">
            <text:p>2152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605263157894737">
            <text:p>0.6052631579</text:p>
          </table:table-cell>
          <table:table-cell office:value-type="float" office:value="1.41447368421053">
            <text:p>1.4144736842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604166666666667">
            <text:p>0.6041666667</text:p>
          </table:table-cell>
          <table:table-cell office:value-type="float" office:value="1.35395833333333">
            <text:p>1.3539583333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604166666666667">
            <text:p>0.6041666667</text:p>
          </table:table-cell>
          <table:table-cell office:value-type="float" office:value="1.363125">
            <text:p>1.363125</text:p>
          </table:table-cell>
        </table:table-row>
        <table:table-row table:style-name="ro2">
          <table:table-cell office:value-type="float" office:value="2280">
            <text:p>2280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0.60377358490566">
            <text:p>0.6037735849</text:p>
          </table:table-cell>
          <table:table-cell office:value-type="float" office:value="1.38044025157233">
            <text:p>1.3804402516</text:p>
          </table:table-cell>
        </table:table-row>
        <table:table-row table:style-name="ro2" table:visibility="filter">
          <table:table-cell office:value-type="float" office:value="2259">
            <text:p>2259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.602040816326531">
            <text:p>0.6020408163</text:p>
          </table:table-cell>
          <table:table-cell office:value-type="float" office:value="1.39632653061224">
            <text:p>1.3963265306</text:p>
          </table:table-cell>
        </table:table-row>
        <table:table-row table:style-name="ro2">
          <table:table-cell office:value-type="float" office:value="3179">
            <text:p>3179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0.601941747572815">
            <text:p>0.6019417476</text:p>
          </table:table-cell>
          <table:table-cell office:value-type="float" office:value="1.37097087378641">
            <text:p>1.3709708738</text:p>
          </table:table-cell>
        </table:table-row>
        <table:table-row table:style-name="ro2" table:visibility="filter">
          <table:table-cell office:value-type="float" office:value="2020">
            <text:p>202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44">
            <text:p>1.344</text:p>
          </table:table-cell>
        </table:table-row>
        <table:table-row table:style-name="ro2" table:visibility="filter">
          <table:table-cell office:value-type="float" office:value="2043">
            <text:p>204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060">
            <text:p>20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113">
            <text:p>211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123">
            <text:p>212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92">
            <text:p>1.392</text:p>
          </table:table-cell>
        </table:table-row>
        <table:table-row table:style-name="ro2" table:visibility="filter">
          <table:table-cell office:value-type="float" office:value="2143">
            <text:p>214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48">
            <text:p>1.348</text:p>
          </table:table-cell>
        </table:table-row>
        <table:table-row table:style-name="ro2" table:visibility="filter">
          <table:table-cell office:value-type="float" office:value="2145">
            <text:p>2145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407125">
            <text:p>1.407125</text:p>
          </table:table-cell>
        </table:table-row>
        <table:table-row table:style-name="ro2" table:visibility="filter">
          <table:table-cell office:value-type="float" office:value="2151">
            <text:p>215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9828571428571">
            <text:p>1.3982857143</text:p>
          </table:table-cell>
        </table:table-row>
        <table:table-row table:style-name="ro2" table:visibility="filter">
          <table:table-cell office:value-type="float" office:value="2156">
            <text:p>215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98">
            <text:p>1.398</text:p>
          </table:table-cell>
        </table:table-row>
        <table:table-row table:style-name="ro2" table:visibility="filter">
          <table:table-cell office:value-type="float" office:value="3866">
            <text:p>386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404">
            <text:p>1.404</text:p>
          </table:table-cell>
        </table:table-row>
        <table:table-row table:style-name="ro2" table:visibility="filter">
          <table:table-cell office:value-type="float" office:value="2261">
            <text:p>226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875">
            <text:p>1.3875</text:p>
          </table:table-cell>
        </table:table-row>
        <table:table-row table:style-name="ro2" table:visibility="filter">
          <table:table-cell office:value-type="float" office:value="2297">
            <text:p>229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365">
            <text:p>1.3365</text:p>
          </table:table-cell>
        </table:table-row>
        <table:table-row table:style-name="ro2" table:visibility="filter">
          <table:table-cell office:value-type="float" office:value="2327">
            <text:p>23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98">
            <text:p>1.398</text:p>
          </table:table-cell>
        </table:table-row>
        <table:table-row table:style-name="ro2" table:visibility="filter">
          <table:table-cell office:value-type="float" office:value="2398">
            <text:p>239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294">
            <text:p>1.294</text:p>
          </table:table-cell>
        </table:table-row>
        <table:table-row table:style-name="ro2" table:visibility="filter">
          <table:table-cell office:value-type="float" office:value="2416">
            <text:p>241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9633333333333">
            <text:p>1.3963333333</text:p>
          </table:table-cell>
        </table:table-row>
        <table:table-row table:style-name="ro2" table:visibility="filter">
          <table:table-cell office:value-type="float" office:value="2473">
            <text:p>247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41133333333333">
            <text:p>1.4113333333</text:p>
          </table:table-cell>
        </table:table-row>
        <table:table-row table:style-name="ro2" table:visibility="filter">
          <table:table-cell office:value-type="float" office:value="2492">
            <text:p>249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500">
            <text:p>25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7813333333333">
            <text:p>1.3781333333</text:p>
          </table:table-cell>
        </table:table-row>
        <table:table-row table:style-name="ro2" table:visibility="filter">
          <table:table-cell office:value-type="float" office:value="2546">
            <text:p>254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94">
            <text:p>1.394</text:p>
          </table:table-cell>
        </table:table-row>
        <table:table-row table:style-name="ro2" table:visibility="filter">
          <table:table-cell office:value-type="float" office:value="2548">
            <text:p>254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36">
            <text:p>1.336</text:p>
          </table:table-cell>
        </table:table-row>
        <table:table-row table:style-name="ro2" table:visibility="filter">
          <table:table-cell office:value-type="float" office:value="2596">
            <text:p>259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458">
            <text:p>1.458</text:p>
          </table:table-cell>
        </table:table-row>
        <table:table-row table:style-name="ro2" table:visibility="filter">
          <table:table-cell office:value-type="float" office:value="2611">
            <text:p>26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692">
            <text:p>269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708">
            <text:p>270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276">
            <text:p>1.276</text:p>
          </table:table-cell>
        </table:table-row>
        <table:table-row table:style-name="ro2" table:visibility="filter">
          <table:table-cell office:value-type="float" office:value="2716">
            <text:p>271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412">
            <text:p>1.412</text:p>
          </table:table-cell>
        </table:table-row>
        <table:table-row table:style-name="ro2" table:visibility="filter">
          <table:table-cell office:value-type="float" office:value="2729">
            <text:p>27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771">
            <text:p>277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06">
            <text:p>1.306</text:p>
          </table:table-cell>
        </table:table-row>
        <table:table-row table:style-name="ro2" table:visibility="filter">
          <table:table-cell office:value-type="float" office:value="2778">
            <text:p>27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792">
            <text:p>279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412">
            <text:p>1.412</text:p>
          </table:table-cell>
        </table:table-row>
        <table:table-row table:style-name="ro2" table:visibility="filter">
          <table:table-cell office:value-type="float" office:value="2800">
            <text:p>28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06">
            <text:p>1.306</text:p>
          </table:table-cell>
        </table:table-row>
        <table:table-row table:style-name="ro2" table:visibility="filter">
          <table:table-cell office:value-type="float" office:value="2804">
            <text:p>28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26">
            <text:p>1.326</text:p>
          </table:table-cell>
        </table:table-row>
        <table:table-row table:style-name="ro2" table:visibility="filter">
          <table:table-cell office:value-type="float" office:value="2826">
            <text:p>282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66">
            <text:p>1.366</text:p>
          </table:table-cell>
        </table:table-row>
        <table:table-row table:style-name="ro2" table:visibility="filter">
          <table:table-cell office:value-type="float" office:value="2846">
            <text:p>2846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38">
            <text:p>1.338</text:p>
          </table:table-cell>
        </table:table-row>
        <table:table-row table:style-name="ro2" table:visibility="filter">
          <table:table-cell office:value-type="float" office:value="2904">
            <text:p>290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407">
            <text:p>1.407</text:p>
          </table:table-cell>
        </table:table-row>
        <table:table-row table:style-name="ro2" table:visibility="filter">
          <table:table-cell office:value-type="float" office:value="2904">
            <text:p>29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92">
            <text:p>1.392</text:p>
          </table:table-cell>
        </table:table-row>
        <table:table-row table:style-name="ro2" table:visibility="filter">
          <table:table-cell office:value-type="float" office:value="2931">
            <text:p>293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6577777777778">
            <text:p>1.3657777778</text:p>
          </table:table-cell>
        </table:table-row>
        <table:table-row table:style-name="ro2" table:visibility="filter">
          <table:table-cell office:value-type="float" office:value="3012">
            <text:p>30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12">
            <text:p>1.312</text:p>
          </table:table-cell>
        </table:table-row>
        <table:table-row table:style-name="ro2" table:visibility="filter">
          <table:table-cell office:value-type="float" office:value="3050">
            <text:p>305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76">
            <text:p>1.376</text:p>
          </table:table-cell>
        </table:table-row>
        <table:table-row table:style-name="ro2" table:visibility="filter">
          <table:table-cell office:value-type="float" office:value="3063">
            <text:p>306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3134">
            <text:p>313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12">
            <text:p>1.312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5863157894737">
            <text:p>1.3586315789</text:p>
          </table:table-cell>
        </table:table-row>
        <table:table-row table:style-name="ro2" table:visibility="filter">
          <table:table-cell office:value-type="float" office:value="3209">
            <text:p>320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46">
            <text:p>1.346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229">
            <text:p>32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28">
            <text:p>1.328</text:p>
          </table:table-cell>
        </table:table-row>
        <table:table-row table:style-name="ro2" table:visibility="filter">
          <table:table-cell office:value-type="float" office:value="3274">
            <text:p>327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685">
            <text:p>1.3685</text:p>
          </table:table-cell>
        </table:table-row>
        <table:table-row table:style-name="ro2" table:visibility="filter">
          <table:table-cell office:value-type="float" office:value="3277">
            <text:p>32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28">
            <text:p>1.328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56">
            <text:p>1.356</text:p>
          </table:table-cell>
        </table:table-row>
        <table:table-row table:style-name="ro2" table:visibility="filter">
          <table:table-cell office:value-type="float" office:value="3421">
            <text:p>34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422">
            <text:p>34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416">
            <text:p>1.416</text:p>
          </table:table-cell>
        </table:table-row>
        <table:table-row table:style-name="ro2" table:visibility="filter">
          <table:table-cell office:value-type="float" office:value="3427">
            <text:p>342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265">
            <text:p>1.3265</text:p>
          </table:table-cell>
        </table:table-row>
        <table:table-row table:style-name="ro2" table:visibility="filter">
          <table:table-cell office:value-type="float" office:value="3428">
            <text:p>34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58">
            <text:p>1.358</text:p>
          </table:table-cell>
        </table:table-row>
        <table:table-row table:style-name="ro2" table:visibility="filter">
          <table:table-cell office:value-type="float" office:value="3469">
            <text:p>346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514">
            <text:p>351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54">
            <text:p>1.354</text:p>
          </table:table-cell>
        </table:table-row>
        <table:table-row table:style-name="ro2" table:visibility="filter">
          <table:table-cell office:value-type="float" office:value="3540">
            <text:p>354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34">
            <text:p>1.334</text:p>
          </table:table-cell>
        </table:table-row>
        <table:table-row table:style-name="ro2" table:visibility="filter">
          <table:table-cell office:value-type="float" office:value="3542">
            <text:p>354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547">
            <text:p>354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404">
            <text:p>1.404</text:p>
          </table:table-cell>
        </table:table-row>
        <table:table-row table:style-name="ro2" table:visibility="filter">
          <table:table-cell office:value-type="float" office:value="3551">
            <text:p>355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94">
            <text:p>1.394</text:p>
          </table:table-cell>
        </table:table-row>
        <table:table-row table:style-name="ro2" table:visibility="filter">
          <table:table-cell office:value-type="float" office:value="3560">
            <text:p>356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79">
            <text:p>1.379</text:p>
          </table:table-cell>
        </table:table-row>
        <table:table-row table:style-name="ro2" table:visibility="filter">
          <table:table-cell office:value-type="float" office:value="3561">
            <text:p>356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695">
            <text:p>1.3695</text:p>
          </table:table-cell>
        </table:table-row>
        <table:table-row table:style-name="ro2" table:visibility="filter">
          <table:table-cell office:value-type="float" office:value="3582">
            <text:p>358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86">
            <text:p>1.386</text:p>
          </table:table-cell>
        </table:table-row>
        <table:table-row table:style-name="ro2" table:visibility="filter">
          <table:table-cell office:value-type="float" office:value="3603">
            <text:p>360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40066666666667">
            <text:p>1.4006666667</text:p>
          </table:table-cell>
        </table:table-row>
        <table:table-row table:style-name="ro2" table:visibility="filter">
          <table:table-cell office:value-type="float" office:value="3617">
            <text:p>36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82">
            <text:p>1.382</text:p>
          </table:table-cell>
        </table:table-row>
        <table:table-row table:style-name="ro2" table:visibility="filter">
          <table:table-cell office:value-type="float" office:value="3618">
            <text:p>361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4733333333333">
            <text:p>1.3473333333</text:p>
          </table:table-cell>
        </table:table-row>
        <table:table-row table:style-name="ro2" table:visibility="filter">
          <table:table-cell office:value-type="float" office:value="3651">
            <text:p>365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3710">
            <text:p>371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5155555555556">
            <text:p>1.3515555556</text:p>
          </table:table-cell>
        </table:table-row>
        <table:table-row table:style-name="ro2" table:visibility="filter">
          <table:table-cell office:value-type="float" office:value="3749">
            <text:p>374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758">
            <text:p>375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764">
            <text:p>376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78">
            <text:p>1.378</text:p>
          </table:table-cell>
        </table:table-row>
        <table:table-row table:style-name="ro2" table:visibility="filter">
          <table:table-cell office:value-type="float" office:value="3821">
            <text:p>382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396">
            <text:p>1.3396</text:p>
          </table:table-cell>
        </table:table-row>
        <table:table-row table:style-name="ro2" table:visibility="filter">
          <table:table-cell office:value-type="float" office:value="3828">
            <text:p>382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94">
            <text:p>1.394</text:p>
          </table:table-cell>
        </table:table-row>
        <table:table-row table:style-name="ro2" table:visibility="filter">
          <table:table-cell office:value-type="float" office:value="3831">
            <text:p>383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850">
            <text:p>385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5833333333333">
            <text:p>1.3583333333</text:p>
          </table:table-cell>
        </table:table-row>
        <table:table-row table:style-name="ro2" table:visibility="filter">
          <table:table-cell office:value-type="float" office:value="3851">
            <text:p>385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46">
            <text:p>1.346</text:p>
          </table:table-cell>
        </table:table-row>
        <table:table-row table:style-name="ro2">
          <table:table-cell office:value-type="float" office:value="3461">
            <text:p>3461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0.598540145985402">
            <text:p>0.598540146</text:p>
          </table:table-cell>
          <table:table-cell office:value-type="float" office:value="1.4385401459854">
            <text:p>1.438540146</text:p>
          </table:table-cell>
        </table:table-row>
        <table:table-row table:style-name="ro2">
          <table:table-cell office:value-type="float" office:value="2027">
            <text:p>2027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0.597122302158273">
            <text:p>0.5971223022</text:p>
          </table:table-cell>
          <table:table-cell office:value-type="float" office:value="1.37">
            <text:p>1.37</text:p>
          </table:table-cell>
        </table:table-row>
        <table:table-row table:style-name="ro2">
          <table:table-cell office:value-type="float" office:value="3220">
            <text:p>3220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.596330275229358">
            <text:p>0.5963302752</text:p>
          </table:table-cell>
          <table:table-cell office:value-type="float" office:value="1.36412844036697">
            <text:p>1.3641284404</text:p>
          </table:table-cell>
        </table:table-row>
        <table:table-row table:style-name="ro2" table:visibility="filter">
          <table:table-cell office:value-type="float" office:value="2356">
            <text:p>235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594594594594595">
            <text:p>0.5945945946</text:p>
          </table:table-cell>
          <table:table-cell office:value-type="float" office:value="1.38054054054054">
            <text:p>1.3805405405</text:p>
          </table:table-cell>
        </table:table-row>
        <table:table-row table:style-name="ro2">
          <table:table-cell office:value-type="float" office:value="2589">
            <text:p>2589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0.594594594594595">
            <text:p>0.5945945946</text:p>
          </table:table-cell>
          <table:table-cell office:value-type="float" office:value="1.4054954954955">
            <text:p>1.4054954955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594594594594595">
            <text:p>0.5945945946</text:p>
          </table:table-cell>
          <table:table-cell office:value-type="float" office:value="1.35405405405405">
            <text:p>1.3540540541</text:p>
          </table:table-cell>
        </table:table-row>
        <table:table-row table:style-name="ro2">
          <table:table-cell office:value-type="float" office:value="3452">
            <text:p>3452</text:p>
          </table:table-cell>
          <table:table-cell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float" office:value="0.593856655290102">
            <text:p>0.5938566553</text:p>
          </table:table-cell>
          <table:table-cell office:value-type="float" office:value="1.43191126279863">
            <text:p>1.4319112628</text:p>
          </table:table-cell>
        </table:table-row>
        <table:table-row table:style-name="ro2" table:visibility="filter">
          <table:table-cell office:value-type="float" office:value="2156">
            <text:p>215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59375">
            <text:p>0.59375</text:p>
          </table:table-cell>
          <table:table-cell office:value-type="float" office:value="1.4290625">
            <text:p>1.4290625</text:p>
          </table:table-cell>
        </table:table-row>
        <table:table-row table:style-name="ro2">
          <table:table-cell office:value-type="float" office:value="3492">
            <text:p>3492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.59375">
            <text:p>0.59375</text:p>
          </table:table-cell>
          <table:table-cell office:value-type="float" office:value="1.3961875">
            <text:p>1.3961875</text:p>
          </table:table-cell>
        </table:table-row>
        <table:table-row table:style-name="ro2" table:visibility="filter">
          <table:table-cell office:value-type="float" office:value="3854">
            <text:p>385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59375">
            <text:p>0.59375</text:p>
          </table:table-cell>
          <table:table-cell office:value-type="float" office:value="1.341875">
            <text:p>1.341875</text:p>
          </table:table-cell>
        </table:table-row>
        <table:table-row table:style-name="ro2" table:visibility="filter">
          <table:table-cell office:value-type="float" office:value="2263">
            <text:p>226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592592592592593">
            <text:p>0.5925925926</text:p>
          </table:table-cell>
          <table:table-cell office:value-type="float" office:value="1.37925925925926">
            <text:p>1.3792592593</text:p>
          </table:table-cell>
        </table:table-row>
        <table:table-row table:style-name="ro2" table:visibility="filter">
          <table:table-cell office:value-type="float" office:value="2954">
            <text:p>295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592592592592593">
            <text:p>0.5925925926</text:p>
          </table:table-cell>
          <table:table-cell office:value-type="float" office:value="1.38777777777778">
            <text:p>1.3877777778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.591836734693878">
            <text:p>0.5918367347</text:p>
          </table:table-cell>
          <table:table-cell office:value-type="float" office:value="1.36979591836735">
            <text:p>1.3697959184</text:p>
          </table:table-cell>
        </table:table-row>
        <table:table-row table:style-name="ro2">
          <table:table-cell office:value-type="float" office:value="3797">
            <text:p>3797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0.591304347826087">
            <text:p>0.5913043478</text:p>
          </table:table-cell>
          <table:table-cell office:value-type="float" office:value="1.36321739130435">
            <text:p>1.3632173913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90909090909091">
            <text:p>0.5909090909</text:p>
          </table:table-cell>
          <table:table-cell office:value-type="float" office:value="1.37772727272727">
            <text:p>1.3777272727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90909090909091">
            <text:p>0.5909090909</text:p>
          </table:table-cell>
          <table:table-cell office:value-type="float" office:value="1.36545454545455">
            <text:p>1.3654545455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90909090909091">
            <text:p>0.5909090909</text:p>
          </table:table-cell>
          <table:table-cell office:value-type="float" office:value="1.34409090909091">
            <text:p>1.3440909091</text:p>
          </table:table-cell>
        </table:table-row>
        <table:table-row table:style-name="ro2" table:visibility="filter">
          <table:table-cell office:value-type="float" office:value="3640">
            <text:p>364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90909090909091">
            <text:p>0.5909090909</text:p>
          </table:table-cell>
          <table:table-cell office:value-type="float" office:value="1.37863636363636">
            <text:p>1.3786363636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58974358974359">
            <text:p>0.5897435897</text:p>
          </table:table-cell>
          <table:table-cell office:value-type="float" office:value="1.37692307692308">
            <text:p>1.3769230769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58974358974359">
            <text:p>0.5897435897</text:p>
          </table:table-cell>
          <table:table-cell office:value-type="float" office:value="1.36948717948718">
            <text:p>1.3694871795</text:p>
          </table:table-cell>
        </table:table-row>
        <table:table-row table:style-name="ro2" table:visibility="filter">
          <table:table-cell office:value-type="float" office:value="3003">
            <text:p>300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588235294117647">
            <text:p>0.5882352941</text:p>
          </table:table-cell>
          <table:table-cell office:value-type="float" office:value="1.36029411764706">
            <text:p>1.3602941176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88235294117647">
            <text:p>0.588235294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88235294117647">
            <text:p>0.5882352941</text:p>
          </table:table-cell>
          <table:table-cell office:value-type="float" office:value="1.37176470588235">
            <text:p>1.3717647059</text:p>
          </table:table-cell>
        </table:table-row>
        <table:table-row table:style-name="ro2" table:visibility="filter">
          <table:table-cell office:value-type="float" office:value="3634">
            <text:p>363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88235294117647">
            <text:p>0.5882352941</text:p>
          </table:table-cell>
          <table:table-cell office:value-type="float" office:value="1.33470588235294">
            <text:p>1.3347058824</text:p>
          </table:table-cell>
        </table:table-row>
        <table:table-row table:style-name="ro2" table:visibility="filter">
          <table:table-cell office:value-type="float" office:value="3805">
            <text:p>3805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0.587301587301587">
            <text:p>0.5873015873</text:p>
          </table:table-cell>
          <table:table-cell office:value-type="float" office:value="1.35444444444444">
            <text:p>1.3544444444</text:p>
          </table:table-cell>
        </table:table-row>
        <table:table-row table:style-name="ro2">
          <table:table-cell office:value-type="float" office:value="2945">
            <text:p>2945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.587155963302752">
            <text:p>0.5871559633</text:p>
          </table:table-cell>
          <table:table-cell office:value-type="float" office:value="1.35522935779816">
            <text:p>1.3552293578</text:p>
          </table:table-cell>
        </table:table-row>
        <table:table-row table:style-name="ro2" table:visibility="filter">
          <table:table-cell office:value-type="float" office:value="3534">
            <text:p>3534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58695652173913">
            <text:p>0.5869565217</text:p>
          </table:table-cell>
          <table:table-cell office:value-type="float" office:value="1.37413043478261">
            <text:p>1.3741304348</text:p>
          </table:table-cell>
        </table:table-row>
        <table:table-row table:style-name="ro2" table:visibility="filter">
          <table:table-cell office:value-type="float" office:value="2155">
            <text:p>215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586206896551724">
            <text:p>0.5862068966</text:p>
          </table:table-cell>
          <table:table-cell office:value-type="float" office:value="1.40275862068966">
            <text:p>1.4027586207</text:p>
          </table:table-cell>
        </table:table-row>
        <table:table-row table:style-name="ro2" table:visibility="filter">
          <table:table-cell office:value-type="float" office:value="3017">
            <text:p>3017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586206896551724">
            <text:p>0.5862068966</text:p>
          </table:table-cell>
          <table:table-cell office:value-type="float" office:value="1.35672413793103">
            <text:p>1.3567241379</text:p>
          </table:table-cell>
        </table:table-row>
        <table:table-row table:style-name="ro2" table:visibility="filter">
          <table:table-cell office:value-type="float" office:value="2799">
            <text:p>2799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585365853658537">
            <text:p>0.5853658537</text:p>
          </table:table-cell>
          <table:table-cell office:value-type="float" office:value="1.38487804878049">
            <text:p>1.3848780488</text:p>
          </table:table-cell>
        </table:table-row>
        <table:table-row table:style-name="ro2" table:visibility="filter">
          <table:table-cell office:value-type="float" office:value="2918">
            <text:p>2918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.585365853658537">
            <text:p>0.5853658537</text:p>
          </table:table-cell>
          <table:table-cell office:value-type="float" office:value="1.34963414634146">
            <text:p>1.3496341463</text:p>
          </table:table-cell>
        </table:table-row>
        <table:table-row table:style-name="ro2" table:visibility="filter">
          <table:table-cell office:value-type="float" office:value="3708">
            <text:p>3708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0.584415584415584">
            <text:p>0.5844155844</text:p>
          </table:table-cell>
          <table:table-cell office:value-type="float" office:value="1.35311688311688">
            <text:p>1.3531168831</text:p>
          </table:table-cell>
        </table:table-row>
        <table:table-row table:style-name="ro2" table:visibility="filter">
          <table:table-cell office:value-type="float" office:value="2431">
            <text:p>2431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.584269662921348">
            <text:p>0.5842696629</text:p>
          </table:table-cell>
          <table:table-cell office:value-type="float" office:value="1.39202247191011">
            <text:p>1.3920224719</text:p>
          </table:table-cell>
        </table:table-row>
        <table:table-row table:style-name="ro2" table:visibility="filter">
          <table:table-cell office:value-type="float" office:value="2048">
            <text:p>204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41916666666667">
            <text:p>1.4191666667</text:p>
          </table:table-cell>
        </table:table-row>
        <table:table-row table:style-name="ro2" table:visibility="filter">
          <table:table-cell office:value-type="float" office:value="2221">
            <text:p>222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39166666666667">
            <text:p>1.3916666667</text:p>
          </table:table-cell>
        </table:table-row>
        <table:table-row table:style-name="ro2" table:visibility="filter">
          <table:table-cell office:value-type="float" office:value="2257">
            <text:p>2257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37916666666667">
            <text:p>1.3791666667</text:p>
          </table:table-cell>
        </table:table-row>
        <table:table-row table:style-name="ro2" table:visibility="filter">
          <table:table-cell office:value-type="float" office:value="2419">
            <text:p>241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39583333333333">
            <text:p>1.3958333333</text:p>
          </table:table-cell>
        </table:table-row>
        <table:table-row table:style-name="ro2" table:visibility="filter">
          <table:table-cell office:value-type="float" office:value="2503">
            <text:p>250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2568">
            <text:p>256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34583333333333">
            <text:p>1.3458333333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37488095238095">
            <text:p>1.3748809524</text:p>
          </table:table-cell>
        </table:table-row>
        <table:table-row table:style-name="ro2">
          <table:table-cell office:value-type="float" office:value="2795">
            <text:p>2795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3825">
            <text:p>1.3825</text:p>
          </table:table-cell>
        </table:table-row>
        <table:table-row table:style-name="ro2" table:visibility="filter">
          <table:table-cell office:value-type="float" office:value="3080">
            <text:p>308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30416666666667">
            <text:p>1.3041666667</text:p>
          </table:table-cell>
        </table:table-row>
        <table:table-row table:style-name="ro2" table:visibility="filter">
          <table:table-cell office:value-type="float" office:value="3090">
            <text:p>309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3556">
            <text:p>355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37416666666667">
            <text:p>1.3741666667</text:p>
          </table:table-cell>
        </table:table-row>
        <table:table-row table:style-name="ro2" table:visibility="filter">
          <table:table-cell office:value-type="float" office:value="3581">
            <text:p>358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3925">
            <text:p>1.3925</text:p>
          </table:table-cell>
        </table:table-row>
        <table:table-row table:style-name="ro2" table:visibility="filter">
          <table:table-cell office:value-type="float" office:value="3726">
            <text:p>37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32083333333333">
            <text:p>1.3208333333</text:p>
          </table:table-cell>
        </table:table-row>
        <table:table-row table:style-name="ro2" table:visibility="filter">
          <table:table-cell office:value-type="float" office:value="2119">
            <text:p>2119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581395348837209">
            <text:p>0.5813953488</text:p>
          </table:table-cell>
          <table:table-cell office:value-type="float" office:value="1.36139534883721">
            <text:p>1.3613953488</text:p>
          </table:table-cell>
        </table:table-row>
        <table:table-row table:style-name="ro2" table:visibility="filter">
          <table:table-cell office:value-type="float" office:value="2026">
            <text:p>202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78947368421053">
            <text:p>0.5789473684</text:p>
          </table:table-cell>
          <table:table-cell office:value-type="float" office:value="1.37368421052632">
            <text:p>1.3736842105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78947368421053">
            <text:p>0.5789473684</text:p>
          </table:table-cell>
          <table:table-cell office:value-type="float" office:value="1.35736842105263">
            <text:p>1.3573684211</text:p>
          </table:table-cell>
        </table:table-row>
        <table:table-row table:style-name="ro2" table:visibility="filter">
          <table:table-cell office:value-type="float" office:value="2695">
            <text:p>269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78947368421053">
            <text:p>0.5789473684</text:p>
          </table:table-cell>
          <table:table-cell office:value-type="float" office:value="1.37842105263158">
            <text:p>1.3784210526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0.578947368421053">
            <text:p>0.5789473684</text:p>
          </table:table-cell>
          <table:table-cell office:value-type="float" office:value="1.37147368421053">
            <text:p>1.3714736842</text:p>
          </table:table-cell>
        </table:table-row>
        <table:table-row table:style-name="ro2" table:visibility="filter">
          <table:table-cell office:value-type="float" office:value="2543">
            <text:p>2543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0.578313253012048">
            <text:p>0.578313253</text:p>
          </table:table-cell>
          <table:table-cell office:value-type="float" office:value="1.35686746987952">
            <text:p>1.3568674699</text:p>
          </table:table-cell>
        </table:table-row>
        <table:table-row table:style-name="ro2">
          <table:table-cell office:value-type="float" office:value="2095">
            <text:p>2095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0.576923076923077">
            <text:p>0.5769230769</text:p>
          </table:table-cell>
          <table:table-cell office:value-type="float" office:value="1.39576923076923">
            <text:p>1.3957692308</text:p>
          </table:table-cell>
        </table:table-row>
        <table:table-row table:style-name="ro2" table:visibility="filter">
          <table:table-cell office:value-type="float" office:value="2638">
            <text:p>2638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0.576923076923077">
            <text:p>0.5769230769</text:p>
          </table:table-cell>
          <table:table-cell office:value-type="float" office:value="1.39358974358974">
            <text:p>1.3935897436</text:p>
          </table:table-cell>
        </table:table-row>
        <table:table-row table:style-name="ro2" table:visibility="filter">
          <table:table-cell office:value-type="float" office:value="2652">
            <text:p>265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576923076923077">
            <text:p>0.5769230769</text:p>
          </table:table-cell>
          <table:table-cell office:value-type="float" office:value="1.37288461538462">
            <text:p>1.3728846154</text:p>
          </table:table-cell>
        </table:table-row>
        <table:table-row table:style-name="ro2" table:visibility="filter">
          <table:table-cell office:value-type="float" office:value="3730">
            <text:p>373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.576923076923077">
            <text:p>0.5769230769</text:p>
          </table:table-cell>
          <table:table-cell office:value-type="float" office:value="1.34346153846154">
            <text:p>1.3434615385</text:p>
          </table:table-cell>
        </table:table-row>
        <table:table-row table:style-name="ro2">
          <table:table-cell office:value-type="float" office:value="3030">
            <text:p>3030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0.576576576576577">
            <text:p>0.5765765766</text:p>
          </table:table-cell>
          <table:table-cell office:value-type="float" office:value="1.39297297297297">
            <text:p>1.392972973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576271186440678">
            <text:p>0.5762711864</text:p>
          </table:table-cell>
          <table:table-cell office:value-type="float" office:value="1.38254237288136">
            <text:p>1.3825423729</text:p>
          </table:table-cell>
        </table:table-row>
        <table:table-row table:style-name="ro2" table:visibility="filter">
          <table:table-cell office:value-type="float" office:value="2889">
            <text:p>2889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576271186440678">
            <text:p>0.5762711864</text:p>
          </table:table-cell>
          <table:table-cell office:value-type="float" office:value="1.3764406779661">
            <text:p>1.376440678</text:p>
          </table:table-cell>
        </table:table-row>
        <table:table-row table:style-name="ro2" table:visibility="filter">
          <table:table-cell office:value-type="float" office:value="2212">
            <text:p>221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575757575757576">
            <text:p>0.5757575758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0.573529411764706">
            <text:p>0.5735294118</text:p>
          </table:table-cell>
          <table:table-cell office:value-type="float" office:value="1.35676470588235">
            <text:p>1.3567647059</text:p>
          </table:table-cell>
        </table:table-row>
        <table:table-row table:style-name="ro2" table:visibility="filter">
          <table:table-cell office:value-type="float" office:value="1955">
            <text:p>195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5392857142857">
            <text:p>1.3539285714</text:p>
          </table:table-cell>
        </table:table-row>
        <table:table-row table:style-name="ro2" table:visibility="filter">
          <table:table-cell office:value-type="float" office:value="2153">
            <text:p>2153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41457142857143">
            <text:p>1.4145714286</text:p>
          </table:table-cell>
        </table:table-row>
        <table:table-row table:style-name="ro2" table:visibility="filter">
          <table:table-cell office:value-type="float" office:value="3867">
            <text:p>386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5214285714286">
            <text:p>1.3521428571</text:p>
          </table:table-cell>
        </table:table-row>
        <table:table-row table:style-name="ro2" table:visibility="filter">
          <table:table-cell office:value-type="float" office:value="2161">
            <text:p>216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7285714285714">
            <text:p>1.3728571429</text:p>
          </table:table-cell>
        </table:table-row>
        <table:table-row table:style-name="ro2" table:visibility="filter">
          <table:table-cell office:value-type="float" office:value="2204">
            <text:p>220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33285714285714">
            <text:p>1.3328571429</text:p>
          </table:table-cell>
        </table:table-row>
        <table:table-row table:style-name="ro2" table:visibility="filter">
          <table:table-cell office:value-type="float" office:value="3875">
            <text:p>387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3142857142857">
            <text:p>1.3314285714</text:p>
          </table:table-cell>
        </table:table-row>
        <table:table-row table:style-name="ro2" table:visibility="filter">
          <table:table-cell office:value-type="float" office:value="3876">
            <text:p>38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5714285714286">
            <text:p>1.3571428571</text:p>
          </table:table-cell>
        </table:table-row>
        <table:table-row table:style-name="ro2" table:visibility="filter">
          <table:table-cell office:value-type="float" office:value="2349">
            <text:p>234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434">
            <text:p>243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36428571428571">
            <text:p>1.3642857143</text:p>
          </table:table-cell>
        </table:table-row>
        <table:table-row table:style-name="ro2" table:visibility="filter">
          <table:table-cell office:value-type="float" office:value="2446">
            <text:p>244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8071428571429">
            <text:p>1.3807142857</text:p>
          </table:table-cell>
        </table:table-row>
        <table:table-row table:style-name="ro2" table:visibility="filter">
          <table:table-cell office:value-type="float" office:value="2458">
            <text:p>245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501">
            <text:p>250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787">
            <text:p>278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814">
            <text:p>2814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8767857142857">
            <text:p>1.3876785714</text:p>
          </table:table-cell>
        </table:table-row>
        <table:table-row table:style-name="ro2" table:visibility="filter">
          <table:table-cell office:value-type="float" office:value="2832">
            <text:p>283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39607142857143">
            <text:p>1.3960714286</text:p>
          </table:table-cell>
        </table:table-row>
        <table:table-row table:style-name="ro2" table:visibility="filter">
          <table:table-cell office:value-type="float" office:value="2890">
            <text:p>289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35357142857143">
            <text:p>1.3535714286</text:p>
          </table:table-cell>
        </table:table-row>
        <table:table-row table:style-name="ro2" table:visibility="filter">
          <table:table-cell office:value-type="float" office:value="2927">
            <text:p>292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37714285714286">
            <text:p>1.3771428571</text:p>
          </table:table-cell>
        </table:table-row>
        <table:table-row table:style-name="ro2" table:visibility="filter">
          <table:table-cell office:value-type="float" office:value="2953">
            <text:p>295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2571428571429">
            <text:p>1.3257142857</text:p>
          </table:table-cell>
        </table:table-row>
        <table:table-row table:style-name="ro2" table:visibility="filter">
          <table:table-cell office:value-type="float" office:value="2991">
            <text:p>299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5857142857143">
            <text:p>1.3585714286</text:p>
          </table:table-cell>
        </table:table-row>
        <table:table-row table:style-name="ro2" table:visibility="filter">
          <table:table-cell office:value-type="float" office:value="3010">
            <text:p>301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36642857142857">
            <text:p>1.3664285714</text:p>
          </table:table-cell>
        </table:table-row>
        <table:table-row table:style-name="ro2" table:visibility="filter">
          <table:table-cell office:value-type="float" office:value="3011">
            <text:p>30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35285714285714">
            <text:p>1.3528571429</text:p>
          </table:table-cell>
        </table:table-row>
        <table:table-row table:style-name="ro2" table:visibility="filter">
          <table:table-cell office:value-type="float" office:value="3167">
            <text:p>316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34142857142857">
            <text:p>1.3414285714</text:p>
          </table:table-cell>
        </table:table-row>
        <table:table-row table:style-name="ro2" table:visibility="filter">
          <table:table-cell office:value-type="float" office:value="3285">
            <text:p>328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386">
            <text:p>338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41285714285714">
            <text:p>1.4128571429</text:p>
          </table:table-cell>
        </table:table-row>
        <table:table-row table:style-name="ro2" table:visibility="filter">
          <table:table-cell office:value-type="float" office:value="3432">
            <text:p>343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3142857142857">
            <text:p>1.3314285714</text:p>
          </table:table-cell>
        </table:table-row>
        <table:table-row table:style-name="ro2" table:visibility="filter">
          <table:table-cell office:value-type="float" office:value="3527">
            <text:p>3527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37482142857143">
            <text:p>1.3748214286</text:p>
          </table:table-cell>
        </table:table-row>
        <table:table-row table:style-name="ro2" table:visibility="filter">
          <table:table-cell office:value-type="float" office:value="3654">
            <text:p>365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734693877551">
            <text:p>1.3734693878</text:p>
          </table:table-cell>
        </table:table-row>
        <table:table-row table:style-name="ro2" table:visibility="filter">
          <table:table-cell office:value-type="float" office:value="3763">
            <text:p>376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35761904761905">
            <text:p>1.3576190476</text:p>
          </table:table-cell>
        </table:table-row>
        <table:table-row table:style-name="ro2" table:visibility="filter">
          <table:table-cell office:value-type="float" office:value="2867">
            <text:p>2867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69620253164557">
            <text:p>0.5696202532</text:p>
          </table:table-cell>
          <table:table-cell office:value-type="float" office:value="1.3693670886076">
            <text:p>1.3693670886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568627450980392">
            <text:p>0.568627451</text:p>
          </table:table-cell>
          <table:table-cell office:value-type="float" office:value="1.36254901960784">
            <text:p>1.3625490196</text:p>
          </table:table-cell>
        </table:table-row>
        <table:table-row table:style-name="ro2" table:visibility="filter">
          <table:table-cell office:value-type="float" office:value="2246">
            <text:p>2246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567567567567568">
            <text:p>0.5675675676</text:p>
          </table:table-cell>
          <table:table-cell office:value-type="float" office:value="1.38702702702703">
            <text:p>1.387027027</text:p>
          </table:table-cell>
        </table:table-row>
        <table:table-row table:style-name="ro2" table:visibility="filter">
          <table:table-cell office:value-type="float" office:value="2343">
            <text:p>234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566666666666667">
            <text:p>0.5666666667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2059">
            <text:p>2059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565217391304348">
            <text:p>0.5652173913</text:p>
          </table:table-cell>
          <table:table-cell office:value-type="float" office:value="1.42086956521739">
            <text:p>1.4208695652</text:p>
          </table:table-cell>
        </table:table-row>
        <table:table-row table:style-name="ro2" table:visibility="filter">
          <table:table-cell office:value-type="float" office:value="2211">
            <text:p>221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565217391304348">
            <text:p>0.5652173913</text:p>
          </table:table-cell>
          <table:table-cell office:value-type="float" office:value="1.37913043478261">
            <text:p>1.3791304348</text:p>
          </table:table-cell>
        </table:table-row>
        <table:table-row table:style-name="ro2" table:visibility="filter">
          <table:table-cell office:value-type="float" office:value="2382">
            <text:p>238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565217391304348">
            <text:p>0.5652173913</text:p>
          </table:table-cell>
          <table:table-cell office:value-type="float" office:value="1.41782608695652">
            <text:p>1.417826087</text:p>
          </table:table-cell>
        </table:table-row>
        <table:table-row table:style-name="ro2" table:visibility="filter">
          <table:table-cell office:value-type="float" office:value="2716">
            <text:p>271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565217391304348">
            <text:p>0.5652173913</text:p>
          </table:table-cell>
          <table:table-cell office:value-type="float" office:value="1.38478260869565">
            <text:p>1.3847826087</text:p>
          </table:table-cell>
        </table:table-row>
        <table:table-row table:style-name="ro2" table:visibility="filter">
          <table:table-cell office:value-type="float" office:value="3078">
            <text:p>3078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565217391304348">
            <text:p>0.5652173913</text:p>
          </table:table-cell>
          <table:table-cell office:value-type="float" office:value="1.36695652173913">
            <text:p>1.3669565217</text:p>
          </table:table-cell>
        </table:table-row>
        <table:table-row table:style-name="ro2" table:visibility="filter">
          <table:table-cell office:value-type="float" office:value="3465">
            <text:p>346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565217391304348">
            <text:p>0.5652173913</text:p>
          </table:table-cell>
          <table:table-cell office:value-type="float" office:value="1.3795652173913">
            <text:p>1.3795652174</text:p>
          </table:table-cell>
        </table:table-row>
        <table:table-row table:style-name="ro2" table:visibility="filter">
          <table:table-cell office:value-type="float" office:value="3697">
            <text:p>369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565217391304348">
            <text:p>0.5652173913</text:p>
          </table:table-cell>
          <table:table-cell office:value-type="float" office:value="1.33">
            <text:p>1.33</text:p>
          </table:table-cell>
        </table:table-row>
        <table:table-row table:style-name="ro2">
          <table:table-cell office:value-type="float" office:value="3760">
            <text:p>3760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.564814814814815">
            <text:p>0.5648148148</text:p>
          </table:table-cell>
          <table:table-cell office:value-type="float" office:value="1.36018518518519">
            <text:p>1.3601851852</text:p>
          </table:table-cell>
        </table:table-row>
        <table:table-row table:style-name="ro2" table:visibility="filter">
          <table:table-cell office:value-type="float" office:value="2887">
            <text:p>288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563380281690141">
            <text:p>0.5633802817</text:p>
          </table:table-cell>
          <table:table-cell office:value-type="float" office:value="1.37830985915493">
            <text:p>1.3783098592</text:p>
          </table:table-cell>
        </table:table-row>
        <table:table-row table:style-name="ro2" table:visibility="filter">
          <table:table-cell office:value-type="float" office:value="2014">
            <text:p>201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375625">
            <text:p>1.375625</text:p>
          </table:table-cell>
        </table:table-row>
        <table:table-row table:style-name="ro2" table:visibility="filter">
          <table:table-cell office:value-type="float" office:value="2028">
            <text:p>2028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1.4003125">
            <text:p>1.4003125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37625">
            <text:p>1.37625</text:p>
          </table:table-cell>
        </table:table-row>
        <table:table-row table:style-name="ro2" table:visibility="filter">
          <table:table-cell office:value-type="float" office:value="2387">
            <text:p>238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1.391875">
            <text:p>1.391875</text:p>
          </table:table-cell>
        </table:table-row>
        <table:table-row table:style-name="ro2" table:visibility="filter">
          <table:table-cell office:value-type="float" office:value="2732">
            <text:p>273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893">
            <text:p>2893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1.3559375">
            <text:p>1.3559375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1.3645">
            <text:p>1.3645</text:p>
          </table:table-cell>
        </table:table-row>
        <table:table-row table:style-name="ro2" table:visibility="filter">
          <table:table-cell office:value-type="float" office:value="3558">
            <text:p>355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1.37375">
            <text:p>1.37375</text:p>
          </table:table-cell>
        </table:table-row>
        <table:table-row table:style-name="ro2" table:visibility="filter">
          <table:table-cell office:value-type="float" office:value="3354">
            <text:p>3354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560975609756098">
            <text:p>0.5609756098</text:p>
          </table:table-cell>
          <table:table-cell office:value-type="float" office:value="1.40219512195122">
            <text:p>1.402195122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560975609756098">
            <text:p>0.5609756098</text:p>
          </table:table-cell>
          <table:table-cell office:value-type="float" office:value="1.34658536585366">
            <text:p>1.3465853659</text:p>
          </table:table-cell>
        </table:table-row>
        <table:table-row table:style-name="ro2" table:visibility="filter">
          <table:table-cell office:value-type="float" office:value="2310">
            <text:p>231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56">
            <text:p>0.56</text:p>
          </table:table-cell>
          <table:table-cell office:value-type="float" office:value="1.3992">
            <text:p>1.3992</text:p>
          </table:table-cell>
        </table:table-row>
        <table:table-row table:style-name="ro2" table:visibility="filter">
          <table:table-cell office:value-type="float" office:value="2132">
            <text:p>213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7222222222222">
            <text:p>1.3722222222</text:p>
          </table:table-cell>
        </table:table-row>
        <table:table-row table:style-name="ro2" table:visibility="filter">
          <table:table-cell office:value-type="float" office:value="2279">
            <text:p>227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3888888888889">
            <text:p>1.3388888889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7611111111111">
            <text:p>1.3761111111</text:p>
          </table:table-cell>
        </table:table-row>
        <table:table-row table:style-name="ro2" table:visibility="filter">
          <table:table-cell office:value-type="float" office:value="2504">
            <text:p>2504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39088888888889">
            <text:p>1.3908888889</text:p>
          </table:table-cell>
        </table:table-row>
        <table:table-row table:style-name="ro2" table:visibility="filter">
          <table:table-cell office:value-type="float" office:value="2530">
            <text:p>253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40703703703704">
            <text:p>1.407037037</text:p>
          </table:table-cell>
        </table:table-row>
        <table:table-row table:style-name="ro2" table:visibility="filter">
          <table:table-cell office:value-type="float" office:value="2562">
            <text:p>256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37722222222222">
            <text:p>1.3772222222</text:p>
          </table:table-cell>
        </table:table-row>
        <table:table-row table:style-name="ro2" table:visibility="filter">
          <table:table-cell office:value-type="float" office:value="2689">
            <text:p>2689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41333333333333">
            <text:p>1.4133333333</text:p>
          </table:table-cell>
        </table:table-row>
        <table:table-row table:style-name="ro2" table:visibility="filter">
          <table:table-cell office:value-type="float" office:value="2714">
            <text:p>271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39555555555556">
            <text:p>1.3955555556</text:p>
          </table:table-cell>
        </table:table-row>
        <table:table-row table:style-name="ro2" table:visibility="filter">
          <table:table-cell office:value-type="float" office:value="2731">
            <text:p>273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2842">
            <text:p>284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8222222222222">
            <text:p>1.3822222222</text:p>
          </table:table-cell>
        </table:table-row>
        <table:table-row table:style-name="ro2" table:visibility="filter">
          <table:table-cell office:value-type="float" office:value="2894">
            <text:p>289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37333333333333">
            <text:p>1.3733333333</text:p>
          </table:table-cell>
        </table:table-row>
        <table:table-row table:style-name="ro2" table:visibility="filter">
          <table:table-cell office:value-type="float" office:value="2930">
            <text:p>293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38055555555556">
            <text:p>1.3805555556</text:p>
          </table:table-cell>
        </table:table-row>
        <table:table-row table:style-name="ro2" table:visibility="filter">
          <table:table-cell office:value-type="float" office:value="3218">
            <text:p>321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37888888888889">
            <text:p>1.3788888889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5644444444444">
            <text:p>1.3564444444</text:p>
          </table:table-cell>
        </table:table-row>
        <table:table-row table:style-name="ro2" table:visibility="filter">
          <table:table-cell office:value-type="float" office:value="3420">
            <text:p>342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7111111111111">
            <text:p>1.3711111111</text:p>
          </table:table-cell>
        </table:table-row>
        <table:table-row table:style-name="ro2" table:visibility="filter">
          <table:table-cell office:value-type="float" office:value="3838">
            <text:p>383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37333333333333">
            <text:p>1.3733333333</text:p>
          </table:table-cell>
        </table:table-row>
        <table:table-row table:style-name="ro2" table:visibility="filter">
          <table:table-cell office:value-type="float" office:value="2160">
            <text:p>2160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.553571428571429">
            <text:p>0.5535714286</text:p>
          </table:table-cell>
          <table:table-cell office:value-type="float" office:value="1.37303571428571">
            <text:p>1.3730357143</text:p>
          </table:table-cell>
        </table:table-row>
        <table:table-row table:style-name="ro2" table:visibility="filter">
          <table:table-cell office:value-type="float" office:value="3656">
            <text:p>3656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553191489361702">
            <text:p>0.5531914894</text:p>
          </table:table-cell>
          <table:table-cell office:value-type="float" office:value="1.34936170212766">
            <text:p>1.3493617021</text:p>
          </table:table-cell>
        </table:table-row>
        <table:table-row table:style-name="ro2" table:visibility="filter">
          <table:table-cell office:value-type="float" office:value="3819">
            <text:p>3819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551724137931034">
            <text:p>0.5517241379</text:p>
          </table:table-cell>
          <table:table-cell office:value-type="float" office:value="1.36310344827586">
            <text:p>1.3631034483</text:p>
          </table:table-cell>
        </table:table-row>
        <table:table-row table:style-name="ro2">
          <table:table-cell office:value-type="float" office:value="2936">
            <text:p>2936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0.551401869158878">
            <text:p>0.5514018692</text:p>
          </table:table-cell>
          <table:table-cell office:value-type="float" office:value="1.38635514018692">
            <text:p>1.3863551402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1.3575">
            <text:p>1.3575</text:p>
          </table:table-cell>
        </table:table-row>
        <table:table-row table:style-name="ro2" table:visibility="filter">
          <table:table-cell office:value-type="float" office:value="2525">
            <text:p>252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5">
            <text:p>0.55</text:p>
          </table:table-cell>
          <table:table-cell office:value-type="float" office:value="1.3855">
            <text:p>1.3855</text:p>
          </table:table-cell>
        </table:table-row>
        <table:table-row table:style-name="ro2" table:visibility="filter">
          <table:table-cell office:value-type="float" office:value="2930">
            <text:p>293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1.408">
            <text:p>1.408</text:p>
          </table:table-cell>
        </table:table-row>
        <table:table-row table:style-name="ro2" table:visibility="filter">
          <table:table-cell office:value-type="float" office:value="3849">
            <text:p>3849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55">
            <text:p>0.55</text:p>
          </table:table-cell>
          <table:table-cell office:value-type="float" office:value="1.34975">
            <text:p>1.34975</text:p>
          </table:table-cell>
        </table:table-row>
        <table:table-row table:style-name="ro2" table:visibility="filter">
          <table:table-cell office:value-type="float" office:value="2690">
            <text:p>2690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547945205479452">
            <text:p>0.5479452055</text:p>
          </table:table-cell>
          <table:table-cell office:value-type="float" office:value="1.39657534246575">
            <text:p>1.3965753425</text:p>
          </table:table-cell>
        </table:table-row>
        <table:table-row table:style-name="ro2" table:visibility="filter">
          <table:table-cell office:value-type="float" office:value="2916">
            <text:p>2916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547945205479452">
            <text:p>0.547945205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517">
            <text:p>3517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547619047619048">
            <text:p>0.5476190476</text:p>
          </table:table-cell>
          <table:table-cell office:value-type="float" office:value="1.38666666666667">
            <text:p>1.3866666667</text:p>
          </table:table-cell>
        </table:table-row>
        <table:table-row table:style-name="ro2" table:visibility="filter">
          <table:table-cell office:value-type="float" office:value="2111">
            <text:p>211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179">
            <text:p>217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35818181818182">
            <text:p>1.3581818182</text:p>
          </table:table-cell>
        </table:table-row>
        <table:table-row table:style-name="ro2" table:visibility="filter">
          <table:table-cell office:value-type="float" office:value="2181">
            <text:p>218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35727272727273">
            <text:p>1.3572727273</text:p>
          </table:table-cell>
        </table:table-row>
        <table:table-row table:style-name="ro2" table:visibility="filter">
          <table:table-cell office:value-type="float" office:value="2226">
            <text:p>222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39727272727273">
            <text:p>1.3972727273</text:p>
          </table:table-cell>
        </table:table-row>
        <table:table-row table:style-name="ro2" table:visibility="filter">
          <table:table-cell office:value-type="float" office:value="2434">
            <text:p>243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34090909090909">
            <text:p>1.3409090909</text:p>
          </table:table-cell>
        </table:table-row>
        <table:table-row table:style-name="ro2" table:visibility="filter">
          <table:table-cell office:value-type="float" office:value="2476">
            <text:p>247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40136363636364">
            <text:p>1.4013636364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269">
            <text:p>326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39545454545455">
            <text:p>1.3954545455</text:p>
          </table:table-cell>
        </table:table-row>
        <table:table-row table:style-name="ro2" table:visibility="filter">
          <table:table-cell office:value-type="float" office:value="3385">
            <text:p>338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39121212121212">
            <text:p>1.3912121212</text:p>
          </table:table-cell>
        </table:table-row>
        <table:table-row table:style-name="ro2" table:visibility="filter">
          <table:table-cell office:value-type="float" office:value="3519">
            <text:p>351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38181818181818">
            <text:p>1.3818181818</text:p>
          </table:table-cell>
        </table:table-row>
        <table:table-row table:style-name="ro2" table:visibility="filter">
          <table:table-cell office:value-type="float" office:value="3550">
            <text:p>355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668">
            <text:p>366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35363636363636">
            <text:p>1.3536363636</text:p>
          </table:table-cell>
        </table:table-row>
        <table:table-row table:style-name="ro2" table:visibility="filter">
          <table:table-cell office:value-type="float" office:value="3827">
            <text:p>38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37363636363636">
            <text:p>1.3736363636</text:p>
          </table:table-cell>
        </table:table-row>
        <table:table-row table:style-name="ro2" table:visibility="filter">
          <table:table-cell office:value-type="float" office:value="3854">
            <text:p>385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34727272727273">
            <text:p>1.3472727273</text:p>
          </table:table-cell>
        </table:table-row>
        <table:table-row table:style-name="ro2" table:visibility="filter">
          <table:table-cell office:value-type="float" office:value="3392">
            <text:p>3392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542372881355932">
            <text:p>0.5423728814</text:p>
          </table:table-cell>
          <table:table-cell office:value-type="float" office:value="1.37271186440678">
            <text:p>1.3727118644</text:p>
          </table:table-cell>
        </table:table-row>
        <table:table-row table:style-name="ro2" table:visibility="filter">
          <table:table-cell office:value-type="float" office:value="2080">
            <text:p>208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541666666666667">
            <text:p>0.5416666667</text:p>
          </table:table-cell>
          <table:table-cell office:value-type="float" office:value="1.38125">
            <text:p>1.38125</text:p>
          </table:table-cell>
        </table:table-row>
        <table:table-row table:style-name="ro2" table:visibility="filter">
          <table:table-cell office:value-type="float" office:value="3545">
            <text:p>354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541666666666667">
            <text:p>0.5416666667</text:p>
          </table:table-cell>
          <table:table-cell office:value-type="float" office:value="1.3475">
            <text:p>1.3475</text:p>
          </table:table-cell>
        </table:table-row>
        <table:table-row table:style-name="ro2" table:visibility="filter">
          <table:table-cell office:value-type="float" office:value="3862">
            <text:p>386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38307692307692">
            <text:p>1.3830769231</text:p>
          </table:table-cell>
        </table:table-row>
        <table:table-row table:style-name="ro2" table:visibility="filter">
          <table:table-cell office:value-type="float" office:value="2542">
            <text:p>2542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38807692307692">
            <text:p>1.3880769231</text:p>
          </table:table-cell>
        </table:table-row>
        <table:table-row table:style-name="ro2" table:visibility="filter">
          <table:table-cell office:value-type="float" office:value="2642">
            <text:p>264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34076923076923">
            <text:p>1.3407692308</text:p>
          </table:table-cell>
        </table:table-row>
        <table:table-row table:style-name="ro2" table:visibility="filter">
          <table:table-cell office:value-type="float" office:value="2803">
            <text:p>280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991">
            <text:p>299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36615384615385">
            <text:p>1.3661538462</text:p>
          </table:table-cell>
        </table:table-row>
        <table:table-row table:style-name="ro2" table:visibility="filter">
          <table:table-cell office:value-type="float" office:value="3046">
            <text:p>304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34307692307692">
            <text:p>1.3430769231</text:p>
          </table:table-cell>
        </table:table-row>
        <table:table-row table:style-name="ro2" table:visibility="filter">
          <table:table-cell office:value-type="float" office:value="3315">
            <text:p>331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44230769230769">
            <text:p>1.4423076923</text:p>
          </table:table-cell>
        </table:table-row>
        <table:table-row table:style-name="ro2" table:visibility="filter">
          <table:table-cell office:value-type="float" office:value="3704">
            <text:p>370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36692307692308">
            <text:p>1.3669230769</text:p>
          </table:table-cell>
        </table:table-row>
        <table:table-row table:style-name="ro2" table:visibility="filter">
          <table:table-cell office:value-type="float" office:value="2114">
            <text:p>211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38933333333333">
            <text:p>1.3893333333</text:p>
          </table:table-cell>
        </table:table-row>
        <table:table-row table:style-name="ro2" table:visibility="filter">
          <table:table-cell office:value-type="float" office:value="2616">
            <text:p>261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533333333333333">
            <text:p>0.5333333333</text:p>
          </table:table-cell>
          <table:table-cell office:value-type="float" office:value="1.39466666666667">
            <text:p>1.3946666667</text:p>
          </table:table-cell>
        </table:table-row>
        <table:table-row table:style-name="ro2" table:visibility="filter">
          <table:table-cell office:value-type="float" office:value="2970">
            <text:p>297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41333333333333">
            <text:p>1.4133333333</text:p>
          </table:table-cell>
        </table:table-row>
        <table:table-row table:style-name="ro2" table:visibility="filter">
          <table:table-cell office:value-type="float" office:value="3409">
            <text:p>340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358">
            <text:p>1.358</text:p>
          </table:table-cell>
        </table:table-row>
        <table:table-row table:style-name="ro2" table:visibility="filter">
          <table:table-cell office:value-type="float" office:value="2612">
            <text:p>261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531914893617021">
            <text:p>0.5319148936</text:p>
          </table:table-cell>
          <table:table-cell office:value-type="float" office:value="1.36744680851064">
            <text:p>1.3674468085</text:p>
          </table:table-cell>
        </table:table-row>
        <table:table-row table:style-name="ro2" table:visibility="filter">
          <table:table-cell office:value-type="float" office:value="2011">
            <text:p>201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53125">
            <text:p>0.53125</text:p>
          </table:table-cell>
          <table:table-cell office:value-type="float" office:value="1.3740625">
            <text:p>1.3740625</text:p>
          </table:table-cell>
        </table:table-row>
        <table:table-row table:style-name="ro2" table:visibility="filter">
          <table:table-cell office:value-type="float" office:value="3494">
            <text:p>349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529411764705882">
            <text:p>0.5294117647</text:p>
          </table:table-cell>
          <table:table-cell office:value-type="float" office:value="1.38352941176471">
            <text:p>1.3835294118</text:p>
          </table:table-cell>
        </table:table-row>
        <table:table-row table:style-name="ro2" table:visibility="filter">
          <table:table-cell office:value-type="float" office:value="2314">
            <text:p>231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26315789473684">
            <text:p>0.5263157895</text:p>
          </table:table-cell>
          <table:table-cell office:value-type="float" office:value="1.39421052631579">
            <text:p>1.3942105263</text:p>
          </table:table-cell>
        </table:table-row>
        <table:table-row table:style-name="ro2" table:visibility="filter">
          <table:table-cell office:value-type="float" office:value="2353">
            <text:p>235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26315789473684">
            <text:p>0.5263157895</text:p>
          </table:table-cell>
          <table:table-cell office:value-type="float" office:value="1.36736842105263">
            <text:p>1.3673684211</text:p>
          </table:table-cell>
        </table:table-row>
        <table:table-row table:style-name="ro2" table:visibility="filter">
          <table:table-cell office:value-type="float" office:value="2672">
            <text:p>267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26315789473684">
            <text:p>0.5263157895</text:p>
          </table:table-cell>
          <table:table-cell office:value-type="float" office:value="1.35947368421053">
            <text:p>1.3594736842</text:p>
          </table:table-cell>
        </table:table-row>
        <table:table-row table:style-name="ro2" table:visibility="filter">
          <table:table-cell office:value-type="float" office:value="2705">
            <text:p>270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26315789473684">
            <text:p>0.5263157895</text:p>
          </table:table-cell>
          <table:table-cell office:value-type="float" office:value="1.38052631578947">
            <text:p>1.3805263158</text:p>
          </table:table-cell>
        </table:table-row>
        <table:table-row table:style-name="ro2" table:visibility="filter">
          <table:table-cell office:value-type="float" office:value="3021">
            <text:p>302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26315789473684">
            <text:p>0.5263157895</text:p>
          </table:table-cell>
          <table:table-cell office:value-type="float" office:value="1.35421052631579">
            <text:p>1.3542105263</text:p>
          </table:table-cell>
        </table:table-row>
        <table:table-row table:style-name="ro2" table:visibility="filter">
          <table:table-cell office:value-type="float" office:value="2929">
            <text:p>2929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525423728813559">
            <text:p>0.5254237288</text:p>
          </table:table-cell>
          <table:table-cell office:value-type="float" office:value="1.37847457627119">
            <text:p>1.3784745763</text:p>
          </table:table-cell>
        </table:table-row>
        <table:table-row table:style-name="ro2" table:visibility="filter">
          <table:table-cell office:value-type="float" office:value="2639">
            <text:p>2639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525">
            <text:p>0.525</text:p>
          </table:table-cell>
          <table:table-cell office:value-type="float" office:value="1.40825">
            <text:p>1.40825</text:p>
          </table:table-cell>
        </table:table-row>
        <table:table-row table:style-name="ro2" table:visibility="filter">
          <table:table-cell office:value-type="float" office:value="2829">
            <text:p>282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523809523809524">
            <text:p>0.5238095238</text:p>
          </table:table-cell>
          <table:table-cell office:value-type="float" office:value="1.35761904761905">
            <text:p>1.3576190476</text:p>
          </table:table-cell>
        </table:table-row>
        <table:table-row table:style-name="ro2" table:visibility="filter">
          <table:table-cell office:value-type="float" office:value="2537">
            <text:p>2537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522727272727273">
            <text:p>0.5227272727</text:p>
          </table:table-cell>
          <table:table-cell office:value-type="float" office:value="1.39795454545455">
            <text:p>1.3979545455</text:p>
          </table:table-cell>
        </table:table-row>
        <table:table-row table:style-name="ro2" table:visibility="filter">
          <table:table-cell office:value-type="float" office:value="2854">
            <text:p>2854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522727272727273">
            <text:p>0.5227272727</text:p>
          </table:table-cell>
          <table:table-cell office:value-type="float" office:value="1.38113636363636">
            <text:p>1.3811363636</text:p>
          </table:table-cell>
        </table:table-row>
        <table:table-row table:style-name="ro2" table:visibility="filter">
          <table:table-cell office:value-type="float" office:value="2988">
            <text:p>298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521739130434783">
            <text:p>0.5217391304</text:p>
          </table:table-cell>
          <table:table-cell office:value-type="float" office:value="1.37434782608696">
            <text:p>1.3743478261</text:p>
          </table:table-cell>
        </table:table-row>
        <table:table-row table:style-name="ro2" table:visibility="filter">
          <table:table-cell office:value-type="float" office:value="3506">
            <text:p>350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521739130434783">
            <text:p>0.5217391304</text:p>
          </table:table-cell>
          <table:table-cell office:value-type="float" office:value="1.3804347826087">
            <text:p>1.3804347826</text:p>
          </table:table-cell>
        </table:table-row>
        <table:table-row table:style-name="ro2" table:visibility="filter">
          <table:table-cell office:value-type="float" office:value="3559">
            <text:p>3559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521739130434783">
            <text:p>0.5217391304</text:p>
          </table:table-cell>
          <table:table-cell office:value-type="float" office:value="1.36347826086957">
            <text:p>1.3634782609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office:value-type="float" office:value="1.3456">
            <text:p>1.3456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52">
            <text:p>0.52</text:p>
          </table:table-cell>
          <table:table-cell office:value-type="float" office:value="1.3536">
            <text:p>1.3536</text:p>
          </table:table-cell>
        </table:table-row>
        <table:table-row table:style-name="ro2" table:visibility="filter">
          <table:table-cell office:value-type="float" office:value="1956">
            <text:p>1956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519230769230769">
            <text:p>0.5192307692</text:p>
          </table:table-cell>
          <table:table-cell office:value-type="float" office:value="1.36288461538462">
            <text:p>1.3628846154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518518518518518">
            <text:p>0.5185185185</text:p>
          </table:table-cell>
          <table:table-cell office:value-type="float" office:value="1.38777777777778">
            <text:p>1.3877777778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511627906976744">
            <text:p>0.511627907</text:p>
          </table:table-cell>
          <table:table-cell office:value-type="float" office:value="1.37651162790698">
            <text:p>1.3765116279</text:p>
          </table:table-cell>
        </table:table-row>
        <table:table-row table:style-name="ro2" table:visibility="filter">
          <table:table-cell office:value-type="float" office:value="3497">
            <text:p>3497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509803921568627">
            <text:p>0.5098039216</text:p>
          </table:table-cell>
          <table:table-cell office:value-type="float" office:value="1.38058823529412">
            <text:p>1.3805882353</text:p>
          </table:table-cell>
        </table:table-row>
        <table:table-row table:style-name="ro2" table:visibility="filter">
          <table:table-cell office:value-type="float" office:value="1960">
            <text:p>196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1986">
            <text:p>198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083333333333">
            <text:p>1.3908333333</text:p>
          </table:table-cell>
        </table:table-row>
        <table:table-row table:style-name="ro2" table:visibility="filter">
          <table:table-cell office:value-type="float" office:value="1997">
            <text:p>19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25">
            <text:p>1.3325</text:p>
          </table:table-cell>
        </table:table-row>
        <table:table-row table:style-name="ro2" table:visibility="filter">
          <table:table-cell office:value-type="float" office:value="2017">
            <text:p>201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5888888888889">
            <text:p>1.3588888889</text:p>
          </table:table-cell>
        </table:table-row>
        <table:table-row table:style-name="ro2" table:visibility="filter">
          <table:table-cell office:value-type="float" office:value="2026">
            <text:p>202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032">
            <text:p>20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1">
            <text:p>1.371</text:p>
          </table:table-cell>
        </table:table-row>
        <table:table-row table:style-name="ro2" table:visibility="filter">
          <table:table-cell office:value-type="float" office:value="2051">
            <text:p>205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053">
            <text:p>205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65">
            <text:p>1.465</text:p>
          </table:table-cell>
        </table:table-row>
        <table:table-row table:style-name="ro2" table:visibility="filter">
          <table:table-cell office:value-type="float" office:value="2065">
            <text:p>20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75">
            <text:p>1.3775</text:p>
          </table:table-cell>
        </table:table-row>
        <table:table-row table:style-name="ro2" table:visibility="filter">
          <table:table-cell office:value-type="float" office:value="2066">
            <text:p>20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070">
            <text:p>207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075">
            <text:p>20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091">
            <text:p>20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092">
            <text:p>209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2101">
            <text:p>21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2109">
            <text:p>21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117">
            <text:p>211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133">
            <text:p>21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145">
            <text:p>214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867">
            <text:p>386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2125">
            <text:p>1.42125</text:p>
          </table:table-cell>
        </table:table-row>
        <table:table-row table:style-name="ro2" table:visibility="filter">
          <table:table-cell office:value-type="float" office:value="2179">
            <text:p>217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214">
            <text:p>221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857142857143">
            <text:p>1.3785714286</text:p>
          </table:table-cell>
        </table:table-row>
        <table:table-row table:style-name="ro2" table:visibility="filter">
          <table:table-cell office:value-type="float" office:value="2215">
            <text:p>22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227">
            <text:p>222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237">
            <text:p>223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25">
            <text:p>1.3925</text:p>
          </table:table-cell>
        </table:table-row>
        <table:table-row table:style-name="ro2" table:visibility="filter">
          <table:table-cell office:value-type="float" office:value="2265">
            <text:p>226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271">
            <text:p>227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276">
            <text:p>22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293">
            <text:p>229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333333333333">
            <text:p>1.3733333333</text:p>
          </table:table-cell>
        </table:table-row>
        <table:table-row table:style-name="ro2" table:visibility="filter">
          <table:table-cell office:value-type="float" office:value="3876">
            <text:p>387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294">
            <text:p>229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45">
            <text:p>1.445</text:p>
          </table:table-cell>
        </table:table-row>
        <table:table-row table:style-name="ro2" table:visibility="filter">
          <table:table-cell office:value-type="float" office:value="2305">
            <text:p>230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317">
            <text:p>231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318">
            <text:p>23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166666666667">
            <text:p>1.3616666667</text:p>
          </table:table-cell>
        </table:table-row>
        <table:table-row table:style-name="ro2" table:visibility="filter">
          <table:table-cell office:value-type="float" office:value="2320">
            <text:p>23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275">
            <text:p>1.4275</text:p>
          </table:table-cell>
        </table:table-row>
        <table:table-row table:style-name="ro2" table:visibility="filter">
          <table:table-cell office:value-type="float" office:value="2329">
            <text:p>232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05">
            <text:p>1.405</text:p>
          </table:table-cell>
        </table:table-row>
        <table:table-row table:style-name="ro2" table:visibility="filter">
          <table:table-cell office:value-type="float" office:value="2360">
            <text:p>23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2370">
            <text:p>237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375">
            <text:p>237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75">
            <text:p>1.3675</text:p>
          </table:table-cell>
        </table:table-row>
        <table:table-row table:style-name="ro2" table:visibility="filter">
          <table:table-cell office:value-type="float" office:value="2384">
            <text:p>23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394">
            <text:p>239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025">
            <text:p>1.4025</text:p>
          </table:table-cell>
        </table:table-row>
        <table:table-row table:style-name="ro2" table:visibility="filter">
          <table:table-cell office:value-type="float" office:value="2403">
            <text:p>240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9714285714286">
            <text:p>1.3971428571</text:p>
          </table:table-cell>
        </table:table-row>
        <table:table-row table:style-name="ro2" table:visibility="filter">
          <table:table-cell office:value-type="float" office:value="2415">
            <text:p>241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439">
            <text:p>243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2441">
            <text:p>244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44">
            <text:p>1.344</text:p>
          </table:table-cell>
        </table:table-row>
        <table:table-row table:style-name="ro2" table:visibility="filter">
          <table:table-cell office:value-type="float" office:value="2443">
            <text:p>244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2457">
            <text:p>245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2498">
            <text:p>249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89">
            <text:p>1.389</text:p>
          </table:table-cell>
        </table:table-row>
        <table:table-row table:style-name="ro2" table:visibility="filter">
          <table:table-cell office:value-type="float" office:value="2503">
            <text:p>250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509">
            <text:p>250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45">
            <text:p>1.445</text:p>
          </table:table-cell>
        </table:table-row>
        <table:table-row table:style-name="ro2" table:visibility="filter">
          <table:table-cell office:value-type="float" office:value="2516">
            <text:p>251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075">
            <text:p>1.4075</text:p>
          </table:table-cell>
        </table:table-row>
        <table:table-row table:style-name="ro2" table:visibility="filter">
          <table:table-cell office:value-type="float" office:value="2520">
            <text:p>25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545">
            <text:p>25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35">
            <text:p>1.435</text:p>
          </table:table-cell>
        </table:table-row>
        <table:table-row table:style-name="ro2" table:visibility="filter">
          <table:table-cell office:value-type="float" office:value="2564">
            <text:p>25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574">
            <text:p>257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425">
            <text:p>1.3425</text:p>
          </table:table-cell>
        </table:table-row>
        <table:table-row table:style-name="ro2" table:visibility="filter">
          <table:table-cell office:value-type="float" office:value="2594">
            <text:p>25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85">
            <text:p>1.485</text:p>
          </table:table-cell>
        </table:table-row>
        <table:table-row table:style-name="ro2" table:visibility="filter">
          <table:table-cell office:value-type="float" office:value="2598">
            <text:p>25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609">
            <text:p>260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86">
            <text:p>1.386</text:p>
          </table:table-cell>
        </table:table-row>
        <table:table-row table:style-name="ro2" table:visibility="filter">
          <table:table-cell office:value-type="float" office:value="2610">
            <text:p>26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625">
            <text:p>1.4625</text:p>
          </table:table-cell>
        </table:table-row>
        <table:table-row table:style-name="ro2" table:visibility="filter">
          <table:table-cell office:value-type="float" office:value="2614">
            <text:p>26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617">
            <text:p>261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075">
            <text:p>1.4075</text:p>
          </table:table-cell>
        </table:table-row>
        <table:table-row table:style-name="ro2" table:visibility="filter">
          <table:table-cell office:value-type="float" office:value="2643">
            <text:p>26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75">
            <text:p>1.475</text:p>
          </table:table-cell>
        </table:table-row>
        <table:table-row table:style-name="ro2" table:visibility="filter">
          <table:table-cell office:value-type="float" office:value="2654">
            <text:p>26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658">
            <text:p>265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2672">
            <text:p>267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2678">
            <text:p>267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27">
            <text:p>1.427</text:p>
          </table:table-cell>
        </table:table-row>
        <table:table-row table:style-name="ro2" table:visibility="filter">
          <table:table-cell office:value-type="float" office:value="2679">
            <text:p>267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8571428571429">
            <text:p>1.3857142857</text:p>
          </table:table-cell>
        </table:table-row>
        <table:table-row table:style-name="ro2" table:visibility="filter">
          <table:table-cell office:value-type="float" office:value="2695">
            <text:p>269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703">
            <text:p>270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705">
            <text:p>270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625">
            <text:p>1.3625</text:p>
          </table:table-cell>
        </table:table-row>
        <table:table-row table:style-name="ro2" table:visibility="filter">
          <table:table-cell office:value-type="float" office:value="2726">
            <text:p>27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2734">
            <text:p>27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55">
            <text:p>1.455</text:p>
          </table:table-cell>
        </table:table-row>
        <table:table-row table:style-name="ro2" table:visibility="filter">
          <table:table-cell office:value-type="float" office:value="2735">
            <text:p>273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35">
            <text:p>1.435</text:p>
          </table:table-cell>
        </table:table-row>
        <table:table-row table:style-name="ro2" table:visibility="filter">
          <table:table-cell office:value-type="float" office:value="2757">
            <text:p>275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7">
            <text:p>1.377</text:p>
          </table:table-cell>
        </table:table-row>
        <table:table-row table:style-name="ro2" table:visibility="filter">
          <table:table-cell office:value-type="float" office:value="2760">
            <text:p>27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761">
            <text:p>27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763">
            <text:p>27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2764">
            <text:p>2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115">
            <text:p>1.4115</text:p>
          </table:table-cell>
        </table:table-row>
        <table:table-row table:style-name="ro2" table:visibility="filter">
          <table:table-cell office:value-type="float" office:value="2769">
            <text:p>276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916666666667">
            <text:p>1.3891666667</text:p>
          </table:table-cell>
        </table:table-row>
        <table:table-row table:style-name="ro2" table:visibility="filter">
          <table:table-cell office:value-type="float" office:value="2784">
            <text:p>278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786">
            <text:p>27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790">
            <text:p>279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2815">
            <text:p>281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816">
            <text:p>28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819">
            <text:p>281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64">
            <text:p>1.364</text:p>
          </table:table-cell>
        </table:table-row>
        <table:table-row table:style-name="ro2" table:visibility="filter">
          <table:table-cell office:value-type="float" office:value="2833">
            <text:p>283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83">
            <text:p>1.383</text:p>
          </table:table-cell>
        </table:table-row>
        <table:table-row table:style-name="ro2" table:visibility="filter">
          <table:table-cell office:value-type="float" office:value="2843">
            <text:p>284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2845">
            <text:p>28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847">
            <text:p>28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849">
            <text:p>284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855">
            <text:p>28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868">
            <text:p>28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876">
            <text:p>287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884">
            <text:p>288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4416666666667">
            <text:p>1.3441666667</text:p>
          </table:table-cell>
        </table:table-row>
        <table:table-row table:style-name="ro2" table:visibility="filter">
          <table:table-cell office:value-type="float" office:value="2896">
            <text:p>289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899">
            <text:p>289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900">
            <text:p>29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913">
            <text:p>29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425">
            <text:p>1.3425</text:p>
          </table:table-cell>
        </table:table-row>
        <table:table-row table:style-name="ro2" table:visibility="filter">
          <table:table-cell office:value-type="float" office:value="2914">
            <text:p>29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375">
            <text:p>1.4375</text:p>
          </table:table-cell>
        </table:table-row>
        <table:table-row table:style-name="ro2" table:visibility="filter">
          <table:table-cell office:value-type="float" office:value="2948">
            <text:p>294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2952">
            <text:p>295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2962">
            <text:p>29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965">
            <text:p>29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979">
            <text:p>297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982">
            <text:p>298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375">
            <text:p>1.39375</text:p>
          </table:table-cell>
        </table:table-row>
        <table:table-row table:style-name="ro2" table:visibility="filter">
          <table:table-cell office:value-type="float" office:value="2999">
            <text:p>299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666666666667">
            <text:p>1.3866666667</text:p>
          </table:table-cell>
        </table:table-row>
        <table:table-row table:style-name="ro2" table:visibility="filter">
          <table:table-cell office:value-type="float" office:value="3002">
            <text:p>300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3014">
            <text:p>301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3022">
            <text:p>302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025">
            <text:p>3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3028">
            <text:p>302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075">
            <text:p>1.4075</text:p>
          </table:table-cell>
        </table:table-row>
        <table:table-row table:style-name="ro2" table:visibility="filter">
          <table:table-cell office:value-type="float" office:value="3029">
            <text:p>30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3037">
            <text:p>303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25">
            <text:p>1.3725</text:p>
          </table:table-cell>
        </table:table-row>
        <table:table-row table:style-name="ro2" table:visibility="filter">
          <table:table-cell office:value-type="float" office:value="3048">
            <text:p>3048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1347826086957">
            <text:p>1.4134782609</text:p>
          </table:table-cell>
        </table:table-row>
        <table:table-row table:style-name="ro2" table:visibility="filter">
          <table:table-cell office:value-type="float" office:value="3052">
            <text:p>305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291666666667">
            <text:p>1.3829166667</text:p>
          </table:table-cell>
        </table:table-row>
        <table:table-row table:style-name="ro2" table:visibility="filter">
          <table:table-cell office:value-type="float" office:value="3053">
            <text:p>305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785714285714">
            <text:p>1.3378571429</text:p>
          </table:table-cell>
        </table:table-row>
        <table:table-row table:style-name="ro2" table:visibility="filter">
          <table:table-cell office:value-type="float" office:value="3069">
            <text:p>306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077">
            <text:p>307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075">
            <text:p>1.3075</text:p>
          </table:table-cell>
        </table:table-row>
        <table:table-row table:style-name="ro2" table:visibility="filter">
          <table:table-cell office:value-type="float" office:value="3079">
            <text:p>307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0166666666667">
            <text:p>1.4016666667</text:p>
          </table:table-cell>
        </table:table-row>
        <table:table-row table:style-name="ro2" table:visibility="filter">
          <table:table-cell office:value-type="float" office:value="3088">
            <text:p>308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089">
            <text:p>30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3089">
            <text:p>308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325">
            <text:p>1.3325</text:p>
          </table:table-cell>
        </table:table-row>
        <table:table-row table:style-name="ro2" table:visibility="filter">
          <table:table-cell office:value-type="float" office:value="3093">
            <text:p>309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122">
            <text:p>312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3124">
            <text:p>31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25">
            <text:p>1.3325</text:p>
          </table:table-cell>
        </table:table-row>
        <table:table-row table:style-name="ro2" table:visibility="filter">
          <table:table-cell office:value-type="float" office:value="3127">
            <text:p>31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3129">
            <text:p>312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130">
            <text:p>31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138">
            <text:p>313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142">
            <text:p>314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143">
            <text:p>314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6">
            <text:p>1.356</text:p>
          </table:table-cell>
        </table:table-row>
        <table:table-row table:style-name="ro2" table:visibility="filter">
          <table:table-cell office:value-type="float" office:value="3146">
            <text:p>314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152">
            <text:p>31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152">
            <text:p>315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156">
            <text:p>315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172">
            <text:p>31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209">
            <text:p>32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232">
            <text:p>323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3268">
            <text:p>32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3278">
            <text:p>327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280">
            <text:p>328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3288">
            <text:p>328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375">
            <text:p>1.4375</text:p>
          </table:table-cell>
        </table:table-row>
        <table:table-row table:style-name="ro2" table:visibility="filter">
          <table:table-cell office:value-type="float" office:value="3291">
            <text:p>32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298">
            <text:p>329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3337">
            <text:p>333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344">
            <text:p>33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075">
            <text:p>1.4075</text:p>
          </table:table-cell>
        </table:table-row>
        <table:table-row table:style-name="ro2" table:visibility="filter">
          <table:table-cell office:value-type="float" office:value="3350">
            <text:p>33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25">
            <text:p>1.3825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363">
            <text:p>336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3373">
            <text:p>337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625">
            <text:p>1.3625</text:p>
          </table:table-cell>
        </table:table-row>
        <table:table-row table:style-name="ro2" table:visibility="filter">
          <table:table-cell office:value-type="float" office:value="3427">
            <text:p>342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675">
            <text:p>1.3675</text:p>
          </table:table-cell>
        </table:table-row>
        <table:table-row table:style-name="ro2" table:visibility="filter">
          <table:table-cell office:value-type="float" office:value="3435">
            <text:p>34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449">
            <text:p>34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25">
            <text:p>1.3625</text:p>
          </table:table-cell>
        </table:table-row>
        <table:table-row table:style-name="ro2" table:visibility="filter">
          <table:table-cell office:value-type="float" office:value="3468">
            <text:p>346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3166666666667">
            <text:p>1.3316666667</text:p>
          </table:table-cell>
        </table:table-row>
        <table:table-row table:style-name="ro2" table:visibility="filter">
          <table:table-cell office:value-type="float" office:value="3505">
            <text:p>35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425">
            <text:p>1.3425</text:p>
          </table:table-cell>
        </table:table-row>
        <table:table-row table:style-name="ro2" table:visibility="filter">
          <table:table-cell office:value-type="float" office:value="3505">
            <text:p>350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510">
            <text:p>35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975">
            <text:p>1.3975</text:p>
          </table:table-cell>
        </table:table-row>
        <table:table-row table:style-name="ro2" table:visibility="filter">
          <table:table-cell office:value-type="float" office:value="3531">
            <text:p>353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56875">
            <text:p>1.356875</text:p>
          </table:table-cell>
        </table:table-row>
        <table:table-row table:style-name="ro2" table:visibility="filter">
          <table:table-cell office:value-type="float" office:value="3538">
            <text:p>35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543">
            <text:p>354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544">
            <text:p>354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549">
            <text:p>35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562">
            <text:p>356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6416666666667">
            <text:p>1.3641666667</text:p>
          </table:table-cell>
        </table:table-row>
        <table:table-row table:style-name="ro2" table:visibility="filter">
          <table:table-cell office:value-type="float" office:value="3565">
            <text:p>356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7">
            <text:p>1.337</text:p>
          </table:table-cell>
        </table:table-row>
        <table:table-row table:style-name="ro2" table:visibility="filter">
          <table:table-cell office:value-type="float" office:value="3565">
            <text:p>356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6833333333333">
            <text:p>1.3683333333</text:p>
          </table:table-cell>
        </table:table-row>
        <table:table-row table:style-name="ro2" table:visibility="filter">
          <table:table-cell office:value-type="float" office:value="3570">
            <text:p>357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55">
            <text:p>1.455</text:p>
          </table:table-cell>
        </table:table-row>
        <table:table-row table:style-name="ro2" table:visibility="filter">
          <table:table-cell office:value-type="float" office:value="3582">
            <text:p>358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3594">
            <text:p>35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597">
            <text:p>359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166666666667">
            <text:p>1.3316666667</text:p>
          </table:table-cell>
        </table:table-row>
        <table:table-row table:style-name="ro2" table:visibility="filter">
          <table:table-cell office:value-type="float" office:value="3603">
            <text:p>360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6875">
            <text:p>1.376875</text:p>
          </table:table-cell>
        </table:table-row>
        <table:table-row table:style-name="ro2" table:visibility="filter">
          <table:table-cell office:value-type="float" office:value="3611">
            <text:p>36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3611">
            <text:p>361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75">
            <text:p>1.275</text:p>
          </table:table-cell>
        </table:table-row>
        <table:table-row table:style-name="ro2" table:visibility="filter">
          <table:table-cell office:value-type="float" office:value="3612">
            <text:p>36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615">
            <text:p>361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628">
            <text:p>36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3634">
            <text:p>363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1666666666667">
            <text:p>1.3166666667</text:p>
          </table:table-cell>
        </table:table-row>
        <table:table-row table:style-name="ro2" table:visibility="filter">
          <table:table-cell office:value-type="float" office:value="3642">
            <text:p>364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166666666667">
            <text:p>1.3816666667</text:p>
          </table:table-cell>
        </table:table-row>
        <table:table-row table:style-name="ro2" table:visibility="filter">
          <table:table-cell office:value-type="float" office:value="3657">
            <text:p>3657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5916666666667">
            <text:p>1.3591666667</text:p>
          </table:table-cell>
        </table:table-row>
        <table:table-row table:style-name="ro2" table:visibility="filter">
          <table:table-cell office:value-type="float" office:value="3669">
            <text:p>366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671">
            <text:p>36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679">
            <text:p>367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685">
            <text:p>368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875">
            <text:p>1.3875</text:p>
          </table:table-cell>
        </table:table-row>
        <table:table-row table:style-name="ro2" table:visibility="filter">
          <table:table-cell office:value-type="float" office:value="3686">
            <text:p>36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702">
            <text:p>37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702">
            <text:p>370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728">
            <text:p>37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75">
            <text:p>1.3875</text:p>
          </table:table-cell>
        </table:table-row>
        <table:table-row table:style-name="ro2" table:visibility="filter">
          <table:table-cell office:value-type="float" office:value="3735">
            <text:p>373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9375">
            <text:p>1.39375</text:p>
          </table:table-cell>
        </table:table-row>
        <table:table-row table:style-name="ro2" table:visibility="filter">
          <table:table-cell office:value-type="float" office:value="3752">
            <text:p>375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25">
            <text:p>1.3325</text:p>
          </table:table-cell>
        </table:table-row>
        <table:table-row table:style-name="ro2" table:visibility="filter">
          <table:table-cell office:value-type="float" office:value="3756">
            <text:p>37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761">
            <text:p>376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782">
            <text:p>378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789">
            <text:p>378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792">
            <text:p>37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794">
            <text:p>37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45">
            <text:p>1.445</text:p>
          </table:table-cell>
        </table:table-row>
        <table:table-row table:style-name="ro2" table:visibility="filter">
          <table:table-cell office:value-type="float" office:value="3798">
            <text:p>379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801">
            <text:p>380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3816">
            <text:p>381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3818">
            <text:p>38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834">
            <text:p>383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125">
            <text:p>1.3125</text:p>
          </table:table-cell>
        </table:table-row>
        <table:table-row table:style-name="ro2" table:visibility="filter">
          <table:table-cell office:value-type="float" office:value="3840">
            <text:p>38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75">
            <text:p>1.3675</text:p>
          </table:table-cell>
        </table:table-row>
        <table:table-row table:style-name="ro2" table:visibility="filter">
          <table:table-cell office:value-type="float" office:value="3841">
            <text:p>38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55">
            <text:p>1.255</text:p>
          </table:table-cell>
        </table:table-row>
        <table:table-row table:style-name="ro2" table:visibility="filter">
          <table:table-cell office:value-type="float" office:value="3848">
            <text:p>384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825">
            <text:p>1.3825</text:p>
          </table:table-cell>
        </table:table-row>
        <table:table-row table:style-name="ro2" table:visibility="filter">
          <table:table-cell office:value-type="float" office:value="3861">
            <text:p>38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35">
            <text:p>1.435</text:p>
          </table:table-cell>
        </table:table-row>
        <table:table-row table:style-name="ro2" table:visibility="filter">
          <table:table-cell office:value-type="float" office:value="2983">
            <text:p>298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483870967741936">
            <text:p>0.4838709677</text:p>
          </table:table-cell>
          <table:table-cell office:value-type="float" office:value="1.36032258064516">
            <text:p>1.3603225806</text:p>
          </table:table-cell>
        </table:table-row>
        <table:table-row table:style-name="ro2" table:visibility="filter">
          <table:table-cell office:value-type="float" office:value="3636">
            <text:p>3636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482758620689655">
            <text:p>0.4827586207</text:p>
          </table:table-cell>
          <table:table-cell office:value-type="float" office:value="1.33448275862069">
            <text:p>1.3344827586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481481481481482">
            <text:p>0.4814814815</text:p>
          </table:table-cell>
          <table:table-cell office:value-type="float" office:value="1.35037037037037">
            <text:p>1.3503703704</text:p>
          </table:table-cell>
        </table:table-row>
        <table:table-row table:style-name="ro2" table:visibility="filter">
          <table:table-cell office:value-type="float" office:value="3751">
            <text:p>375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481481481481482">
            <text:p>0.4814814815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2027">
            <text:p>2027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48">
            <text:p>0.48</text:p>
          </table:table-cell>
          <table:table-cell office:value-type="float" office:value="1.3988">
            <text:p>1.3988</text:p>
          </table:table-cell>
        </table:table-row>
        <table:table-row table:style-name="ro2" table:visibility="filter">
          <table:table-cell office:value-type="float" office:value="2485">
            <text:p>248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1.4026">
            <text:p>1.4026</text:p>
          </table:table-cell>
        </table:table-row>
        <table:table-row table:style-name="ro2" table:visibility="filter">
          <table:table-cell office:value-type="float" office:value="2509">
            <text:p>2509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479166666666667">
            <text:p>0.4791666667</text:p>
          </table:table-cell>
          <table:table-cell office:value-type="float" office:value="1.39729166666667">
            <text:p>1.3972916667</text:p>
          </table:table-cell>
        </table:table-row>
        <table:table-row table:style-name="ro2" table:visibility="filter">
          <table:table-cell office:value-type="float" office:value="3028">
            <text:p>3028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479166666666667">
            <text:p>0.4791666667</text:p>
          </table:table-cell>
          <table:table-cell office:value-type="float" office:value="1.42375">
            <text:p>1.42375</text:p>
          </table:table-cell>
        </table:table-row>
        <table:table-row table:style-name="ro2" table:visibility="filter">
          <table:table-cell office:value-type="float" office:value="3562">
            <text:p>356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478260869565217">
            <text:p>0.4782608696</text:p>
          </table:table-cell>
          <table:table-cell office:value-type="float" office:value="1.35565217391304">
            <text:p>1.3556521739</text:p>
          </table:table-cell>
        </table:table-row>
        <table:table-row table:style-name="ro2" table:visibility="filter">
          <table:table-cell office:value-type="float" office:value="2017">
            <text:p>201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73684210526316">
            <text:p>0.4736842105</text:p>
          </table:table-cell>
          <table:table-cell office:value-type="float" office:value="1.34315789473684">
            <text:p>1.3431578947</text:p>
          </table:table-cell>
        </table:table-row>
        <table:table-row table:style-name="ro2" table:visibility="filter">
          <table:table-cell office:value-type="float" office:value="2446">
            <text:p>244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70588235294118">
            <text:p>0.4705882353</text:p>
          </table:table-cell>
          <table:table-cell office:value-type="float" office:value="1.39705882352941">
            <text:p>1.3970588235</text:p>
          </table:table-cell>
        </table:table-row>
        <table:table-row table:style-name="ro2" table:visibility="filter">
          <table:table-cell office:value-type="float" office:value="3461">
            <text:p>346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70588235294118">
            <text:p>0.4705882353</text:p>
          </table:table-cell>
          <table:table-cell office:value-type="float" office:value="1.43294117647059">
            <text:p>1.4329411765</text:p>
          </table:table-cell>
        </table:table-row>
        <table:table-row table:style-name="ro2" table:visibility="filter">
          <table:table-cell office:value-type="float" office:value="2141">
            <text:p>214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66666666666667">
            <text:p>0.4666666667</text:p>
          </table:table-cell>
          <table:table-cell office:value-type="float" office:value="1.392">
            <text:p>1.392</text:p>
          </table:table-cell>
        </table:table-row>
        <table:table-row table:style-name="ro2" table:visibility="filter">
          <table:table-cell office:value-type="float" office:value="2394">
            <text:p>239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1.38666666666667">
            <text:p>1.3866666667</text:p>
          </table:table-cell>
        </table:table-row>
        <table:table-row table:style-name="ro2" table:visibility="filter">
          <table:table-cell office:value-type="float" office:value="2680">
            <text:p>268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66666666666667">
            <text:p>0.4666666667</text:p>
          </table:table-cell>
          <table:table-cell office:value-type="float" office:value="1.41266666666667">
            <text:p>1.4126666667</text:p>
          </table:table-cell>
        </table:table-row>
        <table:table-row table:style-name="ro2" table:visibility="filter">
          <table:table-cell office:value-type="float" office:value="3298">
            <text:p>329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1.398">
            <text:p>1.398</text:p>
          </table:table-cell>
        </table:table-row>
        <table:table-row table:style-name="ro2" table:visibility="filter">
          <table:table-cell office:value-type="float" office:value="2256">
            <text:p>2256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463414634146341">
            <text:p>0.4634146341</text:p>
          </table:table-cell>
          <table:table-cell office:value-type="float" office:value="1.38268292682927">
            <text:p>1.3826829268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1.35538461538462">
            <text:p>1.3553846154</text:p>
          </table:table-cell>
        </table:table-row>
        <table:table-row table:style-name="ro2" table:visibility="filter">
          <table:table-cell office:value-type="float" office:value="3027">
            <text:p>302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1.41230769230769">
            <text:p>1.4123076923</text:p>
          </table:table-cell>
        </table:table-row>
        <table:table-row table:style-name="ro2" table:visibility="filter">
          <table:table-cell office:value-type="float" office:value="1969">
            <text:p>196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37136363636364">
            <text:p>1.3713636364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38863636363636">
            <text:p>1.3886363636</text:p>
          </table:table-cell>
        </table:table-row>
        <table:table-row table:style-name="ro2" table:visibility="filter">
          <table:table-cell office:value-type="float" office:value="3386">
            <text:p>338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39727272727273">
            <text:p>1.3972727273</text:p>
          </table:table-cell>
        </table:table-row>
        <table:table-row table:style-name="ro2" table:visibility="filter">
          <table:table-cell office:value-type="float" office:value="3052">
            <text:p>305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45">
            <text:p>0.45</text:p>
          </table:table-cell>
          <table:table-cell office:value-type="float" office:value="1.367">
            <text:p>1.367</text:p>
          </table:table-cell>
        </table:table-row>
        <table:table-row table:style-name="ro2" table:visibility="filter">
          <table:table-cell office:value-type="float" office:value="3836">
            <text:p>3836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448275862068966">
            <text:p>0.4482758621</text:p>
          </table:table-cell>
          <table:table-cell office:value-type="float" office:value="1.36724137931034">
            <text:p>1.3672413793</text:p>
          </table:table-cell>
        </table:table-row>
        <table:table-row table:style-name="ro2" table:visibility="filter">
          <table:table-cell office:value-type="float" office:value="2365">
            <text:p>236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39333333333333">
            <text:p>1.3933333333</text:p>
          </table:table-cell>
        </table:table-row>
        <table:table-row table:style-name="ro2" table:visibility="filter">
          <table:table-cell office:value-type="float" office:value="2490">
            <text:p>249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39888888888889">
            <text:p>1.3988888889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409">
            <text:p>340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33888888888889">
            <text:p>1.3388888889</text:p>
          </table:table-cell>
        </table:table-row>
        <table:table-row table:style-name="ro2" table:visibility="filter">
          <table:table-cell office:value-type="float" office:value="3557">
            <text:p>355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36111111111111">
            <text:p>1.3611111111</text:p>
          </table:table-cell>
        </table:table-row>
        <table:table-row table:style-name="ro2" table:visibility="filter">
          <table:table-cell office:value-type="float" office:value="1938">
            <text:p>193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38571428571429">
            <text:p>1.3857142857</text:p>
          </table:table-cell>
        </table:table-row>
        <table:table-row table:style-name="ro2" table:visibility="filter">
          <table:table-cell office:value-type="float" office:value="2421">
            <text:p>242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41428571428571">
            <text:p>1.4142857143</text:p>
          </table:table-cell>
        </table:table-row>
        <table:table-row table:style-name="ro2" table:visibility="filter">
          <table:table-cell office:value-type="float" office:value="3049">
            <text:p>304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3228">
            <text:p>322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36642857142857">
            <text:p>1.3664285714</text:p>
          </table:table-cell>
        </table:table-row>
        <table:table-row table:style-name="ro2" table:visibility="filter">
          <table:table-cell office:value-type="float" office:value="3228">
            <text:p>322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405">
            <text:p>340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38285714285714">
            <text:p>1.3828571429</text:p>
          </table:table-cell>
        </table:table-row>
        <table:table-row table:style-name="ro2" table:visibility="filter">
          <table:table-cell office:value-type="float" office:value="3785">
            <text:p>378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38428571428571">
            <text:p>1.3842857143</text:p>
          </table:table-cell>
        </table:table-row>
        <table:table-row table:style-name="ro2" table:visibility="filter">
          <table:table-cell office:value-type="float" office:value="3869">
            <text:p>3869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1.42805555555556">
            <text:p>1.4280555556</text:p>
          </table:table-cell>
        </table:table-row>
        <table:table-row table:style-name="ro2" table:visibility="filter">
          <table:table-cell office:value-type="float" office:value="3121">
            <text:p>312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1.32666666666667">
            <text:p>1.3266666667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413793103448276">
            <text:p>0.4137931034</text:p>
          </table:table-cell>
          <table:table-cell office:value-type="float" office:value="1.37896551724138">
            <text:p>1.3789655172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11764705882353">
            <text:p>0.4117647059</text:p>
          </table:table-cell>
          <table:table-cell office:value-type="float" office:value="1.40941176470588">
            <text:p>1.4094117647</text:p>
          </table:table-cell>
        </table:table-row>
        <table:table-row table:style-name="ro2" table:visibility="filter">
          <table:table-cell office:value-type="float" office:value="1942">
            <text:p>194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8333333333333">
            <text:p>1.3833333333</text:p>
          </table:table-cell>
        </table:table-row>
        <table:table-row table:style-name="ro2" table:visibility="filter">
          <table:table-cell office:value-type="float" office:value="2074">
            <text:p>207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97">
            <text:p>1.397</text:p>
          </table:table-cell>
        </table:table-row>
        <table:table-row table:style-name="ro2" table:visibility="filter">
          <table:table-cell office:value-type="float" office:value="2077">
            <text:p>20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74">
            <text:p>1.374</text:p>
          </table:table-cell>
        </table:table-row>
        <table:table-row table:style-name="ro2" table:visibility="filter">
          <table:table-cell office:value-type="float" office:value="2157">
            <text:p>215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414">
            <text:p>1.414</text:p>
          </table:table-cell>
        </table:table-row>
        <table:table-row table:style-name="ro2" table:visibility="filter">
          <table:table-cell office:value-type="float" office:value="2167">
            <text:p>216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86">
            <text:p>1.386</text:p>
          </table:table-cell>
        </table:table-row>
        <table:table-row table:style-name="ro2" table:visibility="filter">
          <table:table-cell office:value-type="float" office:value="2218">
            <text:p>221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346">
            <text:p>234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92">
            <text:p>1.392</text:p>
          </table:table-cell>
        </table:table-row>
        <table:table-row table:style-name="ro2" table:visibility="filter">
          <table:table-cell office:value-type="float" office:value="2513">
            <text:p>25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24">
            <text:p>1.324</text:p>
          </table:table-cell>
        </table:table-row>
        <table:table-row table:style-name="ro2" table:visibility="filter">
          <table:table-cell office:value-type="float" office:value="2551">
            <text:p>255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424">
            <text:p>1.424</text:p>
          </table:table-cell>
        </table:table-row>
        <table:table-row table:style-name="ro2" table:visibility="filter">
          <table:table-cell office:value-type="float" office:value="2707">
            <text:p>270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605">
            <text:p>1.3605</text:p>
          </table:table-cell>
        </table:table-row>
        <table:table-row table:style-name="ro2" table:visibility="filter">
          <table:table-cell office:value-type="float" office:value="2758">
            <text:p>27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64">
            <text:p>1.364</text:p>
          </table:table-cell>
        </table:table-row>
        <table:table-row table:style-name="ro2" table:visibility="filter">
          <table:table-cell office:value-type="float" office:value="2879">
            <text:p>287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432">
            <text:p>1.432</text:p>
          </table:table-cell>
        </table:table-row>
        <table:table-row table:style-name="ro2" table:visibility="filter">
          <table:table-cell office:value-type="float" office:value="2924">
            <text:p>29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68">
            <text:p>1.368</text:p>
          </table:table-cell>
        </table:table-row>
        <table:table-row table:style-name="ro2" table:visibility="filter">
          <table:table-cell office:value-type="float" office:value="3061">
            <text:p>306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402">
            <text:p>1.402</text:p>
          </table:table-cell>
        </table:table-row>
        <table:table-row table:style-name="ro2" table:visibility="filter">
          <table:table-cell office:value-type="float" office:value="3077">
            <text:p>30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260">
            <text:p>32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436">
            <text:p>1.436</text:p>
          </table:table-cell>
        </table:table-row>
        <table:table-row table:style-name="ro2" table:visibility="filter">
          <table:table-cell office:value-type="float" office:value="3261">
            <text:p>326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82">
            <text:p>1.382</text:p>
          </table:table-cell>
        </table:table-row>
        <table:table-row table:style-name="ro2" table:visibility="filter">
          <table:table-cell office:value-type="float" office:value="3264">
            <text:p>326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424">
            <text:p>1.424</text:p>
          </table:table-cell>
        </table:table-row>
        <table:table-row table:style-name="ro2" table:visibility="filter">
          <table:table-cell office:value-type="float" office:value="3326">
            <text:p>332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46">
            <text:p>1.346</text:p>
          </table:table-cell>
        </table:table-row>
        <table:table-row table:style-name="ro2" table:visibility="filter">
          <table:table-cell office:value-type="float" office:value="3385">
            <text:p>338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78">
            <text:p>1.378</text:p>
          </table:table-cell>
        </table:table-row>
        <table:table-row table:style-name="ro2" table:visibility="filter">
          <table:table-cell office:value-type="float" office:value="3421">
            <text:p>34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462">
            <text:p>346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44333333333333">
            <text:p>1.4433333333</text:p>
          </table:table-cell>
        </table:table-row>
        <table:table-row table:style-name="ro2" table:visibility="filter">
          <table:table-cell office:value-type="float" office:value="3464">
            <text:p>346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601">
            <text:p>360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265">
            <text:p>226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84615384615385">
            <text:p>0.3846153846</text:p>
          </table:table-cell>
          <table:table-cell office:value-type="float" office:value="1.39692307692308">
            <text:p>1.3969230769</text:p>
          </table:table-cell>
        </table:table-row>
        <table:table-row table:style-name="ro2" table:visibility="filter">
          <table:table-cell office:value-type="float" office:value="3075">
            <text:p>307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379310344827586">
            <text:p>0.3793103448</text:p>
          </table:table-cell>
          <table:table-cell office:value-type="float" office:value="1.35551724137931">
            <text:p>1.3555172414</text:p>
          </table:table-cell>
        </table:table-row>
        <table:table-row table:style-name="ro2" table:visibility="filter">
          <table:table-cell office:value-type="float" office:value="2212">
            <text:p>221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321">
            <text:p>232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395625">
            <text:p>1.395625</text:p>
          </table:table-cell>
        </table:table-row>
        <table:table-row table:style-name="ro2" table:visibility="filter">
          <table:table-cell office:value-type="float" office:value="2499">
            <text:p>249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438125">
            <text:p>1.438125</text:p>
          </table:table-cell>
        </table:table-row>
        <table:table-row table:style-name="ro2" table:visibility="filter">
          <table:table-cell office:value-type="float" office:value="2620">
            <text:p>262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4425">
            <text:p>1.4425</text:p>
          </table:table-cell>
        </table:table-row>
        <table:table-row table:style-name="ro2" table:visibility="filter">
          <table:table-cell office:value-type="float" office:value="1952">
            <text:p>195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37037037037037">
            <text:p>0.3703703704</text:p>
          </table:table-cell>
          <table:table-cell office:value-type="float" office:value="1.42925925925926">
            <text:p>1.4292592593</text:p>
          </table:table-cell>
        </table:table-row>
        <table:table-row table:style-name="ro2" table:visibility="filter">
          <table:table-cell office:value-type="float" office:value="2827">
            <text:p>28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1.39545454545455">
            <text:p>1.3954545455</text:p>
          </table:table-cell>
        </table:table-row>
        <table:table-row table:style-name="ro2" table:visibility="filter">
          <table:table-cell office:value-type="float" office:value="2041">
            <text:p>204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7333333333333">
            <text:p>1.3733333333</text:p>
          </table:table-cell>
        </table:table-row>
        <table:table-row table:style-name="ro2" table:visibility="filter">
          <table:table-cell office:value-type="float" office:value="2073">
            <text:p>207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2093">
            <text:p>209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2106">
            <text:p>210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2124">
            <text:p>21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176">
            <text:p>217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2333333333333">
            <text:p>1.3233333333</text:p>
          </table:table-cell>
        </table:table-row>
        <table:table-row table:style-name="ro2" table:visibility="filter">
          <table:table-cell office:value-type="float" office:value="2185">
            <text:p>218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4666666666667">
            <text:p>1.3466666667</text:p>
          </table:table-cell>
        </table:table-row>
        <table:table-row table:style-name="ro2" table:visibility="filter">
          <table:table-cell office:value-type="float" office:value="2293">
            <text:p>229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331">
            <text:p>233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5555555555556">
            <text:p>1.3555555556</text:p>
          </table:table-cell>
        </table:table-row>
        <table:table-row table:style-name="ro2" table:visibility="filter">
          <table:table-cell office:value-type="float" office:value="2340">
            <text:p>23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2373">
            <text:p>237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533">
            <text:p>253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7333333333333">
            <text:p>1.3733333333</text:p>
          </table:table-cell>
        </table:table-row>
        <table:table-row table:style-name="ro2" table:visibility="filter">
          <table:table-cell office:value-type="float" office:value="2586">
            <text:p>258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2642">
            <text:p>264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43666666666667">
            <text:p>1.4366666667</text:p>
          </table:table-cell>
        </table:table-row>
        <table:table-row table:style-name="ro2" table:visibility="filter">
          <table:table-cell office:value-type="float" office:value="2670">
            <text:p>267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674">
            <text:p>267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8888888888889">
            <text:p>1.3888888889</text:p>
          </table:table-cell>
        </table:table-row>
        <table:table-row table:style-name="ro2" table:visibility="filter">
          <table:table-cell office:value-type="float" office:value="2733">
            <text:p>27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745">
            <text:p>274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4333333333333">
            <text:p>1.3433333333</text:p>
          </table:table-cell>
        </table:table-row>
        <table:table-row table:style-name="ro2" table:visibility="filter">
          <table:table-cell office:value-type="float" office:value="2767">
            <text:p>276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40333333333333">
            <text:p>1.4033333333</text:p>
          </table:table-cell>
        </table:table-row>
        <table:table-row table:style-name="ro2" table:visibility="filter">
          <table:table-cell office:value-type="float" office:value="2782">
            <text:p>278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42666666666667">
            <text:p>1.4266666667</text:p>
          </table:table-cell>
        </table:table-row>
        <table:table-row table:style-name="ro2" table:visibility="filter">
          <table:table-cell office:value-type="float" office:value="2869">
            <text:p>286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8666666666667">
            <text:p>1.3866666667</text:p>
          </table:table-cell>
        </table:table-row>
        <table:table-row table:style-name="ro2" table:visibility="filter">
          <table:table-cell office:value-type="float" office:value="2873">
            <text:p>287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949">
            <text:p>294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963">
            <text:p>296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1333333333333">
            <text:p>1.3133333333</text:p>
          </table:table-cell>
        </table:table-row>
        <table:table-row table:style-name="ro2" table:visibility="filter">
          <table:table-cell office:value-type="float" office:value="2978">
            <text:p>297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2996">
            <text:p>299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41833333333333">
            <text:p>1.4183333333</text:p>
          </table:table-cell>
        </table:table-row>
        <table:table-row table:style-name="ro2" table:visibility="filter">
          <table:table-cell office:value-type="float" office:value="3034">
            <text:p>303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43833333333333">
            <text:p>1.4383333333</text:p>
          </table:table-cell>
        </table:table-row>
        <table:table-row table:style-name="ro2" table:visibility="filter">
          <table:table-cell office:value-type="float" office:value="3060">
            <text:p>30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3301">
            <text:p>33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40666666666667">
            <text:p>1.4066666667</text:p>
          </table:table-cell>
        </table:table-row>
        <table:table-row table:style-name="ro2" table:visibility="filter">
          <table:table-cell office:value-type="float" office:value="3393">
            <text:p>339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8333333333333">
            <text:p>1.3833333333</text:p>
          </table:table-cell>
        </table:table-row>
        <table:table-row table:style-name="ro2" table:visibility="filter">
          <table:table-cell office:value-type="float" office:value="3404">
            <text:p>340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4933333333333">
            <text:p>1.3493333333</text:p>
          </table:table-cell>
        </table:table-row>
        <table:table-row table:style-name="ro2" table:visibility="filter">
          <table:table-cell office:value-type="float" office:value="3412">
            <text:p>34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2333333333333">
            <text:p>1.3233333333</text:p>
          </table:table-cell>
        </table:table-row>
        <table:table-row table:style-name="ro2" table:visibility="filter">
          <table:table-cell office:value-type="float" office:value="3430">
            <text:p>34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8333333333333">
            <text:p>1.3833333333</text:p>
          </table:table-cell>
        </table:table-row>
        <table:table-row table:style-name="ro2" table:visibility="filter">
          <table:table-cell office:value-type="float" office:value="3444">
            <text:p>34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448">
            <text:p>344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526">
            <text:p>35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8333333333333">
            <text:p>1.3833333333</text:p>
          </table:table-cell>
        </table:table-row>
        <table:table-row table:style-name="ro2" table:visibility="filter">
          <table:table-cell office:value-type="float" office:value="3530">
            <text:p>35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536">
            <text:p>353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1333333333333">
            <text:p>1.3133333333</text:p>
          </table:table-cell>
        </table:table-row>
        <table:table-row table:style-name="ro2" table:visibility="filter">
          <table:table-cell office:value-type="float" office:value="3553">
            <text:p>355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570">
            <text:p>357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576">
            <text:p>357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44333333333333">
            <text:p>1.4433333333</text:p>
          </table:table-cell>
        </table:table-row>
        <table:table-row table:style-name="ro2" table:visibility="filter">
          <table:table-cell office:value-type="float" office:value="3659">
            <text:p>365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43333333333333">
            <text:p>1.4333333333</text:p>
          </table:table-cell>
        </table:table-row>
        <table:table-row table:style-name="ro2" table:visibility="filter">
          <table:table-cell office:value-type="float" office:value="3684">
            <text:p>368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29333333333333">
            <text:p>1.2933333333</text:p>
          </table:table-cell>
        </table:table-row>
        <table:table-row table:style-name="ro2" table:visibility="filter">
          <table:table-cell office:value-type="float" office:value="3791">
            <text:p>379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7333333333333">
            <text:p>1.3733333333</text:p>
          </table:table-cell>
        </table:table-row>
        <table:table-row table:style-name="ro2" table:visibility="filter">
          <table:table-cell office:value-type="float" office:value="3837">
            <text:p>383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843">
            <text:p>384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1946">
            <text:p>194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39714285714286">
            <text:p>1.3971428571</text:p>
          </table:table-cell>
        </table:table-row>
        <table:table-row table:style-name="ro2" table:visibility="filter">
          <table:table-cell office:value-type="float" office:value="1951">
            <text:p>195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4225">
            <text:p>1.4225</text:p>
          </table:table-cell>
        </table:table-row>
        <table:table-row table:style-name="ro2" table:visibility="filter">
          <table:table-cell office:value-type="float" office:value="2045">
            <text:p>20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330">
            <text:p>23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374">
            <text:p>237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2454">
            <text:p>245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461">
            <text:p>24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779">
            <text:p>277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3575">
            <text:p>1.3575</text:p>
          </table:table-cell>
        </table:table-row>
        <table:table-row table:style-name="ro2" table:visibility="filter">
          <table:table-cell office:value-type="float" office:value="2845">
            <text:p>28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961">
            <text:p>29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3111">
            <text:p>31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34875">
            <text:p>1.34875</text:p>
          </table:table-cell>
        </table:table-row>
        <table:table-row table:style-name="ro2" table:visibility="filter">
          <table:table-cell office:value-type="float" office:value="3240">
            <text:p>32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3925">
            <text:p>1.3925</text:p>
          </table:table-cell>
        </table:table-row>
        <table:table-row table:style-name="ro2" table:visibility="filter">
          <table:table-cell office:value-type="float" office:value="3464">
            <text:p>346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45875">
            <text:p>1.45875</text:p>
          </table:table-cell>
        </table:table-row>
        <table:table-row table:style-name="ro2" table:visibility="filter">
          <table:table-cell office:value-type="float" office:value="3284">
            <text:p>328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222222222222222">
            <text:p>0.2222222222</text:p>
          </table:table-cell>
          <table:table-cell office:value-type="float" office:value="1.38222222222222">
            <text:p>1.3822222222</text:p>
          </table:table-cell>
        </table:table-row>
        <table:table-row table:style-name="ro2" table:visibility="filter">
          <table:table-cell office:value-type="float" office:value="2709">
            <text:p>270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422">
            <text:p>1.422</text:p>
          </table:table-cell>
        </table:table-row>
        <table:table-row table:style-name="ro2" table:visibility="filter">
          <table:table-cell office:value-type="float" office:value="3046">
            <text:p>304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552">
            <text:p>355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604">
            <text:p>260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1.35166666666667">
            <text:p>1.3516666667</text:p>
          </table:table-cell>
        </table:table-row>
        <table:table-row table:style-name="ro2" table:visibility="filter">
          <table:table-cell office:value-type="float" office:value="2784">
            <text:p>278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1.39333333333333">
            <text:p>1.3933333333</text:p>
          </table:table-cell>
        </table:table-row>
        <table:table-row table:style-name="ro2" table:visibility="filter">
          <table:table-cell office:value-type="float" office:value="1933">
            <text:p>19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1935">
            <text:p>19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1935">
            <text:p>19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1957">
            <text:p>195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1965">
            <text:p>19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1973">
            <text:p>197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1974">
            <text:p>197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65">
            <text:p>1.465</text:p>
          </table:table-cell>
        </table:table-row>
        <table:table-row table:style-name="ro2" table:visibility="filter">
          <table:table-cell office:value-type="float" office:value="1980">
            <text:p>19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1981">
            <text:p>19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2033">
            <text:p>20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046">
            <text:p>20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061">
            <text:p>20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064">
            <text:p>20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073">
            <text:p>20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084">
            <text:p>20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177">
            <text:p>21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266">
            <text:p>226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269">
            <text:p>22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271">
            <text:p>227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302">
            <text:p>23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2666666666667">
            <text:p>1.4266666667</text:p>
          </table:table-cell>
        </table:table-row>
        <table:table-row table:style-name="ro2" table:visibility="filter">
          <table:table-cell office:value-type="float" office:value="2308">
            <text:p>230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311">
            <text:p>231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322">
            <text:p>232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323">
            <text:p>23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352">
            <text:p>23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356">
            <text:p>23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363">
            <text:p>23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378">
            <text:p>23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379">
            <text:p>237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408">
            <text:p>24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435">
            <text:p>24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437">
            <text:p>243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449">
            <text:p>244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449">
            <text:p>244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493">
            <text:p>24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495">
            <text:p>249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506">
            <text:p>250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511">
            <text:p>251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522">
            <text:p>252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535">
            <text:p>253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565">
            <text:p>256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571">
            <text:p>257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225">
            <text:p>1.4225</text:p>
          </table:table-cell>
        </table:table-row>
        <table:table-row table:style-name="ro2" table:visibility="filter">
          <table:table-cell office:value-type="float" office:value="2582">
            <text:p>25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588">
            <text:p>25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605">
            <text:p>260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1666666666667">
            <text:p>1.3166666667</text:p>
          </table:table-cell>
        </table:table-row>
        <table:table-row table:style-name="ro2" table:visibility="filter">
          <table:table-cell office:value-type="float" office:value="2658">
            <text:p>265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671">
            <text:p>26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677">
            <text:p>267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694">
            <text:p>26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711">
            <text:p>271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755">
            <text:p>27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762">
            <text:p>276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779">
            <text:p>27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783">
            <text:p>278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2804">
            <text:p>28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806">
            <text:p>28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2810">
            <text:p>28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878">
            <text:p>387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878">
            <text:p>38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821">
            <text:p>282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831">
            <text:p>28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871">
            <text:p>287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873">
            <text:p>28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882">
            <text:p>28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902">
            <text:p>290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903">
            <text:p>290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942">
            <text:p>29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962">
            <text:p>29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964">
            <text:p>29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2966">
            <text:p>296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966">
            <text:p>296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2976">
            <text:p>29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3001">
            <text:p>300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020">
            <text:p>30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666666666667">
            <text:p>1.4566666667</text:p>
          </table:table-cell>
        </table:table-row>
        <table:table-row table:style-name="ro2" table:visibility="filter">
          <table:table-cell office:value-type="float" office:value="3059">
            <text:p>305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064">
            <text:p>30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065">
            <text:p>306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068">
            <text:p>306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072">
            <text:p>30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088">
            <text:p>30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091">
            <text:p>309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130">
            <text:p>31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144">
            <text:p>314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160">
            <text:p>316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168">
            <text:p>31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3172">
            <text:p>317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3185">
            <text:p>31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200">
            <text:p>32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236">
            <text:p>32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270">
            <text:p>327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270">
            <text:p>32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276">
            <text:p>32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290">
            <text:p>32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300">
            <text:p>33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304">
            <text:p>330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330">
            <text:p>33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5666666666667">
            <text:p>1.4566666667</text:p>
          </table:table-cell>
        </table:table-row>
        <table:table-row table:style-name="ro2" table:visibility="filter">
          <table:table-cell office:value-type="float" office:value="3352">
            <text:p>33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3367">
            <text:p>33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384">
            <text:p>338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225">
            <text:p>1.4225</text:p>
          </table:table-cell>
        </table:table-row>
        <table:table-row table:style-name="ro2" table:visibility="filter">
          <table:table-cell office:value-type="float" office:value="3388">
            <text:p>33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396">
            <text:p>33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399">
            <text:p>33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401">
            <text:p>34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416">
            <text:p>34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3433">
            <text:p>343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438">
            <text:p>343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441">
            <text:p>34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454">
            <text:p>34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456">
            <text:p>345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481">
            <text:p>34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504">
            <text:p>35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512">
            <text:p>35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553">
            <text:p>355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577">
            <text:p>357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607">
            <text:p>36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608">
            <text:p>360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620">
            <text:p>36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4333333333333">
            <text:p>1.3433333333</text:p>
          </table:table-cell>
        </table:table-row>
        <table:table-row table:style-name="ro2" table:visibility="filter">
          <table:table-cell office:value-type="float" office:value="3622">
            <text:p>362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624">
            <text:p>36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2666666666667">
            <text:p>1.3266666667</text:p>
          </table:table-cell>
        </table:table-row>
        <table:table-row table:style-name="ro2" table:visibility="filter">
          <table:table-cell office:value-type="float" office:value="3641">
            <text:p>36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645">
            <text:p>36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647">
            <text:p>36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655">
            <text:p>36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686">
            <text:p>368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705">
            <text:p>37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706">
            <text:p>37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715">
            <text:p>37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736">
            <text:p>373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3746">
            <text:p>37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3749">
            <text:p>37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753">
            <text:p>37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793">
            <text:p>379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840">
            <text:p>38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853">
            <text:p>38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853">
            <text:p>38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</table:table-row>
        <table:table-row table:style-name="ro2" table:visibility="filter" table:number-rows-repeated="1045365">
          <table:table-cell table:number-columns-repeated="5"/>
        </table:table-row>
        <table:table-row table:style-name="ro2" table:visibility="filter">
          <table:table-cell table:number-columns-repeated="5"/>
        </table:table-row>
      </table:table>
      <table:database-ranges>
        <table:database-range table:target-range-address="Sheet1.A1:Sheet1.E1048576">
          <table:filter>
            <table:filter-condition table:field-number="1" table:value="100" table:operator="&gt;="/>
          </table:filter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9/24/2017</text:date>, <text:time>16:0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4T16:09:23.24</dc:date>
    <dc:creator>Gajo </dc:creator>
    <meta:document-statistic meta:table-count="1" meta:cell-count="16050" meta:object-count="0"/>
    <meta:generator>OpenOffice/4.1.3$Win32 OpenOffice.org_project/413m1$Build-9783</meta:generator>
  </office:meta>
</office:document-meta>
</file>